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41" number:language="en" number:country="NZ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Result_5f_CorelPolyGUI" style:data-style-name="N10041"/>
    <style:style style:name="ce5" style:family="table-cell" style:parent-style-name="Default" style:data-style-name="N100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579cm" svg:height="11.644cm" svg:x="0cm" svg:y="5.537cm">
            <draw:object draw:notify-on-update-of-ranges="Sheet1.A3:Sheet1.A13 Sheet1.B3:Sheet1.B13 Sheet1.G3:Sheet1.G18 Sheet1.H3:Sheet1.H18 Sheet1.D3:Sheet1.D8 Sheet1.E3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8" table:default-cell-style-name="Default"/>
        <table:table-row table:style-name="ro1">
          <table:table-cell table:number-columns-repeated="48"/>
        </table:table-row>
        <table:table-row table:style-name="ro2">
          <table:table-cell office:value-type="string">
            <text:p>Height</text:p>
          </table:table-cell>
          <table:table-cell office:value-type="string">
            <text:p>Diff</text:p>
          </table:table-cell>
          <table:table-cell office:value-type="string">
            <text:p>Freq</text:p>
          </table:table-cell>
          <table:table-cell office:value-type="string">
            <text:p>Height</text:p>
          </table:table-cell>
          <table:table-cell office:value-type="string">
            <text:p>Diff</text:p>
          </table:table-cell>
          <table:table-cell office:value-type="string">
            <text:p>Freq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Diff</text:p>
          </table:table-cell>
          <table:table-cell table:style-name="ce2" office:value-type="string">
            <text:p>Freq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Diff</text:p>
          </table:table-cell>
          <table:table-cell table:number-columns-repeated="2"/>
          <table:table-cell office:value-type="string">
            <text:p>Height</text:p>
          </table:table-cell>
          <table:table-cell office:value-type="string">
            <text:p>Diff</text:p>
          </table:table-cell>
          <table:table-cell table:number-columns-repeated="8"/>
          <table:table-cell office:value-type="string">
            <text:p>Height</text:p>
          </table:table-cell>
          <table:table-cell office:value-type="string">
            <text:p>Diff</text:p>
          </table:table-cell>
          <table:table-cell table:number-columns-repeated="2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6711">
            <text:p>26711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26711">
            <text:p>26711</text:p>
          </table:table-cell>
          <table:table-cell office:value-type="float" office:value="20">
            <text:p>20</text:p>
          </table:table-cell>
          <table:table-cell office:value-type="float" office:value="613">
            <text:p>613</text:p>
          </table:table-cell>
          <table:table-cell office:value-type="float" office:value="26578">
            <text:p>26578</text:p>
          </table:table-cell>
          <table:table-cell office:value-type="float" office:value="108">
            <text:p>108</text:p>
          </table:table-cell>
          <table:table-cell table:formula="of:= [.M$6]*[.J3]^0 + [.M$7]*[.J3]^1 + [.M$8]*[.J3]^2 + [.M$9]*[.J3]^3" office:value-type="float" office:value="611.23777634012">
            <text:p>611.2377763401</text:p>
          </table:table-cell>
          <table:table-cell table:style-name="Result_5f_CorelPolyGUI" office:value-type="string">
            <text:p>method</text:p>
          </table:table-cell>
          <table:table-cell table:style-name="Result_5f_CorelPolyGUI" office:value-type="string">
            <text:p>polynomial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 office:value-type="float" office:value="0">
            <text:p>0</text:p>
          </table:table-cell>
          <table:table-cell table:formula="of:= [.Q$6]*[.R3]^0 + [.Q$7]*[.R3]^1 + [.Q$8]*[.R3]^2 + [.Q$9]*[.R3]^3" office:value-type="float" office:value="591.043875166244">
            <text:p>591.0438751662</text:p>
          </table:table-cell>
          <table:table-cell office:value-type="string">
            <text:p>method</text:p>
          </table:table-cell>
          <table:table-cell office:value-type="string">
            <text:p>linear based</text:p>
          </table:table-cell>
          <table:table-cell office:value-type="float" office:value="0">
            <text:p>0</text:p>
          </table:table-cell>
          <table:table-cell table:formula="of:= [.U$7]*[.V3] + [.U$8]" office:value-type="float" office:value="583.635928990054">
            <text:p>583.635928990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763">
            <text:p>763</text:p>
          </table:table-cell>
          <table:table-cell office:value-type="string">
            <text:p>diff</text:p>
          </table:table-cell>
          <table:table-cell office:value-type="string">
            <text:p>Average</text:p>
          </table:table-cell>
          <table:table-cell table:number-columns-repeated="20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38">
            <text:p>638</text:p>
          </table:table-cell>
          <table:table-cell office:value-type="float" office:value="25078">
            <text:p>25078</text:p>
          </table:table-cell>
          <table:table-cell office:value-type="float" office:value="240">
            <text:p>240</text:p>
          </table:table-cell>
          <table:table-cell office:value-type="float" office:value="624">
            <text:p>624</text:p>
          </table:table-cell>
          <table:table-cell office:value-type="float" office:value="25641">
            <text:p>25641</text:p>
          </table:table-cell>
          <table:table-cell office:value-type="float" office:value="108">
            <text:p>108</text:p>
          </table:table-cell>
          <table:table-cell office:value-type="float" office:value="608">
            <text:p>608</text:p>
          </table:table-cell>
          <table:table-cell office:value-type="float" office:value="26315">
            <text:p>26315</text:p>
          </table:table-cell>
          <table:table-cell office:value-type="float" office:value="118.5">
            <text:p>118.5</text:p>
          </table:table-cell>
          <table:table-cell table:formula="of:= [.M$6]*[.J4]^0 + [.M$7]*[.J4]^1 + [.M$8]*[.J4]^2 + [.M$9]*[.J4]^3" office:value-type="float" office:value="611.483769450353">
            <text:p>611.4837694504</text:p>
          </table:table-cell>
          <table:table-cell table:style-name="Result_5f_CorelPolyGUI" office:value-type="string">
            <text:p>x data</text:p>
          </table:table-cell>
          <table:table-cell table:style-name="Result_5f_CorelPolyGUI" office:value-type="string">
            <text:p>A23:A37</text:p>
          </table:table-cell>
          <table:table-cell office:value-type="float" office:value="110">
            <text:p>110</text:p>
          </table:table-cell>
          <table:table-cell office:value-type="float" office:value="599">
            <text:p>599</text:p>
          </table:table-cell>
          <table:table-cell office:value-type="string">
            <text:p>x data</text:p>
          </table:table-cell>
          <table:table-cell office:value-type="string">
            <text:p>N3:N27</text:p>
          </table:table-cell>
          <table:table-cell office:value-type="float" office:value="27.5">
            <text:p>27.5</text:p>
          </table:table-cell>
          <table:table-cell table:formula="of:= [.Q$6]*[.R4]^0 + [.Q$7]*[.R4]^1 + [.Q$8]*[.R4]^2 + [.Q$9]*[.R4]^3" office:value-type="float" office:value="593.127231854576">
            <text:p>593.1272318546</text:p>
          </table:table-cell>
          <table:table-cell office:value-type="string">
            <text:p>type</text:p>
          </table:table-cell>
          <table:table-cell office:value-type="string">
            <text:p>a·x+b</text:p>
          </table:table-cell>
          <table:table-cell office:value-type="float" office:value="27.5">
            <text:p>27.5</text:p>
          </table:table-cell>
          <table:table-cell table:formula="of:= [.U$7]*[.V4] + [.U$8]" office:value-type="float" office:value="589.120149754263">
            <text:p>589.1201497543</text:p>
          </table:table-cell>
          <table:table-cell office:value-type="float" office:value="950">
            <text:p>950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table:formula="of:=ABS([.Z4]-[.Y4])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37">
            <text:p>637</text:p>
          </table:table-cell>
          <table:table-cell office:value-type="float" office:value="25117">
            <text:p>25117</text:p>
          </table:table-cell>
          <table:table-cell office:value-type="float" office:value="405">
            <text:p>405</text:p>
          </table:table-cell>
          <table:table-cell office:value-type="float" office:value="661">
            <text:p>661</text:p>
          </table:table-cell>
          <table:table-cell office:value-type="float" office:value="24205">
            <text:p>24205</text:p>
          </table:table-cell>
          <table:table-cell office:value-type="float" office:value="150">
            <text:p>150</text:p>
          </table:table-cell>
          <table:table-cell office:value-type="float" office:value="614">
            <text:p>614</text:p>
          </table:table-cell>
          <table:table-cell office:value-type="float" office:value="26058">
            <text:p>26058</text:p>
          </table:table-cell>
          <table:table-cell office:value-type="float" office:value="129">
            <text:p>129</text:p>
          </table:table-cell>
          <table:table-cell table:formula="of:= [.M$6]*[.J5]^0 + [.M$7]*[.J5]^1 + [.M$8]*[.J5]^2 + [.M$9]*[.J5]^3" office:value-type="float" office:value="611.895203548997">
            <text:p>611.895203549</text:p>
          </table:table-cell>
          <table:table-cell table:style-name="Result_5f_CorelPolyGUI" office:value-type="string">
            <text:p>y data</text:p>
          </table:table-cell>
          <table:table-cell table:style-name="Result_5f_CorelPolyGUI" office:value-type="string">
            <text:p>B23:B37</text:p>
          </table:table-cell>
          <table:table-cell office:value-type="float" office:value="150">
            <text:p>150</text:p>
          </table:table-cell>
          <table:table-cell office:value-type="float" office:value="608">
            <text:p>608</text:p>
          </table:table-cell>
          <table:table-cell office:value-type="string">
            <text:p>y data</text:p>
          </table:table-cell>
          <table:table-cell office:value-type="string">
            <text:p>O3:O27</text:p>
          </table:table-cell>
          <table:table-cell office:value-type="float" office:value="55">
            <text:p>55</text:p>
          </table:table-cell>
          <table:table-cell table:formula="of:= [.Q$6]*[.R5]^0 + [.Q$7]*[.R5]^1 + [.Q$8]*[.R5]^2 + [.Q$9]*[.R5]^3" office:value-type="float" office:value="595.791019152331">
            <text:p>595.7910191523</text:p>
          </table:table-cell>
          <table:table-cell office:value-type="string">
            <text:p>x data</text:p>
          </table:table-cell>
          <table:table-cell office:value-type="string">
            <text:p>N3:N27</text:p>
          </table:table-cell>
          <table:table-cell office:value-type="float" office:value="55">
            <text:p>55</text:p>
          </table:table-cell>
          <table:table-cell table:formula="of:= [.U$7]*[.V5] + [.U$8]" office:value-type="float" office:value="594.604370518472">
            <text:p>594.6043705185</text:p>
          </table:table-cell>
          <table:table-cell office:value-type="float" office:value="915">
            <text:p>915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table:formula="of:=ABS([.Z5]-[.Y5])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650">
            <text:p>650</text:p>
          </table:table-cell>
          <table:table-cell office:value-type="float" office:value="24615">
            <text:p>24615</text:p>
          </table:table-cell>
          <table:table-cell office:value-type="float" office:value="555">
            <text:p>555</text:p>
          </table:table-cell>
          <table:table-cell office:value-type="float" office:value="712">
            <text:p>712</text:p>
          </table:table-cell>
          <table:table-cell office:value-type="float" office:value="22471">
            <text:p>22471</text:p>
          </table:table-cell>
          <table:table-cell office:value-type="float" office:value="200">
            <text:p>200</text:p>
          </table:table-cell>
          <table:table-cell office:value-type="float" office:value="622">
            <text:p>622</text:p>
          </table:table-cell>
          <table:table-cell office:value-type="float" office:value="25764">
            <text:p>25764</text:p>
          </table:table-cell>
          <table:table-cell office:value-type="float" office:value="139.5">
            <text:p>139.5</text:p>
          </table:table-cell>
          <table:table-cell table:formula="of:= [.M$6]*[.J6]^0 + [.M$7]*[.J6]^1 + [.M$8]*[.J6]^2 + [.M$9]*[.J6]^3" office:value-type="float" office:value="612.467297750596">
            <text:p>612.4672977506</text:p>
          </table:table-cell>
          <table:table-cell table:style-name="Result_5f_CorelPolyGUI" office:value-type="string">
            <text:p>a[0]</text:p>
          </table:table-cell>
          <table:table-cell table:style-name="Result_5f_CorelPolyGUI" office:value-type="float" office:value="619.446264777555">
            <text:p>619.4462647776</text:p>
          </table:table-cell>
          <table:table-cell office:value-type="float" office:value="165">
            <text:p>165</text:p>
          </table:table-cell>
          <table:table-cell office:value-type="float" office:value="610">
            <text:p>610</text:p>
          </table:table-cell>
          <table:table-cell office:value-type="string">
            <text:p>a[0]</text:p>
          </table:table-cell>
          <table:table-cell office:value-type="float" office:value="591.043875166244">
            <text:p>591.0438751662</text:p>
          </table:table-cell>
          <table:table-cell office:value-type="float" office:value="82.5">
            <text:p>82.5</text:p>
          </table:table-cell>
          <table:table-cell table:formula="of:= [.Q$6]*[.R6]^0 + [.Q$7]*[.R6]^1 + [.Q$8]*[.R6]^2 + [.Q$9]*[.R6]^3" office:value-type="float" office:value="598.996836956584">
            <text:p>598.9968369566</text:p>
          </table:table-cell>
          <table:table-cell office:value-type="string">
            <text:p>y data</text:p>
          </table:table-cell>
          <table:table-cell office:value-type="string">
            <text:p>O3:O27</text:p>
          </table:table-cell>
          <table:table-cell office:value-type="float" office:value="82.5">
            <text:p>82.5</text:p>
          </table:table-cell>
          <table:table-cell table:formula="of:= [.U$7]*[.V6] + [.U$8]" office:value-type="float" office:value="600.088591282681">
            <text:p>600.0885912827</text:p>
          </table:table-cell>
          <table:table-cell office:value-type="float" office:value="900">
            <text:p>900</text:p>
          </table:table-cell>
          <table:table-cell office:value-type="float" office:value="761">
            <text:p>761</text:p>
          </table:table-cell>
          <table:table-cell office:value-type="float" office:value="762">
            <text:p>762</text:p>
          </table:table-cell>
          <table:table-cell table:formula="of:=ABS([.Z6]-[.Y6])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651">
            <text:p>651</text:p>
          </table:table-cell>
          <table:table-cell office:value-type="float" office:value="24577">
            <text:p>24577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21333">
            <text:p>21333</text:p>
          </table:table-cell>
          <table:table-cell office:value-type="float" office:value="250">
            <text:p>250</text:p>
          </table:table-cell>
          <table:table-cell office:value-type="float" office:value="631">
            <text:p>631</text:p>
          </table:table-cell>
          <table:table-cell office:value-type="float" office:value="25356">
            <text:p>25356</text:p>
          </table:table-cell>
          <table:table-cell office:value-type="float" office:value="150">
            <text:p>150</text:p>
          </table:table-cell>
          <table:table-cell table:formula="of:= [.M$6]*[.J7]^0 + [.M$7]*[.J7]^1 + [.M$8]*[.J7]^2 + [.M$9]*[.J7]^3" office:value-type="float" office:value="613.195271169689">
            <text:p>613.1952711697</text:p>
          </table:table-cell>
          <table:table-cell table:style-name="Result_5f_CorelPolyGUI" office:value-type="string">
            <text:p>a[1]</text:p>
          </table:table-cell>
          <table:table-cell table:style-name="Result_5f_CorelPolyGUI" office:value-type="float" office:value="-0.175435586294872">
            <text:p>-0.1754355863</text:p>
          </table:table-cell>
          <table:table-cell office:value-type="float" office:value="200">
            <text:p>200</text:p>
          </table:table-cell>
          <table:table-cell office:value-type="float" office:value="615">
            <text:p>615</text:p>
          </table:table-cell>
          <table:table-cell office:value-type="string">
            <text:p>a[1]</text:p>
          </table:table-cell>
          <table:table-cell office:value-type="float" office:value="0.064739685429559">
            <text:p>0.0647396854</text:p>
          </table:table-cell>
          <table:table-cell office:value-type="float" office:value="110">
            <text:p>110</text:p>
          </table:table-cell>
          <table:table-cell table:formula="of:= [.Q$6]*[.R7]^0 + [.Q$7]*[.R7]^1 + [.Q$8]*[.R7]^2 + [.Q$9]*[.R7]^3" office:value-type="float" office:value="602.70628516441">
            <text:p>602.7062851644</text:p>
          </table:table-cell>
          <table:table-cell office:value-type="string">
            <text:p>a</text:p>
          </table:table-cell>
          <table:table-cell office:value-type="float" office:value="0.199426209607604">
            <text:p>0.1994262096</text:p>
          </table:table-cell>
          <table:table-cell office:value-type="float" office:value="110">
            <text:p>110</text:p>
          </table:table-cell>
          <table:table-cell table:formula="of:= [.U$7]*[.V7] + [.U$8]" office:value-type="float" office:value="605.57281204689">
            <text:p>605.5728120469</text:p>
          </table:table-cell>
          <table:table-cell table:style-name="ce1" office:value-type="float" office:value="875">
            <text:p>875</text:p>
          </table:table-cell>
          <table:table-cell table:number-columns-repeated="2" table:style-name="ce1" office:value-type="float" office:value="761">
            <text:p>761</text:p>
          </table:table-cell>
          <table:table-cell table:formula="of:=ABS([.Z7]-[.Y7])" office:value-type="float" office:value="0">
            <text:p>0</text:p>
          </table:table-cell>
          <table:table-cell table:formula="of:=([.Y7]+[.Z7])/2" office:value-type="float" office:value="761">
            <text:p>761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 office:value-type="float" office:value="875">
            <text:p>875</text:p>
          </table:table-cell>
          <table:table-cell table:formula="of:= [.AD$10]*[.AE7]^0 + [.AD$11]*[.AE7]^1 + [.AD$12]*[.AE7]^2" office:value-type="float" office:value="757.468361429599">
            <text:p>757.4683614296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 office:value-type="float" office:value="875">
            <text:p>875</text:p>
          </table:table-cell>
          <table:table-cell table:formula="of:= [.AH$10]*[.AI7]^0 + [.AH$11]*[.AI7]^1 + [.AH$12]*[.AI7]^2 + [.AH$13]*[.AI7]^3" office:value-type="float" office:value="758.959226194812">
            <text:p>758.9592261948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 office:value-type="float" office:value="875">
            <text:p>875</text:p>
          </table:table-cell>
          <table:table-cell table:formula="of:= [.AL$10]*[.AM7]^0 + [.AL$11]*[.AM7]^1 + [.AL$12]*[.AM7]^2 + [.AL$13]*[.AM7]^3 + [.AL$14]*[.AM7]^4" office:value-type="float" office:value="764.83443159354">
            <text:p>764.8344315935</text:p>
          </table:table-cell>
          <table:table-cell table:style-name="Result_5f_CorelPolyGUI" office:value-type="string">
            <text:p>method</text:p>
          </table:table-cell>
          <table:table-cell table:style-name="Result_5f_CorelPolyGUI" office:value-type="string">
            <text:p>polynomial</text:p>
          </table:table-cell>
          <table:table-cell office:value-type="float" office:value="875">
            <text:p>875</text:p>
          </table:table-cell>
          <table:table-cell table:formula="of:= [.AP$10]*[.AQ7]^0 + [.AP$11]*[.AQ7]^1 + [.AP$12]*[.AQ7]^2 + [.AP$13]*[.AQ7]^3" office:value-type="float" office:value="758.688561131714">
            <text:p>758.6885611317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 office:value-type="float" office:value="875">
            <text:p>875</text:p>
          </table:table-cell>
          <table:table-cell table:formula="of:= [.AT$10]*[.AU7]^0 + [.AT$11]*[.AU7]^1 + [.AT$12]*[.AU7]^2 + [.AT$13]*[.AU7]^3 + [.AT$14]*[.AU7]^4 + [.AT$15]*[.AU7]^5 + [.AT$16]*[.AU7]^6 + [.AT$17]*[.AU7]^7 + [.AT$18]*[.AU7]^8 + [.AT$19]*[.AU7]^9" office:value-type="float" office:value="761.096101988223">
            <text:p>761.0961019882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674">
            <text:p>674</text:p>
          </table:table-cell>
          <table:table-cell office:value-type="float" office:value="23738">
            <text:p>23738</text:p>
          </table:table-cell>
          <table:table-cell office:value-type="float" office:value="860">
            <text:p>860</text:p>
          </table:table-cell>
          <table:table-cell office:value-type="float" office:value="763">
            <text:p>763</text:p>
          </table:table-cell>
          <table:table-cell office:value-type="float" office:value="20997">
            <text:p>20997</text:p>
          </table:table-cell>
          <table:table-cell office:value-type="float" office:value="300">
            <text:p>300</text:p>
          </table:table-cell>
          <table:table-cell office:value-type="float" office:value="636">
            <text:p>636</text:p>
          </table:table-cell>
          <table:table-cell office:value-type="float" office:value="25117">
            <text:p>25117</text:p>
          </table:table-cell>
          <table:table-cell office:value-type="float" office:value="162.5">
            <text:p>162.5</text:p>
          </table:table-cell>
          <table:table-cell table:formula="of:= [.M$6]*[.J8]^0 + [.M$7]*[.J8]^1 + [.M$8]*[.J8]^2 + [.M$9]*[.J8]^3" office:value-type="float" office:value="614.258520706385">
            <text:p>614.2585207064</text:p>
          </table:table-cell>
          <table:table-cell table:style-name="Result_5f_CorelPolyGUI" office:value-type="string">
            <text:p>a[2]</text:p>
          </table:table-cell>
          <table:table-cell table:style-name="Result_5f_CorelPolyGUI" office:value-type="float" office:value="0.000994996352498484">
            <text:p>0.0009949964</text:p>
          </table:table-cell>
          <table:table-cell office:value-type="float" office:value="250">
            <text:p>250</text:p>
          </table:table-cell>
          <table:table-cell office:value-type="float" office:value="624">
            <text:p>624</text:p>
          </table:table-cell>
          <table:table-cell office:value-type="string">
            <text:p>a[2]</text:p>
          </table:table-cell>
          <table:table-cell office:value-type="float" office:value="0.000409144272626061">
            <text:p>0.0004091443</text:p>
          </table:table-cell>
          <table:table-cell office:value-type="float" office:value="120">
            <text:p>120</text:p>
          </table:table-cell>
          <table:table-cell table:formula="of:= [.Q$6]*[.R8]^0 + [.Q$7]*[.R8]^1 + [.Q$8]*[.R8]^2 + [.Q$9]*[.R8]^3" office:value-type="float" office:value="604.172541316932">
            <text:p>604.1725413169</text:p>
          </table:table-cell>
          <table:table-cell office:value-type="string">
            <text:p>b</text:p>
          </table:table-cell>
          <table:table-cell office:value-type="float" office:value="583.635928990054">
            <text:p>583.6359289901</text:p>
          </table:table-cell>
          <table:table-cell office:value-type="float" office:value="120">
            <text:p>120</text:p>
          </table:table-cell>
          <table:table-cell table:formula="of:= [.U$7]*[.V8] + [.U$8]" office:value-type="float" office:value="607.567074142967">
            <text:p>607.567074143</text:p>
          </table:table-cell>
          <table:table-cell office:value-type="float" office:value="850">
            <text:p>850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  <table:table-cell table:formula="of:=ABS([.Z8]-[.Y8])" office:value-type="float" office:value="1">
            <text:p>1</text:p>
          </table:table-cell>
          <table:table-cell table:formula="of:=([.Y8]+[.Z8])/2" office:value-type="float" office:value="759.5">
            <text:p>759.5</text:p>
          </table:table-cell>
          <table:table-cell office:value-type="string">
            <text:p>x data</text:p>
          </table:table-cell>
          <table:table-cell office:value-type="string">
            <text:p>X7:X37</text:p>
          </table:table-cell>
          <table:table-cell office:value-type="float" office:value="868.75">
            <text:p>868.75</text:p>
          </table:table-cell>
          <table:table-cell table:formula="of:= [.AD$10]*[.AE8]^0 + [.AD$11]*[.AE8]^1 + [.AD$12]*[.AE8]^2" office:value-type="float" office:value="757.550923168193">
            <text:p>757.5509231682</text:p>
          </table:table-cell>
          <table:table-cell office:value-type="string">
            <text:p>x data</text:p>
          </table:table-cell>
          <table:table-cell office:value-type="string">
            <text:p>X7:X37</text:p>
          </table:table-cell>
          <table:table-cell office:value-type="float" office:value="868.75">
            <text:p>868.75</text:p>
          </table:table-cell>
          <table:table-cell table:formula="of:= [.AH$10]*[.AI8]^0 + [.AH$11]*[.AI8]^1 + [.AH$12]*[.AI8]^2 + [.AH$13]*[.AI8]^3" office:value-type="float" office:value="758.888120360827">
            <text:p>758.8881203608</text:p>
          </table:table-cell>
          <table:table-cell office:value-type="string">
            <text:p>x data</text:p>
          </table:table-cell>
          <table:table-cell office:value-type="string">
            <text:p>X7:X37</text:p>
          </table:table-cell>
          <table:table-cell office:value-type="float" office:value="868.75">
            <text:p>868.75</text:p>
          </table:table-cell>
          <table:table-cell table:formula="of:= [.AL$10]*[.AM8]^0 + [.AL$11]*[.AM8]^1 + [.AL$12]*[.AM8]^2 + [.AL$13]*[.AM8]^3 + [.AL$14]*[.AM8]^4" office:value-type="float" office:value="763.694940365236">
            <text:p>763.6949403652</text:p>
          </table:table-cell>
          <table:table-cell table:style-name="Result_5f_CorelPolyGUI" office:value-type="string">
            <text:p>x data</text:p>
          </table:table-cell>
          <table:table-cell table:style-name="Result_5f_CorelPolyGUI" office:value-type="string">
            <text:p>X7:X37</text:p>
          </table:table-cell>
          <table:table-cell office:value-type="float" office:value="868.75">
            <text:p>868.75</text:p>
          </table:table-cell>
          <table:table-cell table:formula="of:= [.AP$10]*[.AQ8]^0 + [.AP$11]*[.AQ8]^1 + [.AP$12]*[.AQ8]^2 + [.AP$13]*[.AQ8]^3" office:value-type="float" office:value="758.732285628037">
            <text:p>758.732285628</text:p>
          </table:table-cell>
          <table:table-cell office:value-type="string">
            <text:p>x data</text:p>
          </table:table-cell>
          <table:table-cell office:value-type="string">
            <text:p>X7:X37</text:p>
          </table:table-cell>
          <table:table-cell office:value-type="float" office:value="868.75">
            <text:p>868.75</text:p>
          </table:table-cell>
          <table:table-cell table:formula="of:= [.AT$10]*[.AU8]^0 + [.AT$11]*[.AU8]^1 + [.AT$12]*[.AU8]^2 + [.AT$13]*[.AU8]^3 + [.AT$14]*[.AU8]^4 + [.AT$15]*[.AU8]^5 + [.AT$16]*[.AU8]^6 + [.AT$17]*[.AU8]^7 + [.AT$18]*[.AU8]^8 + [.AT$19]*[.AU8]^9" office:value-type="float" office:value="760.439514970698">
            <text:p>760.4395149707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692">
            <text:p>692</text:p>
          </table:table-cell>
          <table:table-cell office:value-type="float" office:value="23121">
            <text:p>23121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649">
            <text:p>649</text:p>
          </table:table-cell>
          <table:table-cell office:value-type="float" office:value="24653">
            <text:p>24653</text:p>
          </table:table-cell>
          <table:table-cell office:value-type="float" office:value="175">
            <text:p>175</text:p>
          </table:table-cell>
          <table:table-cell table:formula="of:= [.M$6]*[.J9]^0 + [.M$7]*[.J9]^1 + [.M$8]*[.J9]^2 + [.M$9]*[.J9]^3" office:value-type="float" office:value="615.527845642358">
            <text:p>615.5278456424</text:p>
          </table:table-cell>
          <table:table-cell table:style-name="Result_5f_CorelPolyGUI" office:value-type="string">
            <text:p>a[3]</text:p>
          </table:table-cell>
          <table:table-cell table:style-name="Result_5f_CorelPolyGUI" office:value-type="float" office:value="-0.000000688318102178032">
            <text:p>-6.88318102178032E-007</text:p>
          </table:table-cell>
          <table:table-cell office:value-type="float" office:value="300">
            <text:p>300</text:p>
          </table:table-cell>
          <table:table-cell office:value-type="float" office:value="633">
            <text:p>633</text:p>
          </table:table-cell>
          <table:table-cell office:value-type="string">
            <text:p>a[3]</text:p>
          </table:table-cell>
          <table:table-cell office:value-type="float" office:value="-0.000000307739367288323">
            <text:p>-3.07739367288323E-007</text:p>
          </table:table-cell>
          <table:table-cell office:value-type="float" office:value="130">
            <text:p>130</text:p>
          </table:table-cell>
          <table:table-cell table:formula="of:= [.Q$6]*[.R9]^0 + [.Q$7]*[.R9]^1 + [.Q$8]*[.R9]^2 + [.Q$9]*[.R9]^3" office:value-type="float" office:value="605.698469089535">
            <text:p>605.6984690895</text:p>
          </table:table-cell>
          <table:table-cell office:value-type="string">
            <text:p>R²</text:p>
          </table:table-cell>
          <table:table-cell office:value-type="float" office:value="0.983449619606085">
            <text:p>0.9834496196</text:p>
          </table:table-cell>
          <table:table-cell office:value-type="float" office:value="130">
            <text:p>130</text:p>
          </table:table-cell>
          <table:table-cell table:formula="of:= [.U$7]*[.V9] + [.U$8]" office:value-type="float" office:value="609.561336239043">
            <text:p>609.561336239</text:p>
          </table:table-cell>
          <table:table-cell office:value-type="float" office:value="825">
            <text:p>825</text:p>
          </table:table-cell>
          <table:table-cell table:number-columns-repeated="2" office:value-type="float" office:value="759">
            <text:p>759</text:p>
          </table:table-cell>
          <table:table-cell table:formula="of:=ABS([.Z9]-[.Y9])" office:value-type="float" office:value="0">
            <text:p>0</text:p>
          </table:table-cell>
          <table:table-cell table:formula="of:=([.Y9]+[.Z9])/2" office:value-type="float" office:value="759">
            <text:p>759</text:p>
          </table:table-cell>
          <table:table-cell office:value-type="string">
            <text:p>y data</text:p>
          </table:table-cell>
          <table:table-cell office:value-type="string">
            <text:p>AB7:AB37</text:p>
          </table:table-cell>
          <table:table-cell office:value-type="float" office:value="862.5">
            <text:p>862.5</text:p>
          </table:table-cell>
          <table:table-cell table:formula="of:= [.AD$10]*[.AE9]^0 + [.AD$11]*[.AE9]^1 + [.AD$12]*[.AE9]^2" office:value-type="float" office:value="757.612477618573">
            <text:p>757.6124776186</text:p>
          </table:table-cell>
          <table:table-cell office:value-type="string">
            <text:p>y data</text:p>
          </table:table-cell>
          <table:table-cell office:value-type="string">
            <text:p>AB7:AB37</text:p>
          </table:table-cell>
          <table:table-cell office:value-type="float" office:value="862.5">
            <text:p>862.5</text:p>
          </table:table-cell>
          <table:table-cell table:formula="of:= [.AH$10]*[.AI9]^0 + [.AH$11]*[.AI9]^1 + [.AH$12]*[.AI9]^2 + [.AH$13]*[.AI9]^3" office:value-type="float" office:value="758.802331377842">
            <text:p>758.8023313778</text:p>
          </table:table-cell>
          <table:table-cell office:value-type="string">
            <text:p>y data</text:p>
          </table:table-cell>
          <table:table-cell office:value-type="string">
            <text:p>AB7:AB37</text:p>
          </table:table-cell>
          <table:table-cell office:value-type="float" office:value="862.5">
            <text:p>862.5</text:p>
          </table:table-cell>
          <table:table-cell table:formula="of:= [.AL$10]*[.AM9]^0 + [.AL$11]*[.AM9]^1 + [.AL$12]*[.AM9]^2 + [.AL$13]*[.AM9]^3 + [.AL$14]*[.AM9]^4" office:value-type="float" office:value="762.621350417609">
            <text:p>762.6213504176</text:p>
          </table:table-cell>
          <table:table-cell table:style-name="Result_5f_CorelPolyGUI" office:value-type="string">
            <text:p>y data</text:p>
          </table:table-cell>
          <table:table-cell table:style-name="Result_5f_CorelPolyGUI" office:value-type="string">
            <text:p>Z7:Z37</text:p>
          </table:table-cell>
          <table:table-cell office:value-type="float" office:value="862.5">
            <text:p>862.5</text:p>
          </table:table-cell>
          <table:table-cell table:formula="of:= [.AP$10]*[.AQ9]^0 + [.AP$11]*[.AQ9]^1 + [.AP$12]*[.AQ9]^2 + [.AP$13]*[.AQ9]^3" office:value-type="float" office:value="758.75253611717">
            <text:p>758.7525361172</text:p>
          </table:table-cell>
          <table:table-cell office:value-type="string">
            <text:p>y data</text:p>
          </table:table-cell>
          <table:table-cell office:value-type="string">
            <text:p>Z7:Z37</text:p>
          </table:table-cell>
          <table:table-cell office:value-type="float" office:value="862.5">
            <text:p>862.5</text:p>
          </table:table-cell>
          <table:table-cell table:formula="of:= [.AT$10]*[.AU9]^0 + [.AT$11]*[.AU9]^1 + [.AT$12]*[.AU9]^2 + [.AT$13]*[.AU9]^3 + [.AT$14]*[.AU9]^4 + [.AT$15]*[.AU9]^5 + [.AT$16]*[.AU9]^6 + [.AT$17]*[.AU9]^7 + [.AT$18]*[.AU9]^8 + [.AT$19]*[.AU9]^9" office:value-type="float" office:value="760.021252044186">
            <text:p>760.0212520442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712">
            <text:p>712</text:p>
          </table:table-cell>
          <table:table-cell office:value-type="float" office:value="22471">
            <text:p>22471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663">
            <text:p>663</text:p>
          </table:table-cell>
          <table:table-cell office:value-type="float" office:value="24132">
            <text:p>24132</text:p>
          </table:table-cell>
          <table:table-cell office:value-type="float" office:value="187.5">
            <text:p>187.5</text:p>
          </table:table-cell>
          <table:table-cell table:formula="of:= [.M$6]*[.J10]^0 + [.M$7]*[.J10]^1 + [.M$8]*[.J10]^2 + [.M$9]*[.J10]^3" office:value-type="float" office:value="616.995179749848">
            <text:p>616.9951797498</text:p>
          </table:table-cell>
          <table:table-cell table:style-name="Result_5f_CorelPolyGUI" office:value-type="string">
            <text:p>R²</text:p>
          </table:table-cell>
          <table:table-cell table:style-name="Result_5f_CorelPolyGUI" office:value-type="float" office:value="0.998343400945505">
            <text:p>0.9983434009</text:p>
          </table:table-cell>
          <table:table-cell office:value-type="float" office:value="355">
            <text:p>355</text:p>
          </table:table-cell>
          <table:table-cell office:value-type="float" office:value="651">
            <text:p>651</text:p>
          </table:table-cell>
          <table:table-cell office:value-type="string">
            <text:p>R²</text:p>
          </table:table-cell>
          <table:table-cell office:value-type="float" office:value="0.995290995321239">
            <text:p>0.9952909953</text:p>
          </table:table-cell>
          <table:table-cell office:value-type="float" office:value="140">
            <text:p>140</text:p>
          </table:table-cell>
          <table:table-cell table:formula="of:= [.Q$6]*[.R10]^0 + [.Q$7]*[.R10]^1 + [.Q$8]*[.R10]^2 + [.Q$9]*[.R10]^3" office:value-type="float" office:value="607.282222046014">
            <text:p>607.282222046</text:p>
          </table:table-cell>
          <table:table-cell office:value-type="string">
            <text:p>date</text:p>
          </table:table-cell>
          <table:table-cell table:formula="of:=DATE(2013;12;9)" office:value-type="date" office:date-value="2013-12-09">
            <text:p>09/12/13</text:p>
          </table:table-cell>
          <table:table-cell office:value-type="float" office:value="140">
            <text:p>140</text:p>
          </table:table-cell>
          <table:table-cell table:formula="of:= [.U$7]*[.V10] + [.U$8]" office:value-type="float" office:value="611.555598335119">
            <text:p>611.5555983351</text:p>
          </table:table-cell>
          <table:table-cell office:value-type="float" office:value="800">
            <text:p>800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table:formula="of:=ABS([.Z10]-[.Y10])" office:value-type="float" office:value="1">
            <text:p>1</text:p>
          </table:table-cell>
          <table:table-cell table:formula="of:=([.Y10]+[.Z10])/2" office:value-type="float" office:value="757.5">
            <text:p>757.5</text:p>
          </table:table-cell>
          <table:table-cell office:value-type="string">
            <text:p>a[0]</text:p>
          </table:table-cell>
          <table:table-cell office:value-type="float" office:value="564.626090495651">
            <text:p>564.6260904957</text:p>
          </table:table-cell>
          <table:table-cell office:value-type="float" office:value="856.25">
            <text:p>856.25</text:p>
          </table:table-cell>
          <table:table-cell table:formula="of:= [.AD$10]*[.AE10]^0 + [.AD$11]*[.AE10]^1 + [.AD$12]*[.AE10]^2" office:value-type="float" office:value="757.653024780736">
            <text:p>757.6530247807</text:p>
          </table:table-cell>
          <table:table-cell office:value-type="string">
            <text:p>a[0]</text:p>
          </table:table-cell>
          <table:table-cell office:value-type="float" office:value="559.718307671804">
            <text:p>559.7183076718</text:p>
          </table:table-cell>
          <table:table-cell office:value-type="float" office:value="856.25">
            <text:p>856.25</text:p>
          </table:table-cell>
          <table:table-cell table:formula="of:= [.AH$10]*[.AI10]^0 + [.AH$11]*[.AI10]^1 + [.AH$12]*[.AI10]^2 + [.AH$13]*[.AI10]^3" office:value-type="float" office:value="758.701755534652">
            <text:p>758.7017555347</text:p>
          </table:table-cell>
          <table:table-cell office:value-type="string">
            <text:p>a[0]</text:p>
          </table:table-cell>
          <table:table-cell office:value-type="float" office:value="595.852358246452">
            <text:p>595.8523582465</text:p>
          </table:table-cell>
          <table:table-cell office:value-type="float" office:value="856.25">
            <text:p>856.25</text:p>
          </table:table-cell>
          <table:table-cell table:formula="of:= [.AL$10]*[.AM10]^0 + [.AL$11]*[.AM10]^1 + [.AL$12]*[.AM10]^2 + [.AL$13]*[.AM10]^3 + [.AL$14]*[.AM10]^4" office:value-type="float" office:value="761.61044748282">
            <text:p>761.6104474828</text:p>
          </table:table-cell>
          <table:table-cell table:style-name="Result_5f_CorelPolyGUI" office:value-type="string">
            <text:p>a[0]</text:p>
          </table:table-cell>
          <table:table-cell table:style-name="Result_5f_CorelPolyGUI" office:value-type="float" office:value="554.137069277078">
            <text:p>554.1370692771</text:p>
          </table:table-cell>
          <table:table-cell office:value-type="float" office:value="856.25">
            <text:p>856.25</text:p>
          </table:table-cell>
          <table:table-cell table:formula="of:= [.AP$10]*[.AQ10]^0 + [.AP$11]*[.AQ10]^1 + [.AP$12]*[.AQ10]^2 + [.AP$13]*[.AQ10]^3" office:value-type="float" office:value="758.749352210287">
            <text:p>758.7493522103</text:p>
          </table:table-cell>
          <table:table-cell office:value-type="string">
            <text:p>a[0]</text:p>
          </table:table-cell>
          <table:table-cell office:value-type="float" office:value="-110.267835215434">
            <text:p>-110.2678352154</text:p>
          </table:table-cell>
          <table:table-cell office:value-type="float" office:value="856.25">
            <text:p>856.25</text:p>
          </table:table-cell>
          <table:table-cell table:formula="of:= [.AT$10]*[.AU10]^0 + [.AT$11]*[.AU10]^1 + [.AT$12]*[.AU10]^2 + [.AT$13]*[.AU10]^3 + [.AT$14]*[.AU10]^4 + [.AT$15]*[.AU10]^5 + [.AT$16]*[.AU10]^6 + [.AT$17]*[.AU10]^7 + [.AT$18]*[.AU10]^8 + [.AT$19]*[.AU10]^9" office:value-type="float" office:value="759.76788503601">
            <text:p>759.767885036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753">
            <text:p>753</text:p>
          </table:table-cell>
          <table:table-cell office:value-type="float" office:value="21248">
            <text:p>21248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678">
            <text:p>678</text:p>
          </table:table-cell>
          <table:table-cell office:value-type="float" office:value="23598">
            <text:p>23598</text:p>
          </table:table-cell>
          <table:table-cell office:value-type="float" office:value="200">
            <text:p>200</text:p>
          </table:table-cell>
          <table:table-cell table:formula="of:= [.M$6]*[.J11]^0 + [.M$7]*[.J11]^1 + [.M$8]*[.J11]^2 + [.M$9]*[.J11]^3" office:value-type="float" office:value="618.652456801096">
            <text:p>618.6524568011</text:p>
          </table:table-cell>
          <table:table-cell table:style-name="Result_5f_CorelPolyGUI" office:value-type="string">
            <text:p>date</text:p>
          </table:table-cell>
          <table:table-cell table:style-name="Result_5f_CorelPolyGUI" table:formula="of:=DATE(2013;12;9)" office:value-type="date" office:date-value="2013-12-09">
            <text:p>09/12/13</text:p>
          </table:table-cell>
          <table:table-cell office:value-type="float" office:value="400">
            <text:p>400</text:p>
          </table:table-cell>
          <table:table-cell office:value-type="float" office:value="667">
            <text:p>667</text:p>
          </table:table-cell>
          <table:table-cell office:value-type="string">
            <text:p>date</text:p>
          </table:table-cell>
          <table:table-cell table:formula="of:=DATE(2013;12;9)" office:value-type="date" office:date-value="2013-12-09">
            <text:p>09/12/13</text:p>
          </table:table-cell>
          <table:table-cell office:value-type="float" office:value="150">
            <text:p>150</text:p>
          </table:table-cell>
          <table:table-cell table:formula="of:= [.Q$6]*[.R11]^0 + [.Q$7]*[.R11]^1 + [.Q$8]*[.R11]^2 + [.Q$9]*[.R11]^3" office:value-type="float" office:value="608.921953750166">
            <text:p>608.9219537502</text:p>
          </table:table-cell>
          <table:table-cell office:value-type="string">
            <text:p>time</text:p>
          </table:table-cell>
          <table:table-cell table:style-name="ce5" table:formula="of:=TIME(15;52;23)" office:value-type="time" office:time-value="PT15H52M23S">
            <text:p>15:52:23</text:p>
          </table:table-cell>
          <table:table-cell office:value-type="float" office:value="150">
            <text:p>150</text:p>
          </table:table-cell>
          <table:table-cell table:formula="of:= [.U$7]*[.V11] + [.U$8]" office:value-type="float" office:value="613.549860431195">
            <text:p>613.5498604312</text:p>
          </table:table-cell>
          <table:table-cell office:value-type="float" office:value="775">
            <text:p>775</text:p>
          </table:table-cell>
          <table:table-cell office:value-type="float" office:value="755">
            <text:p>755</text:p>
          </table:table-cell>
          <table:table-cell office:value-type="float" office:value="757">
            <text:p>757</text:p>
          </table:table-cell>
          <table:table-cell table:formula="of:=ABS([.Z11]-[.Y11])" office:value-type="float" office:value="2">
            <text:p>2</text:p>
          </table:table-cell>
          <table:table-cell table:formula="of:=([.Y11]+[.Z11])/2" office:value-type="float" office:value="756">
            <text:p>756</text:p>
          </table:table-cell>
          <table:table-cell office:value-type="string">
            <text:p>a[1]</text:p>
          </table:table-cell>
          <table:table-cell office:value-type="float" office:value="0.455672794795721">
            <text:p>0.4556727948</text:p>
          </table:table-cell>
          <table:table-cell office:value-type="float" office:value="850">
            <text:p>850</text:p>
          </table:table-cell>
          <table:table-cell table:formula="of:= [.AD$10]*[.AE11]^0 + [.AD$11]*[.AE11]^1 + [.AD$12]*[.AE11]^2" office:value-type="float" office:value="757.672564654685">
            <text:p>757.6725646547</text:p>
          </table:table-cell>
          <table:table-cell office:value-type="string">
            <text:p>a[1]</text:p>
          </table:table-cell>
          <table:table-cell office:value-type="float" office:value="0.499406391813191">
            <text:p>0.4994063918</text:p>
          </table:table-cell>
          <table:table-cell office:value-type="float" office:value="850">
            <text:p>850</text:p>
          </table:table-cell>
          <table:table-cell table:formula="of:= [.AH$10]*[.AI11]^0 + [.AH$11]*[.AI11]^1 + [.AH$12]*[.AI11]^2 + [.AH$13]*[.AI11]^3" office:value-type="float" office:value="758.586289120048">
            <text:p>758.58628912</text:p>
          </table:table-cell>
          <table:table-cell office:value-type="string">
            <text:p>a[1]</text:p>
          </table:table-cell>
          <table:table-cell office:value-type="float" office:value="0.0381510266985573">
            <text:p>0.0381510267</text:p>
          </table:table-cell>
          <table:table-cell office:value-type="float" office:value="850">
            <text:p>850</text:p>
          </table:table-cell>
          <table:table-cell table:formula="of:= [.AL$10]*[.AM11]^0 + [.AL$11]*[.AM11]^1 + [.AL$12]*[.AM11]^2 + [.AL$13]*[.AM11]^3 + [.AL$14]*[.AM11]^4" office:value-type="float" office:value="760.659068694792">
            <text:p>760.6590686948</text:p>
          </table:table-cell>
          <table:table-cell table:style-name="Result_5f_CorelPolyGUI" office:value-type="string">
            <text:p>a[1]</text:p>
          </table:table-cell>
          <table:table-cell table:style-name="Result_5f_CorelPolyGUI" office:value-type="float" office:value="0.45571878015977">
            <text:p>0.4557187802</text:p>
          </table:table-cell>
          <table:table-cell office:value-type="float" office:value="850">
            <text:p>850</text:p>
          </table:table-cell>
          <table:table-cell table:formula="of:= [.AP$10]*[.AQ11]^0 + [.AP$11]*[.AQ11]^1 + [.AP$12]*[.AQ11]^2 + [.AP$13]*[.AQ11]^3" office:value-type="float" office:value="758.72277351856">
            <text:p>758.7227735186</text:p>
          </table:table-cell>
          <table:table-cell office:value-type="string">
            <text:p>a[1]</text:p>
          </table:table-cell>
          <table:table-cell office:value-type="float" office:value="20.9664814950465">
            <text:p>20.966481495</text:p>
          </table:table-cell>
          <table:table-cell office:value-type="float" office:value="850">
            <text:p>850</text:p>
          </table:table-cell>
          <table:table-cell table:formula="of:= [.AT$10]*[.AU11]^0 + [.AT$11]*[.AU11]^1 + [.AT$12]*[.AU11]^2 + [.AT$13]*[.AU11]^3 + [.AT$14]*[.AU11]^4 + [.AT$15]*[.AU11]^5 + [.AT$16]*[.AU11]^6 + [.AT$17]*[.AU11]^7 + [.AT$18]*[.AU11]^8 + [.AT$19]*[.AU11]^9" office:value-type="float" office:value="759.619981051015">
            <text:p>759.619981051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763">
            <text:p>763</text:p>
          </table:table-cell>
          <table:table-cell office:value-type="float" office:value="20969">
            <text:p>2096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693">
            <text:p>693</text:p>
          </table:table-cell>
          <table:table-cell office:value-type="float" office:value="23088">
            <text:p>23088</text:p>
          </table:table-cell>
          <table:table-cell office:value-type="float" office:value="212.5">
            <text:p>212.5</text:p>
          </table:table-cell>
          <table:table-cell table:formula="of:= [.M$6]*[.J12]^0 + [.M$7]*[.J12]^1 + [.M$8]*[.J12]^2 + [.M$9]*[.J12]^3" office:value-type="float" office:value="620.491610568341">
            <text:p>620.4916105683</text:p>
          </table:table-cell>
          <table:table-cell table:style-name="Result_5f_CorelPolyGUI" office:value-type="string">
            <text:p>time</text:p>
          </table:table-cell>
          <table:table-cell table:style-name="ce4" table:formula="of:=TIME(15;19;8)" office:value-type="time" office:time-value="PT15H19M08S">
            <text:p>15:19:08</text:p>
          </table:table-cell>
          <table:table-cell office:value-type="float" office:value="455">
            <text:p>455</text:p>
          </table:table-cell>
          <table:table-cell office:value-type="float" office:value="685">
            <text:p>685</text:p>
          </table:table-cell>
          <table:table-cell office:value-type="string">
            <text:p>time</text:p>
          </table:table-cell>
          <table:table-cell table:style-name="ce5" table:formula="of:=TIME(15;48;0)" office:value-type="time" office:time-value="PT15H48M00S">
            <text:p>15:48:00</text:p>
          </table:table-cell>
          <table:table-cell office:value-type="float" office:value="153.75">
            <text:p>153.75</text:p>
          </table:table-cell>
          <table:table-cell table:formula="of:= [.Q$6]*[.R12]^0 + [.Q$7]*[.R12]^1 + [.Q$8]*[.R12]^2 + [.Q$9]*[.R12]^3" office:value-type="float" office:value="609.550908299594">
            <text:p>609.5509082996</text:p>
          </table:table-cell>
          <table:table-cell table:number-columns-repeated="2"/>
          <table:table-cell office:value-type="float" office:value="153.75">
            <text:p>153.75</text:p>
          </table:table-cell>
          <table:table-cell table:formula="of:= [.U$7]*[.V12] + [.U$8]" office:value-type="float" office:value="614.297708717223">
            <text:p>614.2977087172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54">
            <text:p>754</text:p>
          </table:table-cell>
          <table:table-cell table:formula="of:=ABS([.Z12]-[.Y12])" office:value-type="float" office:value="0">
            <text:p>0</text:p>
          </table:table-cell>
          <table:table-cell table:formula="of:=([.Y12]+[.Z12])/2" office:value-type="float" office:value="754">
            <text:p>754</text:p>
          </table:table-cell>
          <table:table-cell office:value-type="string">
            <text:p>a[2]</text:p>
          </table:table-cell>
          <table:table-cell office:value-type="float" office:value="-0.000268893289158934">
            <text:p>-0.0002688933</text:p>
          </table:table-cell>
          <table:table-cell office:value-type="float" office:value="843.75">
            <text:p>843.75</text:p>
          </table:table-cell>
          <table:table-cell table:formula="of:= [.AD$10]*[.AE12]^0 + [.AD$11]*[.AE12]^1 + [.AD$12]*[.AE12]^2" office:value-type="float" office:value="757.671097240417">
            <text:p>757.6710972404</text:p>
          </table:table-cell>
          <table:table-cell office:value-type="string">
            <text:p>a[2]</text:p>
          </table:table-cell>
          <table:table-cell office:value-type="float" office:value="-0.000372467286580722">
            <text:p>-0.0003724673</text:p>
          </table:table-cell>
          <table:table-cell office:value-type="float" office:value="843.75">
            <text:p>843.75</text:p>
          </table:table-cell>
          <table:table-cell table:formula="of:= [.AH$10]*[.AI12]^0 + [.AH$11]*[.AI12]^1 + [.AH$12]*[.AI12]^2 + [.AH$13]*[.AI12]^3" office:value-type="float" office:value="758.455828422825">
            <text:p>758.4558284228</text:p>
          </table:table-cell>
          <table:table-cell office:value-type="string">
            <text:p>a[2]</text:p>
          </table:table-cell>
          <table:table-cell office:value-type="float" office:value="0.00143498337975583">
            <text:p>0.0014349834</text:p>
          </table:table-cell>
          <table:table-cell office:value-type="float" office:value="843.75">
            <text:p>843.75</text:p>
          </table:table-cell>
          <table:table-cell table:formula="of:= [.AL$10]*[.AM12]^0 + [.AL$11]*[.AM12]^1 + [.AL$12]*[.AM12]^2 + [.AL$13]*[.AM12]^3 + [.AL$14]*[.AM12]^4" office:value-type="float" office:value="759.764102589211">
            <text:p>759.7641025892</text:p>
          </table:table-cell>
          <table:table-cell table:style-name="Result_5f_CorelPolyGUI" office:value-type="string">
            <text:p>a[2]</text:p>
          </table:table-cell>
          <table:table-cell table:style-name="Result_5f_CorelPolyGUI" office:value-type="float" office:value="-0.000229991093819987">
            <text:p>-0.0002299911</text:p>
          </table:table-cell>
          <table:table-cell office:value-type="float" office:value="843.75">
            <text:p>843.75</text:p>
          </table:table-cell>
          <table:table-cell table:formula="of:= [.AP$10]*[.AQ12]^0 + [.AP$11]*[.AQ12]^1 + [.AP$12]*[.AQ12]^2 + [.AP$13]*[.AQ12]^3" office:value-type="float" office:value="758.672839653161">
            <text:p>758.6728396532</text:p>
          </table:table-cell>
          <table:table-cell office:value-type="string">
            <text:p>a[2]</text:p>
          </table:table-cell>
          <table:table-cell office:value-type="float" office:value="-0.247153788025636">
            <text:p>-0.247153788</text:p>
          </table:table-cell>
          <table:table-cell office:value-type="float" office:value="843.75">
            <text:p>843.75</text:p>
          </table:table-cell>
          <table:table-cell table:formula="of:= [.AT$10]*[.AU12]^0 + [.AT$11]*[.AU12]^1 + [.AT$12]*[.AU12]^2 + [.AT$13]*[.AU12]^3 + [.AT$14]*[.AU12]^4 + [.AT$15]*[.AU12]^5 + [.AT$16]*[.AU12]^6 + [.AT$17]*[.AU12]^7 + [.AT$18]*[.AU12]^8 + [.AT$19]*[.AU12]^9" office:value-type="float" office:value="759.530211870617">
            <text:p>759.5302118706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763">
            <text:p>763</text:p>
          </table:table-cell>
          <table:table-cell office:value-type="float" office:value="20969">
            <text:p>20969</text:p>
          </table:table-cell>
          <table:table-cell table:number-columns-repeated="3"/>
          <table:table-cell office:value-type="float" office:value="560">
            <text:p>560</text:p>
          </table:table-cell>
          <table:table-cell office:value-type="float" office:value="712">
            <text:p>712</text:p>
          </table:table-cell>
          <table:table-cell office:value-type="float" office:value="22471">
            <text:p>22471</text:p>
          </table:table-cell>
          <table:table-cell office:value-type="float" office:value="225">
            <text:p>225</text:p>
          </table:table-cell>
          <table:table-cell table:formula="of:= [.M$6]*[.J13]^0 + [.M$7]*[.J13]^1 + [.M$8]*[.J13]^2 + [.M$9]*[.J13]^3" office:value-type="float" office:value="622.504574823823">
            <text:p>622.5045748238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95">
            <text:p>695</text:p>
          </table:table-cell>
          <table:table-cell table:number-columns-repeated="2"/>
          <table:table-cell office:value-type="float" office:value="157.5">
            <text:p>157.5</text:p>
          </table:table-cell>
          <table:table-cell table:formula="of:= [.Q$6]*[.R13]^0 + [.Q$7]*[.R13]^1 + [.Q$8]*[.R13]^2 + [.Q$9]*[.R13]^3" office:value-type="float" office:value="610.187377834662">
            <text:p>610.1873778347</text:p>
          </table:table-cell>
          <table:table-cell table:number-columns-repeated="2"/>
          <table:table-cell office:value-type="float" office:value="157.5">
            <text:p>157.5</text:p>
          </table:table-cell>
          <table:table-cell table:formula="of:= [.U$7]*[.V13] + [.U$8]" office:value-type="float" office:value="615.045557003252">
            <text:p>615.0455570033</text:p>
          </table:table-cell>
          <table:table-cell office:value-type="float" office:value="725">
            <text:p>725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table:formula="of:=ABS([.Z13]-[.Y13])" office:value-type="float" office:value="1">
            <text:p>1</text:p>
          </table:table-cell>
          <table:table-cell table:formula="of:=([.Y13]+[.Z13])/2" office:value-type="float" office:value="751.5">
            <text:p>751.5</text:p>
          </table:table-cell>
          <table:table-cell office:value-type="string">
            <text:p>R²</text:p>
          </table:table-cell>
          <table:table-cell office:value-type="float" office:value="0.991188485146406">
            <text:p>0.9911884851</text:p>
          </table:table-cell>
          <table:table-cell office:value-type="float" office:value="837.5">
            <text:p>837.5</text:p>
          </table:table-cell>
          <table:table-cell table:formula="of:= [.AD$10]*[.AE13]^0 + [.AD$11]*[.AE13]^1 + [.AD$12]*[.AE13]^2" office:value-type="float" office:value="757.648622537934">
            <text:p>757.6486225379</text:p>
          </table:table-cell>
          <table:table-cell office:value-type="string">
            <text:p>a[3]</text:p>
          </table:table-cell>
          <table:table-cell office:value-type="float" office:value="0.0000000708001839391063">
            <text:p>7.08001839391063E-008</text:p>
          </table:table-cell>
          <table:table-cell office:value-type="float" office:value="837.5">
            <text:p>837.5</text:p>
          </table:table-cell>
          <table:table-cell table:formula="of:= [.AH$10]*[.AI13]^0 + [.AH$11]*[.AI13]^1 + [.AH$12]*[.AI13]^2 + [.AH$13]*[.AI13]^3" office:value-type="float" office:value="758.310269731774">
            <text:p>758.3102697318</text:p>
          </table:table-cell>
          <table:table-cell office:value-type="string">
            <text:p>a[3]</text:p>
          </table:table-cell>
          <table:table-cell office:value-type="float" office:value="-0.00000266572891321703">
            <text:p>-2.66572891321703E-006</text:p>
          </table:table-cell>
          <table:table-cell office:value-type="float" office:value="837.5">
            <text:p>837.5</text:p>
          </table:table-cell>
          <table:table-cell table:formula="of:= [.AL$10]*[.AM13]^0 + [.AL$11]*[.AM13]^1 + [.AL$12]*[.AM13]^2 + [.AL$13]*[.AM13]^3 + [.AL$14]*[.AM13]^4" office:value-type="float" office:value="758.922489103527">
            <text:p>758.9224891035</text:p>
          </table:table-cell>
          <table:table-cell table:style-name="Result_5f_CorelPolyGUI" office:value-type="string">
            <text:p>a[3]</text:p>
          </table:table-cell>
          <table:table-cell table:style-name="Result_5f_CorelPolyGUI" office:value-type="float" office:value="-0.0000000270412271270211">
            <text:p>-0.000000027</text:p>
          </table:table-cell>
          <table:table-cell office:value-type="float" office:value="837.5">
            <text:p>837.5</text:p>
          </table:table-cell>
          <table:table-cell table:formula="of:= [.AP$10]*[.AQ13]^0 + [.AP$11]*[.AQ13]^1 + [.AP$12]*[.AQ13]^2 + [.AP$13]*[.AQ13]^3" office:value-type="float" office:value="758.599590225264">
            <text:p>758.5995902253</text:p>
          </table:table-cell>
          <table:table-cell office:value-type="string">
            <text:p>a[3]</text:p>
          </table:table-cell>
          <table:table-cell office:value-type="float" office:value="0.00154875578193578">
            <text:p>0.0015487558</text:p>
          </table:table-cell>
          <table:table-cell office:value-type="float" office:value="837.5">
            <text:p>837.5</text:p>
          </table:table-cell>
          <table:table-cell table:formula="of:= [.AT$10]*[.AU13]^0 + [.AT$11]*[.AU13]^1 + [.AT$12]*[.AU13]^2 + [.AT$13]*[.AU13]^3 + [.AT$14]*[.AU13]^4 + [.AT$15]*[.AU13]^5 + [.AT$16]*[.AU13]^6 + [.AT$17]*[.AU13]^7 + [.AT$18]*[.AU13]^8 + [.AT$19]*[.AU13]^9" office:value-type="float" office:value="759.461645340198">
            <text:p>759.4616453402</text:p>
          </table:table-cell>
        </table:table-row>
        <table:table-row table:style-name="ro2">
          <table:table-cell table:number-columns-repeated="6"/>
          <table:table-cell office:value-type="float" office:value="600">
            <text:p>600</text:p>
          </table:table-cell>
          <table:table-cell office:value-type="float" office:value="723">
            <text:p>723</text:p>
          </table:table-cell>
          <table:table-cell office:value-type="float" office:value="22099">
            <text:p>22099</text:p>
          </table:table-cell>
          <table:table-cell office:value-type="float" office:value="237.5">
            <text:p>237.5</text:p>
          </table:table-cell>
          <table:table-cell table:formula="of:= [.M$6]*[.J14]^0 + [.M$7]*[.J14]^1 + [.M$8]*[.J14]^2 + [.M$9]*[.J14]^3" office:value-type="float" office:value="624.683283339783">
            <text:p>624.6832833398</text:p>
          </table:table-cell>
          <table:table-cell table:number-columns-repeated="2"/>
          <table:table-cell office:value-type="float" office:value="550">
            <text:p>55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float" office:value="161.25">
            <text:p>161.25</text:p>
          </table:table-cell>
          <table:table-cell table:formula="of:= [.Q$6]*[.R14]^0 + [.Q$7]*[.R14]^1 + [.Q$8]*[.R14]^2 + [.Q$9]*[.R14]^3" office:value-type="float" office:value="610.831264984712">
            <text:p>610.8312649847</text:p>
          </table:table-cell>
          <table:table-cell table:number-columns-repeated="2"/>
          <table:table-cell office:value-type="float" office:value="161.25">
            <text:p>161.25</text:p>
          </table:table-cell>
          <table:table-cell table:formula="of:= [.U$7]*[.V14] + [.U$8]" office:value-type="float" office:value="615.79340528928">
            <text:p>615.7934052893</text:p>
          </table:table-cell>
          <table:table-cell office:value-type="float" office:value="700">
            <text:p>700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table:formula="of:=ABS([.Z14]-[.Y14])" office:value-type="float" office:value="1">
            <text:p>1</text:p>
          </table:table-cell>
          <table:table-cell table:formula="of:=([.Y14]+[.Z14])/2" office:value-type="float" office:value="748.5">
            <text:p>748.5</text:p>
          </table:table-cell>
          <table:table-cell office:value-type="string">
            <text:p>date</text:p>
          </table:table-cell>
          <table:table-cell table:formula="of:=DATE(2013;12;12)" office:value-type="date" office:date-value="2013-12-12">
            <text:p>12/12/13</text:p>
          </table:table-cell>
          <table:table-cell office:value-type="float" office:value="831.25">
            <text:p>831.25</text:p>
          </table:table-cell>
          <table:table-cell table:formula="of:= [.AD$10]*[.AE14]^0 + [.AD$11]*[.AE14]^1 + [.AD$12]*[.AE14]^2" office:value-type="float" office:value="757.605140547236">
            <text:p>757.6051405472</text:p>
          </table:table-cell>
          <table:table-cell office:value-type="string">
            <text:p>R²</text:p>
          </table:table-cell>
          <table:table-cell office:value-type="float" office:value="0.991419062854699">
            <text:p>0.9914190629</text:p>
          </table:table-cell>
          <table:table-cell office:value-type="float" office:value="831.25">
            <text:p>831.25</text:p>
          </table:table-cell>
          <table:table-cell table:formula="of:= [.AH$10]*[.AI14]^0 + [.AH$11]*[.AI14]^1 + [.AH$12]*[.AI14]^2 + [.AH$13]*[.AI14]^3" office:value-type="float" office:value="758.14950933569">
            <text:p>758.1495093357</text:p>
          </table:table-cell>
          <table:table-cell office:value-type="string">
            <text:p>a[4]</text:p>
          </table:table-cell>
          <table:table-cell office:value-type="float" office:value="0.00000000140361080870276">
            <text:p>1.40361080870276E-009</text:p>
          </table:table-cell>
          <table:table-cell office:value-type="float" office:value="831.25">
            <text:p>831.25</text:p>
          </table:table-cell>
          <table:table-cell table:formula="of:= [.AL$10]*[.AM14]^0 + [.AL$11]*[.AM14]^1 + [.AL$12]*[.AM14]^2 + [.AL$13]*[.AM14]^3 + [.AL$14]*[.AM14]^4" office:value-type="float" office:value="758.131219576952">
            <text:p>758.131219577</text:p>
          </table:table-cell>
          <table:table-cell table:style-name="Result_5f_CorelPolyGUI" office:value-type="string">
            <text:p>R²</text:p>
          </table:table-cell>
          <table:table-cell table:style-name="Result_5f_CorelPolyGUI" office:value-type="float" office:value="0.988640676447338">
            <text:p>0.9886406764</text:p>
          </table:table-cell>
          <table:table-cell office:value-type="float" office:value="831.25">
            <text:p>831.25</text:p>
          </table:table-cell>
          <table:table-cell table:formula="of:= [.AP$10]*[.AQ14]^0 + [.AP$11]*[.AQ14]^1 + [.AP$12]*[.AQ14]^2 + [.AP$13]*[.AQ14]^3" office:value-type="float" office:value="758.503064846041">
            <text:p>758.503064846</text:p>
          </table:table-cell>
          <table:table-cell office:value-type="string">
            <text:p>a[4]</text:p>
          </table:table-cell>
          <table:table-cell office:value-type="float" office:value="-0.00000570720924369905">
            <text:p>-5.70720924369905E-006</text:p>
          </table:table-cell>
          <table:table-cell office:value-type="float" office:value="831.25">
            <text:p>831.25</text:p>
          </table:table-cell>
          <table:table-cell table:formula="of:= [.AT$10]*[.AU14]^0 + [.AT$11]*[.AU14]^1 + [.AT$12]*[.AU14]^2 + [.AT$13]*[.AU14]^3 + [.AT$14]*[.AU14]^4 + [.AT$15]*[.AU14]^5 + [.AT$16]*[.AU14]^6 + [.AT$17]*[.AU14]^7 + [.AT$18]*[.AU14]^8 + [.AT$19]*[.AU14]^9" office:value-type="float" office:value="759.386206836382">
            <text:p>759.3862068364</text:p>
          </table:table-cell>
        </table:table-row>
        <table:table-row table:style-name="ro2">
          <table:table-cell table:number-columns-repeated="6"/>
          <table:table-cell office:value-type="float" office:value="650">
            <text:p>650</text:p>
          </table:table-cell>
          <table:table-cell office:value-type="float" office:value="740">
            <text:p>740</text:p>
          </table:table-cell>
          <table:table-cell office:value-type="float" office:value="21621">
            <text:p>21621</text:p>
          </table:table-cell>
          <table:table-cell office:value-type="float" office:value="250">
            <text:p>250</text:p>
          </table:table-cell>
          <table:table-cell table:formula="of:= [.M$6]*[.J15]^0 + [.M$7]*[.J15]^1 + [.M$8]*[.J15]^2 + [.M$9]*[.J15]^3" office:value-type="float" office:value="627.019669888461">
            <text:p>627.0196698885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713">
            <text:p>713</text:p>
          </table:table-cell>
          <table:table-cell table:number-columns-repeated="2"/>
          <table:table-cell office:value-type="float" office:value="165">
            <text:p>165</text:p>
          </table:table-cell>
          <table:table-cell table:formula="of:= [.Q$6]*[.R15]^0 + [.Q$7]*[.R15]^1 + [.Q$8]*[.R15]^2 + [.Q$9]*[.R15]^3" office:value-type="float" office:value="611.482472379086">
            <text:p>611.4824723791</text:p>
          </table:table-cell>
          <table:table-cell table:number-columns-repeated="2"/>
          <table:table-cell office:value-type="float" office:value="165">
            <text:p>165</text:p>
          </table:table-cell>
          <table:table-cell table:formula="of:= [.U$7]*[.V15] + [.U$8]" office:value-type="float" office:value="616.541253575309">
            <text:p>616.5412535753</text:p>
          </table:table-cell>
          <table:table-cell office:value-type="float" office:value="675">
            <text:p>675</text:p>
          </table:table-cell>
          <table:table-cell office:value-type="float" office:value="747">
            <text:p>747</text:p>
          </table:table-cell>
          <table:table-cell office:value-type="float" office:value="746">
            <text:p>746</text:p>
          </table:table-cell>
          <table:table-cell table:formula="of:=ABS([.Z15]-[.Y15])" office:value-type="float" office:value="1">
            <text:p>1</text:p>
          </table:table-cell>
          <table:table-cell table:formula="of:=([.Y15]+[.Z15])/2" office:value-type="float" office:value="746.5">
            <text:p>746.5</text:p>
          </table:table-cell>
          <table:table-cell office:value-type="string">
            <text:p>time</text:p>
          </table:table-cell>
          <table:table-cell table:style-name="ce5" table:formula="of:=TIME(17;24;47)" office:value-type="time" office:time-value="PT17H24M47S">
            <text:p>17:24:47</text:p>
          </table:table-cell>
          <table:table-cell office:value-type="float" office:value="825">
            <text:p>825</text:p>
          </table:table-cell>
          <table:table-cell table:formula="of:= [.AD$10]*[.AE15]^0 + [.AD$11]*[.AE15]^1 + [.AD$12]*[.AE15]^2" office:value-type="float" office:value="757.540651268322">
            <text:p>757.5406512683</text:p>
          </table:table-cell>
          <table:table-cell office:value-type="string">
            <text:p>date</text:p>
          </table:table-cell>
          <table:table-cell table:formula="of:=DATE(2013;12;12)" office:value-type="date" office:date-value="2013-12-12">
            <text:p>12/12/13</text:p>
          </table:table-cell>
          <table:table-cell office:value-type="float" office:value="825">
            <text:p>825</text:p>
          </table:table-cell>
          <table:table-cell table:formula="of:= [.AH$10]*[.AI15]^0 + [.AH$11]*[.AI15]^1 + [.AH$12]*[.AI15]^2 + [.AH$13]*[.AI15]^3" office:value-type="float" office:value="757.973443523365">
            <text:p>757.9734435234</text:p>
          </table:table-cell>
          <table:table-cell office:value-type="string">
            <text:p>R²</text:p>
          </table:table-cell>
          <table:table-cell office:value-type="float" office:value="0.994952713491121">
            <text:p>0.9949527135</text:p>
          </table:table-cell>
          <table:table-cell office:value-type="float" office:value="825">
            <text:p>825</text:p>
          </table:table-cell>
          <table:table-cell table:formula="of:= [.AL$10]*[.AM15]^0 + [.AL$11]*[.AM15]^1 + [.AL$12]*[.AM15]^2 + [.AL$13]*[.AM15]^3 + [.AL$14]*[.AM15]^4" office:value-type="float" office:value="757.387336750461">
            <text:p>757.3873367505</text:p>
          </table:table-cell>
          <table:table-cell table:style-name="Result_5f_CorelPolyGUI" office:value-type="string">
            <text:p>date</text:p>
          </table:table-cell>
          <table:table-cell table:style-name="Result_5f_CorelPolyGUI" table:formula="of:=DATE(2013;12;13)" office:value-type="date" office:date-value="2013-12-13">
            <text:p>13/12/13</text:p>
          </table:table-cell>
          <table:table-cell office:value-type="float" office:value="825">
            <text:p>825</text:p>
          </table:table-cell>
          <table:table-cell table:formula="of:= [.AP$10]*[.AQ15]^0 + [.AP$11]*[.AQ15]^1 + [.AP$12]*[.AQ15]^2 + [.AP$13]*[.AQ15]^3" office:value-type="float" office:value="758.383303126663">
            <text:p>758.3833031267</text:p>
          </table:table-cell>
          <table:table-cell office:value-type="string">
            <text:p>a[5]</text:p>
          </table:table-cell>
          <table:table-cell office:value-type="float" office:value="0.0000000130585521486284">
            <text:p>1.30585521486284E-008</text:p>
          </table:table-cell>
          <table:table-cell office:value-type="float" office:value="825">
            <text:p>825</text:p>
          </table:table-cell>
          <table:table-cell table:formula="of:= [.AT$10]*[.AU15]^0 + [.AT$11]*[.AU15]^1 + [.AT$12]*[.AU15]^2 + [.AT$13]*[.AU15]^3 + [.AT$14]*[.AU15]^4 + [.AT$15]*[.AU15]^5 + [.AT$16]*[.AU15]^6 + [.AT$17]*[.AU15]^7 + [.AT$18]*[.AU15]^8 + [.AT$19]*[.AU15]^9" office:value-type="float" office:value="759.283299249015">
            <text:p>759.283299249</text:p>
          </table:table-cell>
        </table:table-row>
        <table:table-row table:style-name="ro2">
          <table:table-cell table:number-columns-repeated="6"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21333">
            <text:p>21333</text:p>
          </table:table-cell>
          <table:table-cell office:value-type="float" office:value="262.5">
            <text:p>262.5</text:p>
          </table:table-cell>
          <table:table-cell table:formula="of:= [.M$6]*[.J16]^0 + [.M$7]*[.J16]^1 + [.M$8]*[.J16]^2 + [.M$9]*[.J16]^3" office:value-type="float" office:value="629.505668242096">
            <text:p>629.5056682421</text:p>
          </table:table-cell>
          <table:table-cell table:number-columns-repeated="2"/>
          <table:table-cell office:value-type="float" office:value="650">
            <text:p>650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float" office:value="173.75">
            <text:p>173.75</text:p>
          </table:table-cell>
          <table:table-cell table:formula="of:= [.Q$6]*[.R16]^0 + [.Q$7]*[.R16]^1 + [.Q$8]*[.R16]^2 + [.Q$9]*[.R16]^3" office:value-type="float" office:value="613.02987695746">
            <text:p>613.0298769575</text:p>
          </table:table-cell>
          <table:table-cell table:number-columns-repeated="2"/>
          <table:table-cell office:value-type="float" office:value="173.75">
            <text:p>173.75</text:p>
          </table:table-cell>
          <table:table-cell table:formula="of:= [.U$7]*[.V16] + [.U$8]" office:value-type="float" office:value="618.286232909375">
            <text:p>618.2862329094</text:p>
          </table:table-cell>
          <table:table-cell office:value-type="float" office:value="650">
            <text:p>650</text:p>
          </table:table-cell>
          <table:table-cell office:value-type="float" office:value="745">
            <text:p>745</text:p>
          </table:table-cell>
          <table:table-cell office:value-type="float" office:value="743">
            <text:p>743</text:p>
          </table:table-cell>
          <table:table-cell table:formula="of:=ABS([.Z16]-[.Y16])" office:value-type="float" office:value="2">
            <text:p>2</text:p>
          </table:table-cell>
          <table:table-cell table:formula="of:=([.Y16]+[.Z16])/2" office:value-type="float" office:value="744">
            <text:p>744</text:p>
          </table:table-cell>
          <table:table-cell table:number-columns-repeated="2"/>
          <table:table-cell office:value-type="float" office:value="818.75">
            <text:p>818.75</text:p>
          </table:table-cell>
          <table:table-cell table:formula="of:= [.AD$10]*[.AE16]^0 + [.AD$11]*[.AE16]^1 + [.AD$12]*[.AE16]^2" office:value-type="float" office:value="757.455154701192">
            <text:p>757.4551547012</text:p>
          </table:table-cell>
          <table:table-cell office:value-type="string">
            <text:p>time</text:p>
          </table:table-cell>
          <table:table-cell table:style-name="ce5" table:formula="of:=TIME(17;25;12)" office:value-type="time" office:time-value="PT17H25M12S">
            <text:p>17:25:12</text:p>
          </table:table-cell>
          <table:table-cell office:value-type="float" office:value="818.75">
            <text:p>818.75</text:p>
          </table:table-cell>
          <table:table-cell table:formula="of:= [.AH$10]*[.AI16]^0 + [.AH$11]*[.AI16]^1 + [.AH$12]*[.AI16]^2 + [.AH$13]*[.AI16]^3" office:value-type="float" office:value="757.781968583592">
            <text:p>757.7819685836</text:p>
          </table:table-cell>
          <table:table-cell office:value-type="string">
            <text:p>date</text:p>
          </table:table-cell>
          <table:table-cell table:formula="of:=DATE(2013;12;12)" office:value-type="date" office:date-value="2013-12-12">
            <text:p>12/12/13</text:p>
          </table:table-cell>
          <table:table-cell office:value-type="float" office:value="818.75">
            <text:p>818.75</text:p>
          </table:table-cell>
          <table:table-cell table:formula="of:= [.AL$10]*[.AM16]^0 + [.AL$11]*[.AM16]^1 + [.AL$12]*[.AM16]^2 + [.AL$13]*[.AM16]^3 + [.AL$14]*[.AM16]^4" office:value-type="float" office:value="756.687934766792">
            <text:p>756.6879347668</text:p>
          </table:table-cell>
          <table:table-cell table:style-name="Result_5f_CorelPolyGUI" office:value-type="string">
            <text:p>time</text:p>
          </table:table-cell>
          <table:table-cell table:style-name="Result_5f_CorelPolyGUI" table:formula="of:=TIME(10;28;14)" office:value-type="time" office:time-value="PT10H28M14S">
            <text:p>10:28:14</text:p>
          </table:table-cell>
          <table:table-cell office:value-type="float" office:value="818.75">
            <text:p>818.75</text:p>
          </table:table-cell>
          <table:table-cell table:formula="of:= [.AP$10]*[.AQ16]^0 + [.AP$11]*[.AQ16]^1 + [.AP$12]*[.AQ16]^2 + [.AP$13]*[.AQ16]^3" office:value-type="float" office:value="758.240344678305">
            <text:p>758.2403446783</text:p>
          </table:table-cell>
          <table:table-cell office:value-type="string">
            <text:p>a[6]</text:p>
          </table:table-cell>
          <table:table-cell office:value-type="float" office:value="-0.000000000018815995928336">
            <text:p>-1.8815995928336E-011</text:p>
          </table:table-cell>
          <table:table-cell office:value-type="float" office:value="818.75">
            <text:p>818.75</text:p>
          </table:table-cell>
          <table:table-cell table:formula="of:= [.AT$10]*[.AU16]^0 + [.AT$11]*[.AU16]^1 + [.AT$12]*[.AU16]^2 + [.AT$13]*[.AU16]^3 + [.AT$14]*[.AU16]^4 + [.AT$15]*[.AU16]^5 + [.AT$16]*[.AU16]^6 + [.AT$17]*[.AU16]^7 + [.AT$18]*[.AU16]^8 + [.AT$19]*[.AU16]^9" office:value-type="float" office:value="759.138570464973">
            <text:p>759.138570465</text:p>
          </table:table-cell>
        </table:table-row>
        <table:table-row table:style-name="ro2">
          <table:table-cell table:number-columns-repeated="6"/>
          <table:table-cell office:value-type="float" office:value="750">
            <text:p>750</text:p>
          </table:table-cell>
          <table:table-cell office:value-type="float" office:value="758">
            <text:p>758</text:p>
          </table:table-cell>
          <table:table-cell office:value-type="float" office:value="21108">
            <text:p>21108</text:p>
          </table:table-cell>
          <table:table-cell office:value-type="float" office:value="275">
            <text:p>275</text:p>
          </table:table-cell>
          <table:table-cell table:formula="of:= [.M$6]*[.J17]^0 + [.M$7]*[.J17]^1 + [.M$8]*[.J17]^2 + [.M$9]*[.J17]^3" office:value-type="float" office:value="632.133212172929">
            <text:p>632.1332121729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728">
            <text:p>728</text:p>
          </table:table-cell>
          <table:table-cell table:number-columns-repeated="2"/>
          <table:table-cell office:value-type="float" office:value="182.5">
            <text:p>182.5</text:p>
          </table:table-cell>
          <table:table-cell table:formula="of:= [.Q$6]*[.R17]^0 + [.Q$7]*[.R17]^1 + [.Q$8]*[.R17]^2 + [.Q$9]*[.R17]^3" office:value-type="float" office:value="614.615369102222">
            <text:p>614.6153691022</text:p>
          </table:table-cell>
          <table:table-cell table:number-columns-repeated="2"/>
          <table:table-cell office:value-type="float" office:value="182.5">
            <text:p>182.5</text:p>
          </table:table-cell>
          <table:table-cell table:formula="of:= [.U$7]*[.V17] + [.U$8]" office:value-type="float" office:value="620.031212243442">
            <text:p>620.0312122434</text:p>
          </table:table-cell>
          <table:table-cell office:value-type="float" office:value="625">
            <text:p>625</text:p>
          </table:table-cell>
          <table:table-cell office:value-type="float" office:value="743">
            <text:p>743</text:p>
          </table:table-cell>
          <table:table-cell office:value-type="float" office:value="740">
            <text:p>740</text:p>
          </table:table-cell>
          <table:table-cell table:formula="of:=ABS([.Z17]-[.Y17])" office:value-type="float" office:value="3">
            <text:p>3</text:p>
          </table:table-cell>
          <table:table-cell table:formula="of:=([.Y17]+[.Z17])/2" office:value-type="float" office:value="741.5">
            <text:p>741.5</text:p>
          </table:table-cell>
          <table:table-cell table:number-columns-repeated="2"/>
          <table:table-cell office:value-type="float" office:value="812.5">
            <text:p>812.5</text:p>
          </table:table-cell>
          <table:table-cell table:formula="of:= [.AD$10]*[.AE17]^0 + [.AD$11]*[.AE17]^1 + [.AD$12]*[.AE17]^2" office:value-type="float" office:value="757.348650845847">
            <text:p>757.3486508458</text:p>
          </table:table-cell>
          <table:table-cell table:number-columns-repeated="2"/>
          <table:table-cell office:value-type="float" office:value="812.5">
            <text:p>812.5</text:p>
          </table:table-cell>
          <table:table-cell table:formula="of:= [.AH$10]*[.AI17]^0 + [.AH$11]*[.AI17]^1 + [.AH$12]*[.AI17]^2 + [.AH$13]*[.AI17]^3" office:value-type="float" office:value="757.574980805164">
            <text:p>757.5749808052</text:p>
          </table:table-cell>
          <table:table-cell office:value-type="string">
            <text:p>time</text:p>
          </table:table-cell>
          <table:table-cell table:style-name="ce5" table:formula="of:=TIME(17;28;30)" office:value-type="time" office:time-value="PT17H28M30S">
            <text:p>17:28:30</text:p>
          </table:table-cell>
          <table:table-cell office:value-type="float" office:value="812.5">
            <text:p>812.5</text:p>
          </table:table-cell>
          <table:table-cell table:formula="of:= [.AL$10]*[.AM17]^0 + [.AL$11]*[.AM17]^1 + [.AL$12]*[.AM17]^2 + [.AL$13]*[.AM17]^3 + [.AL$14]*[.AM17]^4" office:value-type="float" office:value="756.030159170449">
            <text:p>756.0301591704</text:p>
          </table:table-cell>
          <table:table-cell table:number-columns-repeated="2"/>
          <table:table-cell office:value-type="float" office:value="812.5">
            <text:p>812.5</text:p>
          </table:table-cell>
          <table:table-cell table:formula="of:= [.AP$10]*[.AQ17]^0 + [.AP$11]*[.AQ17]^1 + [.AP$12]*[.AQ17]^2 + [.AP$13]*[.AQ17]^3" office:value-type="float" office:value="758.074229112138">
            <text:p>758.0742291121</text:p>
          </table:table-cell>
          <table:table-cell office:value-type="string">
            <text:p>a[7]</text:p>
          </table:table-cell>
          <table:table-cell office:value-type="float" office:value="0.0000000000000166329548555185">
            <text:p>1.66329548555185E-014</text:p>
          </table:table-cell>
          <table:table-cell office:value-type="float" office:value="812.5">
            <text:p>812.5</text:p>
          </table:table-cell>
          <table:table-cell table:formula="of:= [.AT$10]*[.AU17]^0 + [.AT$11]*[.AU17]^1 + [.AT$12]*[.AU17]^2 + [.AT$13]*[.AU17]^3 + [.AT$14]*[.AU17]^4 + [.AT$15]*[.AU17]^5 + [.AT$16]*[.AU17]^6 + [.AT$17]*[.AU17]^7 + [.AT$18]*[.AU17]^8 + [.AT$19]*[.AU17]^9" office:value-type="float" office:value="758.942817812844">
            <text:p>758.9428178128</text:p>
          </table:table-cell>
        </table:table-row>
        <table:table-row table:style-name="ro2">
          <table:table-cell table:number-columns-repeated="6"/>
          <table:table-cell office:value-type="float" office:value="800">
            <text:p>800</text:p>
          </table:table-cell>
          <table:table-cell office:value-type="float" office:value="761">
            <text:p>761</text:p>
          </table:table-cell>
          <table:table-cell office:value-type="float" office:value="21052">
            <text:p>21052</text:p>
          </table:table-cell>
          <table:table-cell office:value-type="float" office:value="287.5">
            <text:p>287.5</text:p>
          </table:table-cell>
          <table:table-cell table:formula="of:= [.M$6]*[.J18]^0 + [.M$7]*[.J18]^1 + [.M$8]*[.J18]^2 + [.M$9]*[.J18]^3" office:value-type="float" office:value="634.894235453201">
            <text:p>634.8942354532</text:p>
          </table:table-cell>
          <table:table-cell table:number-columns-repeated="2"/>
          <table:table-cell office:value-type="float" office:value="720">
            <text:p>720</text:p>
          </table:table-cell>
          <table:table-cell office:value-type="float" office:value="731">
            <text:p>731</text:p>
          </table:table-cell>
          <table:table-cell table:number-columns-repeated="2"/>
          <table:table-cell office:value-type="float" office:value="191.25">
            <text:p>191.25</text:p>
          </table:table-cell>
          <table:table-cell table:formula="of:= [.Q$6]*[.R18]^0 + [.Q$7]*[.R18]^1 + [.Q$8]*[.R18]^2 + [.Q$9]*[.R18]^3" office:value-type="float" office:value="616.237711845367">
            <text:p>616.2377118454</text:p>
          </table:table-cell>
          <table:table-cell table:number-columns-repeated="2"/>
          <table:table-cell office:value-type="float" office:value="191.25">
            <text:p>191.25</text:p>
          </table:table-cell>
          <table:table-cell table:formula="of:= [.U$7]*[.V18] + [.U$8]" office:value-type="float" office:value="621.776191577508">
            <text:p>621.7761915775</text:p>
          </table:table-cell>
          <table:table-cell office:value-type="float" office:value="600">
            <text:p>600</text:p>
          </table:table-cell>
          <table:table-cell office:value-type="float" office:value="740">
            <text:p>740</text:p>
          </table:table-cell>
          <table:table-cell office:value-type="float" office:value="737">
            <text:p>737</text:p>
          </table:table-cell>
          <table:table-cell table:formula="of:=ABS([.Z18]-[.Y18])" office:value-type="float" office:value="3">
            <text:p>3</text:p>
          </table:table-cell>
          <table:table-cell table:formula="of:=([.Y18]+[.Z18])/2" office:value-type="float" office:value="738.5">
            <text:p>738.5</text:p>
          </table:table-cell>
          <table:table-cell table:number-columns-repeated="2"/>
          <table:table-cell office:value-type="float" office:value="806.25">
            <text:p>806.25</text:p>
          </table:table-cell>
          <table:table-cell table:formula="of:= [.AD$10]*[.AE18]^0 + [.AD$11]*[.AE18]^1 + [.AD$12]*[.AE18]^2" office:value-type="float" office:value="757.221139702287">
            <text:p>757.2211397023</text:p>
          </table:table-cell>
          <table:table-cell table:number-columns-repeated="2"/>
          <table:table-cell office:value-type="float" office:value="806.25">
            <text:p>806.25</text:p>
          </table:table-cell>
          <table:table-cell table:formula="of:= [.AH$10]*[.AI18]^0 + [.AH$11]*[.AI18]^1 + [.AH$12]*[.AI18]^2 + [.AH$13]*[.AI18]^3" office:value-type="float" office:value="757.352376476875">
            <text:p>757.3523764769</text:p>
          </table:table-cell>
          <table:table-cell table:number-columns-repeated="2"/>
          <table:table-cell office:value-type="float" office:value="806.25">
            <text:p>806.25</text:p>
          </table:table-cell>
          <table:table-cell table:formula="of:= [.AL$10]*[.AM18]^0 + [.AL$11]*[.AM18]^1 + [.AL$12]*[.AM18]^2 + [.AL$13]*[.AM18]^3 + [.AL$14]*[.AM18]^4" office:value-type="float" office:value="755.411206907693">
            <text:p>755.4112069077</text:p>
          </table:table-cell>
          <table:table-cell table:number-columns-repeated="2"/>
          <table:table-cell office:value-type="float" office:value="806.25">
            <text:p>806.25</text:p>
          </table:table-cell>
          <table:table-cell table:formula="of:= [.AP$10]*[.AQ18]^0 + [.AP$11]*[.AQ18]^1 + [.AP$12]*[.AQ18]^2 + [.AP$13]*[.AQ18]^3" office:value-type="float" office:value="757.884996039334">
            <text:p>757.8849960393</text:p>
          </table:table-cell>
          <table:table-cell office:value-type="string">
            <text:p>a[8]</text:p>
          </table:table-cell>
          <table:table-cell office:value-type="float" office:value="-8.24657839594257E-018">
            <text:p>-8.24657839594257E-018</text:p>
          </table:table-cell>
          <table:table-cell office:value-type="float" office:value="806.25">
            <text:p>806.25</text:p>
          </table:table-cell>
          <table:table-cell table:formula="of:= [.AT$10]*[.AU18]^0 + [.AT$11]*[.AU18]^1 + [.AT$12]*[.AU18]^2 + [.AT$13]*[.AU18]^3 + [.AT$14]*[.AU18]^4 + [.AT$15]*[.AU18]^5 + [.AT$16]*[.AU18]^6 + [.AT$17]*[.AU18]^7 + [.AT$18]*[.AU18]^8 + [.AT$19]*[.AU18]^9" office:value-type="float" office:value="758.691019346938">
            <text:p>758.6910193469</text:p>
          </table:table-cell>
        </table:table-row>
        <table:table-row table:style-name="ro2">
          <table:table-cell table:number-columns-repeated="9"/>
          <table:table-cell office:value-type="float" office:value="300">
            <text:p>300</text:p>
          </table:table-cell>
          <table:table-cell table:formula="of:= [.M$6]*[.J19]^0 + [.M$7]*[.J19]^1 + [.M$8]*[.J19]^2 + [.M$9]*[.J19]^3" office:value-type="float" office:value="637.78067185515">
            <text:p>637.7806718552</text:p>
          </table:table-cell>
          <table:table-cell table:number-columns-repeated="2"/>
          <table:table-cell office:value-type="float" office:value="755">
            <text:p>755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Q$6]*[.R19]^0 + [.Q$7]*[.R19]^1 + [.Q$8]*[.R19]^2 + [.Q$9]*[.R19]^3" office:value-type="float" office:value="617.895668218892">
            <text:p>617.8956682189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U$7]*[.V19] + [.U$8]" office:value-type="float" office:value="623.521170911575">
            <text:p>623.5211709116</text:p>
          </table:table-cell>
          <table:table-cell office:value-type="float" office:value="575">
            <text:p>575</text:p>
          </table:table-cell>
          <table:table-cell office:value-type="float" office:value="739">
            <text:p>739</text:p>
          </table:table-cell>
          <table:table-cell office:value-type="float" office:value="733">
            <text:p>733</text:p>
          </table:table-cell>
          <table:table-cell table:formula="of:=ABS([.Z19]-[.Y19])" office:value-type="float" office:value="6">
            <text:p>6</text:p>
          </table:table-cell>
          <table:table-cell table:formula="of:=([.Y19]+[.Z19])/2" office:value-type="float" office:value="736">
            <text:p>736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 [.AD$10]*[.AE19]^0 + [.AD$11]*[.AE19]^1 + [.AD$12]*[.AE19]^2" office:value-type="float" office:value="757.072621270511">
            <text:p>757.0726212705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 [.AH$10]*[.AI19]^0 + [.AH$11]*[.AI19]^1 + [.AH$12]*[.AI19]^2 + [.AH$13]*[.AI19]^3" office:value-type="float" office:value="757.114051887517">
            <text:p>757.1140518875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 [.AL$10]*[.AM19]^0 + [.AL$11]*[.AM19]^1 + [.AL$12]*[.AM19]^2 + [.AL$13]*[.AM19]^3 + [.AL$14]*[.AM19]^4" office:value-type="float" office:value="754.828326326554">
            <text:p>754.8283263266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 [.AP$10]*[.AQ19]^0 + [.AP$11]*[.AQ19]^1 + [.AP$12]*[.AQ19]^2 + [.AP$13]*[.AQ19]^3" office:value-type="float" office:value="757.672685071067">
            <text:p>757.6726850711</text:p>
          </table:table-cell>
          <table:table-cell office:value-type="string">
            <text:p>a[9]</text:p>
          </table:table-cell>
          <table:table-cell office:value-type="float" office:value="1.75700127245231E-021">
            <text:p>1.75700127245231E-021</text:p>
          </table:table-cell>
          <table:table-cell office:value-type="float" office:value="800">
            <text:p>800</text:p>
          </table:table-cell>
          <table:table-cell table:formula="of:= [.AT$10]*[.AU19]^0 + [.AT$11]*[.AU19]^1 + [.AT$12]*[.AU19]^2 + [.AT$13]*[.AU19]^3 + [.AT$14]*[.AU19]^4 + [.AT$15]*[.AU19]^5 + [.AT$16]*[.AU19]^6 + [.AT$17]*[.AU19]^7 + [.AT$18]*[.AU19]^8 + [.AT$19]*[.AU19]^9" office:value-type="float" office:value="758.381482333032">
            <text:p>758.381482333</text:p>
          </table:table-cell>
        </table:table-row>
        <table:table-row table:style-name="ro2">
          <table:table-cell table:number-columns-repeated="9"/>
          <table:table-cell office:value-type="float" office:value="312.5">
            <text:p>312.5</text:p>
          </table:table-cell>
          <table:table-cell table:formula="of:= [.M$6]*[.J20]^0 + [.M$7]*[.J20]^1 + [.M$8]*[.J20]^2 + [.M$9]*[.J20]^3" office:value-type="float" office:value="640.784455151018">
            <text:p>640.784455151</text:p>
          </table:table-cell>
          <table:table-cell table:number-columns-repeated="2"/>
          <table:table-cell office:value-type="float" office:value="775">
            <text:p>775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Q$6]*[.R20]^0 + [.Q$7]*[.R20]^1 + [.Q$8]*[.R20]^2 + [.Q$9]*[.R20]^3" office:value-type="float" office:value="620.323503772422">
            <text:p>620.3235037724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U$7]*[.V20] + [.U$8]" office:value-type="float" office:value="626.01399853167">
            <text:p>626.0139985317</text:p>
          </table:table-cell>
          <table:table-cell office:value-type="float" office:value="550">
            <text:p>550</text:p>
          </table:table-cell>
          <table:table-cell office:value-type="float" office:value="737">
            <text:p>737</text:p>
          </table:table-cell>
          <table:table-cell office:value-type="float" office:value="730">
            <text:p>730</text:p>
          </table:table-cell>
          <table:table-cell table:formula="of:=ABS([.Z20]-[.Y20])" office:value-type="float" office:value="7">
            <text:p>7</text:p>
          </table:table-cell>
          <table:table-cell table:formula="of:=([.Y20]+[.Z20])/2" office:value-type="float" office:value="733.5">
            <text:p>733.5</text:p>
          </table:table-cell>
          <table:table-cell table:number-columns-repeated="2"/>
          <table:table-cell office:value-type="float" office:value="793.75">
            <text:p>793.75</text:p>
          </table:table-cell>
          <table:table-cell table:formula="of:= [.AD$10]*[.AE20]^0 + [.AD$11]*[.AE20]^1 + [.AD$12]*[.AE20]^2" office:value-type="float" office:value="756.903095550519">
            <text:p>756.9030955505</text:p>
          </table:table-cell>
          <table:table-cell table:number-columns-repeated="2"/>
          <table:table-cell office:value-type="float" office:value="793.75">
            <text:p>793.75</text:p>
          </table:table-cell>
          <table:table-cell table:formula="of:= [.AH$10]*[.AI20]^0 + [.AH$11]*[.AI20]^1 + [.AH$12]*[.AI20]^2 + [.AH$13]*[.AI20]^3" office:value-type="float" office:value="756.859903325884">
            <text:p>756.8599033259</text:p>
          </table:table-cell>
          <table:table-cell table:number-columns-repeated="2"/>
          <table:table-cell office:value-type="float" office:value="793.75">
            <text:p>793.75</text:p>
          </table:table-cell>
          <table:table-cell table:formula="of:= [.AL$10]*[.AM20]^0 + [.AL$11]*[.AM20]^1 + [.AL$12]*[.AM20]^2 + [.AL$13]*[.AM20]^3 + [.AL$14]*[.AM20]^4" office:value-type="float" office:value="754.27881717682">
            <text:p>754.2788171768</text:p>
          </table:table-cell>
          <table:table-cell table:number-columns-repeated="2"/>
          <table:table-cell office:value-type="float" office:value="793.75">
            <text:p>793.75</text:p>
          </table:table-cell>
          <table:table-cell table:formula="of:= [.AP$10]*[.AQ20]^0 + [.AP$11]*[.AQ20]^1 + [.AP$12]*[.AQ20]^2 + [.AP$13]*[.AQ20]^3" office:value-type="float" office:value="757.43733581851">
            <text:p>757.4373358185</text:p>
          </table:table-cell>
          <table:table-cell office:value-type="string">
            <text:p>R²</text:p>
          </table:table-cell>
          <table:table-cell office:value-type="float" office:value="0.999230028336834">
            <text:p>0.9992300283</text:p>
          </table:table-cell>
          <table:table-cell office:value-type="float" office:value="793.75">
            <text:p>793.75</text:p>
          </table:table-cell>
          <table:table-cell table:formula="of:= [.AT$10]*[.AU20]^0 + [.AT$11]*[.AU20]^1 + [.AT$12]*[.AU20]^2 + [.AT$13]*[.AU20]^3 + [.AT$14]*[.AU20]^4 + [.AT$15]*[.AU20]^5 + [.AT$16]*[.AU20]^6 + [.AT$17]*[.AU20]^7 + [.AT$18]*[.AU20]^8 + [.AT$19]*[.AU20]^9" office:value-type="float" office:value="758.015099739161">
            <text:p>758.0150997392</text:p>
          </table:table-cell>
        </table:table-row>
        <table:table-row table:style-name="ro2">
          <table:table-cell table:number-columns-repeated="9"/>
          <table:table-cell office:value-type="float" office:value="325">
            <text:p>325</text:p>
          </table:table-cell>
          <table:table-cell table:formula="of:= [.M$6]*[.J21]^0 + [.M$7]*[.J21]^1 + [.M$8]*[.J21]^2 + [.M$9]*[.J21]^3" office:value-type="float" office:value="643.897519113044">
            <text:p>643.897519113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744">
            <text:p>744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Q$6]*[.R21]^0 + [.Q$7]*[.R21]^1 + [.Q$8]*[.R21]^2 + [.Q$9]*[.R21]^3" office:value-type="float" office:value="622.817889459071">
            <text:p>622.8178894591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U$7]*[.V21] + [.U$8]" office:value-type="float" office:value="628.506826151765">
            <text:p>628.5068261518</text:p>
          </table:table-cell>
          <table:table-cell office:value-type="float" office:value="525">
            <text:p>525</text:p>
          </table:table-cell>
          <table:table-cell office:value-type="float" office:value="733">
            <text:p>733</text:p>
          </table:table-cell>
          <table:table-cell office:value-type="float" office:value="726">
            <text:p>726</text:p>
          </table:table-cell>
          <table:table-cell table:formula="of:=ABS([.Z21]-[.Y21])" office:value-type="float" office:value="7">
            <text:p>7</text:p>
          </table:table-cell>
          <table:table-cell table:formula="of:=([.Y21]+[.Z21])/2" office:value-type="float" office:value="729.5">
            <text:p>729.5</text:p>
          </table:table-cell>
          <table:table-cell table:number-columns-repeated="2"/>
          <table:table-cell office:value-type="float" office:value="787.5">
            <text:p>787.5</text:p>
          </table:table-cell>
          <table:table-cell table:formula="of:= [.AD$10]*[.AE21]^0 + [.AD$11]*[.AE21]^1 + [.AD$12]*[.AE21]^2" office:value-type="float" office:value="756.712562542312">
            <text:p>756.7125625423</text:p>
          </table:table-cell>
          <table:table-cell table:number-columns-repeated="2"/>
          <table:table-cell office:value-type="float" office:value="787.5">
            <text:p>787.5</text:p>
          </table:table-cell>
          <table:table-cell table:formula="of:= [.AH$10]*[.AI21]^0 + [.AH$11]*[.AI21]^1 + [.AH$12]*[.AI21]^2 + [.AH$13]*[.AI21]^3" office:value-type="float" office:value="756.589827080768">
            <text:p>756.5898270808</text:p>
          </table:table-cell>
          <table:table-cell table:number-columns-repeated="2"/>
          <table:table-cell office:value-type="float" office:value="787.5">
            <text:p>787.5</text:p>
          </table:table-cell>
          <table:table-cell table:formula="of:= [.AL$10]*[.AM21]^0 + [.AL$11]*[.AM21]^1 + [.AL$12]*[.AM21]^2 + [.AL$13]*[.AM21]^3 + [.AL$14]*[.AM21]^4" office:value-type="float" office:value="753.760030610047">
            <text:p>753.76003061</text:p>
          </table:table-cell>
          <table:table-cell table:number-columns-repeated="2"/>
          <table:table-cell office:value-type="float" office:value="787.5">
            <text:p>787.5</text:p>
          </table:table-cell>
          <table:table-cell table:formula="of:= [.AP$10]*[.AQ21]^0 + [.AP$11]*[.AQ21]^1 + [.AP$12]*[.AQ21]^2 + [.AP$13]*[.AQ21]^3" office:value-type="float" office:value="757.178987892833">
            <text:p>757.1789878928</text:p>
          </table:table-cell>
          <table:table-cell office:value-type="string">
            <text:p>date</text:p>
          </table:table-cell>
          <table:table-cell table:formula="of:=DATE(2013;12;13)" office:value-type="date" office:date-value="2013-12-13">
            <text:p>13/12/13</text:p>
          </table:table-cell>
          <table:table-cell office:value-type="float" office:value="787.5">
            <text:p>787.5</text:p>
          </table:table-cell>
          <table:table-cell table:formula="of:= [.AT$10]*[.AU21]^0 + [.AT$11]*[.AU21]^1 + [.AT$12]*[.AU21]^2 + [.AT$13]*[.AU21]^3 + [.AT$14]*[.AU21]^4 + [.AT$15]*[.AU21]^5 + [.AT$16]*[.AU21]^6 + [.AT$17]*[.AU21]^7 + [.AT$18]*[.AU21]^8 + [.AT$19]*[.AU21]^9" office:value-type="float" office:value="757.594705929543">
            <text:p>757.5947059295</text:p>
          </table:table-cell>
        </table:table-row>
        <table:table-row table:style-name="ro2">
          <table:table-cell table:number-columns-repeated="9"/>
          <table:table-cell office:value-type="float" office:value="337.5">
            <text:p>337.5</text:p>
          </table:table-cell>
          <table:table-cell table:formula="of:= [.M$6]*[.J22]^0 + [.M$7]*[.J22]^1 + [.M$8]*[.J22]^2 + [.M$9]*[.J22]^3" office:value-type="float" office:value="647.111797513468">
            <text:p>647.1117975135</text:p>
          </table:table-cell>
          <table:table-cell table:number-columns-repeated="2"/>
          <table:table-cell office:value-type="float" office:value="828">
            <text:p>828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Q$6]*[.R22]^0 + [.Q$7]*[.R22]^1 + [.Q$8]*[.R22]^2 + [.Q$9]*[.R22]^3" office:value-type="float" office:value="625.375218958128">
            <text:p>625.3752189581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U$7]*[.V22] + [.U$8]" office:value-type="float" office:value="630.99965377186">
            <text:p>630.9996537719</text:p>
          </table:table-cell>
          <table:table-cell office:value-type="float" office:value="500">
            <text:p>500</text:p>
          </table:table-cell>
          <table:table-cell office:value-type="float" office:value="731">
            <text:p>731</text:p>
          </table:table-cell>
          <table:table-cell office:value-type="float" office:value="723">
            <text:p>723</text:p>
          </table:table-cell>
          <table:table-cell table:formula="of:=ABS([.Z22]-[.Y22])" office:value-type="float" office:value="8">
            <text:p>8</text:p>
          </table:table-cell>
          <table:table-cell table:formula="of:=([.Y22]+[.Z22])/2" office:value-type="float" office:value="727">
            <text:p>727</text:p>
          </table:table-cell>
          <table:table-cell table:number-columns-repeated="2"/>
          <table:table-cell office:value-type="float" office:value="781.25">
            <text:p>781.25</text:p>
          </table:table-cell>
          <table:table-cell table:formula="of:= [.AD$10]*[.AE22]^0 + [.AD$11]*[.AE22]^1 + [.AD$12]*[.AE22]^2" office:value-type="float" office:value="756.501022245889">
            <text:p>756.5010222459</text:p>
          </table:table-cell>
          <table:table-cell table:number-columns-repeated="2"/>
          <table:table-cell office:value-type="float" office:value="781.25">
            <text:p>781.25</text:p>
          </table:table-cell>
          <table:table-cell table:formula="of:= [.AH$10]*[.AI22]^0 + [.AH$11]*[.AI22]^1 + [.AH$12]*[.AI22]^2 + [.AH$13]*[.AI22]^3" office:value-type="float" office:value="756.303719440962">
            <text:p>756.303719441</text:p>
          </table:table-cell>
          <table:table-cell table:number-columns-repeated="2"/>
          <table:table-cell office:value-type="float" office:value="781.25">
            <text:p>781.25</text:p>
          </table:table-cell>
          <table:table-cell table:formula="of:= [.AL$10]*[.AM22]^0 + [.AL$11]*[.AM22]^1 + [.AL$12]*[.AM22]^2 + [.AL$13]*[.AM22]^3 + [.AL$14]*[.AM22]^4" office:value-type="float" office:value="753.269369179549">
            <text:p>753.2693691796</text:p>
          </table:table-cell>
          <table:table-cell table:number-columns-repeated="2"/>
          <table:table-cell office:value-type="float" office:value="781.25">
            <text:p>781.25</text:p>
          </table:table-cell>
          <table:table-cell table:formula="of:= [.AP$10]*[.AQ22]^0 + [.AP$11]*[.AQ22]^1 + [.AP$12]*[.AQ22]^2 + [.AP$13]*[.AQ22]^3" office:value-type="float" office:value="756.897680905211">
            <text:p>756.8976809052</text:p>
          </table:table-cell>
          <table:table-cell office:value-type="string">
            <text:p>time</text:p>
          </table:table-cell>
          <table:table-cell table:formula="of:=TIME(10;31;31)" office:value-type="time" office:time-value="PT10H31M31S">
            <text:p>10:31:31</text:p>
          </table:table-cell>
          <table:table-cell office:value-type="float" office:value="781.25">
            <text:p>781.25</text:p>
          </table:table-cell>
          <table:table-cell table:formula="of:= [.AT$10]*[.AU22]^0 + [.AT$11]*[.AU22]^1 + [.AT$12]*[.AU22]^2 + [.AT$13]*[.AU22]^3 + [.AT$14]*[.AU22]^4 + [.AT$15]*[.AU22]^5 + [.AT$16]*[.AU22]^6 + [.AT$17]*[.AU22]^7 + [.AT$18]*[.AU22]^8 + [.AT$19]*[.AU22]^9" office:value-type="float" office:value="757.124523247243">
            <text:p>757.1245232472</text:p>
          </table:table-cell>
        </table:table-row>
        <table:table-row table:style-name="ro2">
          <table:table-cell table:number-columns-repeated="9"/>
          <table:table-cell office:value-type="float" office:value="350">
            <text:p>350</text:p>
          </table:table-cell>
          <table:table-cell table:formula="of:= [.M$6]*[.J23]^0 + [.M$7]*[.J23]^1 + [.M$8]*[.J23]^2 + [.M$9]*[.J23]^3" office:value-type="float" office:value="650.419224124531">
            <text:p>650.4192241245</text:p>
          </table:table-cell>
          <table:table-cell table:number-columns-repeated="2"/>
          <table:table-cell office:value-type="float" office:value="852">
            <text:p>852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Q$6]*[.R23]^0 + [.Q$7]*[.R23]^1 + [.Q$8]*[.R23]^2 + [.Q$9]*[.R23]^3" office:value-type="float" office:value="627.991885948882">
            <text:p>627.9918859489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U$7]*[.V23] + [.U$8]" office:value-type="float" office:value="633.492481391955">
            <text:p>633.492481392</text:p>
          </table:table-cell>
          <table:table-cell office:value-type="float" office:value="475">
            <text:p>475</text:p>
          </table:table-cell>
          <table:table-cell office:value-type="float" office:value="729">
            <text:p>729</text:p>
          </table:table-cell>
          <table:table-cell office:value-type="float" office:value="718">
            <text:p>718</text:p>
          </table:table-cell>
          <table:table-cell table:formula="of:=ABS([.Z23]-[.Y23])" office:value-type="float" office:value="11">
            <text:p>11</text:p>
          </table:table-cell>
          <table:table-cell table:formula="of:=([.Y23]+[.Z23])/2" office:value-type="float" office:value="723.5">
            <text:p>723.5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AD$10]*[.AE23]^0 + [.AD$11]*[.AE23]^1 + [.AD$12]*[.AE23]^2" office:value-type="float" office:value="756.268474661251">
            <text:p>756.2684746613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AH$10]*[.AI23]^0 + [.AH$11]*[.AI23]^1 + [.AH$12]*[.AI23]^2 + [.AH$13]*[.AI23]^3" office:value-type="float" office:value="756.001476695261">
            <text:p>756.0014766953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AL$10]*[.AM23]^0 + [.AL$11]*[.AM23]^1 + [.AL$12]*[.AM23]^2 + [.AL$13]*[.AM23]^3 + [.AL$14]*[.AM23]^4" office:value-type="float" office:value="752.804286840408">
            <text:p>752.8042868404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AP$10]*[.AQ23]^0 + [.AP$11]*[.AQ23]^1 + [.AP$12]*[.AQ23]^2 + [.AP$13]*[.AQ23]^3" office:value-type="float" office:value="756.593454466815">
            <text:p>756.5934544668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AT$10]*[.AU23]^0 + [.AT$11]*[.AU23]^1 + [.AT$12]*[.AU23]^2 + [.AT$13]*[.AU23]^3 + [.AT$14]*[.AU23]^4 + [.AT$15]*[.AU23]^5 + [.AT$16]*[.AU23]^6 + [.AT$17]*[.AU23]^7 + [.AT$18]*[.AU23]^8 + [.AT$19]*[.AU23]^9" office:value-type="float" office:value="756.609691505204">
            <text:p>756.6096915052</text:p>
          </table:table-cell>
        </table:table-row>
        <table:table-row table:style-name="ro2">
          <table:table-cell table:number-columns-repeated="9"/>
          <table:table-cell office:value-type="float" office:value="362.5">
            <text:p>362.5</text:p>
          </table:table-cell>
          <table:table-cell table:formula="of:= [.M$6]*[.J24]^0 + [.M$7]*[.J24]^1 + [.M$8]*[.J24]^2 + [.M$9]*[.J24]^3" office:value-type="float" office:value="653.811732718473">
            <text:p>653.8117327185</text:p>
          </table:table-cell>
          <table:table-cell table:number-columns-repeated="2"/>
          <table:table-cell office:value-type="float" office:value="875">
            <text:p>875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Q$6]*[.R24]^0 + [.Q$7]*[.R24]^1 + [.Q$8]*[.R24]^2 + [.Q$9]*[.R24]^3" office:value-type="float" office:value="630.664284110625">
            <text:p>630.6642841106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U$7]*[.V24] + [.U$8]" office:value-type="float" office:value="635.98530901205">
            <text:p>635.9853090121</text:p>
          </table:table-cell>
          <table:table-cell office:value-type="float" office:value="450">
            <text:p>45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ABS([.Z24]-[.Y24])" office:value-type="float" office:value="10">
            <text:p>10</text:p>
          </table:table-cell>
          <table:table-cell table:formula="of:=([.Y24]+[.Z24])/2" office:value-type="float" office:value="718">
            <text:p>718</text:p>
          </table:table-cell>
          <table:table-cell table:number-columns-repeated="2"/>
          <table:table-cell office:value-type="float" office:value="768.75">
            <text:p>768.75</text:p>
          </table:table-cell>
          <table:table-cell table:formula="of:= [.AD$10]*[.AE24]^0 + [.AD$11]*[.AE24]^1 + [.AD$12]*[.AE24]^2" office:value-type="float" office:value="756.014919788397">
            <text:p>756.0149197884</text:p>
          </table:table-cell>
          <table:table-cell table:number-columns-repeated="2"/>
          <table:table-cell office:value-type="float" office:value="768.75">
            <text:p>768.75</text:p>
          </table:table-cell>
          <table:table-cell table:formula="of:= [.AH$10]*[.AI24]^0 + [.AH$11]*[.AI24]^1 + [.AH$12]*[.AI24]^2 + [.AH$13]*[.AI24]^3" office:value-type="float" office:value="755.682995132456">
            <text:p>755.6829951325</text:p>
          </table:table-cell>
          <table:table-cell table:number-columns-repeated="2"/>
          <table:table-cell office:value-type="float" office:value="768.75">
            <text:p>768.75</text:p>
          </table:table-cell>
          <table:table-cell table:formula="of:= [.AL$10]*[.AM24]^0 + [.AL$11]*[.AM24]^1 + [.AL$12]*[.AM24]^2 + [.AL$13]*[.AM24]^3 + [.AL$14]*[.AM24]^4" office:value-type="float" office:value="752.362288949464">
            <text:p>752.3622889495</text:p>
          </table:table-cell>
          <table:table-cell table:number-columns-repeated="2"/>
          <table:table-cell office:value-type="float" office:value="768.75">
            <text:p>768.75</text:p>
          </table:table-cell>
          <table:table-cell table:formula="of:= [.AP$10]*[.AQ24]^0 + [.AP$11]*[.AQ24]^1 + [.AP$12]*[.AQ24]^2 + [.AP$13]*[.AQ24]^3" office:value-type="float" office:value="756.266348188819">
            <text:p>756.2663481888</text:p>
          </table:table-cell>
          <table:table-cell table:number-columns-repeated="2"/>
          <table:table-cell office:value-type="float" office:value="768.75">
            <text:p>768.75</text:p>
          </table:table-cell>
          <table:table-cell table:formula="of:= [.AT$10]*[.AU24]^0 + [.AT$11]*[.AU24]^1 + [.AT$12]*[.AU24]^2 + [.AT$13]*[.AU24]^3 + [.AT$14]*[.AU24]^4 + [.AT$15]*[.AU24]^5 + [.AT$16]*[.AU24]^6 + [.AT$17]*[.AU24]^7 + [.AT$18]*[.AU24]^8 + [.AT$19]*[.AU24]^9" office:value-type="float" office:value="756.055872893863">
            <text:p>756.0558728939</text:p>
          </table:table-cell>
        </table:table-row>
        <table:table-row table:style-name="ro2">
          <table:table-cell table:number-columns-repeated="9"/>
          <table:table-cell office:value-type="float" office:value="375">
            <text:p>375</text:p>
          </table:table-cell>
          <table:table-cell table:formula="of:= [.M$6]*[.J25]^0 + [.M$7]*[.J25]^1 + [.M$8]*[.J25]^2 + [.M$9]*[.J25]^3" office:value-type="float" office:value="657.281257067533">
            <text:p>657.2812570675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758">
            <text:p>758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Q$6]*[.R25]^0 + [.Q$7]*[.R25]^1 + [.Q$8]*[.R25]^2 + [.Q$9]*[.R25]^3" office:value-type="float" office:value="633.388807122644">
            <text:p>633.3888071226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U$7]*[.V25] + [.U$8]" office:value-type="float" office:value="638.478136632145">
            <text:p>638.4781366321</text:p>
          </table:table-cell>
          <table:table-cell office:value-type="float" office:value="425">
            <text:p>425</text:p>
          </table:table-cell>
          <table:table-cell office:value-type="float" office:value="720">
            <text:p>720</text:p>
          </table:table-cell>
          <table:table-cell office:value-type="float" office:value="708">
            <text:p>708</text:p>
          </table:table-cell>
          <table:table-cell table:formula="of:=ABS([.Z25]-[.Y25])" office:value-type="float" office:value="12">
            <text:p>12</text:p>
          </table:table-cell>
          <table:table-cell table:formula="of:=([.Y25]+[.Z25])/2" office:value-type="float" office:value="714">
            <text:p>714</text:p>
          </table:table-cell>
          <table:table-cell table:number-columns-repeated="2"/>
          <table:table-cell office:value-type="float" office:value="762.5">
            <text:p>762.5</text:p>
          </table:table-cell>
          <table:table-cell table:formula="of:= [.AD$10]*[.AE25]^0 + [.AD$11]*[.AE25]^1 + [.AD$12]*[.AE25]^2" office:value-type="float" office:value="755.740357627327">
            <text:p>755.7403576273</text:p>
          </table:table-cell>
          <table:table-cell table:number-columns-repeated="2"/>
          <table:table-cell office:value-type="float" office:value="762.5">
            <text:p>762.5</text:p>
          </table:table-cell>
          <table:table-cell table:formula="of:= [.AH$10]*[.AI25]^0 + [.AH$11]*[.AI25]^1 + [.AH$12]*[.AI25]^2 + [.AH$13]*[.AI25]^3" office:value-type="float" office:value="755.34817104134">
            <text:p>755.3481710413</text:p>
          </table:table-cell>
          <table:table-cell table:number-columns-repeated="2"/>
          <table:table-cell office:value-type="float" office:value="762.5">
            <text:p>762.5</text:p>
          </table:table-cell>
          <table:table-cell table:formula="of:= [.AL$10]*[.AM25]^0 + [.AL$11]*[.AM25]^1 + [.AL$12]*[.AM25]^2 + [.AL$13]*[.AM25]^3 + [.AL$14]*[.AM25]^4" office:value-type="float" office:value="751.940932265324">
            <text:p>751.9409322653</text:p>
          </table:table-cell>
          <table:table-cell table:number-columns-repeated="2"/>
          <table:table-cell office:value-type="float" office:value="762.5">
            <text:p>762.5</text:p>
          </table:table-cell>
          <table:table-cell table:formula="of:= [.AP$10]*[.AQ25]^0 + [.AP$11]*[.AQ25]^1 + [.AP$12]*[.AQ25]^2 + [.AP$13]*[.AQ25]^3" office:value-type="float" office:value="755.916401682394">
            <text:p>755.9164016824</text:p>
          </table:table-cell>
          <table:table-cell table:number-columns-repeated="2"/>
          <table:table-cell office:value-type="float" office:value="762.5">
            <text:p>762.5</text:p>
          </table:table-cell>
          <table:table-cell table:formula="of:= [.AT$10]*[.AU25]^0 + [.AT$11]*[.AU25]^1 + [.AT$12]*[.AU25]^2 + [.AT$13]*[.AU25]^3 + [.AT$14]*[.AU25]^4 + [.AT$15]*[.AU25]^5 + [.AT$16]*[.AU25]^6 + [.AT$17]*[.AU25]^7 + [.AT$18]*[.AU25]^8 + [.AT$19]*[.AU25]^9" office:value-type="float" office:value="755.468925124122">
            <text:p>755.4689251241</text:p>
          </table:table-cell>
        </table:table-row>
        <table:table-row table:style-name="ro2">
          <table:table-cell table:number-columns-repeated="9"/>
          <table:table-cell office:value-type="float" office:value="387.5">
            <text:p>387.5</text:p>
          </table:table-cell>
          <table:table-cell table:formula="of:= [.M$6]*[.J26]^0 + [.M$7]*[.J26]^1 + [.M$8]*[.J26]^2 + [.M$9]*[.J26]^3" office:value-type="float" office:value="660.819730943952">
            <text:p>660.819730944</text:p>
          </table:table-cell>
          <table:table-cell table:number-columns-repeated="2"/>
          <table:table-cell office:value-type="float" office:value="925">
            <text:p>925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Q$6]*[.R26]^0 + [.Q$7]*[.R26]^1 + [.Q$8]*[.R26]^2 + [.Q$9]*[.R26]^3" office:value-type="float" office:value="636.16184866423">
            <text:p>636.1618486642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U$7]*[.V26] + [.U$8]" office:value-type="float" office:value="640.97096425224">
            <text:p>640.9709642522</text:p>
          </table:table-cell>
          <table:table-cell office:value-type="float" office:value="400">
            <text:p>400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 table:formula="of:=ABS([.Z26]-[.Y26])" office:value-type="float" office:value="10">
            <text:p>10</text:p>
          </table:table-cell>
          <table:table-cell table:formula="of:=([.Y26]+[.Z26])/2" office:value-type="float" office:value="708">
            <text:p>708</text:p>
          </table:table-cell>
          <table:table-cell table:number-columns-repeated="2"/>
          <table:table-cell office:value-type="float" office:value="756.25">
            <text:p>756.25</text:p>
          </table:table-cell>
          <table:table-cell table:formula="of:= [.AD$10]*[.AE26]^0 + [.AD$11]*[.AE26]^1 + [.AD$12]*[.AE26]^2" office:value-type="float" office:value="755.444788178042">
            <text:p>755.444788178</text:p>
          </table:table-cell>
          <table:table-cell table:number-columns-repeated="2"/>
          <table:table-cell office:value-type="float" office:value="756.25">
            <text:p>756.25</text:p>
          </table:table-cell>
          <table:table-cell table:formula="of:= [.AH$10]*[.AI26]^0 + [.AH$11]*[.AI26]^1 + [.AH$12]*[.AI26]^2 + [.AH$13]*[.AI26]^3" office:value-type="float" office:value="754.996900710708">
            <text:p>754.9969007107</text:p>
          </table:table-cell>
          <table:table-cell table:number-columns-repeated="2"/>
          <table:table-cell office:value-type="float" office:value="756.25">
            <text:p>756.25</text:p>
          </table:table-cell>
          <table:table-cell table:formula="of:= [.AL$10]*[.AM26]^0 + [.AL$11]*[.AM26]^1 + [.AL$12]*[.AM26]^2 + [.AL$13]*[.AM26]^3 + [.AL$14]*[.AM26]^4" office:value-type="float" office:value="751.537824948356">
            <text:p>751.5378249484</text:p>
          </table:table-cell>
          <table:table-cell table:number-columns-repeated="2"/>
          <table:table-cell office:value-type="float" office:value="756.25">
            <text:p>756.25</text:p>
          </table:table-cell>
          <table:table-cell table:formula="of:= [.AP$10]*[.AQ26]^0 + [.AP$11]*[.AQ26]^1 + [.AP$12]*[.AQ26]^2 + [.AP$13]*[.AQ26]^3" office:value-type="float" office:value="755.543654558714">
            <text:p>755.5436545587</text:p>
          </table:table-cell>
          <table:table-cell table:number-columns-repeated="2"/>
          <table:table-cell office:value-type="float" office:value="756.25">
            <text:p>756.25</text:p>
          </table:table-cell>
          <table:table-cell table:formula="of:= [.AT$10]*[.AU26]^0 + [.AT$11]*[.AU26]^1 + [.AT$12]*[.AU26]^2 + [.AT$13]*[.AU26]^3 + [.AT$14]*[.AU26]^4 + [.AT$15]*[.AU26]^5 + [.AT$16]*[.AU26]^6 + [.AT$17]*[.AU26]^7 + [.AT$18]*[.AU26]^8 + [.AT$19]*[.AU26]^9" office:value-type="float" office:value="754.854636092088">
            <text:p>754.8546360921</text:p>
          </table:table-cell>
        </table:table-row>
        <table:table-row table:style-name="ro2">
          <table:table-cell table:number-columns-repeated="9"/>
          <table:table-cell office:value-type="float" office:value="400">
            <text:p>400</text:p>
          </table:table-cell>
          <table:table-cell table:formula="of:= [.M$6]*[.J27]^0 + [.M$7]*[.J27]^1 + [.M$8]*[.J27]^2 + [.M$9]*[.J27]^3" office:value-type="float" office:value="664.41908811997">
            <text:p>664.41908812</text:p>
          </table:table-cell>
          <table:table-cell table:number-columns-repeated="2"/>
          <table:table-cell office:value-type="float" office:value="950">
            <text:p>950</text:p>
          </table:table-cell>
          <table:table-cell office:value-type="float" office:value="761">
            <text:p>761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Q$6]*[.R27]^0 + [.Q$7]*[.R27]^1 + [.Q$8]*[.R27]^2 + [.Q$9]*[.R27]^3" office:value-type="float" office:value="638.979802414672">
            <text:p>638.9798024147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U$7]*[.V27] + [.U$8]" office:value-type="float" office:value="643.463791872335">
            <text:p>643.4637918723</text:p>
          </table:table-cell>
          <table:table-cell office:value-type="float" office:value="375">
            <text:p>375</text:p>
          </table:table-cell>
          <table:table-cell office:value-type="float" office:value="709">
            <text:p>709</text:p>
          </table:table-cell>
          <table:table-cell office:value-type="float" office:value="698">
            <text:p>698</text:p>
          </table:table-cell>
          <table:table-cell table:formula="of:=ABS([.Z27]-[.Y27])" office:value-type="float" office:value="11">
            <text:p>11</text:p>
          </table:table-cell>
          <table:table-cell table:formula="of:=([.Y27]+[.Z27])/2" office:value-type="float" office:value="703.5">
            <text:p>703.5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 [.AD$10]*[.AE27]^0 + [.AD$11]*[.AE27]^1 + [.AD$12]*[.AE27]^2" office:value-type="float" office:value="755.128211440542">
            <text:p>755.1282114405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 [.AH$10]*[.AI27]^0 + [.AH$11]*[.AI27]^1 + [.AH$12]*[.AI27]^2 + [.AH$13]*[.AI27]^3" office:value-type="float" office:value="754.629080429351">
            <text:p>754.6290804294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 [.AL$10]*[.AM27]^0 + [.AL$11]*[.AM27]^1 + [.AL$12]*[.AM27]^2 + [.AL$13]*[.AM27]^3 + [.AL$14]*[.AM27]^4" office:value-type="float" office:value="751.150626560692">
            <text:p>751.1506265607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 [.AP$10]*[.AQ27]^0 + [.AP$11]*[.AQ27]^1 + [.AP$12]*[.AQ27]^2 + [.AP$13]*[.AQ27]^3" office:value-type="float" office:value="755.148146428951">
            <text:p>755.148146429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 [.AT$10]*[.AU27]^0 + [.AT$11]*[.AU27]^1 + [.AT$12]*[.AU27]^2 + [.AT$13]*[.AU27]^3 + [.AT$14]*[.AU27]^4 + [.AT$15]*[.AU27]^5 + [.AT$16]*[.AU27]^6 + [.AT$17]*[.AU27]^7 + [.AT$18]*[.AU27]^8 + [.AT$19]*[.AU27]^9" office:value-type="float" office:value="754.21851365146">
            <text:p>754.2185136515</text:p>
          </table:table-cell>
        </table:table-row>
        <table:table-row table:style-name="ro2">
          <table:table-cell table:number-columns-repeated="9"/>
          <table:table-cell office:value-type="float" office:value="412.5">
            <text:p>412.5</text:p>
          </table:table-cell>
          <table:table-cell table:formula="of:= [.M$6]*[.J28]^0 + [.M$7]*[.J28]^1 + [.M$8]*[.J28]^2 + [.M$9]*[.J28]^3" office:value-type="float" office:value="668.071262367827">
            <text:p>668.0712623678</text:p>
          </table:table-cell>
          <table:table-cell table:number-columns-repeated="6"/>
          <table:table-cell office:value-type="float" office:value="313.75">
            <text:p>313.75</text:p>
          </table:table-cell>
          <table:table-cell table:formula="of:= [.Q$6]*[.R28]^0 + [.Q$7]*[.R28]^1 + [.Q$8]*[.R28]^2 + [.Q$9]*[.R28]^3" office:value-type="float" office:value="642.12712099762">
            <text:p>642.1271209976</text:p>
          </table:table-cell>
          <table:table-cell table:number-columns-repeated="2"/>
          <table:table-cell office:value-type="float" office:value="313.75">
            <text:p>313.75</text:p>
          </table:table-cell>
          <table:table-cell table:formula="of:= [.U$7]*[.V28] + [.U$8]" office:value-type="float" office:value="646.20590225444">
            <text:p>646.2059022544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float" office:value="691">
            <text:p>691</text:p>
          </table:table-cell>
          <table:table-cell table:formula="of:=ABS([.Z28]-[.Y28])" office:value-type="float" office:value="9">
            <text:p>9</text:p>
          </table:table-cell>
          <table:table-cell table:formula="of:=([.Y28]+[.Z28])/2" office:value-type="float" office:value="695.5">
            <text:p>695.5</text:p>
          </table:table-cell>
          <table:table-cell table:number-columns-repeated="2"/>
          <table:table-cell office:value-type="float" office:value="743.75">
            <text:p>743.75</text:p>
          </table:table-cell>
          <table:table-cell table:formula="of:= [.AD$10]*[.AE28]^0 + [.AD$11]*[.AE28]^1 + [.AD$12]*[.AE28]^2" office:value-type="float" office:value="754.790627414826">
            <text:p>754.7906274148</text:p>
          </table:table-cell>
          <table:table-cell table:number-columns-repeated="2"/>
          <table:table-cell office:value-type="float" office:value="743.75">
            <text:p>743.75</text:p>
          </table:table-cell>
          <table:table-cell table:formula="of:= [.AH$10]*[.AI28]^0 + [.AH$11]*[.AI28]^1 + [.AH$12]*[.AI28]^2 + [.AH$13]*[.AI28]^3" office:value-type="float" office:value="754.244606486064">
            <text:p>754.2446064861</text:p>
          </table:table-cell>
          <table:table-cell table:number-columns-repeated="2"/>
          <table:table-cell office:value-type="float" office:value="743.75">
            <text:p>743.75</text:p>
          </table:table-cell>
          <table:table-cell table:formula="of:= [.AL$10]*[.AM28]^0 + [.AL$11]*[.AM28]^1 + [.AL$12]*[.AM28]^2 + [.AL$13]*[.AM28]^3 + [.AL$14]*[.AM28]^4" office:value-type="float" office:value="750.777048066226">
            <text:p>750.7770480662</text:p>
          </table:table-cell>
          <table:table-cell table:number-columns-repeated="2"/>
          <table:table-cell office:value-type="float" office:value="743.75">
            <text:p>743.75</text:p>
          </table:table-cell>
          <table:table-cell table:formula="of:= [.AP$10]*[.AQ28]^0 + [.AP$11]*[.AQ28]^1 + [.AP$12]*[.AQ28]^2 + [.AP$13]*[.AQ28]^3" office:value-type="float" office:value="754.729916904277">
            <text:p>754.7299169043</text:p>
          </table:table-cell>
          <table:table-cell table:number-columns-repeated="2"/>
          <table:table-cell office:value-type="float" office:value="743.75">
            <text:p>743.75</text:p>
          </table:table-cell>
          <table:table-cell table:formula="of:= [.AT$10]*[.AU28]^0 + [.AT$11]*[.AU28]^1 + [.AT$12]*[.AU28]^2 + [.AT$13]*[.AU28]^3 + [.AT$14]*[.AU28]^4 + [.AT$15]*[.AU28]^5 + [.AT$16]*[.AU28]^6 + [.AT$17]*[.AU28]^7 + [.AT$18]*[.AU28]^8 + [.AT$19]*[.AU28]^9" office:value-type="float" office:value="753.565624511204">
            <text:p>753.5656245112</text:p>
          </table:table-cell>
        </table:table-row>
        <table:table-row table:style-name="ro2">
          <table:table-cell table:number-columns-repeated="9"/>
          <table:table-cell office:value-type="float" office:value="425">
            <text:p>425</text:p>
          </table:table-cell>
          <table:table-cell table:formula="of:= [.M$6]*[.J29]^0 + [.M$7]*[.J29]^1 + [.M$8]*[.J29]^2 + [.M$9]*[.J29]^3" office:value-type="float" office:value="671.768187459763">
            <text:p>671.7681874598</text:p>
          </table:table-cell>
          <table:table-cell table:number-columns-repeated="6"/>
          <table:table-cell office:value-type="float" office:value="327.5">
            <text:p>327.5</text:p>
          </table:table-cell>
          <table:table-cell table:formula="of:= [.Q$6]*[.R29]^0 + [.Q$7]*[.R29]^1 + [.Q$8]*[.R29]^2 + [.Q$9]*[.R29]^3" office:value-type="float" office:value="645.319619692358">
            <text:p>645.3196196924</text:p>
          </table:table-cell>
          <table:table-cell table:number-columns-repeated="2"/>
          <table:table-cell office:value-type="float" office:value="327.5">
            <text:p>327.5</text:p>
          </table:table-cell>
          <table:table-cell table:formula="of:= [.U$7]*[.V29] + [.U$8]" office:value-type="float" office:value="648.948012636544">
            <text:p>648.9480126365</text:p>
          </table:table-cell>
          <table:table-cell office:value-type="float" office:value="325">
            <text:p>325</text:p>
          </table:table-cell>
          <table:table-cell office:value-type="float" office:value="696">
            <text:p>696</text:p>
          </table:table-cell>
          <table:table-cell office:value-type="float" office:value="684">
            <text:p>684</text:p>
          </table:table-cell>
          <table:table-cell table:formula="of:=ABS([.Z29]-[.Y29])" office:value-type="float" office:value="12">
            <text:p>12</text:p>
          </table:table-cell>
          <table:table-cell table:formula="of:=([.Y29]+[.Z29])/2" office:value-type="float" office:value="690">
            <text:p>690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AD$10]*[.AE29]^0 + [.AD$11]*[.AE29]^1 + [.AD$12]*[.AE29]^2" office:value-type="float" office:value="754.432036100894">
            <text:p>754.4320361009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AH$10]*[.AI29]^0 + [.AH$11]*[.AI29]^1 + [.AH$12]*[.AI29]^2 + [.AH$13]*[.AI29]^3" office:value-type="float" office:value="753.843375169638">
            <text:p>753.8433751696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AL$10]*[.AM29]^0 + [.AL$11]*[.AM29]^1 + [.AL$12]*[.AM29]^2 + [.AL$13]*[.AM29]^3 + [.AL$14]*[.AM29]^4" office:value-type="float" office:value="750.414851830616">
            <text:p>750.4148518306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AP$10]*[.AQ29]^0 + [.AP$11]*[.AQ29]^1 + [.AP$12]*[.AQ29]^2 + [.AP$13]*[.AQ29]^3" office:value-type="float" office:value="754.289005595864">
            <text:p>754.2890055959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AT$10]*[.AU29]^0 + [.AT$11]*[.AU29]^1 + [.AT$12]*[.AU29]^2 + [.AT$13]*[.AU29]^3 + [.AT$14]*[.AU29]^4 + [.AT$15]*[.AU29]^5 + [.AT$16]*[.AU29]^6 + [.AT$17]*[.AU29]^7 + [.AT$18]*[.AU29]^8 + [.AT$19]*[.AU29]^9" office:value-type="float" office:value="752.900476589653">
            <text:p>752.9004765897</text:p>
          </table:table-cell>
        </table:table-row>
        <table:table-row table:style-name="ro2">
          <table:table-cell table:number-columns-repeated="9"/>
          <table:table-cell office:value-type="float" office:value="437.5">
            <text:p>437.5</text:p>
          </table:table-cell>
          <table:table-cell table:formula="of:= [.M$6]*[.J30]^0 + [.M$7]*[.J30]^1 + [.M$8]*[.J30]^2 + [.M$9]*[.J30]^3" office:value-type="float" office:value="675.501797168018">
            <text:p>675.501797168</text:p>
          </table:table-cell>
          <table:table-cell table:number-columns-repeated="6"/>
          <table:table-cell office:value-type="float" office:value="341.25">
            <text:p>341.25</text:p>
          </table:table-cell>
          <table:table-cell table:formula="of:= [.Q$6]*[.R30]^0 + [.Q$7]*[.R30]^1 + [.Q$8]*[.R30]^2 + [.Q$9]*[.R30]^3" office:value-type="float" office:value="648.552498486022">
            <text:p>648.552498486</text:p>
          </table:table-cell>
          <table:table-cell table:number-columns-repeated="2"/>
          <table:table-cell office:value-type="float" office:value="341.25">
            <text:p>341.25</text:p>
          </table:table-cell>
          <table:table-cell table:formula="of:= [.U$7]*[.V30] + [.U$8]" office:value-type="float" office:value="651.690123018649">
            <text:p>651.6901230186</text:p>
          </table:table-cell>
          <table:table-cell office:value-type="float" office:value="300">
            <text:p>300</text:p>
          </table:table-cell>
          <table:table-cell office:value-type="float" office:value="688">
            <text:p>688</text:p>
          </table:table-cell>
          <table:table-cell office:value-type="float" office:value="674">
            <text:p>674</text:p>
          </table:table-cell>
          <table:table-cell table:formula="of:=ABS([.Z30]-[.Y30])" office:value-type="float" office:value="14">
            <text:p>14</text:p>
          </table:table-cell>
          <table:table-cell table:formula="of:=([.Y30]+[.Z30])/2" office:value-type="float" office:value="681">
            <text:p>681</text:p>
          </table:table-cell>
          <table:table-cell table:number-columns-repeated="2"/>
          <table:table-cell office:value-type="float" office:value="731.25">
            <text:p>731.25</text:p>
          </table:table-cell>
          <table:table-cell table:formula="of:= [.AD$10]*[.AE30]^0 + [.AD$11]*[.AE30]^1 + [.AD$12]*[.AE30]^2" office:value-type="float" office:value="754.052437498747">
            <text:p>754.0524374987</text:p>
          </table:table-cell>
          <table:table-cell table:number-columns-repeated="2"/>
          <table:table-cell office:value-type="float" office:value="731.25">
            <text:p>731.25</text:p>
          </table:table-cell>
          <table:table-cell table:formula="of:= [.AH$10]*[.AI30]^0 + [.AH$11]*[.AI30]^1 + [.AH$12]*[.AI30]^2 + [.AH$13]*[.AI30]^3" office:value-type="float" office:value="753.425282768868">
            <text:p>753.4252827689</text:p>
          </table:table-cell>
          <table:table-cell table:number-columns-repeated="2"/>
          <table:table-cell office:value-type="float" office:value="731.25">
            <text:p>731.25</text:p>
          </table:table-cell>
          <table:table-cell table:formula="of:= [.AL$10]*[.AM30]^0 + [.AL$11]*[.AM30]^1 + [.AL$12]*[.AM30]^2 + [.AL$13]*[.AM30]^3 + [.AL$14]*[.AM30]^4" office:value-type="float" office:value="750.061851621282">
            <text:p>750.0618516213</text:p>
          </table:table-cell>
          <table:table-cell table:number-columns-repeated="2"/>
          <table:table-cell office:value-type="float" office:value="731.25">
            <text:p>731.25</text:p>
          </table:table-cell>
          <table:table-cell table:formula="of:= [.AP$10]*[.AQ30]^0 + [.AP$11]*[.AQ30]^1 + [.AP$12]*[.AQ30]^2 + [.AP$13]*[.AQ30]^3" office:value-type="float" office:value="753.825452114887">
            <text:p>753.8254521149</text:p>
          </table:table-cell>
          <table:table-cell table:number-columns-repeated="2"/>
          <table:table-cell office:value-type="float" office:value="731.25">
            <text:p>731.25</text:p>
          </table:table-cell>
          <table:table-cell table:formula="of:= [.AT$10]*[.AU30]^0 + [.AT$11]*[.AU30]^1 + [.AT$12]*[.AU30]^2 + [.AT$13]*[.AU30]^3 + [.AT$14]*[.AU30]^4 + [.AT$15]*[.AU30]^5 + [.AT$16]*[.AU30]^6 + [.AT$17]*[.AU30]^7 + [.AT$18]*[.AU30]^8 + [.AT$19]*[.AU30]^9" office:value-type="float" office:value="752.226939524204">
            <text:p>752.2269395242</text:p>
          </table:table-cell>
        </table:table-row>
        <table:table-row table:style-name="ro2">
          <table:table-cell table:number-columns-repeated="9"/>
          <table:table-cell office:value-type="float" office:value="450">
            <text:p>450</text:p>
          </table:table-cell>
          <table:table-cell table:formula="of:= [.M$6]*[.J31]^0 + [.M$7]*[.J31]^1 + [.M$8]*[.J31]^2 + [.M$9]*[.J31]^3" office:value-type="float" office:value="679.264025264832">
            <text:p>679.2640252648</text:p>
          </table:table-cell>
          <table:table-cell table:number-columns-repeated="6"/>
          <table:table-cell office:value-type="float" office:value="355">
            <text:p>355</text:p>
          </table:table-cell>
          <table:table-cell table:formula="of:= [.Q$6]*[.R31]^0 + [.Q$7]*[.R31]^1 + [.Q$8]*[.R31]^2 + [.Q$9]*[.R31]^3" office:value-type="float" office:value="651.820957365745">
            <text:p>651.8209573657</text:p>
          </table:table-cell>
          <table:table-cell table:number-columns-repeated="2"/>
          <table:table-cell office:value-type="float" office:value="355">
            <text:p>355</text:p>
          </table:table-cell>
          <table:table-cell table:formula="of:= [.U$7]*[.V31] + [.U$8]" office:value-type="float" office:value="654.432233400754">
            <text:p>654.4322334008</text:p>
          </table:table-cell>
          <table:table-cell office:value-type="float" office:value="275">
            <text:p>275</text:p>
          </table:table-cell>
          <table:table-cell office:value-type="float" office:value="680">
            <text:p>680</text:p>
          </table:table-cell>
          <table:table-cell office:value-type="float" office:value="655">
            <text:p>655</text:p>
          </table:table-cell>
          <table:table-cell table:formula="of:=ABS([.Z31]-[.Y31])" office:value-type="float" office:value="25">
            <text:p>25</text:p>
          </table:table-cell>
          <table:table-cell table:formula="of:=([.Y31]+[.Z31])/2" office:value-type="float" office:value="667.5">
            <text:p>667.5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 [.AD$10]*[.AE31]^0 + [.AD$11]*[.AE31]^1 + [.AD$12]*[.AE31]^2" office:value-type="float" office:value="753.651831608384">
            <text:p>753.6518316084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 [.AH$10]*[.AI31]^0 + [.AH$11]*[.AI31]^1 + [.AH$12]*[.AI31]^2 + [.AH$13]*[.AI31]^3" office:value-type="float" office:value="752.990225572545">
            <text:p>752.9902255725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 [.AL$10]*[.AM31]^0 + [.AL$11]*[.AM31]^1 + [.AL$12]*[.AM31]^2 + [.AL$13]*[.AM31]^3 + [.AL$14]*[.AM31]^4" office:value-type="float" office:value="749.715912607407">
            <text:p>749.7159126074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 [.AP$10]*[.AQ31]^0 + [.AP$11]*[.AQ31]^1 + [.AP$12]*[.AQ31]^2 + [.AP$13]*[.AQ31]^3" office:value-type="float" office:value="753.339296072516">
            <text:p>753.3392960725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 [.AT$10]*[.AU31]^0 + [.AT$11]*[.AU31]^1 + [.AT$12]*[.AU31]^2 + [.AT$13]*[.AU31]^3 + [.AT$14]*[.AU31]^4 + [.AT$15]*[.AU31]^5 + [.AT$16]*[.AU31]^6 + [.AT$17]*[.AU31]^7 + [.AT$18]*[.AU31]^8 + [.AT$19]*[.AU31]^9" office:value-type="float" office:value="751.548198376215">
            <text:p>751.5481983762</text:p>
          </table:table-cell>
        </table:table-row>
        <table:table-row table:style-name="ro2">
          <table:table-cell table:number-columns-repeated="9"/>
          <table:table-cell office:value-type="float" office:value="462.5">
            <text:p>462.5</text:p>
          </table:table-cell>
          <table:table-cell table:formula="of:= [.M$6]*[.J32]^0 + [.M$7]*[.J32]^1 + [.M$8]*[.J32]^2 + [.M$9]*[.J32]^3" office:value-type="float" office:value="683.046805522447">
            <text:p>683.0468055224</text:p>
          </table:table-cell>
          <table:table-cell table:number-columns-repeated="6"/>
          <table:table-cell office:value-type="float" office:value="366.25">
            <text:p>366.25</text:p>
          </table:table-cell>
          <table:table-cell table:formula="of:= [.Q$6]*[.R32]^0 + [.Q$7]*[.R32]^1 + [.Q$8]*[.R32]^2 + [.Q$9]*[.R32]^3" office:value-type="float" office:value="654.518261643171">
            <text:p>654.5182616432</text:p>
          </table:table-cell>
          <table:table-cell table:number-columns-repeated="2"/>
          <table:table-cell office:value-type="float" office:value="366.25">
            <text:p>366.25</text:p>
          </table:table-cell>
          <table:table-cell table:formula="of:= [.U$7]*[.V32] + [.U$8]" office:value-type="float" office:value="656.675778258839">
            <text:p>656.6757782588</text:p>
          </table:table-cell>
          <table:table-cell office:value-type="float" office:value="250">
            <text:p>250</text:p>
          </table:table-cell>
          <table:table-cell office:value-type="float" office:value="667">
            <text:p>667</text:p>
          </table:table-cell>
          <table:table-cell office:value-type="float" office:value="642">
            <text:p>642</text:p>
          </table:table-cell>
          <table:table-cell table:formula="of:=ABS([.Z32]-[.Y32])" office:value-type="float" office:value="25">
            <text:p>25</text:p>
          </table:table-cell>
          <table:table-cell table:formula="of:=([.Y32]+[.Z32])/2" office:value-type="float" office:value="654.5">
            <text:p>654.5</text:p>
          </table:table-cell>
          <table:table-cell table:number-columns-repeated="2"/>
          <table:table-cell office:value-type="float" office:value="718.75">
            <text:p>718.75</text:p>
          </table:table-cell>
          <table:table-cell table:formula="of:= [.AD$10]*[.AE32]^0 + [.AD$11]*[.AE32]^1 + [.AD$12]*[.AE32]^2" office:value-type="float" office:value="753.230218429806">
            <text:p>753.2302184298</text:p>
          </table:table-cell>
          <table:table-cell table:number-columns-repeated="2"/>
          <table:table-cell office:value-type="float" office:value="718.75">
            <text:p>718.75</text:p>
          </table:table-cell>
          <table:table-cell table:formula="of:= [.AH$10]*[.AI32]^0 + [.AH$11]*[.AI32]^1 + [.AH$12]*[.AI32]^2 + [.AH$13]*[.AI32]^3" office:value-type="float" office:value="752.538099869464">
            <text:p>752.5380998695</text:p>
          </table:table-cell>
          <table:table-cell table:number-columns-repeated="2"/>
          <table:table-cell office:value-type="float" office:value="718.75">
            <text:p>718.75</text:p>
          </table:table-cell>
          <table:table-cell table:formula="of:= [.AL$10]*[.AM32]^0 + [.AL$11]*[.AM32]^1 + [.AL$12]*[.AM32]^2 + [.AL$13]*[.AM32]^3 + [.AL$14]*[.AM32]^4" office:value-type="float" office:value="749.37495135994">
            <text:p>749.3749513599</text:p>
          </table:table-cell>
          <table:table-cell table:number-columns-repeated="2"/>
          <table:table-cell office:value-type="float" office:value="718.75">
            <text:p>718.75</text:p>
          </table:table-cell>
          <table:table-cell table:formula="of:= [.AP$10]*[.AQ32]^0 + [.AP$11]*[.AQ32]^1 + [.AP$12]*[.AQ32]^2 + [.AP$13]*[.AQ32]^3" office:value-type="float" office:value="752.830577079925">
            <text:p>752.8305770799</text:p>
          </table:table-cell>
          <table:table-cell table:number-columns-repeated="2"/>
          <table:table-cell office:value-type="float" office:value="718.75">
            <text:p>718.75</text:p>
          </table:table-cell>
          <table:table-cell table:formula="of:= [.AT$10]*[.AU32]^0 + [.AT$11]*[.AU32]^1 + [.AT$12]*[.AU32]^2 + [.AT$13]*[.AU32]^3 + [.AT$14]*[.AU32]^4 + [.AT$15]*[.AU32]^5 + [.AT$16]*[.AU32]^6 + [.AT$17]*[.AU32]^7 + [.AT$18]*[.AU32]^8 + [.AT$19]*[.AU32]^9" office:value-type="float" office:value="750.866735888718">
            <text:p>750.8667358887</text:p>
          </table:table-cell>
        </table:table-row>
        <table:table-row table:style-name="ro2">
          <table:table-cell table:number-columns-repeated="9"/>
          <table:table-cell office:value-type="float" office:value="475">
            <text:p>475</text:p>
          </table:table-cell>
          <table:table-cell table:formula="of:= [.M$6]*[.J33]^0 + [.M$7]*[.J33]^1 + [.M$8]*[.J33]^2 + [.M$9]*[.J33]^3" office:value-type="float" office:value="686.8420717131">
            <text:p>686.8420717131</text:p>
          </table:table-cell>
          <table:table-cell table:number-columns-repeated="6"/>
          <table:table-cell office:value-type="float" office:value="377.5">
            <text:p>377.5</text:p>
          </table:table-cell>
          <table:table-cell table:formula="of:= [.Q$6]*[.R33]^0 + [.Q$7]*[.R33]^1 + [.Q$8]*[.R33]^2 + [.Q$9]*[.R33]^3" office:value-type="float" office:value="657.233541755184">
            <text:p>657.2335417552</text:p>
          </table:table-cell>
          <table:table-cell table:number-columns-repeated="2"/>
          <table:table-cell office:value-type="float" office:value="377.5">
            <text:p>377.5</text:p>
          </table:table-cell>
          <table:table-cell table:formula="of:= [.U$7]*[.V33] + [.U$8]" office:value-type="float" office:value="658.919323116924">
            <text:p>658.9193231169</text:p>
          </table:table-cell>
          <table:table-cell office:value-type="float" office:value="225">
            <text:p>225</text:p>
          </table:table-cell>
          <table:table-cell office:value-type="float" office:value="654">
            <text:p>654</text:p>
          </table:table-cell>
          <table:table-cell office:value-type="float" office:value="631">
            <text:p>631</text:p>
          </table:table-cell>
          <table:table-cell table:formula="of:=ABS([.Z33]-[.Y33])" office:value-type="float" office:value="23">
            <text:p>23</text:p>
          </table:table-cell>
          <table:table-cell table:formula="of:=([.Y33]+[.Z33])/2" office:value-type="float" office:value="642.5">
            <text:p>642.5</text:p>
          </table:table-cell>
          <table:table-cell table:number-columns-repeated="2"/>
          <table:table-cell office:value-type="float" office:value="712.5">
            <text:p>712.5</text:p>
          </table:table-cell>
          <table:table-cell table:formula="of:= [.AD$10]*[.AE33]^0 + [.AD$11]*[.AE33]^1 + [.AD$12]*[.AE33]^2" office:value-type="float" office:value="752.787597963013">
            <text:p>752.787597963</text:p>
          </table:table-cell>
          <table:table-cell table:number-columns-repeated="2"/>
          <table:table-cell office:value-type="float" office:value="712.5">
            <text:p>712.5</text:p>
          </table:table-cell>
          <table:table-cell table:formula="of:= [.AH$10]*[.AI33]^0 + [.AH$11]*[.AI33]^1 + [.AH$12]*[.AI33]^2 + [.AH$13]*[.AI33]^3" office:value-type="float" office:value="752.068801948417">
            <text:p>752.0688019484</text:p>
          </table:table-cell>
          <table:table-cell table:number-columns-repeated="2"/>
          <table:table-cell office:value-type="float" office:value="712.5">
            <text:p>712.5</text:p>
          </table:table-cell>
          <table:table-cell table:formula="of:= [.AL$10]*[.AM33]^0 + [.AL$11]*[.AM33]^1 + [.AL$12]*[.AM33]^2 + [.AL$13]*[.AM33]^3 + [.AL$14]*[.AM33]^4" office:value-type="float" office:value="749.036935851588">
            <text:p>749.0369358516</text:p>
          </table:table-cell>
          <table:table-cell table:number-columns-repeated="2"/>
          <table:table-cell office:value-type="float" office:value="712.5">
            <text:p>712.5</text:p>
          </table:table-cell>
          <table:table-cell table:formula="of:= [.AP$10]*[.AQ33]^0 + [.AP$11]*[.AQ33]^1 + [.AP$12]*[.AQ33]^2 + [.AP$13]*[.AQ33]^3" office:value-type="float" office:value="752.299334748286">
            <text:p>752.2993347483</text:p>
          </table:table-cell>
          <table:table-cell table:number-columns-repeated="2"/>
          <table:table-cell office:value-type="float" office:value="712.5">
            <text:p>712.5</text:p>
          </table:table-cell>
          <table:table-cell table:formula="of:= [.AT$10]*[.AU33]^0 + [.AT$11]*[.AU33]^1 + [.AT$12]*[.AU33]^2 + [.AT$13]*[.AU33]^3 + [.AT$14]*[.AU33]^4 + [.AT$15]*[.AU33]^5 + [.AT$16]*[.AU33]^6 + [.AT$17]*[.AU33]^7 + [.AT$18]*[.AU33]^8 + [.AT$19]*[.AU33]^9" office:value-type="float" office:value="750.18433898974">
            <text:p>750.1843389897</text:p>
          </table:table-cell>
        </table:table-row>
        <table:table-row table:style-name="ro2">
          <table:table-cell table:number-columns-repeated="9"/>
          <table:table-cell office:value-type="float" office:value="487.5">
            <text:p>487.5</text:p>
          </table:table-cell>
          <table:table-cell table:formula="of:= [.M$6]*[.J34]^0 + [.M$7]*[.J34]^1 + [.M$8]*[.J34]^2 + [.M$9]*[.J34]^3" office:value-type="float" office:value="690.641757609033">
            <text:p>690.641757609</text:p>
          </table:table-cell>
          <table:table-cell table:number-columns-repeated="6"/>
          <table:table-cell office:value-type="float" office:value="388.75">
            <text:p>388.75</text:p>
          </table:table-cell>
          <table:table-cell table:formula="of:= [.Q$6]*[.R34]^0 + [.Q$7]*[.R34]^1 + [.Q$8]*[.R34]^2 + [.Q$9]*[.R34]^3" office:value-type="float" office:value="659.964168693988">
            <text:p>659.964168694</text:p>
          </table:table-cell>
          <table:table-cell table:number-columns-repeated="2"/>
          <table:table-cell office:value-type="float" office:value="388.75">
            <text:p>388.75</text:p>
          </table:table-cell>
          <table:table-cell table:formula="of:= [.U$7]*[.V34] + [.U$8]" office:value-type="float" office:value="661.16286797501">
            <text:p>661.162867975</text:p>
          </table:table-cell>
          <table:table-cell office:value-type="float" office:value="200">
            <text:p>200</text:p>
          </table:table-cell>
          <table:table-cell office:value-type="float" office:value="646">
            <text:p>646</text:p>
          </table:table-cell>
          <table:table-cell office:value-type="float" office:value="625">
            <text:p>625</text:p>
          </table:table-cell>
          <table:table-cell table:formula="of:=ABS([.Z34]-[.Y34])" office:value-type="float" office:value="21">
            <text:p>21</text:p>
          </table:table-cell>
          <table:table-cell table:formula="of:=([.Y34]+[.Z34])/2" office:value-type="float" office:value="635.5">
            <text:p>635.5</text:p>
          </table:table-cell>
          <table:table-cell table:number-columns-repeated="2"/>
          <table:table-cell office:value-type="float" office:value="706.25">
            <text:p>706.25</text:p>
          </table:table-cell>
          <table:table-cell table:formula="of:= [.AD$10]*[.AE34]^0 + [.AD$11]*[.AE34]^1 + [.AD$12]*[.AE34]^2" office:value-type="float" office:value="752.323970208003">
            <text:p>752.323970208</text:p>
          </table:table-cell>
          <table:table-cell table:number-columns-repeated="2"/>
          <table:table-cell office:value-type="float" office:value="706.25">
            <text:p>706.25</text:p>
          </table:table-cell>
          <table:table-cell table:formula="of:= [.AH$10]*[.AI34]^0 + [.AH$11]*[.AI34]^1 + [.AH$12]*[.AI34]^2 + [.AH$13]*[.AI34]^3" office:value-type="float" office:value="751.582228098197">
            <text:p>751.5822280982</text:p>
          </table:table-cell>
          <table:table-cell table:number-columns-repeated="2"/>
          <table:table-cell office:value-type="float" office:value="706.25">
            <text:p>706.25</text:p>
          </table:table-cell>
          <table:table-cell table:formula="of:= [.AL$10]*[.AM34]^0 + [.AL$11]*[.AM34]^1 + [.AL$12]*[.AM34]^2 + [.AL$13]*[.AM34]^3 + [.AL$14]*[.AM34]^4" office:value-type="float" office:value="748.699885456825">
            <text:p>748.6998854568</text:p>
          </table:table-cell>
          <table:table-cell table:number-columns-repeated="2"/>
          <table:table-cell office:value-type="float" office:value="706.25">
            <text:p>706.25</text:p>
          </table:table-cell>
          <table:table-cell table:formula="of:= [.AP$10]*[.AQ34]^0 + [.AP$11]*[.AQ34]^1 + [.AP$12]*[.AQ34]^2 + [.AP$13]*[.AQ34]^3" office:value-type="float" office:value="751.745608688772">
            <text:p>751.7456086888</text:p>
          </table:table-cell>
          <table:table-cell table:number-columns-repeated="2"/>
          <table:table-cell office:value-type="float" office:value="706.25">
            <text:p>706.25</text:p>
          </table:table-cell>
          <table:table-cell table:formula="of:= [.AT$10]*[.AU34]^0 + [.AT$11]*[.AU34]^1 + [.AT$12]*[.AU34]^2 + [.AT$13]*[.AU34]^3 + [.AT$14]*[.AU34]^4 + [.AT$15]*[.AU34]^5 + [.AT$16]*[.AU34]^6 + [.AT$17]*[.AU34]^7 + [.AT$18]*[.AU34]^8 + [.AT$19]*[.AU34]^9" office:value-type="float" office:value="749.502125528088">
            <text:p>749.5021255281</text:p>
          </table:table-cell>
        </table:table-row>
        <table:table-row table:style-name="ro2">
          <table:table-cell table:number-columns-repeated="9"/>
          <table:table-cell office:value-type="float" office:value="500">
            <text:p>500</text:p>
          </table:table-cell>
          <table:table-cell table:formula="of:= [.M$6]*[.J35]^0 + [.M$7]*[.J35]^1 + [.M$8]*[.J35]^2 + [.M$9]*[.J35]^3" office:value-type="float" office:value="694.437796982486">
            <text:p>694.4377969825</text:p>
          </table:table-cell>
          <table:table-cell table:number-columns-repeated="6"/>
          <table:table-cell office:value-type="float" office:value="400">
            <text:p>400</text:p>
          </table:table-cell>
          <table:table-cell table:formula="of:= [.Q$6]*[.R35]^0 + [.Q$7]*[.R35]^1 + [.Q$8]*[.R35]^2 + [.Q$9]*[.R35]^3" office:value-type="float" office:value="662.707513451785">
            <text:p>662.7075134518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 [.U$7]*[.V35] + [.U$8]" office:value-type="float" office:value="663.406412833096">
            <text:p>663.4064128331</text:p>
          </table:table-cell>
          <table:table-cell office:value-type="float" office:value="150">
            <text:p>150</text:p>
          </table:table-cell>
          <table:table-cell office:value-type="float" office:value="633">
            <text:p>633</text:p>
          </table:table-cell>
          <table:table-cell office:value-type="float" office:value="617">
            <text:p>617</text:p>
          </table:table-cell>
          <table:table-cell table:formula="of:=ABS([.Z35]-[.Y35])" office:value-type="float" office:value="16">
            <text:p>16</text:p>
          </table:table-cell>
          <table:table-cell table:formula="of:=([.Y35]+[.Z35])/2" office:value-type="float" office:value="625">
            <text:p>625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AD$10]*[.AE35]^0 + [.AD$11]*[.AE35]^1 + [.AD$12]*[.AE35]^2" office:value-type="float" office:value="751.839335164779">
            <text:p>751.8393351648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AH$10]*[.AI35]^0 + [.AH$11]*[.AI35]^1 + [.AH$12]*[.AI35]^2 + [.AH$13]*[.AI35]^3" office:value-type="float" office:value="751.078274607597">
            <text:p>751.0782746076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AL$10]*[.AM35]^0 + [.AL$11]*[.AM35]^1 + [.AL$12]*[.AM35]^2 + [.AL$13]*[.AM35]^3 + [.AL$14]*[.AM35]^4" office:value-type="float" office:value="748.361870951886">
            <text:p>748.3618709519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AP$10]*[.AQ35]^0 + [.AP$11]*[.AQ35]^1 + [.AP$12]*[.AQ35]^2 + [.AP$13]*[.AQ35]^3" office:value-type="float" office:value="751.169438512555">
            <text:p>751.1694385126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AT$10]*[.AU35]^0 + [.AT$11]*[.AU35]^1 + [.AT$12]*[.AU35]^2 + [.AT$13]*[.AU35]^3 + [.AT$14]*[.AU35]^4 + [.AT$15]*[.AU35]^5 + [.AT$16]*[.AU35]^6 + [.AT$17]*[.AU35]^7 + [.AT$18]*[.AU35]^8 + [.AT$19]*[.AU35]^9" office:value-type="float" office:value="748.820587553797">
            <text:p>748.8205875538</text:p>
          </table:table-cell>
        </table:table-row>
        <table:table-row table:style-name="ro2">
          <table:table-cell table:number-columns-repeated="9"/>
          <table:table-cell office:value-type="float" office:value="515">
            <text:p>515</text:p>
          </table:table-cell>
          <table:table-cell table:formula="of:= [.M$6]*[.J36]^0 + [.M$7]*[.J36]^1 + [.M$8]*[.J36]^2 + [.M$9]*[.J36]^3" office:value-type="float" office:value="698.97687357227">
            <text:p>698.9768735723</text:p>
          </table:table-cell>
          <table:table-cell table:number-columns-repeated="6"/>
          <table:table-cell office:value-type="float" office:value="413.75">
            <text:p>413.75</text:p>
          </table:table-cell>
          <table:table-cell table:formula="of:= [.Q$6]*[.R36]^0 + [.Q$7]*[.R36]^1 + [.Q$8]*[.R36]^2 + [.Q$9]*[.R36]^3" office:value-type="float" office:value="666.07392676917">
            <text:p>666.0739267692</text:p>
          </table:table-cell>
          <table:table-cell table:number-columns-repeated="2"/>
          <table:table-cell office:value-type="float" office:value="413.75">
            <text:p>413.75</text:p>
          </table:table-cell>
          <table:table-cell table:formula="of:= [.U$7]*[.V36] + [.U$8]" office:value-type="float" office:value="666.1485232152">
            <text:p>666.1485232152</text:p>
          </table:table-cell>
          <table:table-cell office:value-type="float" office:value="125">
            <text:p>125</text:p>
          </table:table-cell>
          <table:table-cell office:value-type="float" office:value="628">
            <text:p>628</text:p>
          </table:table-cell>
          <table:table-cell office:value-type="float" office:value="612">
            <text:p>612</text:p>
          </table:table-cell>
          <table:table-cell table:formula="of:=ABS([.Z36]-[.Y36])" office:value-type="float" office:value="16">
            <text:p>16</text:p>
          </table:table-cell>
          <table:table-cell table:formula="of:=([.Y36]+[.Z36])/2" office:value-type="float" office:value="620">
            <text:p>620</text:p>
          </table:table-cell>
          <table:table-cell table:number-columns-repeated="2"/>
          <table:table-cell office:value-type="float" office:value="693.75">
            <text:p>693.75</text:p>
          </table:table-cell>
          <table:table-cell table:formula="of:= [.AD$10]*[.AE36]^0 + [.AD$11]*[.AE36]^1 + [.AD$12]*[.AE36]^2" office:value-type="float" office:value="751.333692833338">
            <text:p>751.3336928333</text:p>
          </table:table-cell>
          <table:table-cell table:number-columns-repeated="2"/>
          <table:table-cell office:value-type="float" office:value="693.75">
            <text:p>693.75</text:p>
          </table:table-cell>
          <table:table-cell table:formula="of:= [.AH$10]*[.AI36]^0 + [.AH$11]*[.AI36]^1 + [.AH$12]*[.AI36]^2 + [.AH$13]*[.AI36]^3" office:value-type="float" office:value="750.556837765411">
            <text:p>750.5568377654</text:p>
          </table:table-cell>
          <table:table-cell table:number-columns-repeated="2"/>
          <table:table-cell office:value-type="float" office:value="693.75">
            <text:p>693.75</text:p>
          </table:table-cell>
          <table:table-cell table:formula="of:= [.AL$10]*[.AM36]^0 + [.AL$11]*[.AM36]^1 + [.AL$12]*[.AM36]^2 + [.AL$13]*[.AM36]^3 + [.AL$14]*[.AM36]^4" office:value-type="float" office:value="748.02101451477">
            <text:p>748.0210145148</text:p>
          </table:table-cell>
          <table:table-cell table:number-columns-repeated="2"/>
          <table:table-cell office:value-type="float" office:value="693.75">
            <text:p>693.75</text:p>
          </table:table-cell>
          <table:table-cell table:formula="of:= [.AP$10]*[.AQ36]^0 + [.AP$11]*[.AQ36]^1 + [.AP$12]*[.AQ36]^2 + [.AP$13]*[.AQ36]^3" office:value-type="float" office:value="750.570863830808">
            <text:p>750.5708638308</text:p>
          </table:table-cell>
          <table:table-cell table:number-columns-repeated="2"/>
          <table:table-cell office:value-type="float" office:value="693.75">
            <text:p>693.75</text:p>
          </table:table-cell>
          <table:table-cell table:formula="of:= [.AT$10]*[.AU36]^0 + [.AT$11]*[.AU36]^1 + [.AT$12]*[.AU36]^2 + [.AT$13]*[.AU36]^3 + [.AT$14]*[.AU36]^4 + [.AT$15]*[.AU36]^5 + [.AT$16]*[.AU36]^6 + [.AT$17]*[.AU36]^7 + [.AT$18]*[.AU36]^8 + [.AT$19]*[.AU36]^9" office:value-type="float" office:value="748.139647722594">
            <text:p>748.1396477226</text:p>
          </table:table-cell>
        </table:table-row>
        <table:table-row table:style-name="ro2">
          <table:table-cell table:number-columns-repeated="9"/>
          <table:table-cell office:value-type="float" office:value="530">
            <text:p>530</text:p>
          </table:table-cell>
          <table:table-cell table:formula="of:= [.M$6]*[.J37]^0 + [.M$7]*[.J37]^1 + [.M$8]*[.J37]^2 + [.M$9]*[.J37]^3" office:value-type="float" office:value="703.485145360138">
            <text:p>703.4851453601</text:p>
          </table:table-cell>
          <table:table-cell table:number-columns-repeated="6"/>
          <table:table-cell office:value-type="float" office:value="427.5">
            <text:p>427.5</text:p>
          </table:table-cell>
          <table:table-cell table:formula="of:= [.Q$6]*[.R37]^0 + [.Q$7]*[.R37]^1 + [.Q$8]*[.R37]^2 + [.Q$9]*[.R37]^3" office:value-type="float" office:value="669.45061101387">
            <text:p>669.4506110139</text:p>
          </table:table-cell>
          <table:table-cell table:number-columns-repeated="2"/>
          <table:table-cell office:value-type="float" office:value="427.5">
            <text:p>427.5</text:p>
          </table:table-cell>
          <table:table-cell table:formula="of:= [.U$7]*[.V37] + [.U$8]" office:value-type="float" office:value="668.890633597305">
            <text:p>668.8906335973</text:p>
          </table:table-cell>
          <table:table-cell office:value-type="float" office:value="100">
            <text:p>100</text:p>
          </table:table-cell>
          <table:table-cell office:value-type="float" office:value="623">
            <text:p>623</text:p>
          </table:table-cell>
          <table:table-cell office:value-type="float" office:value="607">
            <text:p>607</text:p>
          </table:table-cell>
          <table:table-cell table:formula="of:=ABS([.Z37]-[.Y37])" office:value-type="float" office:value="16">
            <text:p>16</text:p>
          </table:table-cell>
          <table:table-cell table:formula="of:=([.Y37]+[.Z37])/2" office:value-type="float" office:value="615">
            <text:p>615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AD$10]*[.AE37]^0 + [.AD$11]*[.AE37]^1 + [.AD$12]*[.AE37]^2" office:value-type="float" office:value="750.807043213682">
            <text:p>750.8070432137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AH$10]*[.AI37]^0 + [.AH$11]*[.AI37]^1 + [.AH$12]*[.AI37]^2 + [.AH$13]*[.AI37]^3" office:value-type="float" office:value="750.017813860431">
            <text:p>750.0178138604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AL$10]*[.AM37]^0 + [.AL$11]*[.AM37]^1 + [.AL$12]*[.AM37]^2 + [.AL$13]*[.AM37]^3 + [.AL$14]*[.AM37]^4" office:value-type="float" office:value="747.675489725239">
            <text:p>747.6754897252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AP$10]*[.AQ37]^0 + [.AP$11]*[.AQ37]^1 + [.AP$12]*[.AQ37]^2 + [.AP$13]*[.AQ37]^3" office:value-type="float" office:value="749.949924254703">
            <text:p>749.9499242547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AT$10]*[.AU37]^0 + [.AT$11]*[.AU37]^1 + [.AT$12]*[.AU37]^2 + [.AT$13]*[.AU37]^3 + [.AT$14]*[.AU37]^4 + [.AT$15]*[.AU37]^5 + [.AT$16]*[.AU37]^6 + [.AT$17]*[.AU37]^7 + [.AT$18]*[.AU37]^8 + [.AT$19]*[.AU37]^9" office:value-type="float" office:value="747.458725704979">
            <text:p>747.458725705</text:p>
          </table:table-cell>
        </table:table-row>
        <table:table-row table:style-name="ro2">
          <table:table-cell table:number-columns-repeated="9"/>
          <table:table-cell office:value-type="float" office:value="545">
            <text:p>545</text:p>
          </table:table-cell>
          <table:table-cell table:formula="of:= [.M$6]*[.J38]^0 + [.M$7]*[.J38]^1 + [.M$8]*[.J38]^2 + [.M$9]*[.J38]^3" office:value-type="float" office:value="707.948673904523">
            <text:p>707.9486739045</text:p>
          </table:table-cell>
          <table:table-cell table:number-columns-repeated="6"/>
          <table:table-cell office:value-type="float" office:value="441.25">
            <text:p>441.25</text:p>
          </table:table-cell>
          <table:table-cell table:formula="of:= [.Q$6]*[.R38]^0 + [.Q$7]*[.R38]^1 + [.Q$8]*[.R38]^2 + [.Q$9]*[.R38]^3" office:value-type="float" office:value="672.832766173019">
            <text:p>672.832766173</text:p>
          </table:table-cell>
          <table:table-cell table:number-columns-repeated="2"/>
          <table:table-cell office:value-type="float" office:value="441.25">
            <text:p>441.25</text:p>
          </table:table-cell>
          <table:table-cell table:formula="of:= [.U$7]*[.V38] + [.U$8]" office:value-type="float" office:value="671.632743979409">
            <text:p>671.6327439794</text:p>
          </table:table-cell>
          <table:table-cell table:number-columns-repeated="7"/>
          <table:table-cell office:value-type="float" office:value="681.25">
            <text:p>681.25</text:p>
          </table:table-cell>
          <table:table-cell table:formula="of:= [.AD$10]*[.AE38]^0 + [.AD$11]*[.AE38]^1 + [.AD$12]*[.AE38]^2" office:value-type="float" office:value="750.259386305811">
            <text:p>750.2593863058</text:p>
          </table:table-cell>
          <table:table-cell table:number-columns-repeated="2"/>
          <table:table-cell office:value-type="float" office:value="681.25">
            <text:p>681.25</text:p>
          </table:table-cell>
          <table:table-cell table:formula="of:= [.AH$10]*[.AI38]^0 + [.AH$11]*[.AI38]^1 + [.AH$12]*[.AI38]^2 + [.AH$13]*[.AI38]^3" office:value-type="float" office:value="749.461099181451">
            <text:p>749.4610991815</text:p>
          </table:table-cell>
          <table:table-cell table:number-columns-repeated="2"/>
          <table:table-cell office:value-type="float" office:value="681.25">
            <text:p>681.25</text:p>
          </table:table-cell>
          <table:table-cell table:formula="of:= [.AL$10]*[.AM38]^0 + [.AL$11]*[.AM38]^1 + [.AL$12]*[.AM38]^2 + [.AL$13]*[.AM38]^3 + [.AL$14]*[.AM38]^4" office:value-type="float" office:value="747.323521564816">
            <text:p>747.3235215648</text:p>
          </table:table-cell>
          <table:table-cell table:number-columns-repeated="2"/>
          <table:table-cell office:value-type="float" office:value="681.25">
            <text:p>681.25</text:p>
          </table:table-cell>
          <table:table-cell table:formula="of:= [.AP$10]*[.AQ38]^0 + [.AP$11]*[.AQ38]^1 + [.AP$12]*[.AQ38]^2 + [.AP$13]*[.AQ38]^3" office:value-type="float" office:value="749.306659395413">
            <text:p>749.3066593954</text:p>
          </table:table-cell>
          <table:table-cell table:number-columns-repeated="2"/>
          <table:table-cell office:value-type="float" office:value="681.25">
            <text:p>681.25</text:p>
          </table:table-cell>
          <table:table-cell table:formula="of:= [.AT$10]*[.AU38]^0 + [.AT$11]*[.AU38]^1 + [.AT$12]*[.AU38]^2 + [.AT$13]*[.AU38]^3 + [.AT$14]*[.AU38]^4 + [.AT$15]*[.AU38]^5 + [.AT$16]*[.AU38]^6 + [.AT$17]*[.AU38]^7 + [.AT$18]*[.AU38]^8 + [.AT$19]*[.AU38]^9" office:value-type="float" office:value="746.77681175137">
            <text:p>746.7768117514</text:p>
          </table:table-cell>
        </table:table-row>
        <table:table-row table:style-name="ro2">
          <table:table-cell table:number-columns-repeated="9"/>
          <table:table-cell office:value-type="float" office:value="560">
            <text:p>560</text:p>
          </table:table-cell>
          <table:table-cell table:formula="of:= [.M$6]*[.J39]^0 + [.M$7]*[.J39]^1 + [.M$8]*[.J39]^2 + [.M$9]*[.J39]^3" office:value-type="float" office:value="712.353520763854">
            <text:p>712.3535207639</text:p>
          </table:table-cell>
          <table:table-cell table:number-columns-repeated="6"/>
          <table:table-cell office:value-type="float" office:value="455">
            <text:p>455</text:p>
          </table:table-cell>
          <table:table-cell table:formula="of:= [.Q$6]*[.R39]^0 + [.Q$7]*[.R39]^1 + [.Q$8]*[.R39]^2 + [.Q$9]*[.R39]^3" office:value-type="float" office:value="676.21559223375">
            <text:p>676.2155922338</text:p>
          </table:table-cell>
          <table:table-cell table:number-columns-repeated="2"/>
          <table:table-cell office:value-type="float" office:value="455">
            <text:p>455</text:p>
          </table:table-cell>
          <table:table-cell table:formula="of:= [.U$7]*[.V39] + [.U$8]" office:value-type="float" office:value="674.374854361514">
            <text:p>674.3748543615</text:p>
          </table:table-cell>
          <table:table-cell table:number-columns-repeated="7"/>
          <table:table-cell office:value-type="float" office:value="675">
            <text:p>675</text:p>
          </table:table-cell>
          <table:table-cell table:formula="of:= [.AD$10]*[.AE39]^0 + [.AD$11]*[.AE39]^1 + [.AD$12]*[.AE39]^2" office:value-type="float" office:value="749.690722109724">
            <text:p>749.6907221097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 [.AH$10]*[.AI39]^0 + [.AH$11]*[.AI39]^1 + [.AH$12]*[.AI39]^2 + [.AH$13]*[.AI39]^3" office:value-type="float" office:value="748.886590017264">
            <text:p>748.8865900173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 [.AL$10]*[.AM39]^0 + [.AL$11]*[.AM39]^1 + [.AL$12]*[.AM39]^2 + [.AL$13]*[.AM39]^3 + [.AL$14]*[.AM39]^4" office:value-type="float" office:value="746.963386416791">
            <text:p>746.9633864168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 [.AP$10]*[.AQ39]^0 + [.AP$11]*[.AQ39]^1 + [.AP$12]*[.AQ39]^2 + [.AP$13]*[.AQ39]^3" office:value-type="float" office:value="748.64110886411">
            <text:p>748.6411088641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 [.AT$10]*[.AU39]^0 + [.AT$11]*[.AU39]^1 + [.AT$12]*[.AU39]^2 + [.AT$13]*[.AU39]^3 + [.AT$14]*[.AU39]^4 + [.AT$15]*[.AU39]^5 + [.AT$16]*[.AU39]^6 + [.AT$17]*[.AU39]^7 + [.AT$18]*[.AU39]^8 + [.AT$19]*[.AU39]^9" office:value-type="float" office:value="746.092544823325">
            <text:p>746.0925448233</text:p>
          </table:table-cell>
        </table:table-row>
        <table:table-row table:style-name="ro2">
          <table:table-cell table:number-columns-repeated="9"/>
          <table:table-cell office:value-type="float" office:value="570">
            <text:p>570</text:p>
          </table:table-cell>
          <table:table-cell table:formula="of:= [.M$6]*[.J40]^0 + [.M$7]*[.J40]^1 + [.M$8]*[.J40]^2 + [.M$9]*[.J40]^3" office:value-type="float" office:value="715.250601219579">
            <text:p>715.2506012196</text:p>
          </table:table-cell>
          <table:table-cell table:number-columns-repeated="6"/>
          <table:table-cell office:value-type="float" office:value="466.25">
            <text:p>466.25</text:p>
          </table:table-cell>
          <table:table-cell table:formula="of:= [.Q$6]*[.R40]^0 + [.Q$7]*[.R40]^1 + [.Q$8]*[.R40]^2 + [.Q$9]*[.R40]^3" office:value-type="float" office:value="678.980504150158">
            <text:p>678.9805041502</text:p>
          </table:table-cell>
          <table:table-cell table:number-columns-repeated="2"/>
          <table:table-cell office:value-type="float" office:value="466.25">
            <text:p>466.25</text:p>
          </table:table-cell>
          <table:table-cell table:formula="of:= [.U$7]*[.V40] + [.U$8]" office:value-type="float" office:value="676.618399219599">
            <text:p>676.6183992196</text:p>
          </table:table-cell>
          <table:table-cell table:number-columns-repeated="7"/>
          <table:table-cell office:value-type="float" office:value="668.75">
            <text:p>668.75</text:p>
          </table:table-cell>
          <table:table-cell table:formula="of:= [.AD$10]*[.AE40]^0 + [.AD$11]*[.AE40]^1 + [.AD$12]*[.AE40]^2" office:value-type="float" office:value="749.101050625421">
            <text:p>749.1010506254</text:p>
          </table:table-cell>
          <table:table-cell table:number-columns-repeated="2"/>
          <table:table-cell office:value-type="float" office:value="668.75">
            <text:p>668.75</text:p>
          </table:table-cell>
          <table:table-cell table:formula="of:= [.AH$10]*[.AI40]^0 + [.AH$11]*[.AI40]^1 + [.AH$12]*[.AI40]^2 + [.AH$13]*[.AI40]^3" office:value-type="float" office:value="748.294182656662">
            <text:p>748.2941826567</text:p>
          </table:table-cell>
          <table:table-cell table:number-columns-repeated="2"/>
          <table:table-cell office:value-type="float" office:value="668.75">
            <text:p>668.75</text:p>
          </table:table-cell>
          <table:table-cell table:formula="of:= [.AL$10]*[.AM40]^0 + [.AL$11]*[.AM40]^1 + [.AL$12]*[.AM40]^2 + [.AL$13]*[.AM40]^3 + [.AL$14]*[.AM40]^4" office:value-type="float" office:value="746.593412066214">
            <text:p>746.5934120662</text:p>
          </table:table-cell>
          <table:table-cell table:number-columns-repeated="2"/>
          <table:table-cell office:value-type="float" office:value="668.75">
            <text:p>668.75</text:p>
          </table:table-cell>
          <table:table-cell table:formula="of:= [.AP$10]*[.AQ40]^0 + [.AP$11]*[.AQ40]^1 + [.AP$12]*[.AQ40]^2 + [.AP$13]*[.AQ40]^3" office:value-type="float" office:value="747.953312271968">
            <text:p>747.953312272</text:p>
          </table:table-cell>
          <table:table-cell table:number-columns-repeated="2"/>
          <table:table-cell office:value-type="float" office:value="668.75">
            <text:p>668.75</text:p>
          </table:table-cell>
          <table:table-cell table:formula="of:= [.AT$10]*[.AU40]^0 + [.AT$11]*[.AU40]^1 + [.AT$12]*[.AU40]^2 + [.AT$13]*[.AU40]^3 + [.AT$14]*[.AU40]^4 + [.AT$15]*[.AU40]^5 + [.AT$16]*[.AU40]^6 + [.AT$17]*[.AU40]^7 + [.AT$18]*[.AU40]^8 + [.AT$19]*[.AU40]^9" office:value-type="float" office:value="745.404292963198">
            <text:p>745.4042929632</text:p>
          </table:table-cell>
        </table:table-row>
        <table:table-row table:style-name="ro2">
          <table:table-cell table:number-columns-repeated="9"/>
          <table:table-cell office:value-type="float" office:value="580">
            <text:p>580</text:p>
          </table:table-cell>
          <table:table-cell table:formula="of:= [.M$6]*[.J41]^0 + [.M$7]*[.J41]^1 + [.M$8]*[.J41]^2 + [.M$9]*[.J41]^3" office:value-type="float" office:value="718.111276154859">
            <text:p>718.1112761549</text:p>
          </table:table-cell>
          <table:table-cell table:number-columns-repeated="6"/>
          <table:table-cell office:value-type="float" office:value="477.5">
            <text:p>477.5</text:p>
          </table:table-cell>
          <table:table-cell table:formula="of:= [.Q$6]*[.R41]^0 + [.Q$7]*[.R41]^1 + [.Q$8]*[.R41]^2 + [.Q$9]*[.R41]^3" office:value-type="float" office:value="681.74002294295">
            <text:p>681.740022943</text:p>
          </table:table-cell>
          <table:table-cell table:number-columns-repeated="2"/>
          <table:table-cell office:value-type="float" office:value="477.5">
            <text:p>477.5</text:p>
          </table:table-cell>
          <table:table-cell table:formula="of:= [.U$7]*[.V41] + [.U$8]" office:value-type="float" office:value="678.861944077685">
            <text:p>678.8619440777</text:p>
          </table:table-cell>
          <table:table-cell table:number-columns-repeated="7"/>
          <table:table-cell office:value-type="float" office:value="662.5">
            <text:p>662.5</text:p>
          </table:table-cell>
          <table:table-cell table:formula="of:= [.AD$10]*[.AE41]^0 + [.AD$11]*[.AE41]^1 + [.AD$12]*[.AE41]^2" office:value-type="float" office:value="748.490371852903">
            <text:p>748.4903718529</text:p>
          </table:table-cell>
          <table:table-cell table:number-columns-repeated="2"/>
          <table:table-cell office:value-type="float" office:value="662.5">
            <text:p>662.5</text:p>
          </table:table-cell>
          <table:table-cell table:formula="of:= [.AH$10]*[.AI41]^0 + [.AH$11]*[.AI41]^1 + [.AH$12]*[.AI41]^2 + [.AH$13]*[.AI41]^3" office:value-type="float" office:value="747.683773388438">
            <text:p>747.6837733884</text:p>
          </table:table-cell>
          <table:table-cell table:number-columns-repeated="2"/>
          <table:table-cell office:value-type="float" office:value="662.5">
            <text:p>662.5</text:p>
          </table:table-cell>
          <table:table-cell table:formula="of:= [.AL$10]*[.AM41]^0 + [.AL$11]*[.AM41]^1 + [.AL$12]*[.AM41]^2 + [.AL$13]*[.AM41]^3 + [.AL$14]*[.AM41]^4" office:value-type="float" office:value="746.211977699898">
            <text:p>746.2119776999</text:p>
          </table:table-cell>
          <table:table-cell table:number-columns-repeated="2"/>
          <table:table-cell office:value-type="float" office:value="662.5">
            <text:p>662.5</text:p>
          </table:table-cell>
          <table:table-cell table:formula="of:= [.AP$10]*[.AQ41]^0 + [.AP$11]*[.AQ41]^1 + [.AP$12]*[.AQ41]^2 + [.AP$13]*[.AQ41]^3" office:value-type="float" office:value="747.243309230158">
            <text:p>747.2433092302</text:p>
          </table:table-cell>
          <table:table-cell table:number-columns-repeated="2"/>
          <table:table-cell office:value-type="float" office:value="662.5">
            <text:p>662.5</text:p>
          </table:table-cell>
          <table:table-cell table:formula="of:= [.AT$10]*[.AU41]^0 + [.AT$11]*[.AU41]^1 + [.AT$12]*[.AU41]^2 + [.AT$13]*[.AU41]^3 + [.AT$14]*[.AU41]^4 + [.AT$15]*[.AU41]^5 + [.AT$16]*[.AU41]^6 + [.AT$17]*[.AU41]^7 + [.AT$18]*[.AU41]^8 + [.AT$19]*[.AU41]^9" office:value-type="float" office:value="744.710233819591">
            <text:p>744.7102338196</text:p>
          </table:table-cell>
        </table:table-row>
        <table:table-row table:style-name="ro2">
          <table:table-cell table:number-columns-repeated="9"/>
          <table:table-cell office:value-type="float" office:value="590">
            <text:p>590</text:p>
          </table:table-cell>
          <table:table-cell table:formula="of:= [.M$6]*[.J42]^0 + [.M$7]*[.J42]^1 + [.M$8]*[.J42]^2 + [.M$9]*[.J42]^3" office:value-type="float" office:value="720.931415661081">
            <text:p>720.9314156611</text:p>
          </table:table-cell>
          <table:table-cell table:number-columns-repeated="6"/>
          <table:table-cell office:value-type="float" office:value="488.75">
            <text:p>488.75</text:p>
          </table:table-cell>
          <table:table-cell table:formula="of:= [.Q$6]*[.R42]^0 + [.Q$7]*[.R42]^1 + [.Q$8]*[.R42]^2 + [.Q$9]*[.R42]^3" office:value-type="float" office:value="684.49151960433">
            <text:p>684.4915196043</text:p>
          </table:table-cell>
          <table:table-cell table:number-columns-repeated="2"/>
          <table:table-cell office:value-type="float" office:value="488.75">
            <text:p>488.75</text:p>
          </table:table-cell>
          <table:table-cell table:formula="of:= [.U$7]*[.V42] + [.U$8]" office:value-type="float" office:value="681.105488935771">
            <text:p>681.1054889358</text:p>
          </table:table-cell>
          <table:table-cell table:number-columns-repeated="7"/>
          <table:table-cell office:value-type="float" office:value="656.25">
            <text:p>656.25</text:p>
          </table:table-cell>
          <table:table-cell table:formula="of:= [.AD$10]*[.AE42]^0 + [.AD$11]*[.AE42]^1 + [.AD$12]*[.AE42]^2" office:value-type="float" office:value="747.858685792169">
            <text:p>747.8586857922</text:p>
          </table:table-cell>
          <table:table-cell table:number-columns-repeated="2"/>
          <table:table-cell office:value-type="float" office:value="656.25">
            <text:p>656.25</text:p>
          </table:table-cell>
          <table:table-cell table:formula="of:= [.AH$10]*[.AI42]^0 + [.AH$11]*[.AI42]^1 + [.AH$12]*[.AI42]^2 + [.AH$13]*[.AI42]^3" office:value-type="float" office:value="747.055258501387">
            <text:p>747.0552585014</text:p>
          </table:table-cell>
          <table:table-cell table:number-columns-repeated="2"/>
          <table:table-cell office:value-type="float" office:value="656.25">
            <text:p>656.25</text:p>
          </table:table-cell>
          <table:table-cell table:formula="of:= [.AL$10]*[.AM42]^0 + [.AL$11]*[.AM42]^1 + [.AL$12]*[.AM42]^2 + [.AL$13]*[.AM42]^3 + [.AL$14]*[.AM42]^4" office:value-type="float" office:value="745.817513906419">
            <text:p>745.8175139064</text:p>
          </table:table-cell>
          <table:table-cell table:number-columns-repeated="2"/>
          <table:table-cell office:value-type="float" office:value="656.25">
            <text:p>656.25</text:p>
          </table:table-cell>
          <table:table-cell table:formula="of:= [.AP$10]*[.AQ42]^0 + [.AP$11]*[.AQ42]^1 + [.AP$12]*[.AQ42]^2 + [.AP$13]*[.AQ42]^3" office:value-type="float" office:value="746.511139349853">
            <text:p>746.5111393499</text:p>
          </table:table-cell>
          <table:table-cell table:number-columns-repeated="2"/>
          <table:table-cell office:value-type="float" office:value="656.25">
            <text:p>656.25</text:p>
          </table:table-cell>
          <table:table-cell table:formula="of:= [.AT$10]*[.AU42]^0 + [.AT$11]*[.AU42]^1 + [.AT$12]*[.AU42]^2 + [.AT$13]*[.AU42]^3 + [.AT$14]*[.AU42]^4 + [.AT$15]*[.AU42]^5 + [.AT$16]*[.AU42]^6 + [.AT$17]*[.AU42]^7 + [.AT$18]*[.AU42]^8 + [.AT$19]*[.AU42]^9" office:value-type="float" office:value="744.008433477677">
            <text:p>744.0084334777</text:p>
          </table:table-cell>
        </table:table-row>
        <table:table-row table:style-name="ro2">
          <table:table-cell table:number-columns-repeated="9"/>
          <table:table-cell office:value-type="float" office:value="600">
            <text:p>600</text:p>
          </table:table-cell>
          <table:table-cell table:formula="of:= [.M$6]*[.J43]^0 + [.M$7]*[.J43]^1 + [.M$8]*[.J43]^2 + [.M$9]*[.J43]^3" office:value-type="float" office:value="723.706889829631">
            <text:p>723.7068898296</text:p>
          </table:table-cell>
          <table:table-cell table:number-columns-repeated="6"/>
          <table:table-cell office:value-type="float" office:value="500">
            <text:p>500</text:p>
          </table:table-cell>
          <table:table-cell table:formula="of:= [.Q$6]*[.R43]^0 + [.Q$7]*[.R43]^1 + [.Q$8]*[.R43]^2 + [.Q$9]*[.R43]^3" office:value-type="float" office:value="687.232365126498">
            <text:p>687.2323651265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 [.U$7]*[.V43] + [.U$8]" office:value-type="float" office:value="683.349033793856">
            <text:p>683.3490337939</text:p>
          </table:table-cell>
          <table:table-cell table:number-columns-repeated="7"/>
          <table:table-cell office:value-type="float" office:value="650">
            <text:p>650</text:p>
          </table:table-cell>
          <table:table-cell table:formula="of:= [.AD$10]*[.AE43]^0 + [.AD$11]*[.AE43]^1 + [.AD$12]*[.AE43]^2" office:value-type="float" office:value="747.20599244322">
            <text:p>747.2059924432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 [.AH$10]*[.AI43]^0 + [.AH$11]*[.AI43]^1 + [.AH$12]*[.AI43]^2 + [.AH$13]*[.AI43]^3" office:value-type="float" office:value="746.4085342843">
            <text:p>746.4085342843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 [.AL$10]*[.AM43]^0 + [.AL$11]*[.AM43]^1 + [.AL$12]*[.AM43]^2 + [.AL$13]*[.AM43]^3 + [.AL$14]*[.AM43]^4" office:value-type="float" office:value="745.408502676119">
            <text:p>745.4085026761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 [.AP$10]*[.AQ43]^0 + [.AP$11]*[.AQ43]^1 + [.AP$12]*[.AQ43]^2 + [.AP$13]*[.AQ43]^3" office:value-type="float" office:value="745.756842242226">
            <text:p>745.7568422422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 [.AT$10]*[.AU43]^0 + [.AT$11]*[.AU43]^1 + [.AT$12]*[.AU43]^2 + [.AT$13]*[.AU43]^3 + [.AT$14]*[.AU43]^4 + [.AT$15]*[.AU43]^5 + [.AT$16]*[.AU43]^6 + [.AT$17]*[.AU43]^7 + [.AT$18]*[.AU43]^8 + [.AT$19]*[.AU43]^9" office:value-type="float" office:value="743.296921984198">
            <text:p>743.2969219842</text:p>
          </table:table-cell>
        </table:table-row>
        <table:table-row table:style-name="ro2">
          <table:table-cell table:number-columns-repeated="9"/>
          <table:table-cell office:value-type="float" office:value="612.5">
            <text:p>612.5</text:p>
          </table:table-cell>
          <table:table-cell table:formula="of:= [.M$6]*[.J44]^0 + [.M$7]*[.J44]^1 + [.M$8]*[.J44]^2 + [.M$9]*[.J44]^3" office:value-type="float" office:value="727.107130251566">
            <text:p>727.1071302516</text:p>
          </table:table-cell>
          <table:table-cell table:number-columns-repeated="6"/>
          <table:table-cell office:value-type="float" office:value="512.5">
            <text:p>512.5</text:p>
          </table:table-cell>
          <table:table-cell table:formula="of:= [.Q$6]*[.R44]^0 + [.Q$7]*[.R44]^1 + [.Q$8]*[.R44]^2 + [.Q$9]*[.R44]^3" office:value-type="float" office:value="690.262059358804">
            <text:p>690.2620593588</text:p>
          </table:table-cell>
          <table:table-cell table:number-columns-repeated="2"/>
          <table:table-cell office:value-type="float" office:value="512.5">
            <text:p>512.5</text:p>
          </table:table-cell>
          <table:table-cell table:formula="of:= [.U$7]*[.V44] + [.U$8]" office:value-type="float" office:value="685.841861413951">
            <text:p>685.841861414</text:p>
          </table:table-cell>
          <table:table-cell table:number-columns-repeated="7"/>
          <table:table-cell office:value-type="float" office:value="643.75">
            <text:p>643.75</text:p>
          </table:table-cell>
          <table:table-cell table:formula="of:= [.AD$10]*[.AE44]^0 + [.AD$11]*[.AE44]^1 + [.AD$12]*[.AE44]^2" office:value-type="float" office:value="746.532291806056">
            <text:p>746.5322918061</text:p>
          </table:table-cell>
          <table:table-cell table:number-columns-repeated="2"/>
          <table:table-cell office:value-type="float" office:value="643.75">
            <text:p>643.75</text:p>
          </table:table-cell>
          <table:table-cell table:formula="of:= [.AH$10]*[.AI44]^0 + [.AH$11]*[.AI44]^1 + [.AH$12]*[.AI44]^2 + [.AH$13]*[.AI44]^3" office:value-type="float" office:value="745.743497025971">
            <text:p>745.743497026</text:p>
          </table:table-cell>
          <table:table-cell table:number-columns-repeated="2"/>
          <table:table-cell office:value-type="float" office:value="643.75">
            <text:p>643.75</text:p>
          </table:table-cell>
          <table:table-cell table:formula="of:= [.AL$10]*[.AM44]^0 + [.AL$11]*[.AM44]^1 + [.AL$12]*[.AM44]^2 + [.AL$13]*[.AM44]^3 + [.AL$14]*[.AM44]^4" office:value-type="float" office:value="744.983477401099">
            <text:p>744.9834774011</text:p>
          </table:table-cell>
          <table:table-cell table:number-columns-repeated="2"/>
          <table:table-cell office:value-type="float" office:value="643.75">
            <text:p>643.75</text:p>
          </table:table-cell>
          <table:table-cell table:formula="of:= [.AP$10]*[.AQ44]^0 + [.AP$11]*[.AQ44]^1 + [.AP$12]*[.AQ44]^2 + [.AP$13]*[.AQ44]^3" office:value-type="float" office:value="744.980457518449">
            <text:p>744.9804575184</text:p>
          </table:table-cell>
          <table:table-cell table:number-columns-repeated="2"/>
          <table:table-cell office:value-type="float" office:value="643.75">
            <text:p>643.75</text:p>
          </table:table-cell>
          <table:table-cell table:formula="of:= [.AT$10]*[.AU44]^0 + [.AT$11]*[.AU44]^1 + [.AT$12]*[.AU44]^2 + [.AT$13]*[.AU44]^3 + [.AT$14]*[.AU44]^4 + [.AT$15]*[.AU44]^5 + [.AT$16]*[.AU44]^6 + [.AT$17]*[.AU44]^7 + [.AT$18]*[.AU44]^8 + [.AT$19]*[.AU44]^9" office:value-type="float" office:value="742.573764158566">
            <text:p>742.5737641586</text:p>
          </table:table-cell>
        </table:table-row>
        <table:table-row table:style-name="ro2">
          <table:table-cell table:number-columns-repeated="9"/>
          <table:table-cell office:value-type="float" office:value="625">
            <text:p>625</text:p>
          </table:table-cell>
          <table:table-cell table:formula="of:= [.M$6]*[.J45]^0 + [.M$7]*[.J45]^1 + [.M$8]*[.J45]^2 + [.M$9]*[.J45]^3" office:value-type="float" office:value="730.423061873422">
            <text:p>730.4230618734</text:p>
          </table:table-cell>
          <table:table-cell table:number-columns-repeated="6"/>
          <table:table-cell office:value-type="float" office:value="525">
            <text:p>525</text:p>
          </table:table-cell>
          <table:table-cell table:formula="of:= [.Q$6]*[.R45]^0 + [.Q$7]*[.R45]^1 + [.Q$8]*[.R45]^2 + [.Q$9]*[.R45]^3" office:value-type="float" office:value="693.271752027178">
            <text:p>693.2717520272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 [.U$7]*[.V45] + [.U$8]" office:value-type="float" office:value="688.334689034046">
            <text:p>688.334689034</text:p>
          </table:table-cell>
          <table:table-cell table:number-columns-repeated="7"/>
          <table:table-cell office:value-type="float" office:value="637.5">
            <text:p>637.5</text:p>
          </table:table-cell>
          <table:table-cell table:formula="of:= [.AD$10]*[.AE45]^0 + [.AD$11]*[.AE45]^1 + [.AD$12]*[.AE45]^2" office:value-type="float" office:value="745.837583880675">
            <text:p>745.8375838807</text:p>
          </table:table-cell>
          <table:table-cell table:number-columns-repeated="2"/>
          <table:table-cell office:value-type="float" office:value="637.5">
            <text:p>637.5</text:p>
          </table:table-cell>
          <table:table-cell table:formula="of:= [.AH$10]*[.AI45]^0 + [.AH$11]*[.AI45]^1 + [.AH$12]*[.AI45]^2 + [.AH$13]*[.AI45]^3" office:value-type="float" office:value="745.060043015193">
            <text:p>745.0600430152</text:p>
          </table:table-cell>
          <table:table-cell table:number-columns-repeated="2"/>
          <table:table-cell office:value-type="float" office:value="637.5">
            <text:p>637.5</text:p>
          </table:table-cell>
          <table:table-cell table:formula="of:= [.AL$10]*[.AM45]^0 + [.AL$11]*[.AM45]^1 + [.AL$12]*[.AM45]^2 + [.AL$13]*[.AM45]^3 + [.AL$14]*[.AM45]^4" office:value-type="float" office:value="744.541022875226">
            <text:p>744.5410228752</text:p>
          </table:table-cell>
          <table:table-cell table:number-columns-repeated="2"/>
          <table:table-cell office:value-type="float" office:value="637.5">
            <text:p>637.5</text:p>
          </table:table-cell>
          <table:table-cell table:formula="of:= [.AP$10]*[.AQ45]^0 + [.AP$11]*[.AQ45]^1 + [.AP$12]*[.AQ45]^2 + [.AP$13]*[.AQ45]^3" office:value-type="float" office:value="744.182024789694">
            <text:p>744.1820247897</text:p>
          </table:table-cell>
          <table:table-cell table:number-columns-repeated="2"/>
          <table:table-cell office:value-type="float" office:value="637.5">
            <text:p>637.5</text:p>
          </table:table-cell>
          <table:table-cell table:formula="of:= [.AT$10]*[.AU45]^0 + [.AT$11]*[.AU45]^1 + [.AT$12]*[.AU45]^2 + [.AT$13]*[.AU45]^3 + [.AT$14]*[.AU45]^4 + [.AT$15]*[.AU45]^5 + [.AT$16]*[.AU45]^6 + [.AT$17]*[.AU45]^7 + [.AT$18]*[.AU45]^8 + [.AT$19]*[.AU45]^9" office:value-type="float" office:value="741.837124506019">
            <text:p>741.837124506</text:p>
          </table:table-cell>
        </table:table-row>
        <table:table-row table:style-name="ro2">
          <table:table-cell table:number-columns-repeated="9"/>
          <table:table-cell office:value-type="float" office:value="637.5">
            <text:p>637.5</text:p>
          </table:table-cell>
          <table:table-cell table:formula="of:= [.M$6]*[.J46]^0 + [.M$7]*[.J46]^1 + [.M$8]*[.J46]^2 + [.M$9]*[.J46]^3" office:value-type="float" office:value="733.646618467438">
            <text:p>733.6466184674</text:p>
          </table:table-cell>
          <table:table-cell table:number-columns-repeated="6"/>
          <table:table-cell office:value-type="float" office:value="537.5">
            <text:p>537.5</text:p>
          </table:table-cell>
          <table:table-cell table:formula="of:= [.Q$6]*[.R46]^0 + [.Q$7]*[.R46]^1 + [.Q$8]*[.R46]^2 + [.Q$9]*[.R46]^3" office:value-type="float" office:value="696.25783681091">
            <text:p>696.2578368109</text:p>
          </table:table-cell>
          <table:table-cell table:number-columns-repeated="2"/>
          <table:table-cell office:value-type="float" office:value="537.5">
            <text:p>537.5</text:p>
          </table:table-cell>
          <table:table-cell table:formula="of:= [.U$7]*[.V46] + [.U$8]" office:value-type="float" office:value="690.827516654141">
            <text:p>690.8275166541</text:p>
          </table:table-cell>
          <table:table-cell table:number-columns-repeated="7"/>
          <table:table-cell office:value-type="float" office:value="631.25">
            <text:p>631.25</text:p>
          </table:table-cell>
          <table:table-cell table:formula="of:= [.AD$10]*[.AE46]^0 + [.AD$11]*[.AE46]^1 + [.AD$12]*[.AE46]^2" office:value-type="float" office:value="745.12186866708">
            <text:p>745.1218686671</text:p>
          </table:table-cell>
          <table:table-cell table:number-columns-repeated="2"/>
          <table:table-cell office:value-type="float" office:value="631.25">
            <text:p>631.25</text:p>
          </table:table-cell>
          <table:table-cell table:formula="of:= [.AH$10]*[.AI46]^0 + [.AH$11]*[.AI46]^1 + [.AH$12]*[.AI46]^2 + [.AH$13]*[.AI46]^3" office:value-type="float" office:value="744.358068540759">
            <text:p>744.3580685408</text:p>
          </table:table-cell>
          <table:table-cell table:number-columns-repeated="2"/>
          <table:table-cell office:value-type="float" office:value="631.25">
            <text:p>631.25</text:p>
          </table:table-cell>
          <table:table-cell table:formula="of:= [.AL$10]*[.AM46]^0 + [.AL$11]*[.AM46]^1 + [.AL$12]*[.AM46]^2 + [.AL$13]*[.AM46]^3 + [.AL$14]*[.AM46]^4" office:value-type="float" office:value="744.079775294128">
            <text:p>744.0797752941</text:p>
          </table:table-cell>
          <table:table-cell table:number-columns-repeated="2"/>
          <table:table-cell office:value-type="float" office:value="631.25">
            <text:p>631.25</text:p>
          </table:table-cell>
          <table:table-cell table:formula="of:= [.AP$10]*[.AQ46]^0 + [.AP$11]*[.AQ46]^1 + [.AP$12]*[.AQ46]^2 + [.AP$13]*[.AQ46]^3" office:value-type="float" office:value="743.361583667135">
            <text:p>743.3615836671</text:p>
          </table:table-cell>
          <table:table-cell table:number-columns-repeated="2"/>
          <table:table-cell office:value-type="float" office:value="631.25">
            <text:p>631.25</text:p>
          </table:table-cell>
          <table:table-cell table:formula="of:= [.AT$10]*[.AU46]^0 + [.AT$11]*[.AU46]^1 + [.AT$12]*[.AU46]^2 + [.AT$13]*[.AU46]^3 + [.AT$14]*[.AU46]^4 + [.AT$15]*[.AU46]^5 + [.AT$16]*[.AU46]^6 + [.AT$17]*[.AU46]^7 + [.AT$18]*[.AU46]^8 + [.AT$19]*[.AU46]^9" office:value-type="float" office:value="741.085325236971">
            <text:p>741.085325237</text:p>
          </table:table-cell>
        </table:table-row>
        <table:table-row table:style-name="ro2">
          <table:table-cell table:number-columns-repeated="9"/>
          <table:table-cell office:value-type="float" office:value="650">
            <text:p>650</text:p>
          </table:table-cell>
          <table:table-cell table:formula="of:= [.M$6]*[.J47]^0 + [.M$7]*[.J47]^1 + [.M$8]*[.J47]^2 + [.M$9]*[.J47]^3" office:value-type="float" office:value="736.769733805856">
            <text:p>736.7697338059</text:p>
          </table:table-cell>
          <table:table-cell table:number-columns-repeated="6"/>
          <table:table-cell office:value-type="float" office:value="550">
            <text:p>550</text:p>
          </table:table-cell>
          <table:table-cell table:formula="of:= [.Q$6]*[.R47]^0 + [.Q$7]*[.R47]^1 + [.Q$8]*[.R47]^2 + [.Q$9]*[.R47]^3" office:value-type="float" office:value="699.21670738929">
            <text:p>699.2167073893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 [.U$7]*[.V47] + [.U$8]" office:value-type="float" office:value="693.320344274236">
            <text:p>693.3203442742</text:p>
          </table:table-cell>
          <table:table-cell table:number-columns-repeated="7"/>
          <table:table-cell office:value-type="float" office:value="625">
            <text:p>625</text:p>
          </table:table-cell>
          <table:table-cell table:formula="of:= [.AD$10]*[.AE47]^0 + [.AD$11]*[.AE47]^1 + [.AD$12]*[.AE47]^2" office:value-type="float" office:value="744.385146165268">
            <text:p>744.3851461653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 [.AH$10]*[.AI47]^0 + [.AH$11]*[.AI47]^1 + [.AH$12]*[.AI47]^2 + [.AH$13]*[.AI47]^3" office:value-type="float" office:value="743.637469891462">
            <text:p>743.6374698915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 [.AL$10]*[.AM47]^0 + [.AL$11]*[.AM47]^1 + [.AL$12]*[.AM47]^2 + [.AL$13]*[.AM47]^3 + [.AL$14]*[.AM47]^4" office:value-type="float" office:value="743.598422255196">
            <text:p>743.5984222552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 [.AP$10]*[.AQ47]^0 + [.AP$11]*[.AQ47]^1 + [.AP$12]*[.AQ47]^2 + [.AP$13]*[.AQ47]^3" office:value-type="float" office:value="742.519173761944">
            <text:p>742.5191737619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 [.AT$10]*[.AU47]^0 + [.AT$11]*[.AU47]^1 + [.AT$12]*[.AU47]^2 + [.AT$13]*[.AU47]^3 + [.AT$14]*[.AU47]^4 + [.AT$15]*[.AU47]^5 + [.AT$16]*[.AU47]^6 + [.AT$17]*[.AU47]^7 + [.AT$18]*[.AU47]^8 + [.AT$19]*[.AU47]^9" office:value-type="float" office:value="740.316896595199">
            <text:p>740.3168965952</text:p>
          </table:table-cell>
        </table:table-row>
        <table:table-row table:style-name="ro2">
          <table:table-cell table:number-columns-repeated="9"/>
          <table:table-cell office:value-type="float" office:value="662.5">
            <text:p>662.5</text:p>
          </table:table-cell>
          <table:table-cell table:formula="of:= [.M$6]*[.J48]^0 + [.M$7]*[.J48]^1 + [.M$8]*[.J48]^2 + [.M$9]*[.J48]^3" office:value-type="float" office:value="739.784341660914">
            <text:p>739.7843416609</text:p>
          </table:table-cell>
          <table:table-cell table:number-columns-repeated="6"/>
          <table:table-cell office:value-type="float" office:value="562.5">
            <text:p>562.5</text:p>
          </table:table-cell>
          <table:table-cell table:formula="of:= [.Q$6]*[.R48]^0 + [.Q$7]*[.R48]^1 + [.Q$8]*[.R48]^2 + [.Q$9]*[.R48]^3" office:value-type="float" office:value="702.144757441608">
            <text:p>702.1447574416</text:p>
          </table:table-cell>
          <table:table-cell table:number-columns-repeated="2"/>
          <table:table-cell office:value-type="float" office:value="562.5">
            <text:p>562.5</text:p>
          </table:table-cell>
          <table:table-cell table:formula="of:= [.U$7]*[.V48] + [.U$8]" office:value-type="float" office:value="695.813171894331">
            <text:p>695.8131718943</text:p>
          </table:table-cell>
          <table:table-cell table:number-columns-repeated="7"/>
          <table:table-cell office:value-type="float" office:value="618.75">
            <text:p>618.75</text:p>
          </table:table-cell>
          <table:table-cell table:formula="of:= [.AD$10]*[.AE48]^0 + [.AD$11]*[.AE48]^1 + [.AD$12]*[.AE48]^2" office:value-type="float" office:value="743.627416375242">
            <text:p>743.6274163752</text:p>
          </table:table-cell>
          <table:table-cell table:number-columns-repeated="2"/>
          <table:table-cell office:value-type="float" office:value="618.75">
            <text:p>618.75</text:p>
          </table:table-cell>
          <table:table-cell table:formula="of:= [.AH$10]*[.AI48]^0 + [.AH$11]*[.AI48]^1 + [.AH$12]*[.AI48]^2 + [.AH$13]*[.AI48]^3" office:value-type="float" office:value="742.898143356095">
            <text:p>742.8981433561</text:p>
          </table:table-cell>
          <table:table-cell table:number-columns-repeated="2"/>
          <table:table-cell office:value-type="float" office:value="618.75">
            <text:p>618.75</text:p>
          </table:table-cell>
          <table:table-cell table:formula="of:= [.AL$10]*[.AM48]^0 + [.AL$11]*[.AM48]^1 + [.AL$12]*[.AM48]^2 + [.AL$13]*[.AM48]^3 + [.AL$14]*[.AM48]^4" office:value-type="float" office:value="743.095702757587">
            <text:p>743.0957027576</text:p>
          </table:table-cell>
          <table:table-cell table:number-columns-repeated="2"/>
          <table:table-cell office:value-type="float" office:value="618.75">
            <text:p>618.75</text:p>
          </table:table-cell>
          <table:table-cell table:formula="of:= [.AP$10]*[.AQ48]^0 + [.AP$11]*[.AQ48]^1 + [.AP$12]*[.AQ48]^2 + [.AP$13]*[.AQ48]^3" office:value-type="float" office:value="741.654834685293">
            <text:p>741.6548346853</text:p>
          </table:table-cell>
          <table:table-cell table:number-columns-repeated="2"/>
          <table:table-cell office:value-type="float" office:value="618.75">
            <text:p>618.75</text:p>
          </table:table-cell>
          <table:table-cell table:formula="of:= [.AT$10]*[.AU48]^0 + [.AT$11]*[.AU48]^1 + [.AT$12]*[.AU48]^2 + [.AT$13]*[.AU48]^3 + [.AT$14]*[.AU48]^4 + [.AT$15]*[.AU48]^5 + [.AT$16]*[.AU48]^6 + [.AT$17]*[.AU48]^7 + [.AT$18]*[.AU48]^8 + [.AT$19]*[.AU48]^9" office:value-type="float" office:value="739.53061888077">
            <text:p>739.5306188808</text:p>
          </table:table-cell>
        </table:table-row>
        <table:table-row table:style-name="ro2">
          <table:table-cell table:number-columns-repeated="9"/>
          <table:table-cell office:value-type="float" office:value="675">
            <text:p>675</text:p>
          </table:table-cell>
          <table:table-cell table:formula="of:= [.M$6]*[.J49]^0 + [.M$7]*[.J49]^1 + [.M$8]*[.J49]^2 + [.M$9]*[.J49]^3" office:value-type="float" office:value="742.682375804854">
            <text:p>742.6823758049</text:p>
          </table:table-cell>
          <table:table-cell table:number-columns-repeated="6"/>
          <table:table-cell office:value-type="float" office:value="575">
            <text:p>575</text:p>
          </table:table-cell>
          <table:table-cell table:formula="of:= [.Q$6]*[.R49]^0 + [.Q$7]*[.R49]^1 + [.Q$8]*[.R49]^2 + [.Q$9]*[.R49]^3" office:value-type="float" office:value="705.038380647153">
            <text:p>705.0383806472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 [.U$7]*[.V49] + [.U$8]" office:value-type="float" office:value="698.305999514426">
            <text:p>698.3059995144</text:p>
          </table:table-cell>
          <table:table-cell table:number-columns-repeated="7"/>
          <table:table-cell office:value-type="float" office:value="612.5">
            <text:p>612.5</text:p>
          </table:table-cell>
          <table:table-cell table:formula="of:= [.AD$10]*[.AE49]^0 + [.AD$11]*[.AE49]^1 + [.AD$12]*[.AE49]^2" office:value-type="float" office:value="742.848679296999">
            <text:p>742.848679297</text:p>
          </table:table-cell>
          <table:table-cell table:number-columns-repeated="2"/>
          <table:table-cell office:value-type="float" office:value="612.5">
            <text:p>612.5</text:p>
          </table:table-cell>
          <table:table-cell table:formula="of:= [.AH$10]*[.AI49]^0 + [.AH$11]*[.AI49]^1 + [.AH$12]*[.AI49]^2 + [.AH$13]*[.AI49]^3" office:value-type="float" office:value="742.139985223451">
            <text:p>742.1399852235</text:p>
          </table:table-cell>
          <table:table-cell table:number-columns-repeated="2"/>
          <table:table-cell office:value-type="float" office:value="612.5">
            <text:p>612.5</text:p>
          </table:table-cell>
          <table:table-cell table:formula="of:= [.AL$10]*[.AM49]^0 + [.AL$11]*[.AM49]^1 + [.AL$12]*[.AM49]^2 + [.AL$13]*[.AM49]^3 + [.AL$14]*[.AM49]^4" office:value-type="float" office:value="742.570407202217">
            <text:p>742.5704072022</text:p>
          </table:table-cell>
          <table:table-cell table:number-columns-repeated="2"/>
          <table:table-cell office:value-type="float" office:value="612.5">
            <text:p>612.5</text:p>
          </table:table-cell>
          <table:table-cell table:formula="of:= [.AP$10]*[.AQ49]^0 + [.AP$11]*[.AQ49]^1 + [.AP$12]*[.AQ49]^2 + [.AP$13]*[.AQ49]^3" office:value-type="float" office:value="740.768606048355">
            <text:p>740.7686060484</text:p>
          </table:table-cell>
          <table:table-cell table:number-columns-repeated="2"/>
          <table:table-cell office:value-type="float" office:value="612.5">
            <text:p>612.5</text:p>
          </table:table-cell>
          <table:table-cell table:formula="of:= [.AT$10]*[.AU49]^0 + [.AT$11]*[.AU49]^1 + [.AT$12]*[.AU49]^2 + [.AT$13]*[.AU49]^3 + [.AT$14]*[.AU49]^4 + [.AT$15]*[.AU49]^5 + [.AT$16]*[.AU49]^6 + [.AT$17]*[.AU49]^7 + [.AT$18]*[.AU49]^8 + [.AT$19]*[.AU49]^9" office:value-type="float" office:value="738.725555710633">
            <text:p>738.7255557106</text:p>
          </table:table-cell>
        </table:table-row>
        <table:table-row table:style-name="ro2">
          <table:table-cell table:number-columns-repeated="9"/>
          <table:table-cell office:value-type="float" office:value="687.5">
            <text:p>687.5</text:p>
          </table:table-cell>
          <table:table-cell table:formula="of:= [.M$6]*[.J50]^0 + [.M$7]*[.J50]^1 + [.M$8]*[.J50]^2 + [.M$9]*[.J50]^3" office:value-type="float" office:value="745.455770009915">
            <text:p>745.4557700099</text:p>
          </table:table-cell>
          <table:table-cell table:number-columns-repeated="6"/>
          <table:table-cell office:value-type="float" office:value="587.5">
            <text:p>587.5</text:p>
          </table:table-cell>
          <table:table-cell table:formula="of:= [.Q$6]*[.R50]^0 + [.Q$7]*[.R50]^1 + [.Q$8]*[.R50]^2 + [.Q$9]*[.R50]^3" office:value-type="float" office:value="707.893970685215">
            <text:p>707.8939706852</text:p>
          </table:table-cell>
          <table:table-cell table:number-columns-repeated="2"/>
          <table:table-cell office:value-type="float" office:value="587.5">
            <text:p>587.5</text:p>
          </table:table-cell>
          <table:table-cell table:formula="of:= [.U$7]*[.V50] + [.U$8]" office:value-type="float" office:value="700.798827134521">
            <text:p>700.7988271345</text:p>
          </table:table-cell>
          <table:table-cell table:number-columns-repeated="7"/>
          <table:table-cell office:value-type="float" office:value="606.25">
            <text:p>606.25</text:p>
          </table:table-cell>
          <table:table-cell table:formula="of:= [.AD$10]*[.AE50]^0 + [.AD$11]*[.AE50]^1 + [.AD$12]*[.AE50]^2" office:value-type="float" office:value="742.048934930541">
            <text:p>742.0489349305</text:p>
          </table:table-cell>
          <table:table-cell table:number-columns-repeated="2"/>
          <table:table-cell office:value-type="float" office:value="606.25">
            <text:p>606.25</text:p>
          </table:table-cell>
          <table:table-cell table:formula="of:= [.AH$10]*[.AI50]^0 + [.AH$11]*[.AI50]^1 + [.AH$12]*[.AI50]^2 + [.AH$13]*[.AI50]^3" office:value-type="float" office:value="741.362891782324">
            <text:p>741.3628917823</text:p>
          </table:table-cell>
          <table:table-cell table:number-columns-repeated="2"/>
          <table:table-cell office:value-type="float" office:value="606.25">
            <text:p>606.25</text:p>
          </table:table-cell>
          <table:table-cell table:formula="of:= [.AL$10]*[.AM50]^0 + [.AL$11]*[.AM50]^1 + [.AL$12]*[.AM50]^2 + [.AL$13]*[.AM50]^3 + [.AL$14]*[.AM50]^4" office:value-type="float" office:value="742.021377391767">
            <text:p>742.0213773918</text:p>
          </table:table-cell>
          <table:table-cell table:number-columns-repeated="2"/>
          <table:table-cell office:value-type="float" office:value="606.25">
            <text:p>606.25</text:p>
          </table:table-cell>
          <table:table-cell table:formula="of:= [.AP$10]*[.AQ50]^0 + [.AP$11]*[.AQ50]^1 + [.AP$12]*[.AQ50]^2 + [.AP$13]*[.AQ50]^3" office:value-type="float" office:value="739.860527462303">
            <text:p>739.8605274623</text:p>
          </table:table-cell>
          <table:table-cell table:number-columns-repeated="2"/>
          <table:table-cell office:value-type="float" office:value="606.25">
            <text:p>606.25</text:p>
          </table:table-cell>
          <table:table-cell table:formula="of:= [.AT$10]*[.AU50]^0 + [.AT$11]*[.AU50]^1 + [.AT$12]*[.AU50]^2 + [.AT$13]*[.AU50]^3 + [.AT$14]*[.AU50]^4 + [.AT$15]*[.AU50]^5 + [.AT$16]*[.AU50]^6 + [.AT$17]*[.AU50]^7 + [.AT$18]*[.AU50]^8 + [.AT$19]*[.AU50]^9" office:value-type="float" office:value="737.901078247705">
            <text:p>737.9010782477</text:p>
          </table:table-cell>
        </table:table-row>
        <table:table-row table:style-name="ro2">
          <table:table-cell table:number-columns-repeated="9"/>
          <table:table-cell office:value-type="float" office:value="700">
            <text:p>700</text:p>
          </table:table-cell>
          <table:table-cell table:formula="of:= [.M$6]*[.J51]^0 + [.M$7]*[.J51]^1 + [.M$8]*[.J51]^2 + [.M$9]*[.J51]^3" office:value-type="float" office:value="748.096458048337">
            <text:p>748.0964580483</text:p>
          </table:table-cell>
          <table:table-cell table:number-columns-repeated="6"/>
          <table:table-cell office:value-type="float" office:value="600">
            <text:p>600</text:p>
          </table:table-cell>
          <table:table-cell table:formula="of:= [.Q$6]*[.R51]^0 + [.Q$7]*[.R51]^1 + [.Q$8]*[.R51]^2 + [.Q$9]*[.R51]^3" office:value-type="float" office:value="710.707921235084">
            <text:p>710.7079212351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 [.U$7]*[.V51] + [.U$8]" office:value-type="float" office:value="703.291654754616">
            <text:p>703.2916547546</text:p>
          </table:table-cell>
          <table:table-cell table:number-columns-repeated="7"/>
          <table:table-cell office:value-type="float" office:value="600">
            <text:p>600</text:p>
          </table:table-cell>
          <table:table-cell table:formula="of:= [.AD$10]*[.AE51]^0 + [.AD$11]*[.AE51]^1 + [.AD$12]*[.AE51]^2" office:value-type="float" office:value="741.228183275868">
            <text:p>741.2281832759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 [.AH$10]*[.AI51]^0 + [.AH$11]*[.AI51]^1 + [.AH$12]*[.AI51]^2 + [.AH$13]*[.AI51]^3" office:value-type="float" office:value="740.566759321506">
            <text:p>740.5667593215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 [.AL$10]*[.AM51]^0 + [.AL$11]*[.AM51]^1 + [.AL$12]*[.AM51]^2 + [.AL$13]*[.AM51]^3 + [.AL$14]*[.AM51]^4" office:value-type="float" office:value="741.447506530682">
            <text:p>741.4475065307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 [.AP$10]*[.AQ51]^0 + [.AP$11]*[.AQ51]^1 + [.AP$12]*[.AQ51]^2 + [.AP$13]*[.AQ51]^3" office:value-type="float" office:value="738.930638538308">
            <text:p>738.9306385383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 [.AT$10]*[.AU51]^0 + [.AT$11]*[.AU51]^1 + [.AT$12]*[.AU51]^2 + [.AT$13]*[.AU51]^3 + [.AT$14]*[.AU51]^4 + [.AT$15]*[.AU51]^5 + [.AT$16]*[.AU51]^6 + [.AT$17]*[.AU51]^7 + [.AT$18]*[.AU51]^8 + [.AT$19]*[.AU51]^9" office:value-type="float" office:value="737.056880254029">
            <text:p>737.056880254</text:p>
          </table:table-cell>
        </table:table-row>
        <table:table-row table:style-name="ro2">
          <table:table-cell table:number-columns-repeated="9"/>
          <table:table-cell office:value-type="float" office:value="712.5">
            <text:p>712.5</text:p>
          </table:table-cell>
          <table:table-cell table:formula="of:= [.M$6]*[.J52]^0 + [.M$7]*[.J52]^1 + [.M$8]*[.J52]^2 + [.M$9]*[.J52]^3" office:value-type="float" office:value="750.59637369236">
            <text:p>750.5963736924</text:p>
          </table:table-cell>
          <table:table-cell table:number-columns-repeated="6"/>
          <table:table-cell office:value-type="float" office:value="612.5">
            <text:p>612.5</text:p>
          </table:table-cell>
          <table:table-cell table:formula="of:= [.Q$6]*[.R52]^0 + [.Q$7]*[.R52]^1 + [.Q$8]*[.R52]^2 + [.Q$9]*[.R52]^3" office:value-type="float" office:value="713.476625976048">
            <text:p>713.476625976</text:p>
          </table:table-cell>
          <table:table-cell table:number-columns-repeated="2"/>
          <table:table-cell office:value-type="float" office:value="612.5">
            <text:p>612.5</text:p>
          </table:table-cell>
          <table:table-cell table:formula="of:= [.U$7]*[.V52] + [.U$8]" office:value-type="float" office:value="705.784482374712">
            <text:p>705.7844823747</text:p>
          </table:table-cell>
          <table:table-cell table:number-columns-repeated="7"/>
          <table:table-cell office:value-type="float" office:value="593.75">
            <text:p>593.75</text:p>
          </table:table-cell>
          <table:table-cell table:formula="of:= [.AD$10]*[.AE52]^0 + [.AD$11]*[.AE52]^1 + [.AD$12]*[.AE52]^2" office:value-type="float" office:value="740.386424332979">
            <text:p>740.386424333</text:p>
          </table:table-cell>
          <table:table-cell table:number-columns-repeated="2"/>
          <table:table-cell office:value-type="float" office:value="593.75">
            <text:p>593.75</text:p>
          </table:table-cell>
          <table:table-cell table:formula="of:= [.AH$10]*[.AI52]^0 + [.AH$11]*[.AI52]^1 + [.AH$12]*[.AI52]^2 + [.AH$13]*[.AI52]^3" office:value-type="float" office:value="739.75148412979">
            <text:p>739.7514841298</text:p>
          </table:table-cell>
          <table:table-cell table:number-columns-repeated="2"/>
          <table:table-cell office:value-type="float" office:value="593.75">
            <text:p>593.75</text:p>
          </table:table-cell>
          <table:table-cell table:formula="of:= [.AL$10]*[.AM52]^0 + [.AL$11]*[.AM52]^1 + [.AL$12]*[.AM52]^2 + [.AL$13]*[.AM52]^3 + [.AL$14]*[.AM52]^4" office:value-type="float" office:value="740.847739225167">
            <text:p>740.8477392252</text:p>
          </table:table-cell>
          <table:table-cell table:number-columns-repeated="2"/>
          <table:table-cell office:value-type="float" office:value="593.75">
            <text:p>593.75</text:p>
          </table:table-cell>
          <table:table-cell table:formula="of:= [.AP$10]*[.AQ52]^0 + [.AP$11]*[.AQ52]^1 + [.AP$12]*[.AQ52]^2 + [.AP$13]*[.AQ52]^3" office:value-type="float" office:value="737.978978887544">
            <text:p>737.9789788875</text:p>
          </table:table-cell>
          <table:table-cell table:number-columns-repeated="2"/>
          <table:table-cell office:value-type="float" office:value="593.75">
            <text:p>593.75</text:p>
          </table:table-cell>
          <table:table-cell table:formula="of:= [.AT$10]*[.AU52]^0 + [.AT$11]*[.AU52]^1 + [.AT$12]*[.AU52]^2 + [.AT$13]*[.AU52]^3 + [.AT$14]*[.AU52]^4 + [.AT$15]*[.AU52]^5 + [.AT$16]*[.AU52]^6 + [.AT$17]*[.AU52]^7 + [.AT$18]*[.AU52]^8 + [.AT$19]*[.AU52]^9" office:value-type="float" office:value="736.192983996008">
            <text:p>736.192983996</text:p>
          </table:table-cell>
        </table:table-row>
        <table:table-row table:style-name="ro2">
          <table:table-cell table:number-columns-repeated="9"/>
          <table:table-cell office:value-type="float" office:value="725">
            <text:p>725</text:p>
          </table:table-cell>
          <table:table-cell table:formula="of:= [.M$6]*[.J53]^0 + [.M$7]*[.J53]^1 + [.M$8]*[.J53]^2 + [.M$9]*[.J53]^3" office:value-type="float" office:value="752.947450714226">
            <text:p>752.9474507142</text:p>
          </table:table-cell>
          <table:table-cell table:number-columns-repeated="6"/>
          <table:table-cell office:value-type="float" office:value="625">
            <text:p>625</text:p>
          </table:table-cell>
          <table:table-cell table:formula="of:= [.Q$6]*[.R53]^0 + [.Q$7]*[.R53]^1 + [.Q$8]*[.R53]^2 + [.Q$9]*[.R53]^3" office:value-type="float" office:value="716.196478587398">
            <text:p>716.1964785874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 [.U$7]*[.V53] + [.U$8]" office:value-type="float" office:value="708.277309994807">
            <text:p>708.2773099948</text:p>
          </table:table-cell>
          <table:table-cell table:number-columns-repeated="7"/>
          <table:table-cell office:value-type="float" office:value="587.5">
            <text:p>587.5</text:p>
          </table:table-cell>
          <table:table-cell table:formula="of:= [.AD$10]*[.AE53]^0 + [.AD$11]*[.AE53]^1 + [.AD$12]*[.AE53]^2" office:value-type="float" office:value="739.523658101874">
            <text:p>739.5236581019</text:p>
          </table:table-cell>
          <table:table-cell table:number-columns-repeated="2"/>
          <table:table-cell office:value-type="float" office:value="587.5">
            <text:p>587.5</text:p>
          </table:table-cell>
          <table:table-cell table:formula="of:= [.AH$10]*[.AI53]^0 + [.AH$11]*[.AI53]^1 + [.AH$12]*[.AI53]^2 + [.AH$13]*[.AI53]^3" office:value-type="float" office:value="738.916962495969">
            <text:p>738.916962496</text:p>
          </table:table-cell>
          <table:table-cell table:number-columns-repeated="2"/>
          <table:table-cell office:value-type="float" office:value="587.5">
            <text:p>587.5</text:p>
          </table:table-cell>
          <table:table-cell table:formula="of:= [.AL$10]*[.AM53]^0 + [.AL$11]*[.AM53]^1 + [.AL$12]*[.AM53]^2 + [.AL$13]*[.AM53]^3 + [.AL$14]*[.AM53]^4" office:value-type="float" office:value="740.221071483194">
            <text:p>740.2210714832</text:p>
          </table:table-cell>
          <table:table-cell table:number-columns-repeated="2"/>
          <table:table-cell office:value-type="float" office:value="587.5">
            <text:p>587.5</text:p>
          </table:table-cell>
          <table:table-cell table:formula="of:= [.AP$10]*[.AQ53]^0 + [.AP$11]*[.AQ53]^1 + [.AP$12]*[.AQ53]^2 + [.AP$13]*[.AQ53]^3" office:value-type="float" office:value="737.005588121184">
            <text:p>737.0055881212</text:p>
          </table:table-cell>
          <table:table-cell table:number-columns-repeated="2"/>
          <table:table-cell office:value-type="float" office:value="587.5">
            <text:p>587.5</text:p>
          </table:table-cell>
          <table:table-cell table:formula="of:= [.AT$10]*[.AU53]^0 + [.AT$11]*[.AU53]^1 + [.AT$12]*[.AU53]^2 + [.AT$13]*[.AU53]^3 + [.AT$14]*[.AU53]^4 + [.AT$15]*[.AU53]^5 + [.AT$16]*[.AU53]^6 + [.AT$17]*[.AU53]^7 + [.AT$18]*[.AU53]^8 + [.AT$19]*[.AU53]^9" office:value-type="float" office:value="735.309737142752">
            <text:p>735.3097371428</text:p>
          </table:table-cell>
        </table:table-row>
        <table:table-row table:style-name="ro2">
          <table:table-cell table:number-columns-repeated="9"/>
          <table:table-cell office:value-type="float" office:value="737.5">
            <text:p>737.5</text:p>
          </table:table-cell>
          <table:table-cell table:formula="of:= [.M$6]*[.J54]^0 + [.M$7]*[.J54]^1 + [.M$8]*[.J54]^2 + [.M$9]*[.J54]^3" office:value-type="float" office:value="755.141622886172">
            <text:p>755.1416228862</text:p>
          </table:table-cell>
          <table:table-cell table:number-columns-repeated="6"/>
          <table:table-cell office:value-type="float" office:value="637.5">
            <text:p>637.5</text:p>
          </table:table-cell>
          <table:table-cell table:formula="of:= [.Q$6]*[.R54]^0 + [.Q$7]*[.R54]^1 + [.Q$8]*[.R54]^2 + [.Q$9]*[.R54]^3" office:value-type="float" office:value="718.863872748423">
            <text:p>718.8638727484</text:p>
          </table:table-cell>
          <table:table-cell table:number-columns-repeated="2"/>
          <table:table-cell office:value-type="float" office:value="637.5">
            <text:p>637.5</text:p>
          </table:table-cell>
          <table:table-cell table:formula="of:= [.U$7]*[.V54] + [.U$8]" office:value-type="float" office:value="710.770137614902">
            <text:p>710.7701376149</text:p>
          </table:table-cell>
          <table:table-cell table:number-columns-repeated="7"/>
          <table:table-cell office:value-type="float" office:value="581.25">
            <text:p>581.25</text:p>
          </table:table-cell>
          <table:table-cell table:formula="of:= [.AD$10]*[.AE54]^0 + [.AD$11]*[.AE54]^1 + [.AD$12]*[.AE54]^2" office:value-type="float" office:value="738.639884582554">
            <text:p>738.6398845826</text:p>
          </table:table-cell>
          <table:table-cell table:number-columns-repeated="2"/>
          <table:table-cell office:value-type="float" office:value="581.25">
            <text:p>581.25</text:p>
          </table:table-cell>
          <table:table-cell table:formula="of:= [.AH$10]*[.AI54]^0 + [.AH$11]*[.AI54]^1 + [.AH$12]*[.AI54]^2 + [.AH$13]*[.AI54]^3" office:value-type="float" office:value="738.063090708837">
            <text:p>738.0630907088</text:p>
          </table:table-cell>
          <table:table-cell table:number-columns-repeated="2"/>
          <table:table-cell office:value-type="float" office:value="581.25">
            <text:p>581.25</text:p>
          </table:table-cell>
          <table:table-cell table:formula="of:= [.AL$10]*[.AM54]^0 + [.AL$11]*[.AM54]^1 + [.AL$12]*[.AM54]^2 + [.AL$13]*[.AM54]^3 + [.AL$14]*[.AM54]^4" office:value-type="float" office:value="739.566550714495">
            <text:p>739.5665507145</text:p>
          </table:table-cell>
          <table:table-cell table:number-columns-repeated="2"/>
          <table:table-cell office:value-type="float" office:value="581.25">
            <text:p>581.25</text:p>
          </table:table-cell>
          <table:table-cell table:formula="of:= [.AP$10]*[.AQ54]^0 + [.AP$11]*[.AQ54]^1 + [.AP$12]*[.AQ54]^2 + [.AP$13]*[.AQ54]^3" office:value-type="float" office:value="736.010505850398">
            <text:p>736.0105058504</text:p>
          </table:table-cell>
          <table:table-cell table:number-columns-repeated="2"/>
          <table:table-cell office:value-type="float" office:value="581.25">
            <text:p>581.25</text:p>
          </table:table-cell>
          <table:table-cell table:formula="of:= [.AT$10]*[.AU54]^0 + [.AT$11]*[.AU54]^1 + [.AT$12]*[.AU54]^2 + [.AT$13]*[.AU54]^3 + [.AT$14]*[.AU54]^4 + [.AT$15]*[.AU54]^5 + [.AT$16]*[.AU54]^6 + [.AT$17]*[.AU54]^7 + [.AT$18]*[.AU54]^8 + [.AT$19]*[.AU54]^9" office:value-type="float" office:value="734.40780093596">
            <text:p>734.407800936</text:p>
          </table:table-cell>
        </table:table-row>
        <table:table-row table:style-name="ro2">
          <table:table-cell table:number-columns-repeated="9"/>
          <table:table-cell office:value-type="float" office:value="750">
            <text:p>750</text:p>
          </table:table-cell>
          <table:table-cell table:formula="of:= [.M$6]*[.J55]^0 + [.M$7]*[.J55]^1 + [.M$8]*[.J55]^2 + [.M$9]*[.J55]^3" office:value-type="float" office:value="757.170823980441">
            <text:p>757.1708239804</text:p>
          </table:table-cell>
          <table:table-cell table:number-columns-repeated="6"/>
          <table:table-cell office:value-type="float" office:value="650">
            <text:p>650</text:p>
          </table:table-cell>
          <table:table-cell table:formula="of:= [.Q$6]*[.R55]^0 + [.Q$7]*[.R55]^1 + [.Q$8]*[.R55]^2 + [.Q$9]*[.R55]^3" office:value-type="float" office:value="721.475202138412">
            <text:p>721.4752021384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 [.U$7]*[.V55] + [.U$8]" office:value-type="float" office:value="713.262965234997">
            <text:p>713.262965235</text:p>
          </table:table-cell>
          <table:table-cell table:number-columns-repeated="7"/>
          <table:table-cell office:value-type="float" office:value="575">
            <text:p>575</text:p>
          </table:table-cell>
          <table:table-cell table:formula="of:= [.AD$10]*[.AE55]^0 + [.AD$11]*[.AE55]^1 + [.AD$12]*[.AE55]^2" office:value-type="float" office:value="737.735103775018">
            <text:p>737.735103775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 [.AH$10]*[.AI55]^0 + [.AH$11]*[.AI55]^1 + [.AH$12]*[.AI55]^2 + [.AH$13]*[.AI55]^3" office:value-type="float" office:value="737.189765057186">
            <text:p>737.1897650572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 [.AL$10]*[.AM55]^0 + [.AL$11]*[.AM55]^1 + [.AL$12]*[.AM55]^2 + [.AL$13]*[.AM55]^3 + [.AL$14]*[.AM55]^4" office:value-type="float" office:value="738.883275730565">
            <text:p>738.8832757306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 [.AP$10]*[.AQ55]^0 + [.AP$11]*[.AQ55]^1 + [.AP$12]*[.AQ55]^2 + [.AP$13]*[.AQ55]^3" office:value-type="float" office:value="734.993771686361">
            <text:p>734.9937716864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 [.AT$10]*[.AU55]^0 + [.AT$11]*[.AU55]^1 + [.AT$12]*[.AU55]^2 + [.AT$13]*[.AU55]^3 + [.AT$14]*[.AU55]^4 + [.AT$15]*[.AU55]^5 + [.AT$16]*[.AU55]^6 + [.AT$17]*[.AU55]^7 + [.AT$18]*[.AU55]^8 + [.AT$19]*[.AU55]^9" office:value-type="float" office:value="733.488130024727">
            <text:p>733.4881300247</text:p>
          </table:table-cell>
        </table:table-row>
        <table:table-row table:style-name="ro2">
          <table:table-cell table:number-columns-repeated="9"/>
          <table:table-cell office:value-type="float" office:value="762.5">
            <text:p>762.5</text:p>
          </table:table-cell>
          <table:table-cell table:formula="of:= [.M$6]*[.J56]^0 + [.M$7]*[.J56]^1 + [.M$8]*[.J56]^2 + [.M$9]*[.J56]^3" office:value-type="float" office:value="759.026987769272">
            <text:p>759.0269877693</text:p>
          </table:table-cell>
          <table:table-cell table:number-columns-repeated="6"/>
          <table:table-cell office:value-type="float" office:value="662.5">
            <text:p>662.5</text:p>
          </table:table-cell>
          <table:table-cell table:formula="of:= [.Q$6]*[.R56]^0 + [.Q$7]*[.R56]^1 + [.Q$8]*[.R56]^2 + [.Q$9]*[.R56]^3" office:value-type="float" office:value="724.026860436656">
            <text:p>724.0268604367</text:p>
          </table:table-cell>
          <table:table-cell table:number-columns-repeated="2"/>
          <table:table-cell office:value-type="float" office:value="662.5">
            <text:p>662.5</text:p>
          </table:table-cell>
          <table:table-cell table:formula="of:= [.U$7]*[.V56] + [.U$8]" office:value-type="float" office:value="715.755792855092">
            <text:p>715.7557928551</text:p>
          </table:table-cell>
          <table:table-cell table:number-columns-repeated="7"/>
          <table:table-cell office:value-type="float" office:value="568.75">
            <text:p>568.75</text:p>
          </table:table-cell>
          <table:table-cell table:formula="of:= [.AD$10]*[.AE56]^0 + [.AD$11]*[.AE56]^1 + [.AD$12]*[.AE56]^2" office:value-type="float" office:value="736.809315679267">
            <text:p>736.8093156793</text:p>
          </table:table-cell>
          <table:table-cell table:number-columns-repeated="2"/>
          <table:table-cell office:value-type="float" office:value="568.75">
            <text:p>568.75</text:p>
          </table:table-cell>
          <table:table-cell table:formula="of:= [.AH$10]*[.AI56]^0 + [.AH$11]*[.AI56]^1 + [.AH$12]*[.AI56]^2 + [.AH$13]*[.AI56]^3" office:value-type="float" office:value="736.29688182981">
            <text:p>736.2968818298</text:p>
          </table:table-cell>
          <table:table-cell table:number-columns-repeated="2"/>
          <table:table-cell office:value-type="float" office:value="568.75">
            <text:p>568.75</text:p>
          </table:table-cell>
          <table:table-cell table:formula="of:= [.AL$10]*[.AM56]^0 + [.AL$11]*[.AM56]^1 + [.AL$12]*[.AM56]^2 + [.AL$13]*[.AM56]^3 + [.AL$14]*[.AM56]^4" office:value-type="float" office:value="738.170396744664">
            <text:p>738.1703967447</text:p>
          </table:table-cell>
          <table:table-cell table:number-columns-repeated="2"/>
          <table:table-cell office:value-type="float" office:value="568.75">
            <text:p>568.75</text:p>
          </table:table-cell>
          <table:table-cell table:formula="of:= [.AP$10]*[.AQ56]^0 + [.AP$11]*[.AQ56]^1 + [.AP$12]*[.AQ56]^2 + [.AP$13]*[.AQ56]^3" office:value-type="float" office:value="733.955425240245">
            <text:p>733.9554252402</text:p>
          </table:table-cell>
          <table:table-cell table:number-columns-repeated="2"/>
          <table:table-cell office:value-type="float" office:value="568.75">
            <text:p>568.75</text:p>
          </table:table-cell>
          <table:table-cell table:formula="of:= [.AT$10]*[.AU56]^0 + [.AT$11]*[.AU56]^1 + [.AT$12]*[.AU56]^2 + [.AT$13]*[.AU56]^3 + [.AT$14]*[.AU56]^4 + [.AT$15]*[.AU56]^5 + [.AT$16]*[.AU56]^6 + [.AT$17]*[.AU56]^7 + [.AT$18]*[.AU56]^8 + [.AT$19]*[.AU56]^9" office:value-type="float" office:value="732.551944463748">
            <text:p>732.5519444637</text:p>
          </table:table-cell>
        </table:table-row>
        <table:table-row table:style-name="ro2">
          <table:table-cell table:number-columns-repeated="9"/>
          <table:table-cell office:value-type="float" office:value="775">
            <text:p>775</text:p>
          </table:table-cell>
          <table:table-cell table:formula="of:= [.M$6]*[.J57]^0 + [.M$7]*[.J57]^1 + [.M$8]*[.J57]^2 + [.M$9]*[.J57]^3" office:value-type="float" office:value="760.702048024904">
            <text:p>760.7020480249</text:p>
          </table:table-cell>
          <table:table-cell table:number-columns-repeated="6"/>
          <table:table-cell office:value-type="float" office:value="675">
            <text:p>675</text:p>
          </table:table-cell>
          <table:table-cell table:formula="of:= [.Q$6]*[.R57]^0 + [.Q$7]*[.R57]^1 + [.Q$8]*[.R57]^2 + [.Q$9]*[.R57]^3" office:value-type="float" office:value="726.515241322444">
            <text:p>726.5152413224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 [.U$7]*[.V57] + [.U$8]" office:value-type="float" office:value="718.248620475187">
            <text:p>718.2486204752</text:p>
          </table:table-cell>
          <table:table-cell table:number-columns-repeated="7"/>
          <table:table-cell office:value-type="float" office:value="562.5">
            <text:p>562.5</text:p>
          </table:table-cell>
          <table:table-cell table:formula="of:= [.AD$10]*[.AE57]^0 + [.AD$11]*[.AE57]^1 + [.AD$12]*[.AE57]^2" office:value-type="float" office:value="735.8625202953">
            <text:p>735.8625202953</text:p>
          </table:table-cell>
          <table:table-cell table:number-columns-repeated="2"/>
          <table:table-cell office:value-type="float" office:value="562.5">
            <text:p>562.5</text:p>
          </table:table-cell>
          <table:table-cell table:formula="of:= [.AH$10]*[.AI57]^0 + [.AH$11]*[.AI57]^1 + [.AH$12]*[.AI57]^2 + [.AH$13]*[.AI57]^3" office:value-type="float" office:value="735.384337315501">
            <text:p>735.3843373155</text:p>
          </table:table-cell>
          <table:table-cell table:number-columns-repeated="2"/>
          <table:table-cell office:value-type="float" office:value="562.5">
            <text:p>562.5</text:p>
          </table:table-cell>
          <table:table-cell table:formula="of:= [.AL$10]*[.AM57]^0 + [.AL$11]*[.AM57]^1 + [.AL$12]*[.AM57]^2 + [.AL$13]*[.AM57]^3 + [.AL$14]*[.AM57]^4" office:value-type="float" office:value="737.427115371814">
            <text:p>737.4271153718</text:p>
          </table:table-cell>
          <table:table-cell table:number-columns-repeated="2"/>
          <table:table-cell office:value-type="float" office:value="562.5">
            <text:p>562.5</text:p>
          </table:table-cell>
          <table:table-cell table:formula="of:= [.AP$10]*[.AQ57]^0 + [.AP$11]*[.AQ57]^1 + [.AP$12]*[.AQ57]^2 + [.AP$13]*[.AQ57]^3" office:value-type="float" office:value="732.895506123223">
            <text:p>732.8955061232</text:p>
          </table:table-cell>
          <table:table-cell table:number-columns-repeated="2"/>
          <table:table-cell office:value-type="float" office:value="562.5">
            <text:p>562.5</text:p>
          </table:table-cell>
          <table:table-cell table:formula="of:= [.AT$10]*[.AU57]^0 + [.AT$11]*[.AU57]^1 + [.AT$12]*[.AU57]^2 + [.AT$13]*[.AU57]^3 + [.AT$14]*[.AU57]^4 + [.AT$15]*[.AU57]^5 + [.AT$16]*[.AU57]^6 + [.AT$17]*[.AU57]^7 + [.AT$18]*[.AU57]^8 + [.AT$19]*[.AU57]^9" office:value-type="float" office:value="731.600694470493">
            <text:p>731.6006944705</text:p>
          </table:table-cell>
        </table:table-row>
        <table:table-row table:style-name="ro2">
          <table:table-cell table:number-columns-repeated="9"/>
          <table:table-cell office:value-type="float" office:value="787.5">
            <text:p>787.5</text:p>
          </table:table-cell>
          <table:table-cell table:formula="of:= [.M$6]*[.J58]^0 + [.M$7]*[.J58]^1 + [.M$8]*[.J58]^2 + [.M$9]*[.J58]^3" office:value-type="float" office:value="762.187938519578">
            <text:p>762.1879385196</text:p>
          </table:table-cell>
          <table:table-cell table:number-columns-repeated="6"/>
          <table:table-cell office:value-type="float" office:value="687.5">
            <text:p>687.5</text:p>
          </table:table-cell>
          <table:table-cell table:formula="of:= [.Q$6]*[.R58]^0 + [.Q$7]*[.R58]^1 + [.Q$8]*[.R58]^2 + [.Q$9]*[.R58]^3" office:value-type="float" office:value="728.936738475066">
            <text:p>728.9367384751</text:p>
          </table:table-cell>
          <table:table-cell table:number-columns-repeated="2"/>
          <table:table-cell office:value-type="float" office:value="687.5">
            <text:p>687.5</text:p>
          </table:table-cell>
          <table:table-cell table:formula="of:= [.U$7]*[.V58] + [.U$8]" office:value-type="float" office:value="720.741448095282">
            <text:p>720.7414480953</text:p>
          </table:table-cell>
          <table:table-cell table:number-columns-repeated="7"/>
          <table:table-cell office:value-type="float" office:value="556.25">
            <text:p>556.25</text:p>
          </table:table-cell>
          <table:table-cell table:formula="of:= [.AD$10]*[.AE58]^0 + [.AD$11]*[.AE58]^1 + [.AD$12]*[.AE58]^2" office:value-type="float" office:value="734.894717623118">
            <text:p>734.8947176231</text:p>
          </table:table-cell>
          <table:table-cell table:number-columns-repeated="2"/>
          <table:table-cell office:value-type="float" office:value="556.25">
            <text:p>556.25</text:p>
          </table:table-cell>
          <table:table-cell table:formula="of:= [.AH$10]*[.AI58]^0 + [.AH$11]*[.AI58]^1 + [.AH$12]*[.AI58]^2 + [.AH$13]*[.AI58]^3" office:value-type="float" office:value="734.452027803054">
            <text:p>734.4520278031</text:p>
          </table:table-cell>
          <table:table-cell table:number-columns-repeated="2"/>
          <table:table-cell office:value-type="float" office:value="556.25">
            <text:p>556.25</text:p>
          </table:table-cell>
          <table:table-cell table:formula="of:= [.AL$10]*[.AM58]^0 + [.AL$11]*[.AM58]^1 + [.AL$12]*[.AM58]^2 + [.AL$13]*[.AM58]^3 + [.AL$14]*[.AM58]^4" office:value-type="float" office:value="736.652684628799">
            <text:p>736.6526846288</text:p>
          </table:table-cell>
          <table:table-cell table:number-columns-repeated="2"/>
          <table:table-cell office:value-type="float" office:value="556.25">
            <text:p>556.25</text:p>
          </table:table-cell>
          <table:table-cell table:formula="of:= [.AP$10]*[.AQ58]^0 + [.AP$11]*[.AQ58]^1 + [.AP$12]*[.AQ58]^2 + [.AP$13]*[.AQ58]^3" office:value-type="float" office:value="731.814053946466">
            <text:p>731.8140539465</text:p>
          </table:table-cell>
          <table:table-cell table:number-columns-repeated="2"/>
          <table:table-cell office:value-type="float" office:value="556.25">
            <text:p>556.25</text:p>
          </table:table-cell>
          <table:table-cell table:formula="of:= [.AT$10]*[.AU58]^0 + [.AT$11]*[.AU58]^1 + [.AT$12]*[.AU58]^2 + [.AT$13]*[.AU58]^3 + [.AT$14]*[.AU58]^4 + [.AT$15]*[.AU58]^5 + [.AT$16]*[.AU58]^6 + [.AT$17]*[.AU58]^7 + [.AT$18]*[.AU58]^8 + [.AT$19]*[.AU58]^9" office:value-type="float" office:value="730.636018628942">
            <text:p>730.6360186289</text:p>
          </table:table-cell>
        </table:table-row>
        <table:table-row table:style-name="ro2">
          <table:table-cell table:number-columns-repeated="9"/>
          <table:table-cell office:value-type="float" office:value="800">
            <text:p>800</text:p>
          </table:table-cell>
          <table:table-cell table:formula="of:= [.M$6]*[.J59]^0 + [.M$7]*[.J59]^1 + [.M$8]*[.J59]^2 + [.M$9]*[.J59]^3" office:value-type="float" office:value="763.476593025535">
            <text:p>763.4765930255</text:p>
          </table:table-cell>
          <table:table-cell table:number-columns-repeated="6"/>
          <table:table-cell office:value-type="float" office:value="700">
            <text:p>700</text:p>
          </table:table-cell>
          <table:table-cell table:formula="of:= [.Q$6]*[.R59]^0 + [.Q$7]*[.R59]^1 + [.Q$8]*[.R59]^2 + [.Q$9]*[.R59]^3" office:value-type="float" office:value="731.28774557381">
            <text:p>731.2877455738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 [.U$7]*[.V59] + [.U$8]" office:value-type="float" office:value="723.234275715377">
            <text:p>723.2342757154</text:p>
          </table:table-cell>
          <table:table-cell table:number-columns-repeated="7"/>
          <table:table-cell office:value-type="float" office:value="550">
            <text:p>550</text:p>
          </table:table-cell>
          <table:table-cell table:formula="of:= [.AD$10]*[.AE59]^0 + [.AD$11]*[.AE59]^1 + [.AD$12]*[.AE59]^2" office:value-type="float" office:value="733.90590766272">
            <text:p>733.9059076627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 [.AH$10]*[.AI59]^0 + [.AH$11]*[.AI59]^1 + [.AH$12]*[.AI59]^2 + [.AH$13]*[.AI59]^3" office:value-type="float" office:value="733.49984958126">
            <text:p>733.4998495813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 [.AL$10]*[.AM59]^0 + [.AL$11]*[.AM59]^1 + [.AL$12]*[.AM59]^2 + [.AL$13]*[.AM59]^3 + [.AL$14]*[.AM59]^4" office:value-type="float" office:value="735.846408934168">
            <text:p>735.8464089342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 [.AP$10]*[.AQ59]^0 + [.AP$11]*[.AQ59]^1 + [.AP$12]*[.AQ59]^2 + [.AP$13]*[.AQ59]^3" office:value-type="float" office:value="730.711108321147">
            <text:p>730.7111083211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 [.AT$10]*[.AU59]^0 + [.AT$11]*[.AU59]^1 + [.AT$12]*[.AU59]^2 + [.AT$13]*[.AU59]^3 + [.AT$14]*[.AU59]^4 + [.AT$15]*[.AU59]^5 + [.AT$16]*[.AU59]^6 + [.AT$17]*[.AU59]^7 + [.AT$18]*[.AU59]^8 + [.AT$19]*[.AU59]^9" office:value-type="float" office:value="729.659696308099">
            <text:p>729.6596963081</text:p>
          </table:table-cell>
        </table:table-row>
        <table:table-row table:style-name="ro2">
          <table:table-cell table:number-columns-repeated="17"/>
          <table:table-cell office:value-type="float" office:value="705">
            <text:p>705</text:p>
          </table:table-cell>
          <table:table-cell table:formula="of:= [.Q$6]*[.R60]^0 + [.Q$7]*[.R60]^1 + [.Q$8]*[.R60]^2 + [.Q$9]*[.R60]^3" office:value-type="float" office:value="732.207603382384">
            <text:p>732.2076033824</text:p>
          </table:table-cell>
          <table:table-cell table:number-columns-repeated="2"/>
          <table:table-cell office:value-type="float" office:value="705">
            <text:p>705</text:p>
          </table:table-cell>
          <table:table-cell table:formula="of:= [.U$7]*[.V60] + [.U$8]" office:value-type="float" office:value="724.231406763415">
            <text:p>724.2314067634</text:p>
          </table:table-cell>
          <table:table-cell table:number-columns-repeated="7"/>
          <table:table-cell office:value-type="float" office:value="543.75">
            <text:p>543.75</text:p>
          </table:table-cell>
          <table:table-cell table:formula="of:= [.AD$10]*[.AE60]^0 + [.AD$11]*[.AE60]^1 + [.AD$12]*[.AE60]^2" office:value-type="float" office:value="732.896090414107">
            <text:p>732.8960904141</text:p>
          </table:table-cell>
          <table:table-cell table:number-columns-repeated="2"/>
          <table:table-cell office:value-type="float" office:value="543.75">
            <text:p>543.75</text:p>
          </table:table-cell>
          <table:table-cell table:formula="of:= [.AH$10]*[.AI60]^0 + [.AH$11]*[.AI60]^1 + [.AH$12]*[.AI60]^2 + [.AH$13]*[.AI60]^3" office:value-type="float" office:value="732.527698938912">
            <text:p>732.5276989389</text:p>
          </table:table-cell>
          <table:table-cell table:number-columns-repeated="2"/>
          <table:table-cell office:value-type="float" office:value="543.75">
            <text:p>543.75</text:p>
          </table:table-cell>
          <table:table-cell table:formula="of:= [.AL$10]*[.AM60]^0 + [.AL$11]*[.AM60]^1 + [.AL$12]*[.AM60]^2 + [.AL$13]*[.AM60]^3 + [.AL$14]*[.AM60]^4" office:value-type="float" office:value="735.007644108232">
            <text:p>735.0076441082</text:p>
          </table:table-cell>
          <table:table-cell table:number-columns-repeated="2"/>
          <table:table-cell office:value-type="float" office:value="543.75">
            <text:p>543.75</text:p>
          </table:table-cell>
          <table:table-cell table:formula="of:= [.AP$10]*[.AQ60]^0 + [.AP$11]*[.AQ60]^1 + [.AP$12]*[.AQ60]^2 + [.AP$13]*[.AQ60]^3" office:value-type="float" office:value="729.58670885844">
            <text:p>729.5867088584</text:p>
          </table:table-cell>
          <table:table-cell table:number-columns-repeated="2"/>
          <table:table-cell office:value-type="float" office:value="543.75">
            <text:p>543.75</text:p>
          </table:table-cell>
          <table:table-cell table:formula="of:= [.AT$10]*[.AU60]^0 + [.AT$11]*[.AU60]^1 + [.AT$12]*[.AU60]^2 + [.AT$13]*[.AU60]^3 + [.AT$14]*[.AU60]^4 + [.AT$15]*[.AU60]^5 + [.AT$16]*[.AU60]^6 + [.AT$17]*[.AU60]^7 + [.AT$18]*[.AU60]^8 + [.AT$19]*[.AU60]^9" office:value-type="float" office:value="728.673595124307">
            <text:p>728.6735951243</text:p>
          </table:table-cell>
        </table:table-row>
        <table:table-row table:style-name="ro2">
          <table:table-cell table:number-columns-repeated="17"/>
          <table:table-cell office:value-type="float" office:value="710">
            <text:p>710</text:p>
          </table:table-cell>
          <table:table-cell table:formula="of:= [.Q$6]*[.R61]^0 + [.Q$7]*[.R61]^1 + [.Q$8]*[.R61]^2 + [.Q$9]*[.R61]^3" office:value-type="float" office:value="733.115374966497">
            <text:p>733.1153749665</text:p>
          </table:table-cell>
          <table:table-cell table:number-columns-repeated="2"/>
          <table:table-cell office:value-type="float" office:value="710">
            <text:p>710</text:p>
          </table:table-cell>
          <table:table-cell table:formula="of:= [.U$7]*[.V61] + [.U$8]" office:value-type="float" office:value="725.228537811453">
            <text:p>725.2285378115</text:p>
          </table:table-cell>
          <table:table-cell table:number-columns-repeated="7"/>
          <table:table-cell office:value-type="float" office:value="537.5">
            <text:p>537.5</text:p>
          </table:table-cell>
          <table:table-cell table:formula="of:= [.AD$10]*[.AE61]^0 + [.AD$11]*[.AE61]^1 + [.AD$12]*[.AE61]^2" office:value-type="float" office:value="731.865265877278">
            <text:p>731.8652658773</text:p>
          </table:table-cell>
          <table:table-cell table:number-columns-repeated="2"/>
          <table:table-cell office:value-type="float" office:value="537.5">
            <text:p>537.5</text:p>
          </table:table-cell>
          <table:table-cell table:formula="of:= [.AH$10]*[.AI61]^0 + [.AH$11]*[.AI61]^1 + [.AH$12]*[.AI61]^2 + [.AH$13]*[.AI61]^3" office:value-type="float" office:value="731.535472164805">
            <text:p>731.5354721648</text:p>
          </table:table-cell>
          <table:table-cell table:number-columns-repeated="2"/>
          <table:table-cell office:value-type="float" office:value="537.5">
            <text:p>537.5</text:p>
          </table:table-cell>
          <table:table-cell table:formula="of:= [.AL$10]*[.AM61]^0 + [.AL$11]*[.AM61]^1 + [.AL$12]*[.AM61]^2 + [.AL$13]*[.AM61]^3 + [.AL$14]*[.AM61]^4" office:value-type="float" office:value="734.135797373064">
            <text:p>734.1357973731</text:p>
          </table:table-cell>
          <table:table-cell table:number-columns-repeated="2"/>
          <table:table-cell office:value-type="float" office:value="537.5">
            <text:p>537.5</text:p>
          </table:table-cell>
          <table:table-cell table:formula="of:= [.AP$10]*[.AQ61]^0 + [.AP$11]*[.AQ61]^1 + [.AP$12]*[.AQ61]^2 + [.AP$13]*[.AQ61]^3" office:value-type="float" office:value="728.440895169516">
            <text:p>728.4408951695</text:p>
          </table:table-cell>
          <table:table-cell table:number-columns-repeated="2"/>
          <table:table-cell office:value-type="float" office:value="537.5">
            <text:p>537.5</text:p>
          </table:table-cell>
          <table:table-cell table:formula="of:= [.AT$10]*[.AU61]^0 + [.AT$11]*[.AU61]^1 + [.AT$12]*[.AU61]^2 + [.AT$13]*[.AU61]^3 + [.AT$14]*[.AU61]^4 + [.AT$15]*[.AU61]^5 + [.AT$16]*[.AU61]^6 + [.AT$17]*[.AU61]^7 + [.AT$18]*[.AU61]^8 + [.AT$19]*[.AU61]^9" office:value-type="float" office:value="727.679614350052">
            <text:p>727.6796143501</text:p>
          </table:table-cell>
        </table:table-row>
        <table:table-row table:style-name="ro2">
          <table:table-cell table:number-columns-repeated="17"/>
          <table:table-cell office:value-type="float" office:value="715">
            <text:p>715</text:p>
          </table:table-cell>
          <table:table-cell table:formula="of:= [.Q$6]*[.R62]^0 + [.Q$7]*[.R62]^1 + [.Q$8]*[.R62]^2 + [.Q$9]*[.R62]^3" office:value-type="float" office:value="734.010829521626">
            <text:p>734.0108295216</text:p>
          </table:table-cell>
          <table:table-cell table:number-columns-repeated="2"/>
          <table:table-cell office:value-type="float" office:value="715">
            <text:p>715</text:p>
          </table:table-cell>
          <table:table-cell table:formula="of:= [.U$7]*[.V62] + [.U$8]" office:value-type="float" office:value="726.225668859491">
            <text:p>726.2256688595</text:p>
          </table:table-cell>
          <table:table-cell table:number-columns-repeated="7"/>
          <table:table-cell office:value-type="float" office:value="531.25">
            <text:p>531.25</text:p>
          </table:table-cell>
          <table:table-cell table:formula="of:= [.AD$10]*[.AE62]^0 + [.AD$11]*[.AE62]^1 + [.AD$12]*[.AE62]^2" office:value-type="float" office:value="730.813434052234">
            <text:p>730.8134340522</text:p>
          </table:table-cell>
          <table:table-cell table:number-columns-repeated="2"/>
          <table:table-cell office:value-type="float" office:value="531.25">
            <text:p>531.25</text:p>
          </table:table-cell>
          <table:table-cell table:formula="of:= [.AH$10]*[.AI62]^0 + [.AH$11]*[.AI62]^1 + [.AH$12]*[.AI62]^2 + [.AH$13]*[.AI62]^3" office:value-type="float" office:value="730.52306554773">
            <text:p>730.5230655477</text:p>
          </table:table-cell>
          <table:table-cell table:number-columns-repeated="2"/>
          <table:table-cell office:value-type="float" office:value="531.25">
            <text:p>531.25</text:p>
          </table:table-cell>
          <table:table-cell table:formula="of:= [.AL$10]*[.AM62]^0 + [.AL$11]*[.AM62]^1 + [.AL$12]*[.AM62]^2 + [.AL$13]*[.AM62]^3 + [.AL$14]*[.AM62]^4" office:value-type="float" office:value="733.230327352502">
            <text:p>733.2303273525</text:p>
          </table:table-cell>
          <table:table-cell table:number-columns-repeated="2"/>
          <table:table-cell office:value-type="float" office:value="531.25">
            <text:p>531.25</text:p>
          </table:table-cell>
          <table:table-cell table:formula="of:= [.AP$10]*[.AQ62]^0 + [.AP$11]*[.AQ62]^1 + [.AP$12]*[.AQ62]^2 + [.AP$13]*[.AQ62]^3" office:value-type="float" office:value="727.273706865548">
            <text:p>727.2737068655</text:p>
          </table:table-cell>
          <table:table-cell table:number-columns-repeated="2"/>
          <table:table-cell office:value-type="float" office:value="531.25">
            <text:p>531.25</text:p>
          </table:table-cell>
          <table:table-cell table:formula="of:= [.AT$10]*[.AU62]^0 + [.AT$11]*[.AU62]^1 + [.AT$12]*[.AU62]^2 + [.AT$13]*[.AU62]^3 + [.AT$14]*[.AU62]^4 + [.AT$15]*[.AU62]^5 + [.AT$16]*[.AU62]^6 + [.AT$17]*[.AU62]^7 + [.AT$18]*[.AU62]^8 + [.AT$19]*[.AU62]^9" office:value-type="float" office:value="726.679625213906">
            <text:p>726.6796252139</text:p>
          </table:table-cell>
        </table:table-row>
        <table:table-row table:style-name="ro2">
          <table:table-cell table:number-columns-repeated="17"/>
          <table:table-cell office:value-type="float" office:value="720">
            <text:p>720</text:p>
          </table:table-cell>
          <table:table-cell table:formula="of:= [.Q$6]*[.R63]^0 + [.Q$7]*[.R63]^1 + [.Q$8]*[.R63]^2 + [.Q$9]*[.R63]^3" office:value-type="float" office:value="734.893736243245">
            <text:p>734.8937362432</text:p>
          </table:table-cell>
          <table:table-cell table:number-columns-repeated="2"/>
          <table:table-cell office:value-type="float" office:value="720">
            <text:p>720</text:p>
          </table:table-cell>
          <table:table-cell table:formula="of:= [.U$7]*[.V63] + [.U$8]" office:value-type="float" office:value="727.222799907529">
            <text:p>727.2227999075</text:p>
          </table:table-cell>
          <table:table-cell table:number-columns-repeated="7"/>
          <table:table-cell office:value-type="float" office:value="525">
            <text:p>525</text:p>
          </table:table-cell>
          <table:table-cell table:formula="of:= [.AD$10]*[.AE63]^0 + [.AD$11]*[.AE63]^1 + [.AD$12]*[.AE63]^2" office:value-type="float" office:value="729.740594938974">
            <text:p>729.740594939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 [.AH$10]*[.AI63]^0 + [.AH$11]*[.AI63]^1 + [.AH$12]*[.AI63]^2 + [.AH$13]*[.AI63]^3" office:value-type="float" office:value="729.490375376481">
            <text:p>729.4903753765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 [.AL$10]*[.AM63]^0 + [.AL$11]*[.AM63]^1 + [.AL$12]*[.AM63]^2 + [.AL$13]*[.AM63]^3 + [.AL$14]*[.AM63]^4" office:value-type="float" office:value="732.290744072145">
            <text:p>732.2907440721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 [.AP$10]*[.AQ63]^0 + [.AP$11]*[.AQ63]^1 + [.AP$12]*[.AQ63]^2 + [.AP$13]*[.AQ63]^3" office:value-type="float" office:value="726.085183557709">
            <text:p>726.0851835577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 [.AT$10]*[.AU63]^0 + [.AT$11]*[.AU63]^1 + [.AT$12]*[.AU63]^2 + [.AT$13]*[.AU63]^3 + [.AT$14]*[.AU63]^4 + [.AT$15]*[.AU63]^5 + [.AT$16]*[.AU63]^6 + [.AT$17]*[.AU63]^7 + [.AT$18]*[.AU63]^8 + [.AT$19]*[.AU63]^9" office:value-type="float" office:value="725.675409083206">
            <text:p>725.6754090832</text:p>
          </table:table-cell>
        </table:table-row>
        <table:table-row table:style-name="ro2">
          <table:table-cell table:number-columns-repeated="17"/>
          <table:table-cell office:value-type="float" office:value="728.75">
            <text:p>728.75</text:p>
          </table:table-cell>
          <table:table-cell table:formula="of:= [.Q$6]*[.R64]^0 + [.Q$7]*[.R64]^1 + [.Q$8]*[.R64]^2 + [.Q$9]*[.R64]^3" office:value-type="float" office:value="736.407935564956">
            <text:p>736.407935565</text:p>
          </table:table-cell>
          <table:table-cell table:number-columns-repeated="2"/>
          <table:table-cell office:value-type="float" office:value="728.75">
            <text:p>728.75</text:p>
          </table:table-cell>
          <table:table-cell table:formula="of:= [.U$7]*[.V64] + [.U$8]" office:value-type="float" office:value="728.967779241596">
            <text:p>728.9677792416</text:p>
          </table:table-cell>
          <table:table-cell table:number-columns-repeated="7"/>
          <table:table-cell office:value-type="float" office:value="518.75">
            <text:p>518.75</text:p>
          </table:table-cell>
          <table:table-cell table:formula="of:= [.AD$10]*[.AE64]^0 + [.AD$11]*[.AE64]^1 + [.AD$12]*[.AE64]^2" office:value-type="float" office:value="728.646748537498">
            <text:p>728.6467485375</text:p>
          </table:table-cell>
          <table:table-cell table:number-columns-repeated="2"/>
          <table:table-cell office:value-type="float" office:value="518.75">
            <text:p>518.75</text:p>
          </table:table-cell>
          <table:table-cell table:formula="of:= [.AH$10]*[.AI64]^0 + [.AH$11]*[.AI64]^1 + [.AH$12]*[.AI64]^2 + [.AH$13]*[.AI64]^3" office:value-type="float" office:value="728.437297939852">
            <text:p>728.4372979399</text:p>
          </table:table-cell>
          <table:table-cell table:number-columns-repeated="2"/>
          <table:table-cell office:value-type="float" office:value="518.75">
            <text:p>518.75</text:p>
          </table:table-cell>
          <table:table-cell table:formula="of:= [.AL$10]*[.AM64]^0 + [.AL$11]*[.AM64]^1 + [.AL$12]*[.AM64]^2 + [.AL$13]*[.AM64]^3 + [.AL$14]*[.AM64]^4" office:value-type="float" office:value="731.316608959357">
            <text:p>731.3166089594</text:p>
          </table:table-cell>
          <table:table-cell table:number-columns-repeated="2"/>
          <table:table-cell office:value-type="float" office:value="518.75">
            <text:p>518.75</text:p>
          </table:table-cell>
          <table:table-cell table:formula="of:= [.AP$10]*[.AQ64]^0 + [.AP$11]*[.AQ64]^1 + [.AP$12]*[.AQ64]^2 + [.AP$13]*[.AQ64]^3" office:value-type="float" office:value="724.875364857171">
            <text:p>724.8753648572</text:p>
          </table:table-cell>
          <table:table-cell table:number-columns-repeated="2"/>
          <table:table-cell office:value-type="float" office:value="518.75">
            <text:p>518.75</text:p>
          </table:table-cell>
          <table:table-cell table:formula="of:= [.AT$10]*[.AU64]^0 + [.AT$11]*[.AU64]^1 + [.AT$12]*[.AU64]^2 + [.AT$13]*[.AU64]^3 + [.AT$14]*[.AU64]^4 + [.AT$15]*[.AU64]^5 + [.AT$16]*[.AU64]^6 + [.AT$17]*[.AU64]^7 + [.AT$18]*[.AU64]^8 + [.AT$19]*[.AU64]^9" office:value-type="float" office:value="724.668594551481">
            <text:p>724.6685945515</text:p>
          </table:table-cell>
        </table:table-row>
        <table:table-row table:style-name="ro2">
          <table:table-cell table:number-columns-repeated="17"/>
          <table:table-cell office:value-type="float" office:value="737.5">
            <text:p>737.5</text:p>
          </table:table-cell>
          <table:table-cell table:formula="of:= [.Q$6]*[.R65]^0 + [.Q$7]*[.R65]^1 + [.Q$8]*[.R65]^2 + [.Q$9]*[.R65]^3" office:value-type="float" office:value="737.881763339679">
            <text:p>737.8817633397</text:p>
          </table:table-cell>
          <table:table-cell table:number-columns-repeated="2"/>
          <table:table-cell office:value-type="float" office:value="737.5">
            <text:p>737.5</text:p>
          </table:table-cell>
          <table:table-cell table:formula="of:= [.U$7]*[.V65] + [.U$8]" office:value-type="float" office:value="730.712758575662">
            <text:p>730.7127585757</text:p>
          </table:table-cell>
          <table:table-cell table:number-columns-repeated="7"/>
          <table:table-cell office:value-type="float" office:value="512.5">
            <text:p>512.5</text:p>
          </table:table-cell>
          <table:table-cell table:formula="of:= [.AD$10]*[.AE65]^0 + [.AD$11]*[.AE65]^1 + [.AD$12]*[.AE65]^2" office:value-type="float" office:value="727.531894847807">
            <text:p>727.5318948478</text:p>
          </table:table-cell>
          <table:table-cell table:number-columns-repeated="2"/>
          <table:table-cell office:value-type="float" office:value="512.5">
            <text:p>512.5</text:p>
          </table:table-cell>
          <table:table-cell table:formula="of:= [.AH$10]*[.AI65]^0 + [.AH$11]*[.AI65]^1 + [.AH$12]*[.AI65]^2 + [.AH$13]*[.AI65]^3" office:value-type="float" office:value="727.363729526634">
            <text:p>727.3637295266</text:p>
          </table:table-cell>
          <table:table-cell table:number-columns-repeated="2"/>
          <table:table-cell office:value-type="float" office:value="512.5">
            <text:p>512.5</text:p>
          </table:table-cell>
          <table:table-cell table:formula="of:= [.AL$10]*[.AM65]^0 + [.AL$11]*[.AM65]^1 + [.AL$12]*[.AM65]^2 + [.AL$13]*[.AM65]^3 + [.AL$14]*[.AM65]^4" office:value-type="float" office:value="730.307534843264">
            <text:p>730.3075348433</text:p>
          </table:table-cell>
          <table:table-cell table:number-columns-repeated="2"/>
          <table:table-cell office:value-type="float" office:value="512.5">
            <text:p>512.5</text:p>
          </table:table-cell>
          <table:table-cell table:formula="of:= [.AP$10]*[.AQ65]^0 + [.AP$11]*[.AQ65]^1 + [.AP$12]*[.AQ65]^2 + [.AP$13]*[.AQ65]^3" office:value-type="float" office:value="723.644290375106">
            <text:p>723.6442903751</text:p>
          </table:table-cell>
          <table:table-cell table:number-columns-repeated="2"/>
          <table:table-cell office:value-type="float" office:value="512.5">
            <text:p>512.5</text:p>
          </table:table-cell>
          <table:table-cell table:formula="of:= [.AT$10]*[.AU65]^0 + [.AT$11]*[.AU65]^1 + [.AT$12]*[.AU65]^2 + [.AT$13]*[.AU65]^3 + [.AT$14]*[.AU65]^4 + [.AT$15]*[.AU65]^5 + [.AT$16]*[.AU65]^6 + [.AT$17]*[.AU65]^7 + [.AT$18]*[.AU65]^8 + [.AT$19]*[.AU65]^9" office:value-type="float" office:value="723.660594480489">
            <text:p>723.6605944805</text:p>
          </table:table-cell>
        </table:table-row>
        <table:table-row table:style-name="ro2">
          <table:table-cell table:number-columns-repeated="17"/>
          <table:table-cell office:value-type="float" office:value="746.25">
            <text:p>746.25</text:p>
          </table:table-cell>
          <table:table-cell table:formula="of:= [.Q$6]*[.R66]^0 + [.Q$7]*[.R66]^1 + [.Q$8]*[.R66]^2 + [.Q$9]*[.R66]^3" office:value-type="float" office:value="739.313982599409">
            <text:p>739.3139825994</text:p>
          </table:table-cell>
          <table:table-cell table:number-columns-repeated="2"/>
          <table:table-cell office:value-type="float" office:value="746.25">
            <text:p>746.25</text:p>
          </table:table-cell>
          <table:table-cell table:formula="of:= [.U$7]*[.V66] + [.U$8]" office:value-type="float" office:value="732.457737909729">
            <text:p>732.4577379097</text:p>
          </table:table-cell>
          <table:table-cell table:number-columns-repeated="7"/>
          <table:table-cell office:value-type="float" office:value="506.25">
            <text:p>506.25</text:p>
          </table:table-cell>
          <table:table-cell table:formula="of:= [.AD$10]*[.AE66]^0 + [.AD$11]*[.AE66]^1 + [.AD$12]*[.AE66]^2" office:value-type="float" office:value="726.3960338699">
            <text:p>726.3960338699</text:p>
          </table:table-cell>
          <table:table-cell table:number-columns-repeated="2"/>
          <table:table-cell office:value-type="float" office:value="506.25">
            <text:p>506.25</text:p>
          </table:table-cell>
          <table:table-cell table:formula="of:= [.AH$10]*[.AI66]^0 + [.AH$11]*[.AI66]^1 + [.AH$12]*[.AI66]^2 + [.AH$13]*[.AI66]^3" office:value-type="float" office:value="726.269566425622">
            <text:p>726.2695664256</text:p>
          </table:table-cell>
          <table:table-cell table:number-columns-repeated="2"/>
          <table:table-cell office:value-type="float" office:value="506.25">
            <text:p>506.25</text:p>
          </table:table-cell>
          <table:table-cell table:formula="of:= [.AL$10]*[.AM66]^0 + [.AL$11]*[.AM66]^1 + [.AL$12]*[.AM66]^2 + [.AL$13]*[.AM66]^3 + [.AL$14]*[.AM66]^4" office:value-type="float" office:value="729.263185954754">
            <text:p>729.2631859548</text:p>
          </table:table-cell>
          <table:table-cell table:number-columns-repeated="2"/>
          <table:table-cell office:value-type="float" office:value="506.25">
            <text:p>506.25</text:p>
          </table:table-cell>
          <table:table-cell table:formula="of:= [.AP$10]*[.AQ66]^0 + [.AP$11]*[.AQ66]^1 + [.AP$12]*[.AQ66]^2 + [.AP$13]*[.AQ66]^3" office:value-type="float" office:value="722.391999722688">
            <text:p>722.3919997227</text:p>
          </table:table-cell>
          <table:table-cell table:number-columns-repeated="2"/>
          <table:table-cell office:value-type="float" office:value="506.25">
            <text:p>506.25</text:p>
          </table:table-cell>
          <table:table-cell table:formula="of:= [.AT$10]*[.AU66]^0 + [.AT$11]*[.AU66]^1 + [.AT$12]*[.AU66]^2 + [.AT$13]*[.AU66]^3 + [.AT$14]*[.AU66]^4 + [.AT$15]*[.AU66]^5 + [.AT$16]*[.AU66]^6 + [.AT$17]*[.AU66]^7 + [.AT$18]*[.AU66]^8 + [.AT$19]*[.AU66]^9" office:value-type="float" office:value="722.652544054155">
            <text:p>722.6525440542</text:p>
          </table:table-cell>
        </table:table-row>
        <table:table-row table:style-name="ro2">
          <table:table-cell table:number-columns-repeated="17"/>
          <table:table-cell office:value-type="float" office:value="755">
            <text:p>755</text:p>
          </table:table-cell>
          <table:table-cell table:formula="of:= [.Q$6]*[.R67]^0 + [.Q$7]*[.R67]^1 + [.Q$8]*[.R67]^2 + [.Q$9]*[.R67]^3" office:value-type="float" office:value="740.703356376144">
            <text:p>740.7033563761</text:p>
          </table:table-cell>
          <table:table-cell table:number-columns-repeated="2"/>
          <table:table-cell office:value-type="float" office:value="755">
            <text:p>755</text:p>
          </table:table-cell>
          <table:table-cell table:formula="of:= [.U$7]*[.V67] + [.U$8]" office:value-type="float" office:value="734.202717243795">
            <text:p>734.2027172438</text:p>
          </table:table-cell>
          <table:table-cell table:number-columns-repeated="7"/>
          <table:table-cell office:value-type="float" office:value="500">
            <text:p>500</text:p>
          </table:table-cell>
          <table:table-cell table:formula="of:= [.AD$10]*[.AE67]^0 + [.AD$11]*[.AE67]^1 + [.AD$12]*[.AE67]^2" office:value-type="float" office:value="725.239165603778">
            <text:p>725.2391656038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 [.AH$10]*[.AI67]^0 + [.AH$11]*[.AI67]^1 + [.AH$12]*[.AI67]^2 + [.AH$13]*[.AI67]^3" office:value-type="float" office:value="725.154704925607">
            <text:p>725.1547049256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 [.AL$10]*[.AM67]^0 + [.AL$11]*[.AM67]^1 + [.AL$12]*[.AM67]^2 + [.AL$13]*[.AM67]^3 + [.AL$14]*[.AM67]^4" office:value-type="float" office:value="728.18327792648">
            <text:p>728.1832779265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 [.AP$10]*[.AQ67]^0 + [.AP$11]*[.AQ67]^1 + [.AP$12]*[.AQ67]^2 + [.AP$13]*[.AQ67]^3" office:value-type="float" office:value="721.118532511089">
            <text:p>721.1185325111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 [.AT$10]*[.AU67]^0 + [.AT$11]*[.AU67]^1 + [.AT$12]*[.AU67]^2 + [.AT$13]*[.AU67]^3 + [.AT$14]*[.AU67]^4 + [.AT$15]*[.AU67]^5 + [.AT$16]*[.AU67]^6 + [.AT$17]*[.AU67]^7 + [.AT$18]*[.AU67]^8 + [.AT$19]*[.AU67]^9" office:value-type="float" office:value="721.645240915473">
            <text:p>721.6452409155</text:p>
          </table:table-cell>
        </table:table-row>
        <table:table-row table:style-name="ro2">
          <table:table-cell table:number-columns-repeated="17"/>
          <table:table-cell office:value-type="float" office:value="760">
            <text:p>760</text:p>
          </table:table-cell>
          <table:table-cell table:formula="of:= [.Q$6]*[.R68]^0 + [.Q$7]*[.R68]^1 + [.Q$8]*[.R68]^2 + [.Q$9]*[.R68]^3" office:value-type="float" office:value="741.477571466763">
            <text:p>741.4775714668</text:p>
          </table:table-cell>
          <table:table-cell table:number-columns-repeated="2"/>
          <table:table-cell office:value-type="float" office:value="760">
            <text:p>760</text:p>
          </table:table-cell>
          <table:table-cell table:formula="of:= [.U$7]*[.V68] + [.U$8]" office:value-type="float" office:value="735.199848291833">
            <text:p>735.1998482918</text:p>
          </table:table-cell>
          <table:table-cell table:number-columns-repeated="7"/>
          <table:table-cell office:value-type="float" office:value="493.75">
            <text:p>493.75</text:p>
          </table:table-cell>
          <table:table-cell table:formula="of:= [.AD$10]*[.AE68]^0 + [.AD$11]*[.AE68]^1 + [.AD$12]*[.AE68]^2" office:value-type="float" office:value="724.061290049441">
            <text:p>724.0612900494</text:p>
          </table:table-cell>
          <table:table-cell table:number-columns-repeated="2"/>
          <table:table-cell office:value-type="float" office:value="493.75">
            <text:p>493.75</text:p>
          </table:table-cell>
          <table:table-cell table:formula="of:= [.AH$10]*[.AI68]^0 + [.AH$11]*[.AI68]^1 + [.AH$12]*[.AI68]^2 + [.AH$13]*[.AI68]^3" office:value-type="float" office:value="724.019041315384">
            <text:p>724.0190413154</text:p>
          </table:table-cell>
          <table:table-cell table:number-columns-repeated="2"/>
          <table:table-cell office:value-type="float" office:value="493.75">
            <text:p>493.75</text:p>
          </table:table-cell>
          <table:table-cell table:formula="of:= [.AL$10]*[.AM68]^0 + [.AL$11]*[.AM68]^1 + [.AL$12]*[.AM68]^2 + [.AL$13]*[.AM68]^3 + [.AL$14]*[.AM68]^4" office:value-type="float" office:value="727.067577792857">
            <text:p>727.0675777929</text:p>
          </table:table-cell>
          <table:table-cell table:number-columns-repeated="2"/>
          <table:table-cell office:value-type="float" office:value="493.75">
            <text:p>493.75</text:p>
          </table:table-cell>
          <table:table-cell table:formula="of:= [.AP$10]*[.AQ68]^0 + [.AP$11]*[.AQ68]^1 + [.AP$12]*[.AQ68]^2 + [.AP$13]*[.AQ68]^3" office:value-type="float" office:value="719.823928351481">
            <text:p>719.8239283515</text:p>
          </table:table-cell>
          <table:table-cell table:number-columns-repeated="2"/>
          <table:table-cell office:value-type="float" office:value="493.75">
            <text:p>493.75</text:p>
          </table:table-cell>
          <table:table-cell table:formula="of:= [.AT$10]*[.AU68]^0 + [.AT$11]*[.AU68]^1 + [.AT$12]*[.AU68]^2 + [.AT$13]*[.AU68]^3 + [.AT$14]*[.AU68]^4 + [.AT$15]*[.AU68]^5 + [.AT$16]*[.AU68]^6 + [.AT$17]*[.AU68]^7 + [.AT$18]*[.AU68]^8 + [.AT$19]*[.AU68]^9" office:value-type="float" office:value="720.6390884463">
            <text:p>720.6390884463</text:p>
          </table:table-cell>
        </table:table-row>
        <table:table-row table:style-name="ro2">
          <table:table-cell table:number-columns-repeated="17"/>
          <table:table-cell office:value-type="float" office:value="765">
            <text:p>765</text:p>
          </table:table-cell>
          <table:table-cell table:formula="of:= [.Q$6]*[.R69]^0 + [.Q$7]*[.R69]^1 + [.Q$8]*[.R69]^2 + [.Q$9]*[.R69]^3" office:value-type="float" office:value="742.237161483142">
            <text:p>742.2371614831</text:p>
          </table:table-cell>
          <table:table-cell table:number-columns-repeated="2"/>
          <table:table-cell office:value-type="float" office:value="765">
            <text:p>765</text:p>
          </table:table-cell>
          <table:table-cell table:formula="of:= [.U$7]*[.V69] + [.U$8]" office:value-type="float" office:value="736.196979339871">
            <text:p>736.1969793399</text:p>
          </table:table-cell>
          <table:table-cell table:number-columns-repeated="7"/>
          <table:table-cell office:value-type="float" office:value="487.5">
            <text:p>487.5</text:p>
          </table:table-cell>
          <table:table-cell table:formula="of:= [.AD$10]*[.AE69]^0 + [.AD$11]*[.AE69]^1 + [.AD$12]*[.AE69]^2" office:value-type="float" office:value="722.862407206887">
            <text:p>722.8624072069</text:p>
          </table:table-cell>
          <table:table-cell table:number-columns-repeated="2"/>
          <table:table-cell office:value-type="float" office:value="487.5">
            <text:p>487.5</text:p>
          </table:table-cell>
          <table:table-cell table:formula="of:= [.AH$10]*[.AI69]^0 + [.AH$11]*[.AI69]^1 + [.AH$12]*[.AI69]^2 + [.AH$13]*[.AI69]^3" office:value-type="float" office:value="722.862471883745">
            <text:p>722.8624718837</text:p>
          </table:table-cell>
          <table:table-cell table:number-columns-repeated="2"/>
          <table:table-cell office:value-type="float" office:value="487.5">
            <text:p>487.5</text:p>
          </table:table-cell>
          <table:table-cell table:formula="of:= [.AL$10]*[.AM69]^0 + [.AL$11]*[.AM69]^1 + [.AL$12]*[.AM69]^2 + [.AL$13]*[.AM69]^3 + [.AL$14]*[.AM69]^4" office:value-type="float" office:value="725.915903990063">
            <text:p>725.9159039901</text:p>
          </table:table-cell>
          <table:table-cell table:number-columns-repeated="2"/>
          <table:table-cell office:value-type="float" office:value="487.5">
            <text:p>487.5</text:p>
          </table:table-cell>
          <table:table-cell table:formula="of:= [.AP$10]*[.AQ69]^0 + [.AP$11]*[.AQ69]^1 + [.AP$12]*[.AQ69]^2 + [.AP$13]*[.AQ69]^3" office:value-type="float" office:value="718.508226855037">
            <text:p>718.508226855</text:p>
          </table:table-cell>
          <table:table-cell table:number-columns-repeated="2"/>
          <table:table-cell office:value-type="float" office:value="487.5">
            <text:p>487.5</text:p>
          </table:table-cell>
          <table:table-cell table:formula="of:= [.AT$10]*[.AU69]^0 + [.AT$11]*[.AU69]^1 + [.AT$12]*[.AU69]^2 + [.AT$13]*[.AU69]^3 + [.AT$14]*[.AU69]^4 + [.AT$15]*[.AU69]^5 + [.AT$16]*[.AU69]^6 + [.AT$17]*[.AU69]^7 + [.AT$18]*[.AU69]^8 + [.AT$19]*[.AU69]^9" office:value-type="float" office:value="719.634043239827">
            <text:p>719.6340432398</text:p>
          </table:table-cell>
        </table:table-row>
        <table:table-row table:style-name="ro2">
          <table:table-cell table:number-columns-repeated="17"/>
          <table:table-cell office:value-type="float" office:value="770">
            <text:p>770</text:p>
          </table:table-cell>
          <table:table-cell table:formula="of:= [.Q$6]*[.R70]^0 + [.Q$7]*[.R70]^1 + [.Q$8]*[.R70]^2 + [.Q$9]*[.R70]^3" office:value-type="float" office:value="742.981895620756">
            <text:p>742.9818956208</text:p>
          </table:table-cell>
          <table:table-cell table:number-columns-repeated="2"/>
          <table:table-cell office:value-type="float" office:value="770">
            <text:p>770</text:p>
          </table:table-cell>
          <table:table-cell table:formula="of:= [.U$7]*[.V70] + [.U$8]" office:value-type="float" office:value="737.194110387909">
            <text:p>737.1941103879</text:p>
          </table:table-cell>
          <table:table-cell table:number-columns-repeated="7"/>
          <table:table-cell office:value-type="float" office:value="481.25">
            <text:p>481.25</text:p>
          </table:table-cell>
          <table:table-cell table:formula="of:= [.AD$10]*[.AE70]^0 + [.AD$11]*[.AE70]^1 + [.AD$12]*[.AE70]^2" office:value-type="float" office:value="721.642517076119">
            <text:p>721.6425170761</text:p>
          </table:table-cell>
          <table:table-cell table:number-columns-repeated="2"/>
          <table:table-cell office:value-type="float" office:value="481.25">
            <text:p>481.25</text:p>
          </table:table-cell>
          <table:table-cell table:formula="of:= [.AH$10]*[.AI70]^0 + [.AH$11]*[.AI70]^1 + [.AH$12]*[.AI70]^2 + [.AH$13]*[.AI70]^3" office:value-type="float" office:value="721.684892919484">
            <text:p>721.6848929195</text:p>
          </table:table-cell>
          <table:table-cell table:number-columns-repeated="2"/>
          <table:table-cell office:value-type="float" office:value="481.25">
            <text:p>481.25</text:p>
          </table:table-cell>
          <table:table-cell table:formula="of:= [.AL$10]*[.AM70]^0 + [.AL$11]*[.AM70]^1 + [.AL$12]*[.AM70]^2 + [.AL$13]*[.AM70]^3 + [.AL$14]*[.AM70]^4" office:value-type="float" office:value="724.72812635604">
            <text:p>724.728126356</text:p>
          </table:table-cell>
          <table:table-cell table:number-columns-repeated="2"/>
          <table:table-cell office:value-type="float" office:value="481.25">
            <text:p>481.25</text:p>
          </table:table-cell>
          <table:table-cell table:formula="of:= [.AP$10]*[.AQ70]^0 + [.AP$11]*[.AQ70]^1 + [.AP$12]*[.AQ70]^2 + [.AP$13]*[.AQ70]^3" office:value-type="float" office:value="717.171467632929">
            <text:p>717.1714676329</text:p>
          </table:table-cell>
          <table:table-cell table:number-columns-repeated="2"/>
          <table:table-cell office:value-type="float" office:value="481.25">
            <text:p>481.25</text:p>
          </table:table-cell>
          <table:table-cell table:formula="of:= [.AT$10]*[.AU70]^0 + [.AT$11]*[.AU70]^1 + [.AT$12]*[.AU70]^2 + [.AT$13]*[.AU70]^3 + [.AT$14]*[.AU70]^4 + [.AT$15]*[.AU70]^5 + [.AT$16]*[.AU70]^6 + [.AT$17]*[.AU70]^7 + [.AT$18]*[.AU70]^8 + [.AT$19]*[.AU70]^9" office:value-type="float" office:value="718.62956779357">
            <text:p>718.6295677936</text:p>
          </table:table-cell>
        </table:table-row>
        <table:table-row table:style-name="ro2">
          <table:table-cell table:number-columns-repeated="17"/>
          <table:table-cell office:value-type="float" office:value="775">
            <text:p>775</text:p>
          </table:table-cell>
          <table:table-cell table:formula="of:= [.Q$6]*[.R71]^0 + [.Q$7]*[.R71]^1 + [.Q$8]*[.R71]^2 + [.Q$9]*[.R71]^3" office:value-type="float" office:value="743.71154307508">
            <text:p>743.7115430751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 [.U$7]*[.V71] + [.U$8]" office:value-type="float" office:value="738.191241435947">
            <text:p>738.1912414359</text:p>
          </table:table-cell>
          <table:table-cell table:number-columns-repeated="7"/>
          <table:table-cell office:value-type="float" office:value="475">
            <text:p>475</text:p>
          </table:table-cell>
          <table:table-cell table:formula="of:= [.AD$10]*[.AE71]^0 + [.AD$11]*[.AE71]^1 + [.AD$12]*[.AE71]^2" office:value-type="float" office:value="720.401619657134">
            <text:p>720.4016196571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 [.AH$10]*[.AI71]^0 + [.AH$11]*[.AI71]^1 + [.AH$12]*[.AI71]^2 + [.AH$13]*[.AI71]^3" office:value-type="float" office:value="720.486200711393">
            <text:p>720.4862007114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 [.AL$10]*[.AM71]^0 + [.AL$11]*[.AM71]^1 + [.AL$12]*[.AM71]^2 + [.AL$13]*[.AM71]^3 + [.AL$14]*[.AM71]^4" office:value-type="float" office:value="723.50416613049">
            <text:p>723.5041661305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 [.AP$10]*[.AQ71]^0 + [.AP$11]*[.AQ71]^1 + [.AP$12]*[.AQ71]^2 + [.AP$13]*[.AQ71]^3" office:value-type="float" office:value="715.813690296331">
            <text:p>715.8136902963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 [.AT$10]*[.AU71]^0 + [.AT$11]*[.AU71]^1 + [.AT$12]*[.AU71]^2 + [.AT$13]*[.AU71]^3 + [.AT$14]*[.AU71]^4 + [.AT$15]*[.AU71]^5 + [.AT$16]*[.AU71]^6 + [.AT$17]*[.AU71]^7 + [.AT$18]*[.AU71]^8 + [.AT$19]*[.AU71]^9" office:value-type="float" office:value="717.624589415473">
            <text:p>717.6245894155</text:p>
          </table:table-cell>
        </table:table-row>
        <table:table-row table:style-name="ro2">
          <table:table-cell table:number-columns-repeated="17"/>
          <table:table-cell office:value-type="float" office:value="781.25">
            <text:p>781.25</text:p>
          </table:table-cell>
          <table:table-cell table:formula="of:= [.Q$6]*[.R72]^0 + [.Q$7]*[.R72]^1 + [.Q$8]*[.R72]^2 + [.Q$9]*[.R72]^3" office:value-type="float" office:value="744.602035128338">
            <text:p>744.6020351283</text:p>
          </table:table-cell>
          <table:table-cell table:number-columns-repeated="2"/>
          <table:table-cell office:value-type="float" office:value="781.25">
            <text:p>781.25</text:p>
          </table:table-cell>
          <table:table-cell table:formula="of:= [.U$7]*[.V72] + [.U$8]" office:value-type="float" office:value="739.437655245995">
            <text:p>739.437655246</text:p>
          </table:table-cell>
          <table:table-cell table:number-columns-repeated="7"/>
          <table:table-cell office:value-type="float" office:value="468.75">
            <text:p>468.75</text:p>
          </table:table-cell>
          <table:table-cell table:formula="of:= [.AD$10]*[.AE72]^0 + [.AD$11]*[.AE72]^1 + [.AD$12]*[.AE72]^2" office:value-type="float" office:value="719.139714949934">
            <text:p>719.1397149499</text:p>
          </table:table-cell>
          <table:table-cell table:number-columns-repeated="2"/>
          <table:table-cell office:value-type="float" office:value="468.75">
            <text:p>468.75</text:p>
          </table:table-cell>
          <table:table-cell table:formula="of:= [.AH$10]*[.AI72]^0 + [.AH$11]*[.AI72]^1 + [.AH$12]*[.AI72]^2 + [.AH$13]*[.AI72]^3" office:value-type="float" office:value="719.266291548266">
            <text:p>719.2662915483</text:p>
          </table:table-cell>
          <table:table-cell table:number-columns-repeated="2"/>
          <table:table-cell office:value-type="float" office:value="468.75">
            <text:p>468.75</text:p>
          </table:table-cell>
          <table:table-cell table:formula="of:= [.AL$10]*[.AM72]^0 + [.AL$11]*[.AM72]^1 + [.AL$12]*[.AM72]^2 + [.AL$13]*[.AM72]^3 + [.AL$14]*[.AM72]^4" office:value-type="float" office:value="722.243995954882">
            <text:p>722.2439959549</text:p>
          </table:table-cell>
          <table:table-cell table:number-columns-repeated="2"/>
          <table:table-cell office:value-type="float" office:value="468.75">
            <text:p>468.75</text:p>
          </table:table-cell>
          <table:table-cell table:formula="of:= [.AP$10]*[.AQ72]^0 + [.AP$11]*[.AQ72]^1 + [.AP$12]*[.AQ72]^2 + [.AP$13]*[.AQ72]^3" office:value-type="float" office:value="714.434934456414">
            <text:p>714.4349344564</text:p>
          </table:table-cell>
          <table:table-cell table:number-columns-repeated="2"/>
          <table:table-cell office:value-type="float" office:value="468.75">
            <text:p>468.75</text:p>
          </table:table-cell>
          <table:table-cell table:formula="of:= [.AT$10]*[.AU72]^0 + [.AT$11]*[.AU72]^1 + [.AT$12]*[.AU72]^2 + [.AT$13]*[.AU72]^3 + [.AT$14]*[.AU72]^4 + [.AT$15]*[.AU72]^5 + [.AT$16]*[.AU72]^6 + [.AT$17]*[.AU72]^7 + [.AT$18]*[.AU72]^8 + [.AT$19]*[.AU72]^9" office:value-type="float" office:value="716.617466298373">
            <text:p>716.6174662984</text:p>
          </table:table-cell>
        </table:table-row>
        <table:table-row table:style-name="ro2">
          <table:table-cell table:number-columns-repeated="17"/>
          <table:table-cell office:value-type="float" office:value="787.5">
            <text:p>787.5</text:p>
          </table:table-cell>
          <table:table-cell table:formula="of:= [.Q$6]*[.R73]^0 + [.Q$7]*[.R73]^1 + [.Q$8]*[.R73]^2 + [.Q$9]*[.R73]^3" office:value-type="float" office:value="745.468142816794">
            <text:p>745.4681428168</text:p>
          </table:table-cell>
          <table:table-cell table:number-columns-repeated="2"/>
          <table:table-cell office:value-type="float" office:value="787.5">
            <text:p>787.5</text:p>
          </table:table-cell>
          <table:table-cell table:formula="of:= [.U$7]*[.V73] + [.U$8]" office:value-type="float" office:value="740.684069056042">
            <text:p>740.684069056</text:p>
          </table:table-cell>
          <table:table-cell table:number-columns-repeated="7"/>
          <table:table-cell office:value-type="float" office:value="462.5">
            <text:p>462.5</text:p>
          </table:table-cell>
          <table:table-cell table:formula="of:= [.AD$10]*[.AE73]^0 + [.AD$11]*[.AE73]^1 + [.AD$12]*[.AE73]^2" office:value-type="float" office:value="717.856802954519">
            <text:p>717.8568029545</text:p>
          </table:table-cell>
          <table:table-cell table:number-columns-repeated="2"/>
          <table:table-cell office:value-type="float" office:value="462.5">
            <text:p>462.5</text:p>
          </table:table-cell>
          <table:table-cell table:formula="of:= [.AH$10]*[.AI73]^0 + [.AH$11]*[.AI73]^1 + [.AH$12]*[.AI73]^2 + [.AH$13]*[.AI73]^3" office:value-type="float" office:value="718.025061718895">
            <text:p>718.0250617189</text:p>
          </table:table-cell>
          <table:table-cell table:number-columns-repeated="2"/>
          <table:table-cell office:value-type="float" office:value="462.5">
            <text:p>462.5</text:p>
          </table:table-cell>
          <table:table-cell table:formula="of:= [.AL$10]*[.AM73]^0 + [.AL$11]*[.AM73]^1 + [.AL$12]*[.AM73]^2 + [.AL$13]*[.AM73]^3 + [.AL$14]*[.AM73]^4" office:value-type="float" office:value="720.947639872445">
            <text:p>720.9476398724</text:p>
          </table:table-cell>
          <table:table-cell table:number-columns-repeated="2"/>
          <table:table-cell office:value-type="float" office:value="462.5">
            <text:p>462.5</text:p>
          </table:table-cell>
          <table:table-cell table:formula="of:= [.AP$10]*[.AQ73]^0 + [.AP$11]*[.AQ73]^1 + [.AP$12]*[.AQ73]^2 + [.AP$13]*[.AQ73]^3" office:value-type="float" office:value="713.035239724351">
            <text:p>713.0352397244</text:p>
          </table:table-cell>
          <table:table-cell table:number-columns-repeated="2"/>
          <table:table-cell office:value-type="float" office:value="462.5">
            <text:p>462.5</text:p>
          </table:table-cell>
          <table:table-cell table:formula="of:= [.AT$10]*[.AU73]^0 + [.AT$11]*[.AU73]^1 + [.AT$12]*[.AU73]^2 + [.AT$13]*[.AU73]^3 + [.AT$14]*[.AU73]^4 + [.AT$15]*[.AU73]^5 + [.AT$16]*[.AU73]^6 + [.AT$17]*[.AU73]^7 + [.AT$18]*[.AU73]^8 + [.AT$19]*[.AU73]^9" office:value-type="float" office:value="715.605961665408">
            <text:p>715.6059616654</text:p>
          </table:table-cell>
        </table:table-row>
        <table:table-row table:style-name="ro2">
          <table:table-cell table:number-columns-repeated="17"/>
          <table:table-cell office:value-type="float" office:value="793.75">
            <text:p>793.75</text:p>
          </table:table-cell>
          <table:table-cell table:formula="of:= [.Q$6]*[.R74]^0 + [.Q$7]*[.R74]^1 + [.Q$8]*[.R74]^2 + [.Q$9]*[.R74]^3" office:value-type="float" office:value="746.309415350361">
            <text:p>746.3094153504</text:p>
          </table:table-cell>
          <table:table-cell table:number-columns-repeated="2"/>
          <table:table-cell office:value-type="float" office:value="793.75">
            <text:p>793.75</text:p>
          </table:table-cell>
          <table:table-cell table:formula="of:= [.U$7]*[.V74] + [.U$8]" office:value-type="float" office:value="741.93048286609">
            <text:p>741.9304828661</text:p>
          </table:table-cell>
          <table:table-cell table:number-columns-repeated="7"/>
          <table:table-cell office:value-type="float" office:value="456.25">
            <text:p>456.25</text:p>
          </table:table-cell>
          <table:table-cell table:formula="of:= [.AD$10]*[.AE74]^0 + [.AD$11]*[.AE74]^1 + [.AD$12]*[.AE74]^2" office:value-type="float" office:value="716.552883670888">
            <text:p>716.5528836709</text:p>
          </table:table-cell>
          <table:table-cell table:number-columns-repeated="2"/>
          <table:table-cell office:value-type="float" office:value="456.25">
            <text:p>456.25</text:p>
          </table:table-cell>
          <table:table-cell table:formula="of:= [.AH$10]*[.AI74]^0 + [.AH$11]*[.AI74]^1 + [.AH$12]*[.AI74]^2 + [.AH$13]*[.AI74]^3" office:value-type="float" office:value="716.762407512073">
            <text:p>716.7624075121</text:p>
          </table:table-cell>
          <table:table-cell table:number-columns-repeated="2"/>
          <table:table-cell office:value-type="float" office:value="456.25">
            <text:p>456.25</text:p>
          </table:table-cell>
          <table:table-cell table:formula="of:= [.AL$10]*[.AM74]^0 + [.AL$11]*[.AM74]^1 + [.AL$12]*[.AM74]^2 + [.AL$13]*[.AM74]^3 + [.AL$14]*[.AM74]^4" office:value-type="float" office:value="719.615173328174">
            <text:p>719.6151733282</text:p>
          </table:table-cell>
          <table:table-cell table:number-columns-repeated="2"/>
          <table:table-cell office:value-type="float" office:value="456.25">
            <text:p>456.25</text:p>
          </table:table-cell>
          <table:table-cell table:formula="of:= [.AP$10]*[.AQ74]^0 + [.AP$11]*[.AQ74]^1 + [.AP$12]*[.AQ74]^2 + [.AP$13]*[.AQ74]^3" office:value-type="float" office:value="711.614645711314">
            <text:p>711.6146457113</text:p>
          </table:table-cell>
          <table:table-cell table:number-columns-repeated="2"/>
          <table:table-cell office:value-type="float" office:value="456.25">
            <text:p>456.25</text:p>
          </table:table-cell>
          <table:table-cell table:formula="of:= [.AT$10]*[.AU74]^0 + [.AT$11]*[.AU74]^1 + [.AT$12]*[.AU74]^2 + [.AT$13]*[.AU74]^3 + [.AT$14]*[.AU74]^4 + [.AT$15]*[.AU74]^5 + [.AT$16]*[.AU74]^6 + [.AT$17]*[.AU74]^7 + [.AT$18]*[.AU74]^8 + [.AT$19]*[.AU74]^9" office:value-type="float" office:value="714.587226829162">
            <text:p>714.5872268292</text:p>
          </table:table-cell>
        </table:table-row>
        <table:table-row table:style-name="ro2">
          <table:table-cell table:number-columns-repeated="17"/>
          <table:table-cell office:value-type="float" office:value="800">
            <text:p>800</text:p>
          </table:table-cell>
          <table:table-cell table:formula="of:= [.Q$6]*[.R75]^0 + [.Q$7]*[.R75]^1 + [.Q$8]*[.R75]^2 + [.Q$9]*[.R75]^3" office:value-type="float" office:value="747.125401938949">
            <text:p>747.1254019389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 [.U$7]*[.V75] + [.U$8]" office:value-type="float" office:value="743.176896676137">
            <text:p>743.1768966761</text:p>
          </table:table-cell>
          <table:table-cell table:number-columns-repeated="7"/>
          <table:table-cell office:value-type="float" office:value="450">
            <text:p>450</text:p>
          </table:table-cell>
          <table:table-cell table:formula="of:= [.AD$10]*[.AE75]^0 + [.AD$11]*[.AE75]^1 + [.AD$12]*[.AE75]^2" office:value-type="float" office:value="715.227957099042">
            <text:p>715.227957099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 [.AH$10]*[.AI75]^0 + [.AH$11]*[.AI75]^1 + [.AH$12]*[.AI75]^2 + [.AH$13]*[.AI75]^3" office:value-type="float" office:value="715.478225216595">
            <text:p>715.4782252166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 [.AL$10]*[.AM75]^0 + [.AL$11]*[.AM75]^1 + [.AL$12]*[.AM75]^2 + [.AL$13]*[.AM75]^3 + [.AL$14]*[.AM75]^4" office:value-type="float" office:value="718.246723168823">
            <text:p>718.2467231688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 [.AP$10]*[.AQ75]^0 + [.AP$11]*[.AQ75]^1 + [.AP$12]*[.AQ75]^2 + [.AP$13]*[.AQ75]^3" office:value-type="float" office:value="710.173192028477">
            <text:p>710.1731920285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 [.AT$10]*[.AU75]^0 + [.AT$11]*[.AU75]^1 + [.AT$12]*[.AU75]^2 + [.AT$13]*[.AU75]^3 + [.AT$14]*[.AU75]^4 + [.AT$15]*[.AU75]^5 + [.AT$16]*[.AU75]^6 + [.AT$17]*[.AU75]^7 + [.AT$18]*[.AU75]^8 + [.AT$19]*[.AU75]^9" office:value-type="float" office:value="713.557793938773">
            <text:p>713.5577939388</text:p>
          </table:table-cell>
        </table:table-row>
        <table:table-row table:style-name="ro2">
          <table:table-cell table:number-columns-repeated="17"/>
          <table:table-cell office:value-type="float" office:value="807">
            <text:p>807</text:p>
          </table:table-cell>
          <table:table-cell table:formula="of:= [.Q$6]*[.R76]^0 + [.Q$7]*[.R76]^1 + [.Q$8]*[.R76]^2 + [.Q$9]*[.R76]^3" office:value-type="float" office:value="748.008730859175">
            <text:p>748.0087308592</text:p>
          </table:table-cell>
          <table:table-cell table:number-columns-repeated="2"/>
          <table:table-cell office:value-type="float" office:value="807">
            <text:p>807</text:p>
          </table:table-cell>
          <table:table-cell table:formula="of:= [.U$7]*[.V76] + [.U$8]" office:value-type="float" office:value="744.57288014339">
            <text:p>744.5728801434</text:p>
          </table:table-cell>
          <table:table-cell table:number-columns-repeated="7"/>
          <table:table-cell office:value-type="float" office:value="443.75">
            <text:p>443.75</text:p>
          </table:table-cell>
          <table:table-cell table:formula="of:= [.AD$10]*[.AE76]^0 + [.AD$11]*[.AE76]^1 + [.AD$12]*[.AE76]^2" office:value-type="float" office:value="713.88202323898">
            <text:p>713.882023239</text:p>
          </table:table-cell>
          <table:table-cell table:number-columns-repeated="2"/>
          <table:table-cell office:value-type="float" office:value="443.75">
            <text:p>443.75</text:p>
          </table:table-cell>
          <table:table-cell table:formula="of:= [.AH$10]*[.AI76]^0 + [.AH$11]*[.AI76]^1 + [.AH$12]*[.AI76]^2 + [.AH$13]*[.AI76]^3" office:value-type="float" office:value="714.172411121252">
            <text:p>714.1724111213</text:p>
          </table:table-cell>
          <table:table-cell table:number-columns-repeated="2"/>
          <table:table-cell office:value-type="float" office:value="443.75">
            <text:p>443.75</text:p>
          </table:table-cell>
          <table:table-cell table:formula="of:= [.AL$10]*[.AM76]^0 + [.AL$11]*[.AM76]^1 + [.AL$12]*[.AM76]^2 + [.AL$13]*[.AM76]^3 + [.AL$14]*[.AM76]^4" office:value-type="float" office:value="716.842467642912">
            <text:p>716.8424676429</text:p>
          </table:table-cell>
          <table:table-cell table:number-columns-repeated="2"/>
          <table:table-cell office:value-type="float" office:value="443.75">
            <text:p>443.75</text:p>
          </table:table-cell>
          <table:table-cell table:formula="of:= [.AP$10]*[.AQ76]^0 + [.AP$11]*[.AQ76]^1 + [.AP$12]*[.AQ76]^2 + [.AP$13]*[.AQ76]^3" office:value-type="float" office:value="708.710918287012">
            <text:p>708.710918287</text:p>
          </table:table-cell>
          <table:table-cell table:number-columns-repeated="2"/>
          <table:table-cell office:value-type="float" office:value="443.75">
            <text:p>443.75</text:p>
          </table:table-cell>
          <table:table-cell table:formula="of:= [.AT$10]*[.AU76]^0 + [.AT$11]*[.AU76]^1 + [.AT$12]*[.AU76]^2 + [.AT$13]*[.AU76]^3 + [.AT$14]*[.AU76]^4 + [.AT$15]*[.AU76]^5 + [.AT$16]*[.AU76]^6 + [.AT$17]*[.AU76]^7 + [.AT$18]*[.AU76]^8 + [.AT$19]*[.AU76]^9" office:value-type="float" office:value="712.513579112174">
            <text:p>712.5135791122</text:p>
          </table:table-cell>
        </table:table-row>
        <table:table-row table:style-name="ro2">
          <table:table-cell table:number-columns-repeated="17"/>
          <table:table-cell office:value-type="float" office:value="814">
            <text:p>814</text:p>
          </table:table-cell>
          <table:table-cell table:formula="of:= [.Q$6]*[.R77]^0 + [.Q$7]*[.R77]^1 + [.Q$8]*[.R77]^2 + [.Q$9]*[.R77]^3" office:value-type="float" office:value="748.859142291315">
            <text:p>748.8591422913</text:p>
          </table:table-cell>
          <table:table-cell table:number-columns-repeated="2"/>
          <table:table-cell office:value-type="float" office:value="814">
            <text:p>814</text:p>
          </table:table-cell>
          <table:table-cell table:formula="of:= [.U$7]*[.V77] + [.U$8]" office:value-type="float" office:value="745.968863610644">
            <text:p>745.9688636106</text:p>
          </table:table-cell>
          <table:table-cell table:number-columns-repeated="7"/>
          <table:table-cell office:value-type="float" office:value="437.5">
            <text:p>437.5</text:p>
          </table:table-cell>
          <table:table-cell table:formula="of:= [.AD$10]*[.AE77]^0 + [.AD$11]*[.AE77]^1 + [.AD$12]*[.AE77]^2" office:value-type="float" office:value="712.515082090702">
            <text:p>712.5150820907</text:p>
          </table:table-cell>
          <table:table-cell table:number-columns-repeated="2"/>
          <table:table-cell office:value-type="float" office:value="437.5">
            <text:p>437.5</text:p>
          </table:table-cell>
          <table:table-cell table:formula="of:= [.AH$10]*[.AI77]^0 + [.AH$11]*[.AI77]^1 + [.AH$12]*[.AI77]^2 + [.AH$13]*[.AI77]^3" office:value-type="float" office:value="712.844861514838">
            <text:p>712.8448615148</text:p>
          </table:table-cell>
          <table:table-cell table:number-columns-repeated="2"/>
          <table:table-cell office:value-type="float" office:value="437.5">
            <text:p>437.5</text:p>
          </table:table-cell>
          <table:table-cell table:formula="of:= [.AL$10]*[.AM77]^0 + [.AL$11]*[.AM77]^1 + [.AL$12]*[.AM77]^2 + [.AL$13]*[.AM77]^3 + [.AL$14]*[.AM77]^4" office:value-type="float" office:value="715.402636400724">
            <text:p>715.4026364007</text:p>
          </table:table-cell>
          <table:table-cell table:number-columns-repeated="2"/>
          <table:table-cell office:value-type="float" office:value="437.5">
            <text:p>437.5</text:p>
          </table:table-cell>
          <table:table-cell table:formula="of:= [.AP$10]*[.AQ77]^0 + [.AP$11]*[.AQ77]^1 + [.AP$12]*[.AQ77]^2 + [.AP$13]*[.AQ77]^3" office:value-type="float" office:value="707.227864098091">
            <text:p>707.2278640981</text:p>
          </table:table-cell>
          <table:table-cell table:number-columns-repeated="2"/>
          <table:table-cell office:value-type="float" office:value="437.5">
            <text:p>437.5</text:p>
          </table:table-cell>
          <table:table-cell table:formula="of:= [.AT$10]*[.AU77]^0 + [.AT$11]*[.AU77]^1 + [.AT$12]*[.AU77]^2 + [.AT$13]*[.AU77]^3 + [.AT$14]*[.AU77]^4 + [.AT$15]*[.AU77]^5 + [.AT$16]*[.AU77]^6 + [.AT$17]*[.AU77]^7 + [.AT$18]*[.AU77]^8 + [.AT$19]*[.AU77]^9" office:value-type="float" office:value="711.449896559363">
            <text:p>711.4498965594</text:p>
          </table:table-cell>
        </table:table-row>
        <table:table-row table:style-name="ro2">
          <table:table-cell table:number-columns-repeated="17"/>
          <table:table-cell office:value-type="float" office:value="821">
            <text:p>821</text:p>
          </table:table-cell>
          <table:table-cell table:formula="of:= [.Q$6]*[.R78]^0 + [.Q$7]*[.R78]^1 + [.Q$8]*[.R78]^2 + [.Q$9]*[.R78]^3" office:value-type="float" office:value="749.67600290775">
            <text:p>749.6760029078</text:p>
          </table:table-cell>
          <table:table-cell table:number-columns-repeated="2"/>
          <table:table-cell office:value-type="float" office:value="821">
            <text:p>821</text:p>
          </table:table-cell>
          <table:table-cell table:formula="of:= [.U$7]*[.V78] + [.U$8]" office:value-type="float" office:value="747.364847077897">
            <text:p>747.3648470779</text:p>
          </table:table-cell>
          <table:table-cell table:number-columns-repeated="7"/>
          <table:table-cell office:value-type="float" office:value="431.25">
            <text:p>431.25</text:p>
          </table:table-cell>
          <table:table-cell table:formula="of:= [.AD$10]*[.AE78]^0 + [.AD$11]*[.AE78]^1 + [.AD$12]*[.AE78]^2" office:value-type="float" office:value="711.127133654209">
            <text:p>711.1271336542</text:p>
          </table:table-cell>
          <table:table-cell table:number-columns-repeated="2"/>
          <table:table-cell office:value-type="float" office:value="431.25">
            <text:p>431.25</text:p>
          </table:table-cell>
          <table:table-cell table:formula="of:= [.AH$10]*[.AI78]^0 + [.AH$11]*[.AI78]^1 + [.AH$12]*[.AI78]^2 + [.AH$13]*[.AI78]^3" office:value-type="float" office:value="711.495472686145">
            <text:p>711.4954726861</text:p>
          </table:table-cell>
          <table:table-cell table:number-columns-repeated="2"/>
          <table:table-cell office:value-type="float" office:value="431.25">
            <text:p>431.25</text:p>
          </table:table-cell>
          <table:table-cell table:formula="of:= [.AL$10]*[.AM78]^0 + [.AL$11]*[.AM78]^1 + [.AL$12]*[.AM78]^2 + [.AL$13]*[.AM78]^3 + [.AL$14]*[.AM78]^4" office:value-type="float" office:value="713.927510494303">
            <text:p>713.9275104943</text:p>
          </table:table-cell>
          <table:table-cell table:number-columns-repeated="2"/>
          <table:table-cell office:value-type="float" office:value="431.25">
            <text:p>431.25</text:p>
          </table:table-cell>
          <table:table-cell table:formula="of:= [.AP$10]*[.AQ78]^0 + [.AP$11]*[.AQ78]^1 + [.AP$12]*[.AQ78]^2 + [.AP$13]*[.AQ78]^3" office:value-type="float" office:value="705.724069072887">
            <text:p>705.7240690729</text:p>
          </table:table-cell>
          <table:table-cell table:number-columns-repeated="2"/>
          <table:table-cell office:value-type="float" office:value="431.25">
            <text:p>431.25</text:p>
          </table:table-cell>
          <table:table-cell table:formula="of:= [.AT$10]*[.AU78]^0 + [.AT$11]*[.AU78]^1 + [.AT$12]*[.AU78]^2 + [.AT$13]*[.AU78]^3 + [.AT$14]*[.AU78]^4 + [.AT$15]*[.AU78]^5 + [.AT$16]*[.AU78]^6 + [.AT$17]*[.AU78]^7 + [.AT$18]*[.AU78]^8 + [.AT$19]*[.AU78]^9" office:value-type="float" office:value="710.361484211109">
            <text:p>710.3614842111</text:p>
          </table:table-cell>
        </table:table-row>
        <table:table-row table:style-name="ro2">
          <table:table-cell table:number-columns-repeated="17"/>
          <table:table-cell office:value-type="float" office:value="828">
            <text:p>828</text:p>
          </table:table-cell>
          <table:table-cell table:formula="of:= [.Q$6]*[.R79]^0 + [.Q$7]*[.R79]^1 + [.Q$8]*[.R79]^2 + [.Q$9]*[.R79]^3" office:value-type="float" office:value="750.458679380862">
            <text:p>750.4586793809</text:p>
          </table:table-cell>
          <table:table-cell table:number-columns-repeated="2"/>
          <table:table-cell office:value-type="float" office:value="828">
            <text:p>828</text:p>
          </table:table-cell>
          <table:table-cell table:formula="of:= [.U$7]*[.V79] + [.U$8]" office:value-type="float" office:value="748.76083054515">
            <text:p>748.7608305452</text:p>
          </table:table-cell>
          <table:table-cell table:number-columns-repeated="7"/>
          <table:table-cell office:value-type="float" office:value="425">
            <text:p>425</text:p>
          </table:table-cell>
          <table:table-cell table:formula="of:= [.AD$10]*[.AE79]^0 + [.AD$11]*[.AE79]^1 + [.AD$12]*[.AE79]^2" office:value-type="float" office:value="709.7181779295">
            <text:p>709.7181779295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 [.AH$10]*[.AI79]^0 + [.AH$11]*[.AI79]^1 + [.AH$12]*[.AI79]^2 + [.AH$13]*[.AI79]^3" office:value-type="float" office:value="710.124140923968">
            <text:p>710.124140924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 [.AL$10]*[.AM79]^0 + [.AL$11]*[.AM79]^1 + [.AL$12]*[.AM79]^2 + [.AL$13]*[.AM79]^3 + [.AL$14]*[.AM79]^4" office:value-type="float" office:value="712.417422377458">
            <text:p>712.4174223775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 [.AP$10]*[.AQ79]^0 + [.AP$11]*[.AQ79]^1 + [.AP$12]*[.AQ79]^2 + [.AP$13]*[.AQ79]^3" office:value-type="float" office:value="704.199572822572">
            <text:p>704.1995728226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 [.AT$10]*[.AU79]^0 + [.AT$11]*[.AU79]^1 + [.AT$12]*[.AU79]^2 + [.AT$13]*[.AU79]^3 + [.AT$14]*[.AU79]^4 + [.AT$15]*[.AU79]^5 + [.AT$16]*[.AU79]^6 + [.AT$17]*[.AU79]^7 + [.AT$18]*[.AU79]^8 + [.AT$19]*[.AU79]^9" office:value-type="float" office:value="709.242541255552">
            <text:p>709.2425412556</text:p>
          </table:table-cell>
        </table:table-row>
        <table:table-row table:style-name="ro2">
          <table:table-cell table:number-columns-repeated="17"/>
          <table:table-cell office:value-type="float" office:value="834">
            <text:p>834</text:p>
          </table:table-cell>
          <table:table-cell table:formula="of:= [.Q$6]*[.R80]^0 + [.Q$7]*[.R80]^1 + [.Q$8]*[.R80]^2 + [.Q$9]*[.R80]^3" office:value-type="float" office:value="751.101857068289">
            <text:p>751.1018570683</text:p>
          </table:table-cell>
          <table:table-cell table:number-columns-repeated="2"/>
          <table:table-cell office:value-type="float" office:value="834">
            <text:p>834</text:p>
          </table:table-cell>
          <table:table-cell table:formula="of:= [.U$7]*[.V80] + [.U$8]" office:value-type="float" office:value="749.957387802796">
            <text:p>749.9573878028</text:p>
          </table:table-cell>
          <table:table-cell table:number-columns-repeated="7"/>
          <table:table-cell office:value-type="float" office:value="418.75">
            <text:p>418.75</text:p>
          </table:table-cell>
          <table:table-cell table:formula="of:= [.AD$10]*[.AE80]^0 + [.AD$11]*[.AE80]^1 + [.AD$12]*[.AE80]^2" office:value-type="float" office:value="708.288214916576">
            <text:p>708.2882149166</text:p>
          </table:table-cell>
          <table:table-cell table:number-columns-repeated="2"/>
          <table:table-cell office:value-type="float" office:value="418.75">
            <text:p>418.75</text:p>
          </table:table-cell>
          <table:table-cell table:formula="of:= [.AH$10]*[.AI80]^0 + [.AH$11]*[.AI80]^1 + [.AH$12]*[.AI80]^2 + [.AH$13]*[.AI80]^3" office:value-type="float" office:value="708.730762517098">
            <text:p>708.7307625171</text:p>
          </table:table-cell>
          <table:table-cell table:number-columns-repeated="2"/>
          <table:table-cell office:value-type="float" office:value="418.75">
            <text:p>418.75</text:p>
          </table:table-cell>
          <table:table-cell table:formula="of:= [.AL$10]*[.AM80]^0 + [.AL$11]*[.AM80]^1 + [.AL$12]*[.AM80]^2 + [.AL$13]*[.AM80]^3 + [.AL$14]*[.AM80]^4" office:value-type="float" office:value="710.87275590576">
            <text:p>710.8727559058</text:p>
          </table:table-cell>
          <table:table-cell table:number-columns-repeated="2"/>
          <table:table-cell office:value-type="float" office:value="418.75">
            <text:p>418.75</text:p>
          </table:table-cell>
          <table:table-cell table:formula="of:= [.AP$10]*[.AQ80]^0 + [.AP$11]*[.AQ80]^1 + [.AP$12]*[.AQ80]^2 + [.AP$13]*[.AQ80]^3" office:value-type="float" office:value="702.65441495832">
            <text:p>702.6544149583</text:p>
          </table:table-cell>
          <table:table-cell table:number-columns-repeated="2"/>
          <table:table-cell office:value-type="float" office:value="418.75">
            <text:p>418.75</text:p>
          </table:table-cell>
          <table:table-cell table:formula="of:= [.AT$10]*[.AU80]^0 + [.AT$11]*[.AU80]^1 + [.AT$12]*[.AU80]^2 + [.AT$13]*[.AU80]^3 + [.AT$14]*[.AU80]^4 + [.AT$15]*[.AU80]^5 + [.AT$16]*[.AU80]^6 + [.AT$17]*[.AU80]^7 + [.AT$18]*[.AU80]^8 + [.AT$19]*[.AU80]^9" office:value-type="float" office:value="708.086777874614">
            <text:p>708.0867778746</text:p>
          </table:table-cell>
        </table:table-row>
        <table:table-row table:style-name="ro2">
          <table:table-cell table:number-columns-repeated="17"/>
          <table:table-cell office:value-type="float" office:value="840">
            <text:p>840</text:p>
          </table:table-cell>
          <table:table-cell table:formula="of:= [.Q$6]*[.R81]^0 + [.Q$7]*[.R81]^1 + [.Q$8]*[.R81]^2 + [.Q$9]*[.R81]^3" office:value-type="float" office:value="751.719055742764">
            <text:p>751.7190557428</text:p>
          </table:table-cell>
          <table:table-cell table:number-columns-repeated="2"/>
          <table:table-cell office:value-type="float" office:value="840">
            <text:p>840</text:p>
          </table:table-cell>
          <table:table-cell table:formula="of:= [.U$7]*[.V81] + [.U$8]" office:value-type="float" office:value="751.153945060441">
            <text:p>751.1539450604</text:p>
          </table:table-cell>
          <table:table-cell table:number-columns-repeated="7"/>
          <table:table-cell office:value-type="float" office:value="412.5">
            <text:p>412.5</text:p>
          </table:table-cell>
          <table:table-cell table:formula="of:= [.AD$10]*[.AE81]^0 + [.AD$11]*[.AE81]^1 + [.AD$12]*[.AE81]^2" office:value-type="float" office:value="706.837244615436">
            <text:p>706.8372446154</text:p>
          </table:table-cell>
          <table:table-cell table:number-columns-repeated="2"/>
          <table:table-cell office:value-type="float" office:value="412.5">
            <text:p>412.5</text:p>
          </table:table-cell>
          <table:table-cell table:formula="of:= [.AH$10]*[.AI81]^0 + [.AH$11]*[.AI81]^1 + [.AH$12]*[.AI81]^2 + [.AH$13]*[.AI81]^3" office:value-type="float" office:value="707.31523375433">
            <text:p>707.3152337543</text:p>
          </table:table-cell>
          <table:table-cell table:number-columns-repeated="2"/>
          <table:table-cell office:value-type="float" office:value="412.5">
            <text:p>412.5</text:p>
          </table:table-cell>
          <table:table-cell table:formula="of:= [.AL$10]*[.AM81]^0 + [.AL$11]*[.AM81]^1 + [.AL$12]*[.AM81]^2 + [.AL$13]*[.AM81]^3 + [.AL$14]*[.AM81]^4" office:value-type="float" office:value="709.293946336544">
            <text:p>709.2939463365</text:p>
          </table:table-cell>
          <table:table-cell table:number-columns-repeated="2"/>
          <table:table-cell office:value-type="float" office:value="412.5">
            <text:p>412.5</text:p>
          </table:table-cell>
          <table:table-cell table:formula="of:= [.AP$10]*[.AQ81]^0 + [.AP$11]*[.AQ81]^1 + [.AP$12]*[.AQ81]^2 + [.AP$13]*[.AQ81]^3" office:value-type="float" office:value="701.088635091302">
            <text:p>701.0886350913</text:p>
          </table:table-cell>
          <table:table-cell table:number-columns-repeated="2"/>
          <table:table-cell office:value-type="float" office:value="412.5">
            <text:p>412.5</text:p>
          </table:table-cell>
          <table:table-cell table:formula="of:= [.AT$10]*[.AU81]^0 + [.AT$11]*[.AU81]^1 + [.AT$12]*[.AU81]^2 + [.AT$13]*[.AU81]^3 + [.AT$14]*[.AU81]^4 + [.AT$15]*[.AU81]^5 + [.AT$16]*[.AU81]^6 + [.AT$17]*[.AU81]^7 + [.AT$18]*[.AU81]^8 + [.AT$19]*[.AU81]^9" office:value-type="float" office:value="706.88747734435">
            <text:p>706.8874773444</text:p>
          </table:table-cell>
        </table:table-row>
        <table:table-row table:style-name="ro2">
          <table:table-cell table:number-columns-repeated="17"/>
          <table:table-cell office:value-type="float" office:value="846">
            <text:p>846</text:p>
          </table:table-cell>
          <table:table-cell table:formula="of:= [.Q$6]*[.R82]^0 + [.Q$7]*[.R82]^1 + [.Q$8]*[.R82]^2 + [.Q$9]*[.R82]^3" office:value-type="float" office:value="752.309876574067">
            <text:p>752.3098765741</text:p>
          </table:table-cell>
          <table:table-cell table:number-columns-repeated="2"/>
          <table:table-cell office:value-type="float" office:value="846">
            <text:p>846</text:p>
          </table:table-cell>
          <table:table-cell table:formula="of:= [.U$7]*[.V82] + [.U$8]" office:value-type="float" office:value="752.350502318087">
            <text:p>752.3505023181</text:p>
          </table:table-cell>
          <table:table-cell table:number-columns-repeated="7"/>
          <table:table-cell office:value-type="float" office:value="406.25">
            <text:p>406.25</text:p>
          </table:table-cell>
          <table:table-cell table:formula="of:= [.AD$10]*[.AE82]^0 + [.AD$11]*[.AE82]^1 + [.AD$12]*[.AE82]^2" office:value-type="float" office:value="705.365267026081">
            <text:p>705.3652670261</text:p>
          </table:table-cell>
          <table:table-cell table:number-columns-repeated="2"/>
          <table:table-cell office:value-type="float" office:value="406.25">
            <text:p>406.25</text:p>
          </table:table-cell>
          <table:table-cell table:formula="of:= [.AH$10]*[.AI82]^0 + [.AH$11]*[.AI82]^1 + [.AH$12]*[.AI82]^2 + [.AH$13]*[.AI82]^3" office:value-type="float" office:value="705.877450924455">
            <text:p>705.8774509245</text:p>
          </table:table-cell>
          <table:table-cell table:number-columns-repeated="2"/>
          <table:table-cell office:value-type="float" office:value="406.25">
            <text:p>406.25</text:p>
          </table:table-cell>
          <table:table-cell table:formula="of:= [.AL$10]*[.AM82]^0 + [.AL$11]*[.AM82]^1 + [.AL$12]*[.AM82]^2 + [.AL$13]*[.AM82]^3 + [.AL$14]*[.AM82]^4" office:value-type="float" office:value="707.681480328906">
            <text:p>707.6814803289</text:p>
          </table:table-cell>
          <table:table-cell table:number-columns-repeated="2"/>
          <table:table-cell office:value-type="float" office:value="406.25">
            <text:p>406.25</text:p>
          </table:table-cell>
          <table:table-cell table:formula="of:= [.AP$10]*[.AQ82]^0 + [.AP$11]*[.AQ82]^1 + [.AP$12]*[.AQ82]^2 + [.AP$13]*[.AQ82]^3" office:value-type="float" office:value="699.50227283269">
            <text:p>699.5022728327</text:p>
          </table:table-cell>
          <table:table-cell table:number-columns-repeated="2"/>
          <table:table-cell office:value-type="float" office:value="406.25">
            <text:p>406.25</text:p>
          </table:table-cell>
          <table:table-cell table:formula="of:= [.AT$10]*[.AU82]^0 + [.AT$11]*[.AU82]^1 + [.AT$12]*[.AU82]^2 + [.AT$13]*[.AU82]^3 + [.AT$14]*[.AU82]^4 + [.AT$15]*[.AU82]^5 + [.AT$16]*[.AU82]^6 + [.AT$17]*[.AU82]^7 + [.AT$18]*[.AU82]^8 + [.AT$19]*[.AU82]^9" office:value-type="float" office:value="705.637570530759">
            <text:p>705.6375705308</text:p>
          </table:table-cell>
        </table:table-row>
        <table:table-row table:style-name="ro2">
          <table:table-cell table:number-columns-repeated="17"/>
          <table:table-cell office:value-type="float" office:value="852">
            <text:p>852</text:p>
          </table:table-cell>
          <table:table-cell table:formula="of:= [.Q$6]*[.R83]^0 + [.Q$7]*[.R83]^1 + [.Q$8]*[.R83]^2 + [.Q$9]*[.R83]^3" office:value-type="float" office:value="752.873920731979">
            <text:p>752.873920732</text:p>
          </table:table-cell>
          <table:table-cell table:number-columns-repeated="2"/>
          <table:table-cell office:value-type="float" office:value="852">
            <text:p>852</text:p>
          </table:table-cell>
          <table:table-cell table:formula="of:= [.U$7]*[.V83] + [.U$8]" office:value-type="float" office:value="753.547059575733">
            <text:p>753.5470595757</text:p>
          </table:table-cell>
          <table:table-cell table:number-columns-repeated="7"/>
          <table:table-cell office:value-type="float" office:value="400">
            <text:p>400</text:p>
          </table:table-cell>
          <table:table-cell table:formula="of:= [.AD$10]*[.AE83]^0 + [.AD$11]*[.AE83]^1 + [.AD$12]*[.AE83]^2" office:value-type="float" office:value="703.87228214851">
            <text:p>703.8722821485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 [.AH$10]*[.AI83]^0 + [.AH$11]*[.AI83]^1 + [.AH$12]*[.AI83]^2 + [.AH$13]*[.AI83]^3" office:value-type="float" office:value="704.417310316268">
            <text:p>704.4173103163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 [.AL$10]*[.AM83]^0 + [.AL$11]*[.AM83]^1 + [.AL$12]*[.AM83]^2 + [.AL$13]*[.AM83]^3 + [.AL$14]*[.AM83]^4" office:value-type="float" office:value="706.035895943708">
            <text:p>706.0358959437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 [.AP$10]*[.AQ83]^0 + [.AP$11]*[.AQ83]^1 + [.AP$12]*[.AQ83]^2 + [.AP$13]*[.AQ83]^3" office:value-type="float" office:value="697.895367793659">
            <text:p>697.8953677937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 [.AT$10]*[.AU83]^0 + [.AT$11]*[.AU83]^1 + [.AT$12]*[.AU83]^2 + [.AT$13]*[.AU83]^3 + [.AT$14]*[.AU83]^4 + [.AT$15]*[.AU83]^5 + [.AT$16]*[.AU83]^6 + [.AT$17]*[.AU83]^7 + [.AT$18]*[.AU83]^8 + [.AT$19]*[.AU83]^9" office:value-type="float" office:value="704.329722668879">
            <text:p>704.3297226689</text:p>
          </table:table-cell>
        </table:table-row>
        <table:table-row table:style-name="ro2">
          <table:table-cell table:number-columns-repeated="17"/>
          <table:table-cell office:value-type="float" office:value="857.75">
            <text:p>857.75</text:p>
          </table:table-cell>
          <table:table-cell table:formula="of:= [.Q$6]*[.R84]^0 + [.Q$7]*[.R84]^1 + [.Q$8]*[.R84]^2 + [.Q$9]*[.R84]^3" office:value-type="float" office:value="753.388967623405">
            <text:p>753.3889676234</text:p>
          </table:table-cell>
          <table:table-cell table:number-columns-repeated="2"/>
          <table:table-cell office:value-type="float" office:value="857.75">
            <text:p>857.75</text:p>
          </table:table-cell>
          <table:table-cell table:formula="of:= [.U$7]*[.V84] + [.U$8]" office:value-type="float" office:value="754.693760280976">
            <text:p>754.693760281</text:p>
          </table:table-cell>
          <table:table-cell table:number-columns-repeated="7"/>
          <table:table-cell office:value-type="float" office:value="393.75">
            <text:p>393.75</text:p>
          </table:table-cell>
          <table:table-cell table:formula="of:= [.AD$10]*[.AE84]^0 + [.AD$11]*[.AE84]^1 + [.AD$12]*[.AE84]^2" office:value-type="float" office:value="702.358289982724">
            <text:p>702.3582899827</text:p>
          </table:table-cell>
          <table:table-cell table:number-columns-repeated="2"/>
          <table:table-cell office:value-type="float" office:value="393.75">
            <text:p>393.75</text:p>
          </table:table-cell>
          <table:table-cell table:formula="of:= [.AH$10]*[.AI84]^0 + [.AH$11]*[.AI84]^1 + [.AH$12]*[.AI84]^2 + [.AH$13]*[.AI84]^3" office:value-type="float" office:value="702.93470821856">
            <text:p>702.9347082186</text:p>
          </table:table-cell>
          <table:table-cell table:number-columns-repeated="2"/>
          <table:table-cell office:value-type="float" office:value="393.75">
            <text:p>393.75</text:p>
          </table:table-cell>
          <table:table-cell table:formula="of:= [.AL$10]*[.AM84]^0 + [.AL$11]*[.AM84]^1 + [.AL$12]*[.AM84]^2 + [.AL$13]*[.AM84]^3 + [.AL$14]*[.AM84]^4" office:value-type="float" office:value="704.357782643571">
            <text:p>704.3577826436</text:p>
          </table:table-cell>
          <table:table-cell table:number-columns-repeated="2"/>
          <table:table-cell office:value-type="float" office:value="393.75">
            <text:p>393.75</text:p>
          </table:table-cell>
          <table:table-cell table:formula="of:= [.AP$10]*[.AQ84]^0 + [.AP$11]*[.AQ84]^1 + [.AP$12]*[.AQ84]^2 + [.AP$13]*[.AQ84]^3" office:value-type="float" office:value="696.267959585379">
            <text:p>696.2679595854</text:p>
          </table:table-cell>
          <table:table-cell table:number-columns-repeated="2"/>
          <table:table-cell office:value-type="float" office:value="393.75">
            <text:p>393.75</text:p>
          </table:table-cell>
          <table:table-cell table:formula="of:= [.AT$10]*[.AU84]^0 + [.AT$11]*[.AU84]^1 + [.AT$12]*[.AU84]^2 + [.AT$13]*[.AU84]^3 + [.AT$14]*[.AU84]^4 + [.AT$15]*[.AU84]^5 + [.AT$16]*[.AU84]^6 + [.AT$17]*[.AU84]^7 + [.AT$18]*[.AU84]^8 + [.AT$19]*[.AU84]^9" office:value-type="float" office:value="702.95643216031">
            <text:p>702.9564321603</text:p>
          </table:table-cell>
        </table:table-row>
        <table:table-row table:style-name="ro2">
          <table:table-cell table:number-columns-repeated="17"/>
          <table:table-cell office:value-type="float" office:value="863.5">
            <text:p>863.5</text:p>
          </table:table-cell>
          <table:table-cell table:formula="of:= [.Q$6]*[.R85]^0 + [.Q$7]*[.R85]^1 + [.Q$8]*[.R85]^2 + [.Q$9]*[.R85]^3" office:value-type="float" office:value="753.878705431994">
            <text:p>753.878705432</text:p>
          </table:table-cell>
          <table:table-cell table:number-columns-repeated="2"/>
          <table:table-cell office:value-type="float" office:value="863.5">
            <text:p>863.5</text:p>
          </table:table-cell>
          <table:table-cell table:formula="of:= [.U$7]*[.V85] + [.U$8]" office:value-type="float" office:value="755.84046098622">
            <text:p>755.8404609862</text:p>
          </table:table-cell>
          <table:table-cell table:number-columns-repeated="7"/>
          <table:table-cell office:value-type="float" office:value="387.5">
            <text:p>387.5</text:p>
          </table:table-cell>
          <table:table-cell table:formula="of:= [.AD$10]*[.AE85]^0 + [.AD$11]*[.AE85]^1 + [.AD$12]*[.AE85]^2" office:value-type="float" office:value="700.823290528722">
            <text:p>700.8232905287</text:p>
          </table:table-cell>
          <table:table-cell table:number-columns-repeated="2"/>
          <table:table-cell office:value-type="float" office:value="387.5">
            <text:p>387.5</text:p>
          </table:table-cell>
          <table:table-cell table:formula="of:= [.AH$10]*[.AI85]^0 + [.AH$11]*[.AI85]^1 + [.AH$12]*[.AI85]^2 + [.AH$13]*[.AI85]^3" office:value-type="float" office:value="701.429540920126">
            <text:p>701.4295409201</text:p>
          </table:table-cell>
          <table:table-cell table:number-columns-repeated="2"/>
          <table:table-cell office:value-type="float" office:value="387.5">
            <text:p>387.5</text:p>
          </table:table-cell>
          <table:table-cell table:formula="of:= [.AL$10]*[.AM85]^0 + [.AL$11]*[.AM85]^1 + [.AL$12]*[.AM85]^2 + [.AL$13]*[.AM85]^3 + [.AL$14]*[.AM85]^4" office:value-type="float" office:value="702.647781292883">
            <text:p>702.6477812929</text:p>
          </table:table-cell>
          <table:table-cell table:number-columns-repeated="2"/>
          <table:table-cell office:value-type="float" office:value="387.5">
            <text:p>387.5</text:p>
          </table:table-cell>
          <table:table-cell table:formula="of:= [.AP$10]*[.AQ85]^0 + [.AP$11]*[.AQ85]^1 + [.AP$12]*[.AQ85]^2 + [.AP$13]*[.AQ85]^3" office:value-type="float" office:value="694.620087819025">
            <text:p>694.620087819</text:p>
          </table:table-cell>
          <table:table-cell table:number-columns-repeated="2"/>
          <table:table-cell office:value-type="float" office:value="387.5">
            <text:p>387.5</text:p>
          </table:table-cell>
          <table:table-cell table:formula="of:= [.AT$10]*[.AU85]^0 + [.AT$11]*[.AU85]^1 + [.AT$12]*[.AU85]^2 + [.AT$13]*[.AU85]^3 + [.AT$14]*[.AU85]^4 + [.AT$15]*[.AU85]^5 + [.AT$16]*[.AU85]^6 + [.AT$17]*[.AU85]^7 + [.AT$18]*[.AU85]^8 + [.AT$19]*[.AU85]^9" office:value-type="float" office:value="701.510140963331">
            <text:p>701.5101409633</text:p>
          </table:table-cell>
        </table:table-row>
        <table:table-row table:style-name="ro2">
          <table:table-cell table:number-columns-repeated="17"/>
          <table:table-cell office:value-type="float" office:value="869.25">
            <text:p>869.25</text:p>
          </table:table-cell>
          <table:table-cell table:formula="of:= [.Q$6]*[.R86]^0 + [.Q$7]*[.R86]^1 + [.Q$8]*[.R86]^2 + [.Q$9]*[.R86]^3" office:value-type="float" office:value="754.342783132913">
            <text:p>754.3427831329</text:p>
          </table:table-cell>
          <table:table-cell table:number-columns-repeated="2"/>
          <table:table-cell office:value-type="float" office:value="869.25">
            <text:p>869.25</text:p>
          </table:table-cell>
          <table:table-cell table:formula="of:= [.U$7]*[.V86] + [.U$8]" office:value-type="float" office:value="756.987161691464">
            <text:p>756.9871616915</text:p>
          </table:table-cell>
          <table:table-cell table:number-columns-repeated="7"/>
          <table:table-cell office:value-type="float" office:value="381.25">
            <text:p>381.25</text:p>
          </table:table-cell>
          <table:table-cell table:formula="of:= [.AD$10]*[.AE86]^0 + [.AD$11]*[.AE86]^1 + [.AD$12]*[.AE86]^2" office:value-type="float" office:value="699.267283786505">
            <text:p>699.2672837865</text:p>
          </table:table-cell>
          <table:table-cell table:number-columns-repeated="2"/>
          <table:table-cell office:value-type="float" office:value="381.25">
            <text:p>381.25</text:p>
          </table:table-cell>
          <table:table-cell table:formula="of:= [.AH$10]*[.AI86]^0 + [.AH$11]*[.AI86]^1 + [.AH$12]*[.AI86]^2 + [.AH$13]*[.AI86]^3" office:value-type="float" office:value="699.901704709759">
            <text:p>699.9017047098</text:p>
          </table:table-cell>
          <table:table-cell table:number-columns-repeated="2"/>
          <table:table-cell office:value-type="float" office:value="381.25">
            <text:p>381.25</text:p>
          </table:table-cell>
          <table:table-cell table:formula="of:= [.AL$10]*[.AM86]^0 + [.AL$11]*[.AM86]^1 + [.AL$12]*[.AM86]^2 + [.AL$13]*[.AM86]^3 + [.AL$14]*[.AM86]^4" office:value-type="float" office:value="700.906584157793">
            <text:p>700.9065841578</text:p>
          </table:table-cell>
          <table:table-cell table:number-columns-repeated="2"/>
          <table:table-cell office:value-type="float" office:value="381.25">
            <text:p>381.25</text:p>
          </table:table-cell>
          <table:table-cell table:formula="of:= [.AP$10]*[.AQ86]^0 + [.AP$11]*[.AQ86]^1 + [.AP$12]*[.AQ86]^2 + [.AP$13]*[.AQ86]^3" office:value-type="float" office:value="692.951792105767">
            <text:p>692.9517921058</text:p>
          </table:table-cell>
          <table:table-cell table:number-columns-repeated="2"/>
          <table:table-cell office:value-type="float" office:value="381.25">
            <text:p>381.25</text:p>
          </table:table-cell>
          <table:table-cell table:formula="of:= [.AT$10]*[.AU86]^0 + [.AT$11]*[.AU86]^1 + [.AT$12]*[.AU86]^2 + [.AT$13]*[.AU86]^3 + [.AT$14]*[.AU86]^4 + [.AT$15]*[.AU86]^5 + [.AT$16]*[.AU86]^6 + [.AT$17]*[.AU86]^7 + [.AT$18]*[.AU86]^8 + [.AT$19]*[.AU86]^9" office:value-type="float" office:value="699.983355977498">
            <text:p>699.9833559775</text:p>
          </table:table-cell>
        </table:table-row>
        <table:table-row table:style-name="ro2">
          <table:table-cell table:number-columns-repeated="17"/>
          <table:table-cell office:value-type="float" office:value="875">
            <text:p>875</text:p>
          </table:table-cell>
          <table:table-cell table:formula="of:= [.Q$6]*[.R87]^0 + [.Q$7]*[.R87]^1 + [.Q$8]*[.R87]^2 + [.Q$9]*[.R87]^3" office:value-type="float" office:value="754.780849701329">
            <text:p>754.7808497013</text:p>
          </table:table-cell>
          <table:table-cell table:number-columns-repeated="2"/>
          <table:table-cell office:value-type="float" office:value="875">
            <text:p>875</text:p>
          </table:table-cell>
          <table:table-cell table:formula="of:= [.U$7]*[.V87] + [.U$8]" office:value-type="float" office:value="758.133862396708">
            <text:p>758.1338623967</text:p>
          </table:table-cell>
          <table:table-cell table:number-columns-repeated="7"/>
          <table:table-cell office:value-type="float" office:value="375">
            <text:p>375</text:p>
          </table:table-cell>
          <table:table-cell table:formula="of:= [.AD$10]*[.AE87]^0 + [.AD$11]*[.AE87]^1 + [.AD$12]*[.AE87]^2" office:value-type="float" office:value="697.690269756072">
            <text:p>697.6902697561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 [.AH$10]*[.AI87]^0 + [.AH$11]*[.AI87]^1 + [.AH$12]*[.AI87]^2 + [.AH$13]*[.AI87]^3" office:value-type="float" office:value="698.35109587625">
            <text:p>698.3510958763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 [.AL$10]*[.AM87]^0 + [.AL$11]*[.AM87]^1 + [.AL$12]*[.AM87]^2 + [.AL$13]*[.AM87]^3 + [.AL$14]*[.AM87]^4" office:value-type="float" office:value="699.134934906214">
            <text:p>699.1349349062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 [.AP$10]*[.AQ87]^0 + [.AP$11]*[.AQ87]^1 + [.AP$12]*[.AQ87]^2 + [.AP$13]*[.AQ87]^3" office:value-type="float" office:value="691.26311205678">
            <text:p>691.2631120568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 [.AT$10]*[.AU87]^0 + [.AT$11]*[.AU87]^1 + [.AT$12]*[.AU87]^2 + [.AT$13]*[.AU87]^3 + [.AT$14]*[.AU87]^4 + [.AT$15]*[.AU87]^5 + [.AT$16]*[.AU87]^6 + [.AT$17]*[.AU87]^7 + [.AT$18]*[.AU87]^8 + [.AT$19]*[.AU87]^9" office:value-type="float" office:value="698.368780645015">
            <text:p>698.368780645</text:p>
          </table:table-cell>
        </table:table-row>
        <table:table-row table:style-name="ro2">
          <table:table-cell table:number-columns-repeated="17"/>
          <table:table-cell office:value-type="float" office:value="881.25">
            <text:p>881.25</text:p>
          </table:table-cell>
          <table:table-cell table:formula="of:= [.Q$6]*[.R88]^0 + [.Q$7]*[.R88]^1 + [.Q$8]*[.R88]^2 + [.Q$9]*[.R88]^3" office:value-type="float" office:value="755.227097107111">
            <text:p>755.2270971071</text:p>
          </table:table-cell>
          <table:table-cell table:number-columns-repeated="2"/>
          <table:table-cell office:value-type="float" office:value="881.25">
            <text:p>881.25</text:p>
          </table:table-cell>
          <table:table-cell table:formula="of:= [.U$7]*[.V88] + [.U$8]" office:value-type="float" office:value="759.380276206755">
            <text:p>759.3802762068</text:p>
          </table:table-cell>
          <table:table-cell table:number-columns-repeated="7"/>
          <table:table-cell office:value-type="float" office:value="368.75">
            <text:p>368.75</text:p>
          </table:table-cell>
          <table:table-cell table:formula="of:= [.AD$10]*[.AE88]^0 + [.AD$11]*[.AE88]^1 + [.AD$12]*[.AE88]^2" office:value-type="float" office:value="696.092248437423">
            <text:p>696.0922484374</text:p>
          </table:table-cell>
          <table:table-cell table:number-columns-repeated="2"/>
          <table:table-cell office:value-type="float" office:value="368.75">
            <text:p>368.75</text:p>
          </table:table-cell>
          <table:table-cell table:formula="of:= [.AH$10]*[.AI88]^0 + [.AH$11]*[.AI88]^1 + [.AH$12]*[.AI88]^2 + [.AH$13]*[.AI88]^3" office:value-type="float" office:value="696.777610708395">
            <text:p>696.7776107084</text:p>
          </table:table-cell>
          <table:table-cell table:number-columns-repeated="2"/>
          <table:table-cell office:value-type="float" office:value="368.75">
            <text:p>368.75</text:p>
          </table:table-cell>
          <table:table-cell table:formula="of:= [.AL$10]*[.AM88]^0 + [.AL$11]*[.AM88]^1 + [.AL$12]*[.AM88]^2 + [.AL$13]*[.AM88]^3 + [.AL$14]*[.AM88]^4" office:value-type="float" office:value="697.33362860782">
            <text:p>697.3336286078</text:p>
          </table:table-cell>
          <table:table-cell table:number-columns-repeated="2"/>
          <table:table-cell office:value-type="float" office:value="368.75">
            <text:p>368.75</text:p>
          </table:table-cell>
          <table:table-cell table:formula="of:= [.AP$10]*[.AQ88]^0 + [.AP$11]*[.AQ88]^1 + [.AP$12]*[.AQ88]^2 + [.AP$13]*[.AQ88]^3" office:value-type="float" office:value="689.554087283234">
            <text:p>689.5540872832</text:p>
          </table:table-cell>
          <table:table-cell table:number-columns-repeated="2"/>
          <table:table-cell office:value-type="float" office:value="368.75">
            <text:p>368.75</text:p>
          </table:table-cell>
          <table:table-cell table:formula="of:= [.AT$10]*[.AU88]^0 + [.AT$11]*[.AU88]^1 + [.AT$12]*[.AU88]^2 + [.AT$13]*[.AU88]^3 + [.AT$14]*[.AU88]^4 + [.AT$15]*[.AU88]^5 + [.AT$16]*[.AU88]^6 + [.AT$17]*[.AU88]^7 + [.AT$18]*[.AU88]^8 + [.AT$19]*[.AU88]^9" office:value-type="float" office:value="696.659455801212">
            <text:p>696.6594558012</text:p>
          </table:table-cell>
        </table:table-row>
        <table:table-row table:style-name="ro2">
          <table:table-cell table:number-columns-repeated="17"/>
          <table:table-cell office:value-type="float" office:value="887.5">
            <text:p>887.5</text:p>
          </table:table-cell>
          <table:table-cell table:formula="of:= [.Q$6]*[.R89]^0 + [.Q$7]*[.R89]^1 + [.Q$8]*[.R89]^2 + [.Q$9]*[.R89]^3" office:value-type="float" office:value="755.641747506671">
            <text:p>755.6417475067</text:p>
          </table:table-cell>
          <table:table-cell table:number-columns-repeated="2"/>
          <table:table-cell office:value-type="float" office:value="887.5">
            <text:p>887.5</text:p>
          </table:table-cell>
          <table:table-cell table:formula="of:= [.U$7]*[.V89] + [.U$8]" office:value-type="float" office:value="760.626690016803">
            <text:p>760.6266900168</text:p>
          </table:table-cell>
          <table:table-cell table:number-columns-repeated="7"/>
          <table:table-cell office:value-type="float" office:value="362.5">
            <text:p>362.5</text:p>
          </table:table-cell>
          <table:table-cell table:formula="of:= [.AD$10]*[.AE89]^0 + [.AD$11]*[.AE89]^1 + [.AD$12]*[.AE89]^2" office:value-type="float" office:value="694.473219830559">
            <text:p>694.4732198306</text:p>
          </table:table-cell>
          <table:table-cell table:number-columns-repeated="2"/>
          <table:table-cell office:value-type="float" office:value="362.5">
            <text:p>362.5</text:p>
          </table:table-cell>
          <table:table-cell table:formula="of:= [.AH$10]*[.AI89]^0 + [.AH$11]*[.AI89]^1 + [.AH$12]*[.AI89]^2 + [.AH$13]*[.AI89]^3" office:value-type="float" office:value="695.181145494984">
            <text:p>695.181145495</text:p>
          </table:table-cell>
          <table:table-cell table:number-columns-repeated="2"/>
          <table:table-cell office:value-type="float" office:value="362.5">
            <text:p>362.5</text:p>
          </table:table-cell>
          <table:table-cell table:formula="of:= [.AL$10]*[.AM89]^0 + [.AL$11]*[.AM89]^1 + [.AL$12]*[.AM89]^2 + [.AL$13]*[.AM89]^3 + [.AL$14]*[.AM89]^4" office:value-type="float" office:value="695.50351173405">
            <text:p>695.5035117341</text:p>
          </table:table-cell>
          <table:table-cell table:number-columns-repeated="2"/>
          <table:table-cell office:value-type="float" office:value="362.5">
            <text:p>362.5</text:p>
          </table:table-cell>
          <table:table-cell table:formula="of:= [.AP$10]*[.AQ89]^0 + [.AP$11]*[.AQ89]^1 + [.AP$12]*[.AQ89]^2 + [.AP$13]*[.AQ89]^3" office:value-type="float" office:value="687.824757396304">
            <text:p>687.8247573963</text:p>
          </table:table-cell>
          <table:table-cell table:number-columns-repeated="2"/>
          <table:table-cell office:value-type="float" office:value="362.5">
            <text:p>362.5</text:p>
          </table:table-cell>
          <table:table-cell table:formula="of:= [.AT$10]*[.AU89]^0 + [.AT$11]*[.AU89]^1 + [.AT$12]*[.AU89]^2 + [.AT$13]*[.AU89]^3 + [.AT$14]*[.AU89]^4 + [.AT$15]*[.AU89]^5 + [.AT$16]*[.AU89]^6 + [.AT$17]*[.AU89]^7 + [.AT$18]*[.AU89]^8 + [.AT$19]*[.AU89]^9" office:value-type="float" office:value="694.848908607981">
            <text:p>694.848908608</text:p>
          </table:table-cell>
        </table:table-row>
        <table:table-row table:style-name="ro2">
          <table:table-cell table:number-columns-repeated="17"/>
          <table:table-cell office:value-type="float" office:value="893.75">
            <text:p>893.75</text:p>
          </table:table-cell>
          <table:table-cell table:formula="of:= [.Q$6]*[.R90]^0 + [.Q$7]*[.R90]^1 + [.Q$8]*[.R90]^2 + [.Q$9]*[.R90]^3" office:value-type="float" office:value="756.02435010992">
            <text:p>756.0243501099</text:p>
          </table:table-cell>
          <table:table-cell table:number-columns-repeated="2"/>
          <table:table-cell office:value-type="float" office:value="893.75">
            <text:p>893.75</text:p>
          </table:table-cell>
          <table:table-cell table:formula="of:= [.U$7]*[.V90] + [.U$8]" office:value-type="float" office:value="761.87310382685">
            <text:p>761.8731038269</text:p>
          </table:table-cell>
          <table:table-cell table:number-columns-repeated="7"/>
          <table:table-cell office:value-type="float" office:value="356.25">
            <text:p>356.25</text:p>
          </table:table-cell>
          <table:table-cell table:formula="of:= [.AD$10]*[.AE90]^0 + [.AD$11]*[.AE90]^1 + [.AD$12]*[.AE90]^2" office:value-type="float" office:value="692.833183935479">
            <text:p>692.8331839355</text:p>
          </table:table-cell>
          <table:table-cell table:number-columns-repeated="2"/>
          <table:table-cell office:value-type="float" office:value="356.25">
            <text:p>356.25</text:p>
          </table:table-cell>
          <table:table-cell table:formula="of:= [.AH$10]*[.AI90]^0 + [.AH$11]*[.AI90]^1 + [.AH$12]*[.AI90]^2 + [.AH$13]*[.AI90]^3" office:value-type="float" office:value="693.561596524812">
            <text:p>693.5615965248</text:p>
          </table:table-cell>
          <table:table-cell table:number-columns-repeated="2"/>
          <table:table-cell office:value-type="float" office:value="356.25">
            <text:p>356.25</text:p>
          </table:table-cell>
          <table:table-cell table:formula="of:= [.AL$10]*[.AM90]^0 + [.AL$11]*[.AM90]^1 + [.AL$12]*[.AM90]^2 + [.AL$13]*[.AM90]^3 + [.AL$14]*[.AM90]^4" office:value-type="float" office:value="693.645482158106">
            <text:p>693.6454821581</text:p>
          </table:table-cell>
          <table:table-cell table:number-columns-repeated="2"/>
          <table:table-cell office:value-type="float" office:value="356.25">
            <text:p>356.25</text:p>
          </table:table-cell>
          <table:table-cell table:formula="of:= [.AP$10]*[.AQ90]^0 + [.AP$11]*[.AQ90]^1 + [.AP$12]*[.AQ90]^2 + [.AP$13]*[.AQ90]^3" office:value-type="float" office:value="686.075162007161">
            <text:p>686.0751620072</text:p>
          </table:table-cell>
          <table:table-cell table:number-columns-repeated="2"/>
          <table:table-cell office:value-type="float" office:value="356.25">
            <text:p>356.25</text:p>
          </table:table-cell>
          <table:table-cell table:formula="of:= [.AT$10]*[.AU90]^0 + [.AT$11]*[.AU90]^1 + [.AT$12]*[.AU90]^2 + [.AT$13]*[.AU90]^3 + [.AT$14]*[.AU90]^4 + [.AT$15]*[.AU90]^5 + [.AT$16]*[.AU90]^6 + [.AT$17]*[.AU90]^7 + [.AT$18]*[.AU90]^8 + [.AT$19]*[.AU90]^9" office:value-type="float" office:value="692.931308194935">
            <text:p>692.9313081949</text:p>
          </table:table-cell>
        </table:table-row>
        <table:table-row table:style-name="ro2">
          <table:table-cell table:number-columns-repeated="17"/>
          <table:table-cell office:value-type="float" office:value="900">
            <text:p>900</text:p>
          </table:table-cell>
          <table:table-cell table:formula="of:= [.Q$6]*[.R91]^0 + [.Q$7]*[.R91]^1 + [.Q$8]*[.R91]^2 + [.Q$9]*[.R91]^3" office:value-type="float" office:value="756.374454126769">
            <text:p>756.3744541268</text:p>
          </table:table-cell>
          <table:table-cell table:number-columns-repeated="2"/>
          <table:table-cell office:value-type="float" office:value="900">
            <text:p>900</text:p>
          </table:table-cell>
          <table:table-cell table:formula="of:= [.U$7]*[.V91] + [.U$8]" office:value-type="float" office:value="763.119517636898">
            <text:p>763.1195176369</text:p>
          </table:table-cell>
          <table:table-cell table:number-columns-repeated="7"/>
          <table:table-cell office:value-type="float" office:value="350">
            <text:p>350</text:p>
          </table:table-cell>
          <table:table-cell table:formula="of:= [.AD$10]*[.AE91]^0 + [.AD$11]*[.AE91]^1 + [.AD$12]*[.AE91]^2" office:value-type="float" office:value="691.172140752184">
            <text:p>691.1721407522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 [.AH$10]*[.AI91]^0 + [.AH$11]*[.AI91]^1 + [.AH$12]*[.AI91]^2 + [.AH$13]*[.AI91]^3" office:value-type="float" office:value="691.918860086672">
            <text:p>691.9188600867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 [.AL$10]*[.AM91]^0 + [.AL$11]*[.AM91]^1 + [.AL$12]*[.AM91]^2 + [.AL$13]*[.AM91]^3 + [.AL$14]*[.AM91]^4" office:value-type="float" office:value="691.760489154951">
            <text:p>691.760489155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 [.AP$10]*[.AQ91]^0 + [.AP$11]*[.AQ91]^1 + [.AP$12]*[.AQ91]^2 + [.AP$13]*[.AQ91]^3" office:value-type="float" office:value="684.305340726978">
            <text:p>684.305340727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 [.AT$10]*[.AU91]^0 + [.AT$11]*[.AU91]^1 + [.AT$12]*[.AU91]^2 + [.AT$13]*[.AU91]^3 + [.AT$14]*[.AU91]^4 + [.AT$15]*[.AU91]^5 + [.AT$16]*[.AU91]^6 + [.AT$17]*[.AU91]^7 + [.AT$18]*[.AU91]^8 + [.AT$19]*[.AU91]^9" office:value-type="float" office:value="690.901626416601">
            <text:p>690.9016264166</text:p>
          </table:table-cell>
        </table:table-row>
        <table:table-row table:style-name="ro2">
          <table:table-cell table:number-columns-repeated="17"/>
          <table:table-cell office:value-type="float" office:value="906.25">
            <text:p>906.25</text:p>
          </table:table-cell>
          <table:table-cell table:formula="of:= [.Q$6]*[.R92]^0 + [.Q$7]*[.R92]^1 + [.Q$8]*[.R92]^2 + [.Q$9]*[.R92]^3" office:value-type="float" office:value="756.69160876713">
            <text:p>756.6916087671</text:p>
          </table:table-cell>
          <table:table-cell table:number-columns-repeated="2"/>
          <table:table-cell office:value-type="float" office:value="906.25">
            <text:p>906.25</text:p>
          </table:table-cell>
          <table:table-cell table:formula="of:= [.U$7]*[.V92] + [.U$8]" office:value-type="float" office:value="764.365931446945">
            <text:p>764.3659314469</text:p>
          </table:table-cell>
          <table:table-cell table:number-columns-repeated="7"/>
          <table:table-cell office:value-type="float" office:value="343.75">
            <text:p>343.75</text:p>
          </table:table-cell>
          <table:table-cell table:formula="of:= [.AD$10]*[.AE92]^0 + [.AD$11]*[.AE92]^1 + [.AD$12]*[.AE92]^2" office:value-type="float" office:value="689.490090280674">
            <text:p>689.4900902807</text:p>
          </table:table-cell>
          <table:table-cell table:number-columns-repeated="2"/>
          <table:table-cell office:value-type="float" office:value="343.75">
            <text:p>343.75</text:p>
          </table:table-cell>
          <table:table-cell table:formula="of:= [.AH$10]*[.AI92]^0 + [.AH$11]*[.AI92]^1 + [.AH$12]*[.AI92]^2 + [.AH$13]*[.AI92]^3" office:value-type="float" office:value="690.252832469356">
            <text:p>690.2528324694</text:p>
          </table:table-cell>
          <table:table-cell table:number-columns-repeated="2"/>
          <table:table-cell office:value-type="float" office:value="343.75">
            <text:p>343.75</text:p>
          </table:table-cell>
          <table:table-cell table:formula="of:= [.AL$10]*[.AM92]^0 + [.AL$11]*[.AM92]^1 + [.AL$12]*[.AM92]^2 + [.AL$13]*[.AM92]^3 + [.AL$14]*[.AM92]^4" office:value-type="float" office:value="689.849533401314">
            <text:p>689.8495334013</text:p>
          </table:table-cell>
          <table:table-cell table:number-columns-repeated="2"/>
          <table:table-cell office:value-type="float" office:value="343.75">
            <text:p>343.75</text:p>
          </table:table-cell>
          <table:table-cell table:formula="of:= [.AP$10]*[.AQ92]^0 + [.AP$11]*[.AQ92]^1 + [.AP$12]*[.AQ92]^2 + [.AP$13]*[.AQ92]^3" office:value-type="float" office:value="682.515333166928">
            <text:p>682.5153331669</text:p>
          </table:table-cell>
          <table:table-cell table:number-columns-repeated="2"/>
          <table:table-cell office:value-type="float" office:value="343.75">
            <text:p>343.75</text:p>
          </table:table-cell>
          <table:table-cell table:formula="of:= [.AT$10]*[.AU92]^0 + [.AT$11]*[.AU92]^1 + [.AT$12]*[.AU92]^2 + [.AT$13]*[.AU92]^3 + [.AT$14]*[.AU92]^4 + [.AT$15]*[.AU92]^5 + [.AT$16]*[.AU92]^6 + [.AT$17]*[.AU92]^7 + [.AT$18]*[.AU92]^8 + [.AT$19]*[.AU92]^9" office:value-type="float" office:value="688.755801906302">
            <text:p>688.7558019063</text:p>
          </table:table-cell>
        </table:table-row>
        <table:table-row table:style-name="ro2">
          <table:table-cell table:number-columns-repeated="17"/>
          <table:table-cell office:value-type="float" office:value="912.5">
            <text:p>912.5</text:p>
          </table:table-cell>
          <table:table-cell table:formula="of:= [.Q$6]*[.R93]^0 + [.Q$7]*[.R93]^1 + [.Q$8]*[.R93]^2 + [.Q$9]*[.R93]^3" office:value-type="float" office:value="756.975363240913">
            <text:p>756.9753632409</text:p>
          </table:table-cell>
          <table:table-cell table:number-columns-repeated="2"/>
          <table:table-cell office:value-type="float" office:value="912.5">
            <text:p>912.5</text:p>
          </table:table-cell>
          <table:table-cell table:formula="of:= [.U$7]*[.V93] + [.U$8]" office:value-type="float" office:value="765.612345256993">
            <text:p>765.612345257</text:p>
          </table:table-cell>
          <table:table-cell table:number-columns-repeated="7"/>
          <table:table-cell office:value-type="float" office:value="337.5">
            <text:p>337.5</text:p>
          </table:table-cell>
          <table:table-cell table:formula="of:= [.AD$10]*[.AE93]^0 + [.AD$11]*[.AE93]^1 + [.AD$12]*[.AE93]^2" office:value-type="float" office:value="687.787032520947">
            <text:p>687.7870325209</text:p>
          </table:table-cell>
          <table:table-cell table:number-columns-repeated="2"/>
          <table:table-cell office:value-type="float" office:value="337.5">
            <text:p>337.5</text:p>
          </table:table-cell>
          <table:table-cell table:formula="of:= [.AH$10]*[.AI93]^0 + [.AH$11]*[.AI93]^1 + [.AH$12]*[.AI93]^2 + [.AH$13]*[.AI93]^3" office:value-type="float" office:value="688.563409961658">
            <text:p>688.5634099617</text:p>
          </table:table-cell>
          <table:table-cell table:number-columns-repeated="2"/>
          <table:table-cell office:value-type="float" office:value="337.5">
            <text:p>337.5</text:p>
          </table:table-cell>
          <table:table-cell table:formula="of:= [.AL$10]*[.AM93]^0 + [.AL$11]*[.AM93]^1 + [.AL$12]*[.AM93]^2 + [.AL$13]*[.AM93]^3 + [.AL$14]*[.AM93]^4" office:value-type="float" office:value="687.913666975685">
            <text:p>687.9136669757</text:p>
          </table:table-cell>
          <table:table-cell table:number-columns-repeated="2"/>
          <table:table-cell office:value-type="float" office:value="337.5">
            <text:p>337.5</text:p>
          </table:table-cell>
          <table:table-cell table:formula="of:= [.AP$10]*[.AQ93]^0 + [.AP$11]*[.AQ93]^1 + [.AP$12]*[.AQ93]^2 + [.AP$13]*[.AQ93]^3" office:value-type="float" office:value="680.705178938183">
            <text:p>680.7051789382</text:p>
          </table:table-cell>
          <table:table-cell table:number-columns-repeated="2"/>
          <table:table-cell office:value-type="float" office:value="337.5">
            <text:p>337.5</text:p>
          </table:table-cell>
          <table:table-cell table:formula="of:= [.AT$10]*[.AU93]^0 + [.AT$11]*[.AU93]^1 + [.AT$12]*[.AU93]^2 + [.AT$13]*[.AU93]^3 + [.AT$14]*[.AU93]^4 + [.AT$15]*[.AU93]^5 + [.AT$16]*[.AU93]^6 + [.AT$17]*[.AU93]^7 + [.AT$18]*[.AU93]^8 + [.AT$19]*[.AU93]^9" office:value-type="float" office:value="686.490905372017">
            <text:p>686.490905372</text:p>
          </table:table-cell>
        </table:table-row>
        <table:table-row table:style-name="ro2">
          <table:table-cell table:number-columns-repeated="17"/>
          <table:table-cell office:value-type="float" office:value="918.75">
            <text:p>918.75</text:p>
          </table:table-cell>
          <table:table-cell table:formula="of:= [.Q$6]*[.R94]^0 + [.Q$7]*[.R94]^1 + [.Q$8]*[.R94]^2 + [.Q$9]*[.R94]^3" office:value-type="float" office:value="757.225266758031">
            <text:p>757.225266758</text:p>
          </table:table-cell>
          <table:table-cell table:number-columns-repeated="2"/>
          <table:table-cell office:value-type="float" office:value="918.75">
            <text:p>918.75</text:p>
          </table:table-cell>
          <table:table-cell table:formula="of:= [.U$7]*[.V94] + [.U$8]" office:value-type="float" office:value="766.85875906704">
            <text:p>766.858759067</text:p>
          </table:table-cell>
          <table:table-cell table:number-columns-repeated="7"/>
          <table:table-cell office:value-type="float" office:value="331.25">
            <text:p>331.25</text:p>
          </table:table-cell>
          <table:table-cell table:formula="of:= [.AD$10]*[.AE94]^0 + [.AD$11]*[.AE94]^1 + [.AD$12]*[.AE94]^2" office:value-type="float" office:value="686.062967473006">
            <text:p>686.062967473</text:p>
          </table:table-cell>
          <table:table-cell table:number-columns-repeated="2"/>
          <table:table-cell office:value-type="float" office:value="331.25">
            <text:p>331.25</text:p>
          </table:table-cell>
          <table:table-cell table:formula="of:= [.AH$10]*[.AI94]^0 + [.AH$11]*[.AI94]^1 + [.AH$12]*[.AI94]^2 + [.AH$13]*[.AI94]^3" office:value-type="float" office:value="686.85048885237">
            <text:p>686.8504888524</text:p>
          </table:table-cell>
          <table:table-cell table:number-columns-repeated="2"/>
          <table:table-cell office:value-type="float" office:value="331.25">
            <text:p>331.25</text:p>
          </table:table-cell>
          <table:table-cell table:formula="of:= [.AL$10]*[.AM94]^0 + [.AL$11]*[.AM94]^1 + [.AL$12]*[.AM94]^2 + [.AL$13]*[.AM94]^3 + [.AL$14]*[.AM94]^4" office:value-type="float" office:value="685.953993358317">
            <text:p>685.9539933583</text:p>
          </table:table-cell>
          <table:table-cell table:number-columns-repeated="2"/>
          <table:table-cell office:value-type="float" office:value="331.25">
            <text:p>331.25</text:p>
          </table:table-cell>
          <table:table-cell table:formula="of:= [.AP$10]*[.AQ94]^0 + [.AP$11]*[.AQ94]^1 + [.AP$12]*[.AQ94]^2 + [.AP$13]*[.AQ94]^3" office:value-type="float" office:value="678.874917651915">
            <text:p>678.8749176519</text:p>
          </table:table-cell>
          <table:table-cell table:number-columns-repeated="2"/>
          <table:table-cell office:value-type="float" office:value="331.25">
            <text:p>331.25</text:p>
          </table:table-cell>
          <table:table-cell table:formula="of:= [.AT$10]*[.AU94]^0 + [.AT$11]*[.AU94]^1 + [.AT$12]*[.AU94]^2 + [.AT$13]*[.AU94]^3 + [.AT$14]*[.AU94]^4 + [.AT$15]*[.AU94]^5 + [.AT$16]*[.AU94]^6 + [.AT$17]*[.AU94]^7 + [.AT$18]*[.AU94]^8 + [.AT$19]*[.AU94]^9" office:value-type="float" office:value="684.105303833758">
            <text:p>684.1053038338</text:p>
          </table:table-cell>
        </table:table-row>
        <table:table-row table:style-name="ro2">
          <table:table-cell table:number-columns-repeated="17"/>
          <table:table-cell office:value-type="float" office:value="925">
            <text:p>925</text:p>
          </table:table-cell>
          <table:table-cell table:formula="of:= [.Q$6]*[.R95]^0 + [.Q$7]*[.R95]^1 + [.Q$8]*[.R95]^2 + [.Q$9]*[.R95]^3" office:value-type="float" office:value="757.440868528394">
            <text:p>757.4408685284</text:p>
          </table:table-cell>
          <table:table-cell table:number-columns-repeated="2"/>
          <table:table-cell office:value-type="float" office:value="925">
            <text:p>925</text:p>
          </table:table-cell>
          <table:table-cell table:formula="of:= [.U$7]*[.V95] + [.U$8]" office:value-type="float" office:value="768.105172877088">
            <text:p>768.1051728771</text:p>
          </table:table-cell>
          <table:table-cell table:number-columns-repeated="7"/>
          <table:table-cell office:value-type="float" office:value="325">
            <text:p>325</text:p>
          </table:table-cell>
          <table:table-cell table:formula="of:= [.AD$10]*[.AE95]^0 + [.AD$11]*[.AE95]^1 + [.AD$12]*[.AE95]^2" office:value-type="float" office:value="684.317895136848">
            <text:p>684.3178951368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 [.AH$10]*[.AI95]^0 + [.AH$11]*[.AI95]^1 + [.AH$12]*[.AI95]^2 + [.AH$13]*[.AI95]^3" office:value-type="float" office:value="685.113965430287">
            <text:p>685.1139654303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 [.AL$10]*[.AM95]^0 + [.AL$11]*[.AM95]^1 + [.AL$12]*[.AM95]^2 + [.AL$13]*[.AM95]^3 + [.AL$14]*[.AM95]^4" office:value-type="float" office:value="683.971667431226">
            <text:p>683.9716674312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 [.AP$10]*[.AQ95]^0 + [.AP$11]*[.AQ95]^1 + [.AP$12]*[.AQ95]^2 + [.AP$13]*[.AQ95]^3" office:value-type="float" office:value="677.024588919297">
            <text:p>677.0245889193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 [.AT$10]*[.AU95]^0 + [.AT$11]*[.AU95]^1 + [.AT$12]*[.AU95]^2 + [.AT$13]*[.AU95]^3 + [.AT$14]*[.AU95]^4 + [.AT$15]*[.AU95]^5 + [.AT$16]*[.AU95]^6 + [.AT$17]*[.AU95]^7 + [.AT$18]*[.AU95]^8 + [.AT$19]*[.AU95]^9" office:value-type="float" office:value="681.598821247653">
            <text:p>681.5988212477</text:p>
          </table:table-cell>
        </table:table-row>
        <table:table-row table:style-name="ro2">
          <table:table-cell table:number-columns-repeated="17"/>
          <table:table-cell office:value-type="float" office:value="931.25">
            <text:p>931.25</text:p>
          </table:table-cell>
          <table:table-cell table:formula="of:= [.Q$6]*[.R96]^0 + [.Q$7]*[.R96]^1 + [.Q$8]*[.R96]^2 + [.Q$9]*[.R96]^3" office:value-type="float" office:value="757.621717761912">
            <text:p>757.6217177619</text:p>
          </table:table-cell>
          <table:table-cell table:number-columns-repeated="2"/>
          <table:table-cell office:value-type="float" office:value="931.25">
            <text:p>931.25</text:p>
          </table:table-cell>
          <table:table-cell table:formula="of:= [.U$7]*[.V96] + [.U$8]" office:value-type="float" office:value="769.351586687135">
            <text:p>769.3515866871</text:p>
          </table:table-cell>
          <table:table-cell table:number-columns-repeated="7"/>
          <table:table-cell office:value-type="float" office:value="318.75">
            <text:p>318.75</text:p>
          </table:table-cell>
          <table:table-cell table:formula="of:= [.AD$10]*[.AE96]^0 + [.AD$11]*[.AE96]^1 + [.AD$12]*[.AE96]^2" office:value-type="float" office:value="682.551815512475">
            <text:p>682.5518155125</text:p>
          </table:table-cell>
          <table:table-cell table:number-columns-repeated="2"/>
          <table:table-cell office:value-type="float" office:value="318.75">
            <text:p>318.75</text:p>
          </table:table-cell>
          <table:table-cell table:formula="of:= [.AH$10]*[.AI96]^0 + [.AH$11]*[.AI96]^1 + [.AH$12]*[.AI96]^2 + [.AH$13]*[.AI96]^3" office:value-type="float" office:value="683.3537359842">
            <text:p>683.3537359842</text:p>
          </table:table-cell>
          <table:table-cell table:number-columns-repeated="2"/>
          <table:table-cell office:value-type="float" office:value="318.75">
            <text:p>318.75</text:p>
          </table:table-cell>
          <table:table-cell table:formula="of:= [.AL$10]*[.AM96]^0 + [.AL$11]*[.AM96]^1 + [.AL$12]*[.AM96]^2 + [.AL$13]*[.AM96]^3 + [.AL$14]*[.AM96]^4" office:value-type="float" office:value="681.967895478193">
            <text:p>681.9678954782</text:p>
          </table:table-cell>
          <table:table-cell table:number-columns-repeated="2"/>
          <table:table-cell office:value-type="float" office:value="318.75">
            <text:p>318.75</text:p>
          </table:table-cell>
          <table:table-cell table:formula="of:= [.AP$10]*[.AQ96]^0 + [.AP$11]*[.AQ96]^1 + [.AP$12]*[.AQ96]^2 + [.AP$13]*[.AQ96]^3" office:value-type="float" office:value="675.154232351503">
            <text:p>675.1542323515</text:p>
          </table:table-cell>
          <table:table-cell table:number-columns-repeated="2"/>
          <table:table-cell office:value-type="float" office:value="318.75">
            <text:p>318.75</text:p>
          </table:table-cell>
          <table:table-cell table:formula="of:= [.AT$10]*[.AU96]^0 + [.AT$11]*[.AU96]^1 + [.AT$12]*[.AU96]^2 + [.AT$13]*[.AU96]^3 + [.AT$14]*[.AU96]^4 + [.AT$15]*[.AU96]^5 + [.AT$16]*[.AU96]^6 + [.AT$17]*[.AU96]^7 + [.AT$18]*[.AU96]^8 + [.AT$19]*[.AU96]^9" office:value-type="float" office:value="678.972892697762">
            <text:p>678.9728926978</text:p>
          </table:table-cell>
        </table:table-row>
        <table:table-row table:style-name="ro2">
          <table:table-cell table:number-columns-repeated="17"/>
          <table:table-cell office:value-type="float" office:value="937.5">
            <text:p>937.5</text:p>
          </table:table-cell>
          <table:table-cell table:formula="of:= [.Q$6]*[.R97]^0 + [.Q$7]*[.R97]^1 + [.Q$8]*[.R97]^2 + [.Q$9]*[.R97]^3" office:value-type="float" office:value="757.767363668499">
            <text:p>757.7673636685</text:p>
          </table:table-cell>
          <table:table-cell table:number-columns-repeated="2"/>
          <table:table-cell office:value-type="float" office:value="937.5">
            <text:p>937.5</text:p>
          </table:table-cell>
          <table:table-cell table:formula="of:= [.U$7]*[.V97] + [.U$8]" office:value-type="float" office:value="770.598000497183">
            <text:p>770.5980004972</text:p>
          </table:table-cell>
          <table:table-cell table:number-columns-repeated="7"/>
          <table:table-cell office:value-type="float" office:value="312.5">
            <text:p>312.5</text:p>
          </table:table-cell>
          <table:table-cell table:formula="of:= [.AD$10]*[.AE97]^0 + [.AD$11]*[.AE97]^1 + [.AD$12]*[.AE97]^2" office:value-type="float" office:value="680.764728599887">
            <text:p>680.7647285999</text:p>
          </table:table-cell>
          <table:table-cell table:number-columns-repeated="2"/>
          <table:table-cell office:value-type="float" office:value="312.5">
            <text:p>312.5</text:p>
          </table:table-cell>
          <table:table-cell table:formula="of:= [.AH$10]*[.AI97]^0 + [.AH$11]*[.AI97]^1 + [.AH$12]*[.AI97]^2 + [.AH$13]*[.AI97]^3" office:value-type="float" office:value="681.569696802904">
            <text:p>681.5696968029</text:p>
          </table:table-cell>
          <table:table-cell table:number-columns-repeated="2"/>
          <table:table-cell office:value-type="float" office:value="312.5">
            <text:p>312.5</text:p>
          </table:table-cell>
          <table:table-cell table:formula="of:= [.AL$10]*[.AM97]^0 + [.AL$11]*[.AM97]^1 + [.AL$12]*[.AM97]^2 + [.AL$13]*[.AM97]^3 + [.AL$14]*[.AM97]^4" office:value-type="float" office:value="679.943935184759">
            <text:p>679.9439351848</text:p>
          </table:table-cell>
          <table:table-cell table:number-columns-repeated="2"/>
          <table:table-cell office:value-type="float" office:value="312.5">
            <text:p>312.5</text:p>
          </table:table-cell>
          <table:table-cell table:formula="of:= [.AP$10]*[.AQ97]^0 + [.AP$11]*[.AQ97]^1 + [.AP$12]*[.AQ97]^2 + [.AP$13]*[.AQ97]^3" office:value-type="float" office:value="673.263887559703">
            <text:p>673.2638875597</text:p>
          </table:table-cell>
          <table:table-cell table:number-columns-repeated="2"/>
          <table:table-cell office:value-type="float" office:value="312.5">
            <text:p>312.5</text:p>
          </table:table-cell>
          <table:table-cell table:formula="of:= [.AT$10]*[.AU97]^0 + [.AT$11]*[.AU97]^1 + [.AT$12]*[.AU97]^2 + [.AT$13]*[.AU97]^3 + [.AT$14]*[.AU97]^4 + [.AT$15]*[.AU97]^5 + [.AT$16]*[.AU97]^6 + [.AT$17]*[.AU97]^7 + [.AT$18]*[.AU97]^8 + [.AT$19]*[.AU97]^9" office:value-type="float" office:value="676.230709063982">
            <text:p>676.230709064</text:p>
          </table:table-cell>
        </table:table-row>
        <table:table-row table:style-name="ro2">
          <table:table-cell table:number-columns-repeated="17"/>
          <table:table-cell office:value-type="float" office:value="943.75">
            <text:p>943.75</text:p>
          </table:table-cell>
          <table:table-cell table:formula="of:= [.Q$6]*[.R98]^0 + [.Q$7]*[.R98]^1 + [.Q$8]*[.R98]^2 + [.Q$9]*[.R98]^3" office:value-type="float" office:value="757.877355458064">
            <text:p>757.8773554581</text:p>
          </table:table-cell>
          <table:table-cell table:number-columns-repeated="2"/>
          <table:table-cell office:value-type="float" office:value="943.75">
            <text:p>943.75</text:p>
          </table:table-cell>
          <table:table-cell table:formula="of:= [.U$7]*[.V98] + [.U$8]" office:value-type="float" office:value="771.84441430723">
            <text:p>771.8444143072</text:p>
          </table:table-cell>
          <table:table-cell table:number-columns-repeated="7"/>
          <table:table-cell office:value-type="float" office:value="306.25">
            <text:p>306.25</text:p>
          </table:table-cell>
          <table:table-cell table:formula="of:= [.AD$10]*[.AE98]^0 + [.AD$11]*[.AE98]^1 + [.AD$12]*[.AE98]^2" office:value-type="float" office:value="678.956634399083">
            <text:p>678.9566343991</text:p>
          </table:table-cell>
          <table:table-cell table:number-columns-repeated="2"/>
          <table:table-cell office:value-type="float" office:value="306.25">
            <text:p>306.25</text:p>
          </table:table-cell>
          <table:table-cell table:formula="of:= [.AH$10]*[.AI98]^0 + [.AH$11]*[.AI98]^1 + [.AH$12]*[.AI98]^2 + [.AH$13]*[.AI98]^3" office:value-type="float" office:value="679.76174417519">
            <text:p>679.7617441752</text:p>
          </table:table-cell>
          <table:table-cell table:number-columns-repeated="2"/>
          <table:table-cell office:value-type="float" office:value="306.25">
            <text:p>306.25</text:p>
          </table:table-cell>
          <table:table-cell table:formula="of:= [.AL$10]*[.AM98]^0 + [.AL$11]*[.AM98]^1 + [.AL$12]*[.AM98]^2 + [.AL$13]*[.AM98]^3 + [.AL$14]*[.AM98]^4" office:value-type="float" office:value="677.901095638231">
            <text:p>677.9010956382</text:p>
          </table:table-cell>
          <table:table-cell table:number-columns-repeated="2"/>
          <table:table-cell office:value-type="float" office:value="306.25">
            <text:p>306.25</text:p>
          </table:table-cell>
          <table:table-cell table:formula="of:= [.AP$10]*[.AQ98]^0 + [.AP$11]*[.AQ98]^1 + [.AP$12]*[.AQ98]^2 + [.AP$13]*[.AQ98]^3" office:value-type="float" office:value="671.353594155072">
            <text:p>671.3535941551</text:p>
          </table:table-cell>
          <table:table-cell table:number-columns-repeated="2"/>
          <table:table-cell office:value-type="float" office:value="306.25">
            <text:p>306.25</text:p>
          </table:table-cell>
          <table:table-cell table:formula="of:= [.AT$10]*[.AU98]^0 + [.AT$11]*[.AU98]^1 + [.AT$12]*[.AU98]^2 + [.AT$13]*[.AU98]^3 + [.AT$14]*[.AU98]^4 + [.AT$15]*[.AU98]^5 + [.AT$16]*[.AU98]^6 + [.AT$17]*[.AU98]^7 + [.AT$18]*[.AU98]^8 + [.AT$19]*[.AU98]^9" office:value-type="float" office:value="673.377348791349">
            <text:p>673.3773487914</text:p>
          </table:table-cell>
        </table:table-row>
        <table:table-row table:style-name="ro2">
          <table:table-cell table:number-columns-repeated="17"/>
          <table:table-cell office:value-type="float" office:value="950">
            <text:p>950</text:p>
          </table:table-cell>
          <table:table-cell table:formula="of:= [.Q$6]*[.R99]^0 + [.Q$7]*[.R99]^1 + [.Q$8]*[.R99]^2 + [.Q$9]*[.R99]^3" office:value-type="float" office:value="757.951242340519">
            <text:p>757.9512423405</text:p>
          </table:table-cell>
          <table:table-cell table:number-columns-repeated="2"/>
          <table:table-cell office:value-type="float" office:value="950">
            <text:p>950</text:p>
          </table:table-cell>
          <table:table-cell table:formula="of:= [.U$7]*[.V99] + [.U$8]" office:value-type="float" office:value="773.090828117278">
            <text:p>773.0908281173</text:p>
          </table:table-cell>
          <table:table-cell table:number-columns-repeated="7"/>
          <table:table-cell office:value-type="float" office:value="300">
            <text:p>300</text:p>
          </table:table-cell>
          <table:table-cell table:formula="of:= [.AD$10]*[.AE99]^0 + [.AD$11]*[.AE99]^1 + [.AD$12]*[.AE99]^2" office:value-type="float" office:value="677.127532910064">
            <text:p>677.1275329101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AH$10]*[.AI99]^0 + [.AH$11]*[.AI99]^1 + [.AH$12]*[.AI99]^2 + [.AH$13]*[.AI99]^3" office:value-type="float" office:value="677.929774389852">
            <text:p>677.9297743899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AL$10]*[.AM99]^0 + [.AL$11]*[.AM99]^1 + [.AL$12]*[.AM99]^2 + [.AL$13]*[.AM99]^3 + [.AL$14]*[.AM99]^4" office:value-type="float" office:value="675.840737327676">
            <text:p>675.8407373277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AP$10]*[.AQ99]^0 + [.AP$11]*[.AQ99]^1 + [.AP$12]*[.AQ99]^2 + [.AP$13]*[.AQ99]^3" office:value-type="float" office:value="669.423391748781">
            <text:p>669.4233917488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 [.AT$10]*[.AU99]^0 + [.AT$11]*[.AU99]^1 + [.AT$12]*[.AU99]^2 + [.AT$13]*[.AU99]^3 + [.AT$14]*[.AU99]^4 + [.AT$15]*[.AU99]^5 + [.AT$16]*[.AU99]^6 + [.AT$17]*[.AU99]^7 + [.AT$18]*[.AU99]^8 + [.AT$19]*[.AU99]^9" office:value-type="float" office:value="670.419893094942">
            <text:p>670.4198930949</text:p>
          </table:table-cell>
        </table:table-row>
        <table:table-row table:style-name="ro2">
          <table:table-cell table:number-columns-repeated="30"/>
          <table:table-cell office:value-type="float" office:value="293.75">
            <text:p>293.75</text:p>
          </table:table-cell>
          <table:table-cell table:formula="of:= [.AD$10]*[.AE100]^0 + [.AD$11]*[.AE100]^1 + [.AD$12]*[.AE100]^2" office:value-type="float" office:value="675.277424132828">
            <text:p>675.2774241328</text:p>
          </table:table-cell>
          <table:table-cell table:number-columns-repeated="2"/>
          <table:table-cell office:value-type="float" office:value="293.75">
            <text:p>293.75</text:p>
          </table:table-cell>
          <table:table-cell table:formula="of:= [.AH$10]*[.AI100]^0 + [.AH$11]*[.AI100]^1 + [.AH$12]*[.AI100]^2 + [.AH$13]*[.AI100]^3" office:value-type="float" office:value="676.073683735684">
            <text:p>676.0736837357</text:p>
          </table:table-cell>
          <table:table-cell table:number-columns-repeated="2"/>
          <table:table-cell office:value-type="float" office:value="293.75">
            <text:p>293.75</text:p>
          </table:table-cell>
          <table:table-cell table:formula="of:= [.AL$10]*[.AM100]^0 + [.AL$11]*[.AM100]^1 + [.AL$12]*[.AM100]^2 + [.AL$13]*[.AM100]^3 + [.AL$14]*[.AM100]^4" office:value-type="float" office:value="673.764272143927">
            <text:p>673.7642721439</text:p>
          </table:table-cell>
          <table:table-cell table:number-columns-repeated="2"/>
          <table:table-cell office:value-type="float" office:value="293.75">
            <text:p>293.75</text:p>
          </table:table-cell>
          <table:table-cell table:formula="of:= [.AP$10]*[.AQ100]^0 + [.AP$11]*[.AQ100]^1 + [.AP$12]*[.AQ100]^2 + [.AP$13]*[.AQ100]^3" office:value-type="float" office:value="667.473319952003">
            <text:p>667.473319952</text:p>
          </table:table-cell>
          <table:table-cell table:number-columns-repeated="2"/>
          <table:table-cell office:value-type="float" office:value="293.75">
            <text:p>293.75</text:p>
          </table:table-cell>
          <table:table-cell table:formula="of:= [.AT$10]*[.AU100]^0 + [.AT$11]*[.AU100]^1 + [.AT$12]*[.AU100]^2 + [.AT$13]*[.AU100]^3 + [.AT$14]*[.AU100]^4 + [.AT$15]*[.AU100]^5 + [.AT$16]*[.AU100]^6 + [.AT$17]*[.AU100]^7 + [.AT$18]*[.AU100]^8 + [.AT$19]*[.AU100]^9" office:value-type="float" office:value="667.367520633139">
            <text:p>667.3675206331</text:p>
          </table:table-cell>
        </table:table-row>
        <table:table-row table:style-name="ro2">
          <table:table-cell table:number-columns-repeated="30"/>
          <table:table-cell office:value-type="float" office:value="287.5">
            <text:p>287.5</text:p>
          </table:table-cell>
          <table:table-cell table:formula="of:= [.AD$10]*[.AE101]^0 + [.AD$11]*[.AE101]^1 + [.AD$12]*[.AE101]^2" office:value-type="float" office:value="673.406308067378">
            <text:p>673.4063080674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AH$10]*[.AI101]^0 + [.AH$11]*[.AI101]^1 + [.AH$12]*[.AI101]^2 + [.AH$13]*[.AI101]^3" office:value-type="float" office:value="674.193368501477">
            <text:p>674.1933685015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AL$10]*[.AM101]^0 + [.AL$11]*[.AM101]^1 + [.AL$12]*[.AM101]^2 + [.AL$13]*[.AM101]^3 + [.AL$14]*[.AM101]^4" office:value-type="float" office:value="671.673163379577">
            <text:p>671.6731633796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AP$10]*[.AQ101]^0 + [.AP$11]*[.AQ101]^1 + [.AP$12]*[.AQ101]^2 + [.AP$13]*[.AQ101]^3" office:value-type="float" office:value="665.50341837591">
            <text:p>665.5034183759</text:p>
          </table:table-cell>
          <table:table-cell table:number-columns-repeated="2"/>
          <table:table-cell office:value-type="float" office:value="287.5">
            <text:p>287.5</text:p>
          </table:table-cell>
          <table:table-cell table:formula="of:= [.AT$10]*[.AU101]^0 + [.AT$11]*[.AU101]^1 + [.AT$12]*[.AU101]^2 + [.AT$13]*[.AU101]^3 + [.AT$14]*[.AU101]^4 + [.AT$15]*[.AU101]^5 + [.AT$16]*[.AU101]^6 + [.AT$17]*[.AU101]^7 + [.AT$18]*[.AU101]^8 + [.AT$19]*[.AU101]^9" office:value-type="float" office:value="664.231577371883">
            <text:p>664.2315773719</text:p>
          </table:table-cell>
        </table:table-row>
        <table:table-row table:style-name="ro2">
          <table:table-cell table:number-columns-repeated="30"/>
          <table:table-cell office:value-type="float" office:value="281.25">
            <text:p>281.25</text:p>
          </table:table-cell>
          <table:table-cell table:formula="of:= [.AD$10]*[.AE102]^0 + [.AD$11]*[.AE102]^1 + [.AD$12]*[.AE102]^2" office:value-type="float" office:value="671.514184713712">
            <text:p>671.5141847137</text:p>
          </table:table-cell>
          <table:table-cell table:number-columns-repeated="2"/>
          <table:table-cell office:value-type="float" office:value="281.25">
            <text:p>281.25</text:p>
          </table:table-cell>
          <table:table-cell table:formula="of:= [.AH$10]*[.AI102]^0 + [.AH$11]*[.AI102]^1 + [.AH$12]*[.AI102]^2 + [.AH$13]*[.AI102]^3" office:value-type="float" office:value="672.288724976026">
            <text:p>672.288724976</text:p>
          </table:table-cell>
          <table:table-cell table:number-columns-repeated="2"/>
          <table:table-cell office:value-type="float" office:value="281.25">
            <text:p>281.25</text:p>
          </table:table-cell>
          <table:table-cell table:formula="of:= [.AL$10]*[.AM102]^0 + [.AL$11]*[.AM102]^1 + [.AL$12]*[.AM102]^2 + [.AL$13]*[.AM102]^3 + [.AL$14]*[.AM102]^4" office:value-type="float" office:value="669.568925728985">
            <text:p>669.568925729</text:p>
          </table:table-cell>
          <table:table-cell table:number-columns-repeated="2"/>
          <table:table-cell office:value-type="float" office:value="281.25">
            <text:p>281.25</text:p>
          </table:table-cell>
          <table:table-cell table:formula="of:= [.AP$10]*[.AQ102]^0 + [.AP$11]*[.AQ102]^1 + [.AP$12]*[.AQ102]^2 + [.AP$13]*[.AQ102]^3" office:value-type="float" office:value="663.513726631675">
            <text:p>663.5137266317</text:p>
          </table:table-cell>
          <table:table-cell table:number-columns-repeated="2"/>
          <table:table-cell office:value-type="float" office:value="281.25">
            <text:p>281.25</text:p>
          </table:table-cell>
          <table:table-cell table:formula="of:= [.AT$10]*[.AU102]^0 + [.AT$11]*[.AU102]^1 + [.AT$12]*[.AU102]^2 + [.AT$13]*[.AU102]^3 + [.AT$14]*[.AU102]^4 + [.AT$15]*[.AU102]^5 + [.AT$16]*[.AU102]^6 + [.AT$17]*[.AU102]^7 + [.AT$18]*[.AU102]^8 + [.AT$19]*[.AU102]^9" office:value-type="float" office:value="661.025617043279">
            <text:p>661.0256170433</text:p>
          </table:table-cell>
        </table:table-row>
        <table:table-row table:style-name="ro2">
          <table:table-cell table:number-columns-repeated="30"/>
          <table:table-cell office:value-type="float" office:value="275">
            <text:p>275</text:p>
          </table:table-cell>
          <table:table-cell table:formula="of:= [.AD$10]*[.AE103]^0 + [.AD$11]*[.AE103]^1 + [.AD$12]*[.AE103]^2" office:value-type="float" office:value="669.60105407183">
            <text:p>669.6010540718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AH$10]*[.AI103]^0 + [.AH$11]*[.AI103]^1 + [.AH$12]*[.AI103]^2 + [.AH$13]*[.AI103]^3" office:value-type="float" office:value="670.359649448123">
            <text:p>670.3596494481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AL$10]*[.AM103]^0 + [.AL$11]*[.AM103]^1 + [.AL$12]*[.AM103]^2 + [.AL$13]*[.AM103]^3 + [.AL$14]*[.AM103]^4" office:value-type="float" office:value="667.45312528827">
            <text:p>667.4531252883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AP$10]*[.AQ103]^0 + [.AP$11]*[.AQ103]^1 + [.AP$12]*[.AQ103]^2 + [.AP$13]*[.AQ103]^3" office:value-type="float" office:value="661.504284330471">
            <text:p>661.5042843305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 [.AT$10]*[.AU103]^0 + [.AT$11]*[.AU103]^1 + [.AT$12]*[.AU103]^2 + [.AT$13]*[.AU103]^3 + [.AT$14]*[.AU103]^4 + [.AT$15]*[.AU103]^5 + [.AT$16]*[.AU103]^6 + [.AT$17]*[.AU103]^7 + [.AT$18]*[.AU103]^8 + [.AT$19]*[.AU103]^9" office:value-type="float" office:value="657.765407272541">
            <text:p>657.7654072725</text:p>
          </table:table-cell>
        </table:table-row>
        <table:table-row table:style-name="ro2">
          <table:table-cell table:number-columns-repeated="30"/>
          <table:table-cell office:value-type="float" office:value="268.75">
            <text:p>268.75</text:p>
          </table:table-cell>
          <table:table-cell table:formula="of:= [.AD$10]*[.AE104]^0 + [.AD$11]*[.AE104]^1 + [.AD$12]*[.AE104]^2" office:value-type="float" office:value="667.666916141733">
            <text:p>667.6669161417</text:p>
          </table:table-cell>
          <table:table-cell table:number-columns-repeated="2"/>
          <table:table-cell office:value-type="float" office:value="268.75">
            <text:p>268.75</text:p>
          </table:table-cell>
          <table:table-cell table:formula="of:= [.AH$10]*[.AI104]^0 + [.AH$11]*[.AI104]^1 + [.AH$12]*[.AI104]^2 + [.AH$13]*[.AI104]^3" office:value-type="float" office:value="668.406038206561">
            <text:p>668.4060382066</text:p>
          </table:table-cell>
          <table:table-cell table:number-columns-repeated="2"/>
          <table:table-cell office:value-type="float" office:value="268.75">
            <text:p>268.75</text:p>
          </table:table-cell>
          <table:table-cell table:formula="of:= [.AL$10]*[.AM104]^0 + [.AL$11]*[.AM104]^1 + [.AL$12]*[.AM104]^2 + [.AL$13]*[.AM104]^3 + [.AL$14]*[.AM104]^4" office:value-type="float" office:value="665.327379555318">
            <text:p>665.3273795553</text:p>
          </table:table-cell>
          <table:table-cell table:number-columns-repeated="2"/>
          <table:table-cell office:value-type="float" office:value="268.75">
            <text:p>268.75</text:p>
          </table:table-cell>
          <table:table-cell table:formula="of:= [.AP$10]*[.AQ104]^0 + [.AP$11]*[.AQ104]^1 + [.AP$12]*[.AQ104]^2 + [.AP$13]*[.AQ104]^3" office:value-type="float" office:value="659.47513108347">
            <text:p>659.4751310835</text:p>
          </table:table-cell>
          <table:table-cell table:number-columns-repeated="2"/>
          <table:table-cell office:value-type="float" office:value="268.75">
            <text:p>268.75</text:p>
          </table:table-cell>
          <table:table-cell table:formula="of:= [.AT$10]*[.AU104]^0 + [.AT$11]*[.AU104]^1 + [.AT$12]*[.AU104]^2 + [.AT$13]*[.AU104]^3 + [.AT$14]*[.AU104]^4 + [.AT$15]*[.AU104]^5 + [.AT$16]*[.AU104]^6 + [.AT$17]*[.AU104]^7 + [.AT$18]*[.AU104]^8 + [.AT$19]*[.AU104]^9" office:value-type="float" office:value="654.468896109777">
            <text:p>654.4688961098</text:p>
          </table:table-cell>
        </table:table-row>
        <table:table-row table:style-name="ro2">
          <table:table-cell table:number-columns-repeated="30"/>
          <table:table-cell office:value-type="float" office:value="262.5">
            <text:p>262.5</text:p>
          </table:table-cell>
          <table:table-cell table:formula="of:= [.AD$10]*[.AE105]^0 + [.AD$11]*[.AE105]^1 + [.AD$12]*[.AE105]^2" office:value-type="float" office:value="665.71177092342">
            <text:p>665.7117709234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AH$10]*[.AI105]^0 + [.AH$11]*[.AI105]^1 + [.AH$12]*[.AI105]^2 + [.AH$13]*[.AI105]^3" office:value-type="float" office:value="666.427787540134">
            <text:p>666.4277875401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AL$10]*[.AM105]^0 + [.AL$11]*[.AM105]^1 + [.AL$12]*[.AM105]^2 + [.AL$13]*[.AM105]^3 + [.AL$14]*[.AM105]^4" office:value-type="float" office:value="663.193357429773">
            <text:p>663.1933574298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AP$10]*[.AQ105]^0 + [.AP$11]*[.AQ105]^1 + [.AP$12]*[.AQ105]^2 + [.AP$13]*[.AQ105]^3" office:value-type="float" office:value="657.426306501845">
            <text:p>657.4263065018</text:p>
          </table:table-cell>
          <table:table-cell table:number-columns-repeated="2"/>
          <table:table-cell office:value-type="float" office:value="262.5">
            <text:p>262.5</text:p>
          </table:table-cell>
          <table:table-cell table:formula="of:= [.AT$10]*[.AU105]^0 + [.AT$11]*[.AU105]^1 + [.AT$12]*[.AU105]^2 + [.AT$13]*[.AU105]^3 + [.AT$14]*[.AU105]^4 + [.AT$15]*[.AU105]^5 + [.AT$16]*[.AU105]^6 + [.AT$17]*[.AU105]^7 + [.AT$18]*[.AU105]^8 + [.AT$19]*[.AU105]^9" office:value-type="float" office:value="651.156133355169">
            <text:p>651.1561333552</text:p>
          </table:table-cell>
        </table:table-row>
        <table:table-row table:style-name="ro2">
          <table:table-cell table:number-columns-repeated="30"/>
          <table:table-cell office:value-type="float" office:value="256.25">
            <text:p>256.25</text:p>
          </table:table-cell>
          <table:table-cell table:formula="of:= [.AD$10]*[.AE106]^0 + [.AD$11]*[.AE106]^1 + [.AD$12]*[.AE106]^2" office:value-type="float" office:value="663.735618416892">
            <text:p>663.7356184169</text:p>
          </table:table-cell>
          <table:table-cell table:number-columns-repeated="2"/>
          <table:table-cell office:value-type="float" office:value="256.25">
            <text:p>256.25</text:p>
          </table:table-cell>
          <table:table-cell table:formula="of:= [.AH$10]*[.AI106]^0 + [.AH$11]*[.AI106]^1 + [.AH$12]*[.AI106]^2 + [.AH$13]*[.AI106]^3" office:value-type="float" office:value="664.424793737635">
            <text:p>664.4247937376</text:p>
          </table:table-cell>
          <table:table-cell table:number-columns-repeated="2"/>
          <table:table-cell office:value-type="float" office:value="256.25">
            <text:p>256.25</text:p>
          </table:table-cell>
          <table:table-cell table:formula="of:= [.AL$10]*[.AM106]^0 + [.AL$11]*[.AM106]^1 + [.AL$12]*[.AM106]^2 + [.AL$13]*[.AM106]^3 + [.AL$14]*[.AM106]^4" office:value-type="float" office:value="661.052779213046">
            <text:p>661.052779213</text:p>
          </table:table-cell>
          <table:table-cell table:number-columns-repeated="2"/>
          <table:table-cell office:value-type="float" office:value="256.25">
            <text:p>256.25</text:p>
          </table:table-cell>
          <table:table-cell table:formula="of:= [.AP$10]*[.AQ106]^0 + [.AP$11]*[.AQ106]^1 + [.AP$12]*[.AQ106]^2 + [.AP$13]*[.AQ106]^3" office:value-type="float" office:value="655.357850196768">
            <text:p>655.3578501968</text:p>
          </table:table-cell>
          <table:table-cell table:number-columns-repeated="2"/>
          <table:table-cell office:value-type="float" office:value="256.25">
            <text:p>256.25</text:p>
          </table:table-cell>
          <table:table-cell table:formula="of:= [.AT$10]*[.AU106]^0 + [.AT$11]*[.AU106]^1 + [.AT$12]*[.AU106]^2 + [.AT$13]*[.AU106]^3 + [.AT$14]*[.AU106]^4 + [.AT$15]*[.AU106]^5 + [.AT$16]*[.AU106]^6 + [.AT$17]*[.AU106]^7 + [.AT$18]*[.AU106]^8 + [.AT$19]*[.AU106]^9" office:value-type="float" office:value="647.849140709909">
            <text:p>647.8491407099</text:p>
          </table:table-cell>
        </table:table-row>
        <table:table-row table:style-name="ro2">
          <table:table-cell table:number-columns-repeated="30"/>
          <table:table-cell office:value-type="float" office:value="250">
            <text:p>250</text:p>
          </table:table-cell>
          <table:table-cell table:formula="of:= [.AD$10]*[.AE107]^0 + [.AD$11]*[.AE107]^1 + [.AD$12]*[.AE107]^2" office:value-type="float" office:value="661.738458622148">
            <text:p>661.7384586221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AH$10]*[.AI107]^0 + [.AH$11]*[.AI107]^1 + [.AH$12]*[.AI107]^2 + [.AH$13]*[.AI107]^3" office:value-type="float" office:value="662.396953087855">
            <text:p>662.3969530879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AL$10]*[.AM107]^0 + [.AL$11]*[.AM107]^1 + [.AL$12]*[.AM107]^2 + [.AL$13]*[.AM107]^3 + [.AL$14]*[.AM107]^4" office:value-type="float" office:value="658.90741660831">
            <text:p>658.9074166083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AP$10]*[.AQ107]^0 + [.AP$11]*[.AQ107]^1 + [.AP$12]*[.AQ107]^2 + [.AP$13]*[.AQ107]^3" office:value-type="float" office:value="653.269801779412">
            <text:p>653.2698017794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 [.AT$10]*[.AU107]^0 + [.AT$11]*[.AU107]^1 + [.AT$12]*[.AU107]^2 + [.AT$13]*[.AU107]^3 + [.AT$14]*[.AU107]^4 + [.AT$15]*[.AU107]^5 + [.AT$16]*[.AU107]^6 + [.AT$17]*[.AU107]^7 + [.AT$18]*[.AU107]^8 + [.AT$19]*[.AU107]^9" office:value-type="float" office:value="644.571724419057">
            <text:p>644.5717244191</text:p>
          </table:table-cell>
        </table:table-row>
        <table:table-row table:style-name="ro2">
          <table:table-cell table:number-columns-repeated="30"/>
          <table:table-cell office:value-type="float" office:value="243.75">
            <text:p>243.75</text:p>
          </table:table-cell>
          <table:table-cell table:formula="of:= [.AD$10]*[.AE108]^0 + [.AD$11]*[.AE108]^1 + [.AD$12]*[.AE108]^2" office:value-type="float" office:value="659.720291539189">
            <text:p>659.7202915392</text:p>
          </table:table-cell>
          <table:table-cell table:number-columns-repeated="2"/>
          <table:table-cell office:value-type="float" office:value="243.75">
            <text:p>243.75</text:p>
          </table:table-cell>
          <table:table-cell table:formula="of:= [.AH$10]*[.AI108]^0 + [.AH$11]*[.AI108]^1 + [.AH$12]*[.AI108]^2 + [.AH$13]*[.AI108]^3" office:value-type="float" office:value="660.34416187959">
            <text:p>660.3441618796</text:p>
          </table:table-cell>
          <table:table-cell table:number-columns-repeated="2"/>
          <table:table-cell office:value-type="float" office:value="243.75">
            <text:p>243.75</text:p>
          </table:table-cell>
          <table:table-cell table:formula="of:= [.AL$10]*[.AM108]^0 + [.AL$11]*[.AM108]^1 + [.AL$12]*[.AM108]^2 + [.AL$13]*[.AM108]^3 + [.AL$14]*[.AM108]^4" office:value-type="float" office:value="656.759092720499">
            <text:p>656.7590927205</text:p>
          </table:table-cell>
          <table:table-cell table:number-columns-repeated="2"/>
          <table:table-cell office:value-type="float" office:value="243.75">
            <text:p>243.75</text:p>
          </table:table-cell>
          <table:table-cell table:formula="of:= [.AP$10]*[.AQ108]^0 + [.AP$11]*[.AQ108]^1 + [.AP$12]*[.AQ108]^2 + [.AP$13]*[.AQ108]^3" office:value-type="float" office:value="651.162200860949">
            <text:p>651.1622008609</text:p>
          </table:table-cell>
          <table:table-cell table:number-columns-repeated="2"/>
          <table:table-cell office:value-type="float" office:value="243.75">
            <text:p>243.75</text:p>
          </table:table-cell>
          <table:table-cell table:formula="of:= [.AT$10]*[.AU108]^0 + [.AT$11]*[.AU108]^1 + [.AT$12]*[.AU108]^2 + [.AT$13]*[.AU108]^3 + [.AT$14]*[.AU108]^4 + [.AT$15]*[.AU108]^5 + [.AT$16]*[.AU108]^6 + [.AT$17]*[.AU108]^7 + [.AT$18]*[.AU108]^8 + [.AT$19]*[.AU108]^9" office:value-type="float" office:value="641.349223697319">
            <text:p>641.3492236973</text:p>
          </table:table-cell>
        </table:table-row>
        <table:table-row table:style-name="ro2">
          <table:table-cell table:number-columns-repeated="30"/>
          <table:table-cell office:value-type="float" office:value="237.5">
            <text:p>237.5</text:p>
          </table:table-cell>
          <table:table-cell table:formula="of:= [.AD$10]*[.AE109]^0 + [.AD$11]*[.AE109]^1 + [.AD$12]*[.AE109]^2" office:value-type="float" office:value="657.681117168014">
            <text:p>657.681117168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AH$10]*[.AI109]^0 + [.AH$11]*[.AI109]^1 + [.AH$12]*[.AI109]^2 + [.AH$13]*[.AI109]^3" office:value-type="float" office:value="658.266316401631">
            <text:p>658.2663164016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AL$10]*[.AM109]^0 + [.AL$11]*[.AM109]^1 + [.AL$12]*[.AM109]^2 + [.AL$13]*[.AM109]^3 + [.AL$14]*[.AM109]^4" office:value-type="float" office:value="654.609682056314">
            <text:p>654.6096820563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AP$10]*[.AQ109]^0 + [.AP$11]*[.AQ109]^1 + [.AP$12]*[.AQ109]^2 + [.AP$13]*[.AQ109]^3" office:value-type="float" office:value="649.035087052552">
            <text:p>649.0350870526</text:p>
          </table:table-cell>
          <table:table-cell table:number-columns-repeated="2"/>
          <table:table-cell office:value-type="float" office:value="237.5">
            <text:p>237.5</text:p>
          </table:table-cell>
          <table:table-cell table:formula="of:= [.AT$10]*[.AU109]^0 + [.AT$11]*[.AU109]^1 + [.AT$12]*[.AU109]^2 + [.AT$13]*[.AU109]^3 + [.AT$14]*[.AU109]^4 + [.AT$15]*[.AU109]^5 + [.AT$16]*[.AU109]^6 + [.AT$17]*[.AU109]^7 + [.AT$18]*[.AU109]^8 + [.AT$19]*[.AU109]^9" office:value-type="float" office:value="638.208187844298">
            <text:p>638.2081878443</text:p>
          </table:table-cell>
        </table:table-row>
        <table:table-row table:style-name="ro2">
          <table:table-cell table:number-columns-repeated="30"/>
          <table:table-cell office:value-type="float" office:value="231.25">
            <text:p>231.25</text:p>
          </table:table-cell>
          <table:table-cell table:formula="of:= [.AD$10]*[.AE110]^0 + [.AD$11]*[.AE110]^1 + [.AD$12]*[.AE110]^2" office:value-type="float" office:value="655.620935508623">
            <text:p>655.6209355086</text:p>
          </table:table-cell>
          <table:table-cell table:number-columns-repeated="2"/>
          <table:table-cell office:value-type="float" office:value="231.25">
            <text:p>231.25</text:p>
          </table:table-cell>
          <table:table-cell table:formula="of:= [.AH$10]*[.AI110]^0 + [.AH$11]*[.AI110]^1 + [.AH$12]*[.AI110]^2 + [.AH$13]*[.AI110]^3" office:value-type="float" office:value="656.163312942771">
            <text:p>656.1633129428</text:p>
          </table:table-cell>
          <table:table-cell table:number-columns-repeated="2"/>
          <table:table-cell office:value-type="float" office:value="231.25">
            <text:p>231.25</text:p>
          </table:table-cell>
          <table:table-cell table:formula="of:= [.AL$10]*[.AM110]^0 + [.AL$11]*[.AM110]^1 + [.AL$12]*[.AM110]^2 + [.AL$13]*[.AM110]^3 + [.AL$14]*[.AM110]^4" office:value-type="float" office:value="652.461110524215">
            <text:p>652.4611105242</text:p>
          </table:table-cell>
          <table:table-cell table:number-columns-repeated="2"/>
          <table:table-cell office:value-type="float" office:value="231.25">
            <text:p>231.25</text:p>
          </table:table-cell>
          <table:table-cell table:formula="of:= [.AP$10]*[.AQ110]^0 + [.AP$11]*[.AQ110]^1 + [.AP$12]*[.AQ110]^2 + [.AP$13]*[.AQ110]^3" office:value-type="float" office:value="646.888499965393">
            <text:p>646.8884999654</text:p>
          </table:table-cell>
          <table:table-cell table:number-columns-repeated="2"/>
          <table:table-cell office:value-type="float" office:value="231.25">
            <text:p>231.25</text:p>
          </table:table-cell>
          <table:table-cell table:formula="of:= [.AT$10]*[.AU110]^0 + [.AT$11]*[.AU110]^1 + [.AT$12]*[.AU110]^2 + [.AT$13]*[.AU110]^3 + [.AT$14]*[.AU110]^4 + [.AT$15]*[.AU110]^5 + [.AT$16]*[.AU110]^6 + [.AT$17]*[.AU110]^7 + [.AT$18]*[.AU110]^8 + [.AT$19]*[.AU110]^9" office:value-type="float" office:value="635.175974562035">
            <text:p>635.175974562</text:p>
          </table:table-cell>
        </table:table-row>
        <table:table-row table:style-name="ro2">
          <table:table-cell table:number-columns-repeated="30"/>
          <table:table-cell office:value-type="float" office:value="225">
            <text:p>225</text:p>
          </table:table-cell>
          <table:table-cell table:formula="of:= [.AD$10]*[.AE111]^0 + [.AD$11]*[.AE111]^1 + [.AD$12]*[.AE111]^2" office:value-type="float" office:value="653.539746561017">
            <text:p>653.539746561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AH$10]*[.AI111]^0 + [.AH$11]*[.AI111]^1 + [.AH$12]*[.AI111]^2 + [.AH$13]*[.AI111]^3" office:value-type="float" office:value="654.035047791804">
            <text:p>654.0350477918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AL$10]*[.AM111]^0 + [.AL$11]*[.AM111]^1 + [.AL$12]*[.AM111]^2 + [.AL$13]*[.AM111]^3 + [.AL$14]*[.AM111]^4" office:value-type="float" office:value="650.315355434426">
            <text:p>650.3153554344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AP$10]*[.AQ111]^0 + [.AP$11]*[.AQ111]^1 + [.AP$12]*[.AQ111]^2 + [.AP$13]*[.AQ111]^3" office:value-type="float" office:value="644.722479210646">
            <text:p>644.7224792106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 [.AT$10]*[.AU111]^0 + [.AT$11]*[.AU111]^1 + [.AT$12]*[.AU111]^2 + [.AT$13]*[.AU111]^3 + [.AT$14]*[.AU111]^4 + [.AT$15]*[.AU111]^5 + [.AT$16]*[.AU111]^6 + [.AT$17]*[.AU111]^7 + [.AT$18]*[.AU111]^8 + [.AT$19]*[.AU111]^9" office:value-type="float" office:value="632.280261584446">
            <text:p>632.2802615844</text:p>
          </table:table-cell>
        </table:table-row>
        <table:table-row table:style-name="ro2">
          <table:table-cell table:number-columns-repeated="30"/>
          <table:table-cell office:value-type="float" office:value="218.75">
            <text:p>218.75</text:p>
          </table:table-cell>
          <table:table-cell table:formula="of:= [.AD$10]*[.AE112]^0 + [.AD$11]*[.AE112]^1 + [.AD$12]*[.AE112]^2" office:value-type="float" office:value="651.437550325196">
            <text:p>651.4375503252</text:p>
          </table:table-cell>
          <table:table-cell table:number-columns-repeated="2"/>
          <table:table-cell office:value-type="float" office:value="218.75">
            <text:p>218.75</text:p>
          </table:table-cell>
          <table:table-cell table:formula="of:= [.AH$10]*[.AI112]^0 + [.AH$11]*[.AI112]^1 + [.AH$12]*[.AI112]^2 + [.AH$13]*[.AI112]^3" office:value-type="float" office:value="651.881417237524">
            <text:p>651.8814172375</text:p>
          </table:table-cell>
          <table:table-cell table:number-columns-repeated="2"/>
          <table:table-cell office:value-type="float" office:value="218.75">
            <text:p>218.75</text:p>
          </table:table-cell>
          <table:table-cell table:formula="of:= [.AL$10]*[.AM112]^0 + [.AL$11]*[.AM112]^1 + [.AL$12]*[.AM112]^2 + [.AL$13]*[.AM112]^3 + [.AL$14]*[.AM112]^4" office:value-type="float" office:value="648.174445498937">
            <text:p>648.1744454989</text:p>
          </table:table-cell>
          <table:table-cell table:number-columns-repeated="2"/>
          <table:table-cell office:value-type="float" office:value="218.75">
            <text:p>218.75</text:p>
          </table:table-cell>
          <table:table-cell table:formula="of:= [.AP$10]*[.AQ112]^0 + [.AP$11]*[.AQ112]^1 + [.AP$12]*[.AQ112]^2 + [.AP$13]*[.AQ112]^3" office:value-type="float" office:value="642.537064399482">
            <text:p>642.5370643995</text:p>
          </table:table-cell>
          <table:table-cell table:number-columns-repeated="2"/>
          <table:table-cell office:value-type="float" office:value="218.75">
            <text:p>218.75</text:p>
          </table:table-cell>
          <table:table-cell table:formula="of:= [.AT$10]*[.AU112]^0 + [.AT$11]*[.AU112]^1 + [.AT$12]*[.AU112]^2 + [.AT$13]*[.AU112]^3 + [.AT$14]*[.AU112]^4 + [.AT$15]*[.AU112]^5 + [.AT$16]*[.AU112]^6 + [.AT$17]*[.AU112]^7 + [.AT$18]*[.AU112]^8 + [.AT$19]*[.AU112]^9" office:value-type="float" office:value="629.548463316156">
            <text:p>629.5484633162</text:p>
          </table:table-cell>
        </table:table-row>
        <table:table-row table:style-name="ro2">
          <table:table-cell table:number-columns-repeated="30"/>
          <table:table-cell office:value-type="float" office:value="212.5">
            <text:p>212.5</text:p>
          </table:table-cell>
          <table:table-cell table:formula="of:= [.AD$10]*[.AE113]^0 + [.AD$11]*[.AE113]^1 + [.AD$12]*[.AE113]^2" office:value-type="float" office:value="649.314346801159">
            <text:p>649.3143468012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AH$10]*[.AI113]^0 + [.AH$11]*[.AI113]^1 + [.AH$12]*[.AI113]^2 + [.AH$13]*[.AI113]^3" office:value-type="float" office:value="649.702317568721">
            <text:p>649.7023175687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AL$10]*[.AM113]^0 + [.AL$11]*[.AM113]^1 + [.AL$12]*[.AM113]^2 + [.AL$13]*[.AM113]^3 + [.AL$14]*[.AM113]^4" office:value-type="float" office:value="646.040460831498">
            <text:p>646.0404608315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AP$10]*[.AQ113]^0 + [.AP$11]*[.AQ113]^1 + [.AP$12]*[.AQ113]^2 + [.AP$13]*[.AQ113]^3" office:value-type="float" office:value="640.332295143074">
            <text:p>640.3322951431</text:p>
          </table:table-cell>
          <table:table-cell table:number-columns-repeated="2"/>
          <table:table-cell office:value-type="float" office:value="212.5">
            <text:p>212.5</text:p>
          </table:table-cell>
          <table:table-cell table:formula="of:= [.AT$10]*[.AU113]^0 + [.AT$11]*[.AU113]^1 + [.AT$12]*[.AU113]^2 + [.AT$13]*[.AU113]^3 + [.AT$14]*[.AU113]^4 + [.AT$15]*[.AU113]^5 + [.AT$16]*[.AU113]^6 + [.AT$17]*[.AU113]^7 + [.AT$18]*[.AU113]^8 + [.AT$19]*[.AU113]^9" office:value-type="float" office:value="627.007043756451">
            <text:p>627.0070437565</text:p>
          </table:table-cell>
        </table:table-row>
        <table:table-row table:style-name="ro2">
          <table:table-cell table:number-columns-repeated="30"/>
          <table:table-cell office:value-type="float" office:value="206.25">
            <text:p>206.25</text:p>
          </table:table-cell>
          <table:table-cell table:formula="of:= [.AD$10]*[.AE114]^0 + [.AD$11]*[.AE114]^1 + [.AD$12]*[.AE114]^2" office:value-type="float" office:value="647.170135988906">
            <text:p>647.1701359889</text:p>
          </table:table-cell>
          <table:table-cell table:number-columns-repeated="2"/>
          <table:table-cell office:value-type="float" office:value="206.25">
            <text:p>206.25</text:p>
          </table:table-cell>
          <table:table-cell table:formula="of:= [.AH$10]*[.AI114]^0 + [.AH$11]*[.AI114]^1 + [.AH$12]*[.AI114]^2 + [.AH$13]*[.AI114]^3" office:value-type="float" office:value="647.497645074191">
            <text:p>647.4976450742</text:p>
          </table:table-cell>
          <table:table-cell table:number-columns-repeated="2"/>
          <table:table-cell office:value-type="float" office:value="206.25">
            <text:p>206.25</text:p>
          </table:table-cell>
          <table:table-cell table:formula="of:= [.AL$10]*[.AM114]^0 + [.AL$11]*[.AM114]^1 + [.AL$12]*[.AM114]^2 + [.AL$13]*[.AM114]^3 + [.AL$14]*[.AM114]^4" office:value-type="float" office:value="643.915532947621">
            <text:p>643.9155329476</text:p>
          </table:table-cell>
          <table:table-cell table:number-columns-repeated="2"/>
          <table:table-cell office:value-type="float" office:value="206.25">
            <text:p>206.25</text:p>
          </table:table-cell>
          <table:table-cell table:formula="of:= [.AP$10]*[.AQ114]^0 + [.AP$11]*[.AQ114]^1 + [.AP$12]*[.AQ114]^2 + [.AP$13]*[.AQ114]^3" office:value-type="float" office:value="638.108211052595">
            <text:p>638.1082110526</text:p>
          </table:table-cell>
          <table:table-cell table:number-columns-repeated="2"/>
          <table:table-cell office:value-type="float" office:value="206.25">
            <text:p>206.25</text:p>
          </table:table-cell>
          <table:table-cell table:formula="of:= [.AT$10]*[.AU114]^0 + [.AT$11]*[.AU114]^1 + [.AT$12]*[.AU114]^2 + [.AT$13]*[.AU114]^3 + [.AT$14]*[.AU114]^4 + [.AT$15]*[.AU114]^5 + [.AT$16]*[.AU114]^6 + [.AT$17]*[.AU114]^7 + [.AT$18]*[.AU114]^8 + [.AT$19]*[.AU114]^9" office:value-type="float" office:value="624.68071655332">
            <text:p>624.6807165533</text:p>
          </table:table-cell>
        </table:table-row>
        <table:table-row table:style-name="ro2">
          <table:table-cell table:number-columns-repeated="30"/>
          <table:table-cell office:value-type="float" office:value="200">
            <text:p>200</text:p>
          </table:table-cell>
          <table:table-cell table:formula="of:= [.AD$10]*[.AE115]^0 + [.AD$11]*[.AE115]^1 + [.AD$12]*[.AE115]^2" office:value-type="float" office:value="645.004917888438">
            <text:p>645.0049178884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AH$10]*[.AI115]^0 + [.AH$11]*[.AI115]^1 + [.AH$12]*[.AI115]^2 + [.AH$13]*[.AI115]^3" office:value-type="float" office:value="645.267296042726">
            <text:p>645.2672960427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AL$10]*[.AM115]^0 + [.AL$11]*[.AM115]^1 + [.AL$12]*[.AM115]^2 + [.AL$13]*[.AM115]^3 + [.AL$14]*[.AM115]^4" office:value-type="float" office:value="641.801844764585">
            <text:p>641.8018447646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AP$10]*[.AQ115]^0 + [.AP$11]*[.AQ115]^1 + [.AP$12]*[.AQ115]^2 + [.AP$13]*[.AQ115]^3" office:value-type="float" office:value="635.864851739217">
            <text:p>635.8648517392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 [.AT$10]*[.AU115]^0 + [.AT$11]*[.AU115]^1 + [.AT$12]*[.AU115]^2 + [.AT$13]*[.AU115]^3 + [.AT$14]*[.AU115]^4 + [.AT$15]*[.AU115]^5 + [.AT$16]*[.AU115]^6 + [.AT$17]*[.AU115]^7 + [.AT$18]*[.AU115]^8 + [.AT$19]*[.AU115]^9" office:value-type="float" office:value="622.591522592292">
            <text:p>622.5915225923</text:p>
          </table:table-cell>
        </table:table-row>
        <table:table-row table:style-name="ro2">
          <table:table-cell table:number-columns-repeated="30"/>
          <table:table-cell office:value-type="float" office:value="187.5">
            <text:p>187.5</text:p>
          </table:table-cell>
          <table:table-cell table:formula="of:= [.AD$10]*[.AE116]^0 + [.AD$11]*[.AE116]^1 + [.AD$12]*[.AE116]^2" office:value-type="float" office:value="640.611459822855">
            <text:p>640.6114598229</text:p>
          </table:table-cell>
          <table:table-cell table:number-columns-repeated="2"/>
          <table:table-cell office:value-type="float" office:value="187.5">
            <text:p>187.5</text:p>
          </table:table-cell>
          <table:table-cell table:formula="of:= [.AH$10]*[.AI116]^0 + [.AH$11]*[.AI116]^1 + [.AH$12]*[.AI116]^2 + [.AH$13]*[.AI116]^3" office:value-type="float" office:value="640.729153524163">
            <text:p>640.7291535242</text:p>
          </table:table-cell>
          <table:table-cell table:number-columns-repeated="2"/>
          <table:table-cell office:value-type="float" office:value="187.5">
            <text:p>187.5</text:p>
          </table:table-cell>
          <table:table-cell table:formula="of:= [.AL$10]*[.AM116]^0 + [.AL$11]*[.AM116]^1 + [.AL$12]*[.AM116]^2 + [.AL$13]*[.AM116]^3 + [.AL$14]*[.AM116]^4" office:value-type="float" office:value="637.617176178954">
            <text:p>637.617176179</text:p>
          </table:table-cell>
          <table:table-cell table:number-columns-repeated="2"/>
          <table:table-cell office:value-type="float" office:value="187.5">
            <text:p>187.5</text:p>
          </table:table-cell>
          <table:table-cell table:formula="of:= [.AP$10]*[.AQ116]^0 + [.AP$11]*[.AQ116]^1 + [.AP$12]*[.AQ116]^2 + [.AP$13]*[.AQ116]^3" office:value-type="float" office:value="631.320465888454">
            <text:p>631.3204658885</text:p>
          </table:table-cell>
          <table:table-cell table:number-columns-repeated="2"/>
          <table:table-cell office:value-type="float" office:value="187.5">
            <text:p>187.5</text:p>
          </table:table-cell>
          <table:table-cell table:formula="of:= [.AT$10]*[.AU116]^0 + [.AT$11]*[.AU116]^1 + [.AT$12]*[.AU116]^2 + [.AT$13]*[.AU116]^3 + [.AT$14]*[.AU116]^4 + [.AT$15]*[.AU116]^5 + [.AT$16]*[.AU116]^6 + [.AT$17]*[.AU116]^7 + [.AT$18]*[.AU116]^8 + [.AT$19]*[.AU116]^9" office:value-type="float" office:value="619.192861586924">
            <text:p>619.1928615869</text:p>
          </table:table-cell>
        </table:table-row>
        <table:table-row table:style-name="ro2">
          <table:table-cell table:number-columns-repeated="30"/>
          <table:table-cell office:value-type="float" office:value="175">
            <text:p>175</text:p>
          </table:table-cell>
          <table:table-cell table:formula="of:= [.AD$10]*[.AE117]^0 + [.AD$11]*[.AE117]^1 + [.AD$12]*[.AE117]^2" office:value-type="float" office:value="636.13397260441">
            <text:p>636.1339726044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 [.AH$10]*[.AI117]^0 + [.AH$11]*[.AI117]^1 + [.AH$12]*[.AI117]^2 + [.AH$13]*[.AI117]^3" office:value-type="float" office:value="636.087060323376">
            <text:p>636.0870603234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 [.AL$10]*[.AM117]^0 + [.AL$11]*[.AM117]^1 + [.AL$12]*[.AM117]^2 + [.AL$13]*[.AM117]^3 + [.AL$14]*[.AM117]^4" office:value-type="float" office:value="633.50494644808">
            <text:p>633.5049464481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 [.AP$10]*[.AQ117]^0 + [.AP$11]*[.AQ117]^1 + [.AP$12]*[.AQ117]^2 + [.AP$13]*[.AQ117]^3" office:value-type="float" office:value="626.699454480167">
            <text:p>626.6994544802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 [.AT$10]*[.AU117]^0 + [.AT$11]*[.AU117]^1 + [.AT$12]*[.AU117]^2 + [.AT$13]*[.AU117]^3 + [.AT$14]*[.AU117]^4 + [.AT$15]*[.AU117]^5 + [.AT$16]*[.AU117]^6 + [.AT$17]*[.AU117]^7 + [.AT$18]*[.AU117]^8 + [.AT$19]*[.AU117]^9" office:value-type="float" office:value="616.890181996448">
            <text:p>616.8901819964</text:p>
          </table:table-cell>
        </table:table-row>
        <table:table-row table:style-name="ro2">
          <table:table-cell table:number-columns-repeated="30"/>
          <table:table-cell office:value-type="float" office:value="162.5">
            <text:p>162.5</text:p>
          </table:table-cell>
          <table:table-cell table:formula="of:= [.AD$10]*[.AE118]^0 + [.AD$11]*[.AE118]^1 + [.AD$12]*[.AE118]^2" office:value-type="float" office:value="631.572456233103">
            <text:p>631.5724562331</text:p>
          </table:table-cell>
          <table:table-cell table:number-columns-repeated="2"/>
          <table:table-cell office:value-type="float" office:value="162.5">
            <text:p>162.5</text:p>
          </table:table-cell>
          <table:table-cell table:formula="of:= [.AH$10]*[.AI118]^0 + [.AH$11]*[.AI118]^1 + [.AH$12]*[.AI118]^2 + [.AH$13]*[.AI118]^3" office:value-type="float" office:value="631.340186750711">
            <text:p>631.3401867507</text:p>
          </table:table-cell>
          <table:table-cell table:number-columns-repeated="2"/>
          <table:table-cell office:value-type="float" office:value="162.5">
            <text:p>162.5</text:p>
          </table:table-cell>
          <table:table-cell table:formula="of:= [.AL$10]*[.AM118]^0 + [.AL$11]*[.AM118]^1 + [.AL$12]*[.AM118]^2 + [.AL$13]*[.AM118]^3 + [.AL$14]*[.AM118]^4" office:value-type="float" office:value="629.484469373645">
            <text:p>629.4844693736</text:p>
          </table:table-cell>
          <table:table-cell table:number-columns-repeated="2"/>
          <table:table-cell office:value-type="float" office:value="162.5">
            <text:p>162.5</text:p>
          </table:table-cell>
          <table:table-cell table:formula="of:= [.AP$10]*[.AQ118]^0 + [.AP$11]*[.AQ118]^1 + [.AP$12]*[.AQ118]^2 + [.AP$13]*[.AQ118]^3" office:value-type="float" office:value="622.002134403736">
            <text:p>622.0021344037</text:p>
          </table:table-cell>
          <table:table-cell table:number-columns-repeated="2"/>
          <table:table-cell office:value-type="float" office:value="162.5">
            <text:p>162.5</text:p>
          </table:table-cell>
          <table:table-cell table:formula="of:= [.AT$10]*[.AU118]^0 + [.AT$11]*[.AU118]^1 + [.AT$12]*[.AU118]^2 + [.AT$13]*[.AU118]^3 + [.AT$14]*[.AU118]^4 + [.AT$15]*[.AU118]^5 + [.AT$16]*[.AU118]^6 + [.AT$17]*[.AU118]^7 + [.AT$18]*[.AU118]^8 + [.AT$19]*[.AU118]^9" office:value-type="float" office:value="615.636467409817">
            <text:p>615.6364674098</text:p>
          </table:table-cell>
        </table:table-row>
        <table:table-row table:style-name="ro2">
          <table:table-cell table:number-columns-repeated="30"/>
          <table:table-cell office:value-type="float" office:value="150">
            <text:p>150</text:p>
          </table:table-cell>
          <table:table-cell table:formula="of:= [.AD$10]*[.AE119]^0 + [.AD$11]*[.AE119]^1 + [.AD$12]*[.AE119]^2" office:value-type="float" office:value="626.926910708933">
            <text:p>626.9269107089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 [.AH$10]*[.AI119]^0 + [.AH$11]*[.AI119]^1 + [.AH$12]*[.AI119]^2 + [.AH$13]*[.AI119]^3" office:value-type="float" office:value="626.487703116511">
            <text:p>626.4877031165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 [.AL$10]*[.AM119]^0 + [.AL$11]*[.AM119]^1 + [.AL$12]*[.AM119]^2 + [.AL$13]*[.AM119]^3 + [.AL$14]*[.AM119]^4" office:value-type="float" office:value="625.57588118554">
            <text:p>625.5758811855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 [.AP$10]*[.AQ119]^0 + [.AP$11]*[.AQ119]^1 + [.AP$12]*[.AQ119]^2 + [.AP$13]*[.AQ119]^3" office:value-type="float" office:value="617.22882254854">
            <text:p>617.2288225485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 [.AT$10]*[.AU119]^0 + [.AT$11]*[.AU119]^1 + [.AT$12]*[.AU119]^2 + [.AT$13]*[.AU119]^3 + [.AT$14]*[.AU119]^4 + [.AT$15]*[.AU119]^5 + [.AT$16]*[.AU119]^6 + [.AT$17]*[.AU119]^7 + [.AT$18]*[.AU119]^8 + [.AT$19]*[.AU119]^9" office:value-type="float" office:value="615.20109293619">
            <text:p>615.2010929362</text:p>
          </table:table-cell>
        </table:table-row>
        <table:table-row table:style-name="ro2">
          <table:table-cell table:number-columns-repeated="30"/>
          <table:table-cell office:value-type="float" office:value="143.75">
            <text:p>143.75</text:p>
          </table:table-cell>
          <table:table-cell table:formula="of:= [.AD$10]*[.AE120]^0 + [.AD$11]*[.AE120]^1 + [.AD$12]*[.AE120]^2" office:value-type="float" office:value="624.572627014525">
            <text:p>624.5726270145</text:p>
          </table:table-cell>
          <table:table-cell table:number-columns-repeated="2"/>
          <table:table-cell office:value-type="float" office:value="143.75">
            <text:p>143.75</text:p>
          </table:table-cell>
          <table:table-cell table:formula="of:= [.AH$10]*[.AI120]^0 + [.AH$11]*[.AI120]^1 + [.AH$12]*[.AI120]^2 + [.AH$13]*[.AI120]^3" office:value-type="float" office:value="624.021598248318">
            <text:p>624.0215982483</text:p>
          </table:table-cell>
          <table:table-cell table:number-columns-repeated="2"/>
          <table:table-cell office:value-type="float" office:value="143.75">
            <text:p>143.75</text:p>
          </table:table-cell>
          <table:table-cell table:formula="of:= [.AL$10]*[.AM120]^0 + [.AL$11]*[.AM120]^1 + [.AL$12]*[.AM120]^2 + [.AL$13]*[.AM120]^3 + [.AL$14]*[.AM120]^4" office:value-type="float" office:value="623.670062878415">
            <text:p>623.6700628784</text:p>
          </table:table-cell>
          <table:table-cell table:number-columns-repeated="2"/>
          <table:table-cell office:value-type="float" office:value="143.75">
            <text:p>143.75</text:p>
          </table:table-cell>
          <table:table-cell table:formula="of:= [.AP$10]*[.AQ120]^0 + [.AP$11]*[.AQ120]^1 + [.AP$12]*[.AQ120]^2 + [.AP$13]*[.AQ120]^3" office:value-type="float" office:value="614.813768731838">
            <text:p>614.8137687318</text:p>
          </table:table-cell>
          <table:table-cell table:number-columns-repeated="2"/>
          <table:table-cell office:value-type="float" office:value="143.75">
            <text:p>143.75</text:p>
          </table:table-cell>
          <table:table-cell table:formula="of:= [.AT$10]*[.AU120]^0 + [.AT$11]*[.AU120]^1 + [.AT$12]*[.AU120]^2 + [.AT$13]*[.AU120]^3 + [.AT$14]*[.AU120]^4 + [.AT$15]*[.AU120]^5 + [.AT$16]*[.AU120]^6 + [.AT$17]*[.AU120]^7 + [.AT$18]*[.AU120]^8 + [.AT$19]*[.AU120]^9" office:value-type="float" office:value="615.150959633588">
            <text:p>615.1509596336</text:p>
          </table:table-cell>
        </table:table-row>
        <table:table-row table:style-name="ro2">
          <table:table-cell table:number-columns-repeated="30"/>
          <table:table-cell office:value-type="float" office:value="137.5">
            <text:p>137.5</text:p>
          </table:table-cell>
          <table:table-cell table:formula="of:= [.AD$10]*[.AE121]^0 + [.AD$11]*[.AE121]^1 + [.AD$12]*[.AE121]^2" office:value-type="float" office:value="622.197336031902">
            <text:p>622.1973360319</text:p>
          </table:table-cell>
          <table:table-cell table:number-columns-repeated="2"/>
          <table:table-cell office:value-type="float" office:value="137.5">
            <text:p>137.5</text:p>
          </table:table-cell>
          <table:table-cell table:formula="of:= [.AH$10]*[.AI121]^0 + [.AH$11]*[.AI121]^1 + [.AH$12]*[.AI121]^2 + [.AH$13]*[.AI121]^3" office:value-type="float" office:value="621.528779731121">
            <text:p>621.5287797311</text:p>
          </table:table-cell>
          <table:table-cell table:number-columns-repeated="2"/>
          <table:table-cell office:value-type="float" office:value="137.5">
            <text:p>137.5</text:p>
          </table:table-cell>
          <table:table-cell table:formula="of:= [.AL$10]*[.AM121]^0 + [.AL$11]*[.AM121]^1 + [.AL$12]*[.AM121]^2 + [.AL$13]*[.AM121]^3 + [.AL$14]*[.AM121]^4" office:value-type="float" office:value="621.800140541864">
            <text:p>621.8001405419</text:p>
          </table:table-cell>
          <table:table-cell table:number-columns-repeated="2"/>
          <table:table-cell office:value-type="float" office:value="137.5">
            <text:p>137.5</text:p>
          </table:table-cell>
          <table:table-cell table:formula="of:= [.AP$10]*[.AQ121]^0 + [.AP$11]*[.AQ121]^1 + [.AP$12]*[.AQ121]^2 + [.AP$13]*[.AQ121]^3" office:value-type="float" office:value="612.379835803962">
            <text:p>612.379835804</text:p>
          </table:table-cell>
          <table:table-cell table:number-columns-repeated="2"/>
          <table:table-cell office:value-type="float" office:value="137.5">
            <text:p>137.5</text:p>
          </table:table-cell>
          <table:table-cell table:formula="of:= [.AT$10]*[.AU121]^0 + [.AT$11]*[.AU121]^1 + [.AT$12]*[.AU121]^2 + [.AT$13]*[.AU121]^3 + [.AT$14]*[.AU121]^4 + [.AT$15]*[.AU121]^5 + [.AT$16]*[.AU121]^6 + [.AT$17]*[.AU121]^7 + [.AT$18]*[.AU121]^8 + [.AT$19]*[.AU121]^9" office:value-type="float" office:value="615.099354618558">
            <text:p>615.0993546186</text:p>
          </table:table-cell>
        </table:table-row>
        <table:table-row table:style-name="ro2">
          <table:table-cell table:number-columns-repeated="30"/>
          <table:table-cell office:value-type="float" office:value="131.25">
            <text:p>131.25</text:p>
          </table:table-cell>
          <table:table-cell table:formula="of:= [.AD$10]*[.AE122]^0 + [.AD$11]*[.AE122]^1 + [.AD$12]*[.AE122]^2" office:value-type="float" office:value="619.801037761063">
            <text:p>619.8010377611</text:p>
          </table:table-cell>
          <table:table-cell table:number-columns-repeated="2"/>
          <table:table-cell office:value-type="float" office:value="131.25">
            <text:p>131.25</text:p>
          </table:table-cell>
          <table:table-cell table:formula="of:= [.AH$10]*[.AI122]^0 + [.AH$11]*[.AI122]^1 + [.AH$12]*[.AI122]^2 + [.AH$13]*[.AI122]^3" office:value-type="float" office:value="619.009143853712">
            <text:p>619.0091438537</text:p>
          </table:table-cell>
          <table:table-cell table:number-columns-repeated="2"/>
          <table:table-cell office:value-type="float" office:value="131.25">
            <text:p>131.25</text:p>
          </table:table-cell>
          <table:table-cell table:formula="of:= [.AL$10]*[.AM122]^0 + [.AL$11]*[.AM122]^1 + [.AL$12]*[.AM122]^2 + [.AL$13]*[.AM122]^3 + [.AL$14]*[.AM122]^4" office:value-type="float" office:value="619.968862512555">
            <text:p>619.9688625126</text:p>
          </table:table-cell>
          <table:table-cell table:number-columns-repeated="2"/>
          <table:table-cell office:value-type="float" office:value="131.25">
            <text:p>131.25</text:p>
          </table:table-cell>
          <table:table-cell table:formula="of:= [.AP$10]*[.AQ122]^0 + [.AP$11]*[.AQ122]^1 + [.AP$12]*[.AQ122]^2 + [.AP$13]*[.AQ122]^3" office:value-type="float" office:value="609.927063376085">
            <text:p>609.9270633761</text:p>
          </table:table-cell>
          <table:table-cell table:number-columns-repeated="2"/>
          <table:table-cell office:value-type="float" office:value="131.25">
            <text:p>131.25</text:p>
          </table:table-cell>
          <table:table-cell table:formula="of:= [.AT$10]*[.AU122]^0 + [.AT$11]*[.AU122]^1 + [.AT$12]*[.AU122]^2 + [.AT$13]*[.AU122]^3 + [.AT$14]*[.AU122]^4 + [.AT$15]*[.AU122]^5 + [.AT$16]*[.AU122]^6 + [.AT$17]*[.AU122]^7 + [.AT$18]*[.AU122]^8 + [.AT$19]*[.AU122]^9" office:value-type="float" office:value="614.932013276935">
            <text:p>614.9320132769</text:p>
          </table:table-cell>
        </table:table-row>
        <table:table-row table:style-name="ro2">
          <table:table-cell table:number-columns-repeated="30"/>
          <table:table-cell office:value-type="float" office:value="125">
            <text:p>125</text:p>
          </table:table-cell>
          <table:table-cell table:formula="of:= [.AD$10]*[.AE123]^0 + [.AD$11]*[.AE123]^1 + [.AD$12]*[.AE123]^2" office:value-type="float" office:value="617.383732202008">
            <text:p>617.383732202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 [.AH$10]*[.AI123]^0 + [.AH$11]*[.AI123]^1 + [.AH$12]*[.AI123]^2 + [.AH$13]*[.AI123]^3" office:value-type="float" office:value="616.462586904885">
            <text:p>616.4625869049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 [.AL$10]*[.AM123]^0 + [.AL$11]*[.AM123]^1 + [.AL$12]*[.AM123]^2 + [.AL$13]*[.AM123]^3 + [.AL$14]*[.AM123]^4" office:value-type="float" office:value="618.179028528923">
            <text:p>618.1790285289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 [.AP$10]*[.AQ123]^0 + [.AP$11]*[.AQ123]^1 + [.AP$12]*[.AQ123]^2 + [.AP$13]*[.AQ123]^3" office:value-type="float" office:value="607.45549105938">
            <text:p>607.4554910594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 [.AT$10]*[.AU123]^0 + [.AT$11]*[.AU123]^1 + [.AT$12]*[.AU123]^2 + [.AT$13]*[.AU123]^3 + [.AT$14]*[.AU123]^4 + [.AT$15]*[.AU123]^5 + [.AT$16]*[.AU123]^6 + [.AT$17]*[.AU123]^7 + [.AT$18]*[.AU123]^8 + [.AT$19]*[.AU123]^9" office:value-type="float" office:value="614.507243002503">
            <text:p>614.5072430025</text:p>
          </table:table-cell>
        </table:table-row>
        <table:table-row table:style-name="ro2">
          <table:table-cell table:number-columns-repeated="30"/>
          <table:table-cell office:value-type="float" office:value="118.75">
            <text:p>118.75</text:p>
          </table:table-cell>
          <table:table-cell table:formula="of:= [.AD$10]*[.AE124]^0 + [.AD$11]*[.AE124]^1 + [.AD$12]*[.AE124]^2" office:value-type="float" office:value="614.945419354738">
            <text:p>614.9454193547</text:p>
          </table:table-cell>
          <table:table-cell table:number-columns-repeated="2"/>
          <table:table-cell office:value-type="float" office:value="118.75">
            <text:p>118.75</text:p>
          </table:table-cell>
          <table:table-cell table:formula="of:= [.AH$10]*[.AI124]^0 + [.AH$11]*[.AI124]^1 + [.AH$12]*[.AI124]^2 + [.AH$13]*[.AI124]^3" office:value-type="float" office:value="613.889005173433">
            <text:p>613.8890051734</text:p>
          </table:table-cell>
          <table:table-cell table:number-columns-repeated="2"/>
          <table:table-cell office:value-type="float" office:value="118.75">
            <text:p>118.75</text:p>
          </table:table-cell>
          <table:table-cell table:formula="of:= [.AL$10]*[.AM124]^0 + [.AL$11]*[.AM124]^1 + [.AL$12]*[.AM124]^2 + [.AL$13]*[.AM124]^3 + [.AL$14]*[.AM124]^4" office:value-type="float" office:value="616.433489731163">
            <text:p>616.4334897312</text:p>
          </table:table-cell>
          <table:table-cell table:number-columns-repeated="2"/>
          <table:table-cell office:value-type="float" office:value="118.75">
            <text:p>118.75</text:p>
          </table:table-cell>
          <table:table-cell table:formula="of:= [.AP$10]*[.AQ124]^0 + [.AP$11]*[.AQ124]^1 + [.AP$12]*[.AQ124]^2 + [.AP$13]*[.AQ124]^3" office:value-type="float" office:value="604.965158465019">
            <text:p>604.965158465</text:p>
          </table:table-cell>
          <table:table-cell table:number-columns-repeated="2"/>
          <table:table-cell office:value-type="float" office:value="118.75">
            <text:p>118.75</text:p>
          </table:table-cell>
          <table:table-cell table:formula="of:= [.AT$10]*[.AU124]^0 + [.AT$11]*[.AU124]^1 + [.AT$12]*[.AU124]^2 + [.AT$13]*[.AU124]^3 + [.AT$14]*[.AU124]^4 + [.AT$15]*[.AU124]^5 + [.AT$16]*[.AU124]^6 + [.AT$17]*[.AU124]^7 + [.AT$18]*[.AU124]^8 + [.AT$19]*[.AU124]^9" office:value-type="float" office:value="613.652318413247">
            <text:p>613.6523184132</text:p>
          </table:table-cell>
        </table:table-row>
        <table:table-row table:style-name="ro2">
          <table:table-cell table:number-columns-repeated="30"/>
          <table:table-cell office:value-type="float" office:value="112.5">
            <text:p>112.5</text:p>
          </table:table-cell>
          <table:table-cell table:formula="of:= [.AD$10]*[.AE125]^0 + [.AD$11]*[.AE125]^1 + [.AD$12]*[.AE125]^2" office:value-type="float" office:value="612.486099219252">
            <text:p>612.4860992193</text:p>
          </table:table-cell>
          <table:table-cell table:number-columns-repeated="2"/>
          <table:table-cell office:value-type="float" office:value="112.5">
            <text:p>112.5</text:p>
          </table:table-cell>
          <table:table-cell table:formula="of:= [.AH$10]*[.AI125]^0 + [.AH$11]*[.AI125]^1 + [.AH$12]*[.AI125]^2 + [.AH$13]*[.AI125]^3" office:value-type="float" office:value="611.288294948148">
            <text:p>611.2882949481</text:p>
          </table:table-cell>
          <table:table-cell table:number-columns-repeated="2"/>
          <table:table-cell office:value-type="float" office:value="112.5">
            <text:p>112.5</text:p>
          </table:table-cell>
          <table:table-cell table:formula="of:= [.AL$10]*[.AM125]^0 + [.AL$11]*[.AM125]^1 + [.AL$12]*[.AM125]^2 + [.AL$13]*[.AM125]^3 + [.AL$14]*[.AM125]^4" office:value-type="float" office:value="614.735148661234">
            <text:p>614.7351486612</text:p>
          </table:table-cell>
          <table:table-cell table:number-columns-repeated="2"/>
          <table:table-cell office:value-type="float" office:value="112.5">
            <text:p>112.5</text:p>
          </table:table-cell>
          <table:table-cell table:formula="of:= [.AP$10]*[.AQ125]^0 + [.AP$11]*[.AQ125]^1 + [.AP$12]*[.AQ125]^2 + [.AP$13]*[.AQ125]^3" office:value-type="float" office:value="602.456105204175">
            <text:p>602.4561052042</text:p>
          </table:table-cell>
          <table:table-cell table:number-columns-repeated="2"/>
          <table:table-cell office:value-type="float" office:value="112.5">
            <text:p>112.5</text:p>
          </table:table-cell>
          <table:table-cell table:formula="of:= [.AT$10]*[.AU125]^0 + [.AT$11]*[.AU125]^1 + [.AT$12]*[.AU125]^2 + [.AT$13]*[.AU125]^3 + [.AT$14]*[.AU125]^4 + [.AT$15]*[.AU125]^5 + [.AT$16]*[.AU125]^6 + [.AT$17]*[.AU125]^7 + [.AT$18]*[.AU125]^8 + [.AT$19]*[.AU125]^9" office:value-type="float" office:value="612.15956835673">
            <text:p>612.1595683567</text:p>
          </table:table-cell>
        </table:table-row>
        <table:table-row table:style-name="ro2">
          <table:table-cell table:number-columns-repeated="30"/>
          <table:table-cell office:value-type="float" office:value="106.25">
            <text:p>106.25</text:p>
          </table:table-cell>
          <table:table-cell table:formula="of:= [.AD$10]*[.AE126]^0 + [.AD$11]*[.AE126]^1 + [.AD$12]*[.AE126]^2" office:value-type="float" office:value="610.005771795551">
            <text:p>610.0057717956</text:p>
          </table:table-cell>
          <table:table-cell table:number-columns-repeated="2"/>
          <table:table-cell office:value-type="float" office:value="106.25">
            <text:p>106.25</text:p>
          </table:table-cell>
          <table:table-cell table:formula="of:= [.AH$10]*[.AI126]^0 + [.AH$11]*[.AI126]^1 + [.AH$12]*[.AI126]^2 + [.AH$13]*[.AI126]^3" office:value-type="float" office:value="608.660352517825">
            <text:p>608.6603525178</text:p>
          </table:table-cell>
          <table:table-cell table:number-columns-repeated="2"/>
          <table:table-cell office:value-type="float" office:value="106.25">
            <text:p>106.25</text:p>
          </table:table-cell>
          <table:table-cell table:formula="of:= [.AL$10]*[.AM126]^0 + [.AL$11]*[.AM126]^1 + [.AL$12]*[.AM126]^2 + [.AL$13]*[.AM126]^3 + [.AL$14]*[.AM126]^4" office:value-type="float" office:value="613.086959262858">
            <text:p>613.0869592629</text:p>
          </table:table-cell>
          <table:table-cell table:number-columns-repeated="2"/>
          <table:table-cell office:value-type="float" office:value="106.25">
            <text:p>106.25</text:p>
          </table:table-cell>
          <table:table-cell table:formula="of:= [.AP$10]*[.AQ126]^0 + [.AP$11]*[.AQ126]^1 + [.AP$12]*[.AQ126]^2 + [.AP$13]*[.AQ126]^3" office:value-type="float" office:value="599.928370888021">
            <text:p>599.928370888</text:p>
          </table:table-cell>
          <table:table-cell table:number-columns-repeated="2"/>
          <table:table-cell office:value-type="float" office:value="106.25">
            <text:p>106.25</text:p>
          </table:table-cell>
          <table:table-cell table:formula="of:= [.AT$10]*[.AU126]^0 + [.AT$11]*[.AU126]^1 + [.AT$12]*[.AU126]^2 + [.AT$13]*[.AU126]^3 + [.AT$14]*[.AU126]^4 + [.AT$15]*[.AU126]^5 + [.AT$16]*[.AU126]^6 + [.AT$17]*[.AU126]^7 + [.AT$18]*[.AU126]^8 + [.AT$19]*[.AU126]^9" office:value-type="float" office:value="609.78213739358">
            <text:p>609.7821373936</text:p>
          </table:table-cell>
        </table:table-row>
        <table:table-row table:style-name="ro2">
          <table:table-cell table:number-columns-repeated="30"/>
          <table:table-cell office:value-type="float" office:value="100">
            <text:p>100</text:p>
          </table:table-cell>
          <table:table-cell table:formula="of:= [.AD$10]*[.AE127]^0 + [.AD$11]*[.AE127]^1 + [.AD$12]*[.AE127]^2" office:value-type="float" office:value="607.504437083634">
            <text:p>607.5044370836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 [.AH$10]*[.AI127]^0 + [.AH$11]*[.AI127]^1 + [.AH$12]*[.AI127]^2 + [.AH$13]*[.AI127]^3" office:value-type="float" office:value="606.005074171255">
            <text:p>606.0050741713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 [.AL$10]*[.AM127]^0 + [.AL$11]*[.AM127]^1 + [.AL$12]*[.AM127]^2 + [.AL$13]*[.AM127]^3 + [.AL$14]*[.AM127]^4" office:value-type="float" office:value="611.49192688152">
            <text:p>611.4919268815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 [.AP$10]*[.AQ127]^0 + [.AP$11]*[.AQ127]^1 + [.AP$12]*[.AQ127]^2 + [.AP$13]*[.AQ127]^3" office:value-type="float" office:value="597.381995127728">
            <text:p>597.3819951277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 [.AT$10]*[.AU127]^0 + [.AT$11]*[.AU127]^1 + [.AT$12]*[.AU127]^2 + [.AT$13]*[.AU127]^3 + [.AT$14]*[.AU127]^4 + [.AT$15]*[.AU127]^5 + [.AT$16]*[.AU127]^6 + [.AT$17]*[.AU127]^7 + [.AT$18]*[.AU127]^8 + [.AT$19]*[.AU127]^9" office:value-type="float" office:value="606.229403859541">
            <text:p>606.2294038595</text:p>
          </table:table-cell>
        </table:table-row>
        <table:table-row table:style-name="ro2" table:number-rows-repeated="1048448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heet2" table:style-name="ta1">
        <table:shapes>
          <draw:frame draw:z-index="0" draw:style-name="gr1" draw:text-style-name="P1" svg:width="30.867cm" svg:height="14.805cm" svg:x="0cm" svg:y="0cm">
            <draw:object draw:notify-on-update-of-ranges="Sheet1.G4:Sheet1.G18 Sheet1.H4:Sheet1.H18 Sheet1.V3:Sheet1.V99 Sheet1.W3:Sheet1.W99 Sheet1.R3:Sheet1.R99 Sheet1.S3:Sheet1.S99 Sheet1.N3:Sheet1.N27 Sheet1.O3:Sheet1.O27 Sheet1.J3:Sheet1.J59 Sheet1.K3:Sheet1.K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31.222cm" svg:height="12.61cm" svg:x="0cm" svg:y="0.001cm">
            <draw:object draw:notify-on-update-of-ranges="Sheet1.X7:Sheet1.X37 Sheet1.Y7:Sheet1.Y37 Sheet1.AQ7:Sheet1.AQ127 Sheet1.AR7:Sheet1.AR127 Sheet1.X7:Sheet1.X37 Sheet1.Z7:Sheet1.Z37 Sheet1.X7:Sheet1.X37 Sheet1.AB7:Sheet1.AB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10:1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</meta:initial-creator>
    <meta:creation-date>2013-12-09T14:09:57</meta:creation-date>
    <dc:date>2013-12-13T17:38:05</dc:date>
    <dc:creator>jasper </dc:creator>
    <meta:editing-duration>PT12M1S</meta:editing-duration>
    <meta:editing-cycles>4</meta:editing-cycles>
    <meta:generator>LibreOffice/4.0.2.2$Linux_x86 LibreOffice_project/400m0$Build-2</meta:generator>
    <meta:document-statistic meta:table-count="3" meta:cell-count="2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95" chart:maximum="7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cm" svg:height="11.645cm" xlink:href=".." xlink:type="simple" chart:class="chart:scatter" chart:style-name="ch1">
        <chart:legend chart:legend-position="end" svg:x="13.727cm" svg:y="5.025cm" style:legend-expansion="high" chart:style-name="ch2"/>
        <chart:plot-area chart:style-name="ch3" table:cell-range-address="Sheet1.A3:Sheet1.B13 Sheet1.H3:Sheet1.H18 Sheet1.E3:Sheet1.E8" svg:x="0.781cm" svg:y="1.063cm" svg:width="12.285cm" svg:height="9.93cm">
          <chartooo:coordinate-region svg:x="1.588cm" svg:y="1.063cm" svg:width="11.106cm" svg:height="9.2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3" chart:class="chart:scatter">
            <chart:domain table:cell-range-address="Sheet1.A3:Sheet1.A13"/>
            <chart:data-point chart:repeated="11"/>
          </chart:series>
          <chart:series chart:style-name="ch8" chart:values-cell-range-address="Sheet1.H3:Sheet1.H18" chart:class="chart:scatter">
            <chart:domain table:cell-range-address="Sheet1.G3:Sheet1.G18"/>
            <chart:data-point chart:repeated="16"/>
          </chart:series>
          <chart:series chart:style-name="ch9" chart:values-cell-range-address="Sheet1.E3:Sheet1.E8" chart:class="chart:scatter">
            <chart:domain table:cell-range-address="Sheet1.D3:Sheet1.D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3</svg:desc>
                </draw:g>
              </table:table-cell>
              <table:table-cell office:value-type="float" office:value="598">
                <text:p>598</text:p>
                <draw:g>
                  <svg:desc>Sheet1.B3:Sheet1.B13</svg:desc>
                </draw:g>
              </table:table-cell>
              <table:table-cell office:value-type="float" office:value="20">
                <text:p>20</text:p>
                <draw:g>
                  <svg:desc>Sheet1.G3:Sheet1.G18</svg:desc>
                </draw:g>
              </table:table-cell>
              <table:table-cell office:value-type="float" office:value="613">
                <text:p>613</text:p>
                <draw:g>
                  <svg:desc>Sheet1.H3:Sheet1.H1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  <table:table-cell office:value-type="float" office:value="599">
                <text:p>599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638">
                <text:p>638</text:p>
              </table:table-cell>
              <table:table-cell office:value-type="float" office:value="108">
                <text:p>108</text:p>
              </table:table-cell>
              <table:table-cell office:value-type="float" office:value="608">
                <text:p>608</text:p>
              </table:table-cell>
              <table:table-cell office:value-type="float" office:value="240">
                <text:p>24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637">
                <text:p>637</text:p>
              </table:table-cell>
              <table:table-cell office:value-type="float" office:value="150">
                <text:p>150</text:p>
              </table:table-cell>
              <table:table-cell office:value-type="float" office:value="614">
                <text:p>614</text:p>
              </table:table-cell>
              <table:table-cell office:value-type="float" office:value="405">
                <text:p>40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  <table:table-cell office:value-type="float" office:value="650">
                <text:p>650</text:p>
              </table:table-cell>
              <table:table-cell office:value-type="float" office:value="200">
                <text:p>200</text:p>
              </table:table-cell>
              <table:table-cell office:value-type="float" office:value="622">
                <text:p>622</text:p>
              </table:table-cell>
              <table:table-cell office:value-type="float" office:value="555">
                <text:p>55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">
                <text:p>308</text:p>
              </table:table-cell>
              <table:table-cell office:value-type="float" office:value="651">
                <text:p>651</text:p>
              </table:table-cell>
              <table:table-cell office:value-type="float" office:value="250">
                <text:p>250</text:p>
              </table:table-cell>
              <table:table-cell office:value-type="float" office:value="631">
                <text:p>631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5">
                <text:p>445</text:p>
              </table:table-cell>
              <table:table-cell office:value-type="float" office:value="674">
                <text:p>674</text:p>
              </table:table-cell>
              <table:table-cell office:value-type="float" office:value="300">
                <text:p>300</text:p>
              </table:table-cell>
              <table:table-cell office:value-type="float" office:value="636">
                <text:p>636</text:p>
              </table:table-cell>
              <table:table-cell office:value-type="float" office:value="860">
                <text:p>8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">
                <text:p>530</text:p>
              </table:table-cell>
              <table:table-cell office:value-type="float" office:value="692">
                <text:p>692</text:p>
              </table:table-cell>
              <table:table-cell office:value-type="float" office:value="350">
                <text:p>350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8">
                <text:p>598</text:p>
              </table:table-cell>
              <table:table-cell office:value-type="float" office:value="712">
                <text:p>712</text:p>
              </table:table-cell>
              <table:table-cell office:value-type="float" office:value="400">
                <text:p>400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3">
                <text:p>723</text:p>
              </table:table-cell>
              <table:table-cell office:value-type="float" office:value="753">
                <text:p>753</text:p>
              </table:table-cell>
              <table:table-cell office:value-type="float" office:value="450">
                <text:p>450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">
                <text:p>845</text:p>
              </table:table-cell>
              <table:table-cell office:value-type="float" office:value="763">
                <text:p>763</text:p>
              </table:table-cell>
              <table:table-cell office:value-type="float" office:value="500">
                <text:p>500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0">
                <text:p>950</text:p>
              </table:table-cell>
              <table:table-cell office:value-type="float" office:value="763">
                <text:p>763</text:p>
              </table:table-cell>
              <table:table-cell office:value-type="float" office:value="560">
                <text:p>560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600" chart:maximum="7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8cm" svg:height="14.806cm" xlink:href=".." xlink:type="simple" chart:class="chart:scatter" chart:style-name="ch1">
        <chart:plot-area chart:style-name="ch2" table:cell-range-address="Sheet1.G4:Sheet1.H18 Sheet1.W3:Sheet1.W99 Sheet1.S3:Sheet1.S99 Sheet1.O3:Sheet1.O27 Sheet1.K3:Sheet1.K59" svg:x="1.067cm" svg:y="1.319cm" svg:width="28.567cm" svg:height="12.771cm">
          <chartooo:coordinate-region svg:x="1.874cm" svg:y="1.319cm" svg:width="27.389cm" svg:height="12.1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8" chart:class="chart:scatter">
            <chart:domain table:cell-range-address="Sheet1.G4:Sheet1.G18"/>
            <chart:data-point chart:repeated="15"/>
          </chart:series>
          <chart:series chart:style-name="ch7" chart:values-cell-range-address="Sheet1.W3:Sheet1.W99" chart:class="chart:scatter">
            <chart:domain table:cell-range-address="Sheet1.V3:Sheet1.V99"/>
            <chart:data-point chart:repeated="97"/>
          </chart:series>
          <chart:series chart:style-name="ch8" chart:values-cell-range-address="Sheet1.S3:Sheet1.S99" chart:class="chart:scatter">
            <chart:domain table:cell-range-address="Sheet1.R3:Sheet1.R99"/>
            <chart:data-point chart:repeated="97"/>
          </chart:series>
          <chart:series chart:style-name="ch9" chart:values-cell-range-address="Sheet1.O3:Sheet1.O27" chart:class="chart:scatter">
            <chart:domain table:cell-range-address="Sheet1.N3:Sheet1.N27"/>
            <chart:data-point chart:repeated="25"/>
          </chart:series>
          <chart:series chart:style-name="ch10" chart:values-cell-range-address="Sheet1.K3:Sheet1.K59" chart:class="chart:scatter">
            <chart:domain table:cell-range-address="Sheet1.J3:Sheet1.J59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G4:Sheet1.G18</svg:desc>
                </draw:g>
              </table:table-cell>
              <table:table-cell office:value-type="float" office:value="608">
                <text:p>608</text:p>
                <draw:g>
                  <svg:desc>Sheet1.H4:Sheet1.H18</svg:desc>
                </draw:g>
              </table:table-cell>
              <table:table-cell office:value-type="float" office:value="0">
                <text:p>0</text:p>
                <draw:g>
                  <svg:desc>Sheet1.V3:Sheet1.V99</svg:desc>
                </draw:g>
              </table:table-cell>
              <table:table-cell office:value-type="float" office:value="583.635928990054">
                <text:p>583.635928990054</text:p>
                <draw:g>
                  <svg:desc>Sheet1.W3:Sheet1.W99</svg:desc>
                </draw:g>
              </table:table-cell>
              <table:table-cell office:value-type="float" office:value="0">
                <text:p>0</text:p>
                <draw:g>
                  <svg:desc>Sheet1.R3:Sheet1.R99</svg:desc>
                </draw:g>
              </table:table-cell>
              <table:table-cell office:value-type="float" office:value="591.043875166244">
                <text:p>591.043875166244</text:p>
                <draw:g>
                  <svg:desc>Sheet1.S3:Sheet1.S99</svg:desc>
                </draw:g>
              </table:table-cell>
              <table:table-cell office:value-type="float" office:value="0">
                <text:p>0</text:p>
                <draw:g>
                  <svg:desc>Sheet1.N3:Sheet1.N27</svg:desc>
                </draw:g>
              </table:table-cell>
              <table:table-cell office:value-type="float" office:value="597">
                <text:p>597</text:p>
                <draw:g>
                  <svg:desc>Sheet1.O3:Sheet1.O27</svg:desc>
                </draw:g>
              </table:table-cell>
              <table:table-cell office:value-type="float" office:value="108">
                <text:p>108</text:p>
                <draw:g>
                  <svg:desc>Sheet1.J3:Sheet1.J59</svg:desc>
                </draw:g>
              </table:table-cell>
              <table:table-cell office:value-type="float" office:value="611.23777634012">
                <text:p>611.23777634012</text:p>
                <draw:g>
                  <svg:desc>Sheet1.K3:Sheet1.K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614">
                <text:p>614</text:p>
              </table:table-cell>
              <table:table-cell office:value-type="float" office:value="27.5">
                <text:p>27.5</text:p>
              </table:table-cell>
              <table:table-cell office:value-type="float" office:value="589.120149754263">
                <text:p>589.120149754263</text:p>
              </table:table-cell>
              <table:table-cell office:value-type="float" office:value="27.5">
                <text:p>27.5</text:p>
              </table:table-cell>
              <table:table-cell office:value-type="float" office:value="593.127231854576">
                <text:p>593.127231854576</text:p>
              </table:table-cell>
              <table:table-cell office:value-type="float" office:value="110">
                <text:p>110</text:p>
              </table:table-cell>
              <table:table-cell office:value-type="float" office:value="599">
                <text:p>599</text:p>
              </table:table-cell>
              <table:table-cell office:value-type="float" office:value="118.5">
                <text:p>118.5</text:p>
              </table:table-cell>
              <table:table-cell office:value-type="float" office:value="611.483769450353">
                <text:p>611.48376945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22">
                <text:p>622</text:p>
              </table:table-cell>
              <table:table-cell office:value-type="float" office:value="55">
                <text:p>55</text:p>
              </table:table-cell>
              <table:table-cell office:value-type="float" office:value="594.604370518472">
                <text:p>594.604370518472</text:p>
              </table:table-cell>
              <table:table-cell office:value-type="float" office:value="55">
                <text:p>55</text:p>
              </table:table-cell>
              <table:table-cell office:value-type="float" office:value="595.791019152331">
                <text:p>595.791019152331</text:p>
              </table:table-cell>
              <table:table-cell office:value-type="float" office:value="150">
                <text:p>150</text:p>
              </table:table-cell>
              <table:table-cell office:value-type="float" office:value="608">
                <text:p>608</text:p>
              </table:table-cell>
              <table:table-cell office:value-type="float" office:value="129">
                <text:p>129</text:p>
              </table:table-cell>
              <table:table-cell office:value-type="float" office:value="611.895203548997">
                <text:p>611.89520354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631">
                <text:p>631</text:p>
              </table:table-cell>
              <table:table-cell office:value-type="float" office:value="82.5">
                <text:p>82.5</text:p>
              </table:table-cell>
              <table:table-cell office:value-type="float" office:value="600.088591282681">
                <text:p>600.088591282681</text:p>
              </table:table-cell>
              <table:table-cell office:value-type="float" office:value="82.5">
                <text:p>82.5</text:p>
              </table:table-cell>
              <table:table-cell office:value-type="float" office:value="598.996836956584">
                <text:p>598.996836956584</text:p>
              </table:table-cell>
              <table:table-cell office:value-type="float" office:value="165">
                <text:p>165</text:p>
              </table:table-cell>
              <table:table-cell office:value-type="float" office:value="610">
                <text:p>610</text:p>
              </table:table-cell>
              <table:table-cell office:value-type="float" office:value="139.5">
                <text:p>139.5</text:p>
              </table:table-cell>
              <table:table-cell office:value-type="float" office:value="612.467297750596">
                <text:p>612.467297750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636">
                <text:p>636</text:p>
              </table:table-cell>
              <table:table-cell office:value-type="float" office:value="110">
                <text:p>110</text:p>
              </table:table-cell>
              <table:table-cell office:value-type="float" office:value="605.57281204689">
                <text:p>605.57281204689</text:p>
              </table:table-cell>
              <table:table-cell office:value-type="float" office:value="110">
                <text:p>110</text:p>
              </table:table-cell>
              <table:table-cell office:value-type="float" office:value="602.70628516441">
                <text:p>602.70628516441</text:p>
              </table:table-cell>
              <table:table-cell office:value-type="float" office:value="200">
                <text:p>200</text:p>
              </table:table-cell>
              <table:table-cell office:value-type="float" office:value="615">
                <text:p>615</text:p>
              </table:table-cell>
              <table:table-cell office:value-type="float" office:value="150">
                <text:p>150</text:p>
              </table:table-cell>
              <table:table-cell office:value-type="float" office:value="613.195271169689">
                <text:p>613.195271169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649">
                <text:p>649</text:p>
              </table:table-cell>
              <table:table-cell office:value-type="float" office:value="120">
                <text:p>120</text:p>
              </table:table-cell>
              <table:table-cell office:value-type="float" office:value="607.567074142967">
                <text:p>607.567074142967</text:p>
              </table:table-cell>
              <table:table-cell office:value-type="float" office:value="120">
                <text:p>120</text:p>
              </table:table-cell>
              <table:table-cell office:value-type="float" office:value="604.172541316932">
                <text:p>604.172541316932</text:p>
              </table:table-cell>
              <table:table-cell office:value-type="float" office:value="250">
                <text:p>250</text:p>
              </table:table-cell>
              <table:table-cell office:value-type="float" office:value="624">
                <text:p>624</text:p>
              </table:table-cell>
              <table:table-cell office:value-type="float" office:value="162.5">
                <text:p>162.5</text:p>
              </table:table-cell>
              <table:table-cell office:value-type="float" office:value="614.258520706385">
                <text:p>614.258520706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663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609.561336239043">
                <text:p>609.561336239043</text:p>
              </table:table-cell>
              <table:table-cell office:value-type="float" office:value="130">
                <text:p>130</text:p>
              </table:table-cell>
              <table:table-cell office:value-type="float" office:value="605.698469089535">
                <text:p>605.698469089535</text:p>
              </table:table-cell>
              <table:table-cell office:value-type="float" office:value="300">
                <text:p>300</text:p>
              </table:table-cell>
              <table:table-cell office:value-type="float" office:value="633">
                <text:p>633</text:p>
              </table:table-cell>
              <table:table-cell office:value-type="float" office:value="175">
                <text:p>175</text:p>
              </table:table-cell>
              <table:table-cell office:value-type="float" office:value="615.527845642358">
                <text:p>615.52784564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678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611.555598335119">
                <text:p>611.555598335119</text:p>
              </table:table-cell>
              <table:table-cell office:value-type="float" office:value="140">
                <text:p>140</text:p>
              </table:table-cell>
              <table:table-cell office:value-type="float" office:value="607.282222046014">
                <text:p>607.282222046014</text:p>
              </table:table-cell>
              <table:table-cell office:value-type="float" office:value="355">
                <text:p>355</text:p>
              </table:table-cell>
              <table:table-cell office:value-type="float" office:value="651">
                <text:p>651</text:p>
              </table:table-cell>
              <table:table-cell office:value-type="float" office:value="187.5">
                <text:p>187.5</text:p>
              </table:table-cell>
              <table:table-cell office:value-type="float" office:value="616.995179749848">
                <text:p>616.995179749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693">
                <text:p>693</text:p>
              </table:table-cell>
              <table:table-cell office:value-type="float" office:value="150">
                <text:p>150</text:p>
              </table:table-cell>
              <table:table-cell office:value-type="float" office:value="613.549860431195">
                <text:p>613.549860431195</text:p>
              </table:table-cell>
              <table:table-cell office:value-type="float" office:value="150">
                <text:p>150</text:p>
              </table:table-cell>
              <table:table-cell office:value-type="float" office:value="608.921953750166">
                <text:p>608.921953750166</text:p>
              </table:table-cell>
              <table:table-cell office:value-type="float" office:value="400">
                <text:p>400</text:p>
              </table:table-cell>
              <table:table-cell office:value-type="float" office:value="667">
                <text:p>667</text:p>
              </table:table-cell>
              <table:table-cell office:value-type="float" office:value="200">
                <text:p>200</text:p>
              </table:table-cell>
              <table:table-cell office:value-type="float" office:value="618.652456801096">
                <text:p>618.652456801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712">
                <text:p>712</text:p>
              </table:table-cell>
              <table:table-cell office:value-type="float" office:value="153.75">
                <text:p>153.75</text:p>
              </table:table-cell>
              <table:table-cell office:value-type="float" office:value="614.297708717223">
                <text:p>614.297708717223</text:p>
              </table:table-cell>
              <table:table-cell office:value-type="float" office:value="153.75">
                <text:p>153.75</text:p>
              </table:table-cell>
              <table:table-cell office:value-type="float" office:value="609.550908299594">
                <text:p>609.550908299594</text:p>
              </table:table-cell>
              <table:table-cell office:value-type="float" office:value="455">
                <text:p>455</text:p>
              </table:table-cell>
              <table:table-cell office:value-type="float" office:value="685">
                <text:p>685</text:p>
              </table:table-cell>
              <table:table-cell office:value-type="float" office:value="212.5">
                <text:p>212.5</text:p>
              </table:table-cell>
              <table:table-cell office:value-type="float" office:value="620.491610568341">
                <text:p>620.491610568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723">
                <text:p>723</text:p>
              </table:table-cell>
              <table:table-cell office:value-type="float" office:value="157.5">
                <text:p>157.5</text:p>
              </table:table-cell>
              <table:table-cell office:value-type="float" office:value="615.045557003252">
                <text:p>615.045557003252</text:p>
              </table:table-cell>
              <table:table-cell office:value-type="float" office:value="157.5">
                <text:p>157.5</text:p>
              </table:table-cell>
              <table:table-cell office:value-type="float" office:value="610.187377834662">
                <text:p>610.187377834662</text:p>
              </table:table-cell>
              <table:table-cell office:value-type="float" office:value="500">
                <text:p>500</text:p>
              </table:table-cell>
              <table:table-cell office:value-type="float" office:value="695">
                <text:p>695</text:p>
              </table:table-cell>
              <table:table-cell office:value-type="float" office:value="225">
                <text:p>225</text:p>
              </table:table-cell>
              <table:table-cell office:value-type="float" office:value="622.504574823823">
                <text:p>622.504574823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740">
                <text:p>740</text:p>
              </table:table-cell>
              <table:table-cell office:value-type="float" office:value="161.25">
                <text:p>161.25</text:p>
              </table:table-cell>
              <table:table-cell office:value-type="float" office:value="615.79340528928">
                <text:p>615.79340528928</text:p>
              </table:table-cell>
              <table:table-cell office:value-type="float" office:value="161.25">
                <text:p>161.25</text:p>
              </table:table-cell>
              <table:table-cell office:value-type="float" office:value="610.831264984712">
                <text:p>610.831264984712</text:p>
              </table:table-cell>
              <table:table-cell office:value-type="float" office:value="550">
                <text:p>550</text:p>
              </table:table-cell>
              <table:table-cell office:value-type="float" office:value="704">
                <text:p>704</text:p>
              </table:table-cell>
              <table:table-cell office:value-type="float" office:value="237.5">
                <text:p>237.5</text:p>
              </table:table-cell>
              <table:table-cell office:value-type="float" office:value="624.683283339783">
                <text:p>624.683283339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165">
                <text:p>165</text:p>
              </table:table-cell>
              <table:table-cell office:value-type="float" office:value="616.541253575309">
                <text:p>616.541253575309</text:p>
              </table:table-cell>
              <table:table-cell office:value-type="float" office:value="165">
                <text:p>165</text:p>
              </table:table-cell>
              <table:table-cell office:value-type="float" office:value="611.482472379086">
                <text:p>611.482472379086</text:p>
              </table:table-cell>
              <table:table-cell office:value-type="float" office:value="600">
                <text:p>600</text:p>
              </table:table-cell>
              <table:table-cell office:value-type="float" office:value="713">
                <text:p>713</text:p>
              </table:table-cell>
              <table:table-cell office:value-type="float" office:value="250">
                <text:p>250</text:p>
              </table:table-cell>
              <table:table-cell office:value-type="float" office:value="627.019669888461">
                <text:p>627.01966988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758">
                <text:p>758</text:p>
              </table:table-cell>
              <table:table-cell office:value-type="float" office:value="173.75">
                <text:p>173.75</text:p>
              </table:table-cell>
              <table:table-cell office:value-type="float" office:value="618.286232909375">
                <text:p>618.286232909375</text:p>
              </table:table-cell>
              <table:table-cell office:value-type="float" office:value="173.75">
                <text:p>173.75</text:p>
              </table:table-cell>
              <table:table-cell office:value-type="float" office:value="613.02987695746">
                <text:p>613.02987695746</text:p>
              </table:table-cell>
              <table:table-cell office:value-type="float" office:value="650">
                <text:p>650</text:p>
              </table:table-cell>
              <table:table-cell office:value-type="float" office:value="720">
                <text:p>720</text:p>
              </table:table-cell>
              <table:table-cell office:value-type="float" office:value="262.5">
                <text:p>262.5</text:p>
              </table:table-cell>
              <table:table-cell office:value-type="float" office:value="629.505668242096">
                <text:p>629.505668242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761">
                <text:p>761</text:p>
              </table:table-cell>
              <table:table-cell office:value-type="float" office:value="182.5">
                <text:p>182.5</text:p>
              </table:table-cell>
              <table:table-cell office:value-type="float" office:value="620.031212243442">
                <text:p>620.031212243442</text:p>
              </table:table-cell>
              <table:table-cell office:value-type="float" office:value="182.5">
                <text:p>182.5</text:p>
              </table:table-cell>
              <table:table-cell office:value-type="float" office:value="614.615369102222">
                <text:p>614.615369102222</text:p>
              </table:table-cell>
              <table:table-cell office:value-type="float" office:value="700">
                <text:p>700</text:p>
              </table:table-cell>
              <table:table-cell office:value-type="float" office:value="728">
                <text:p>728</text:p>
              </table:table-cell>
              <table:table-cell office:value-type="float" office:value="275">
                <text:p>275</text:p>
              </table:table-cell>
              <table:table-cell office:value-type="float" office:value="632.133212172929">
                <text:p>632.133212172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25">
                <text:p>191.25</text:p>
              </table:table-cell>
              <table:table-cell office:value-type="float" office:value="621.776191577508">
                <text:p>621.776191577508</text:p>
              </table:table-cell>
              <table:table-cell office:value-type="float" office:value="191.25">
                <text:p>191.25</text:p>
              </table:table-cell>
              <table:table-cell office:value-type="float" office:value="616.237711845367">
                <text:p>616.237711845367</text:p>
              </table:table-cell>
              <table:table-cell office:value-type="float" office:value="720">
                <text:p>720</text:p>
              </table:table-cell>
              <table:table-cell office:value-type="float" office:value="731">
                <text:p>731</text:p>
              </table:table-cell>
              <table:table-cell office:value-type="float" office:value="287.5">
                <text:p>287.5</text:p>
              </table:table-cell>
              <table:table-cell office:value-type="float" office:value="634.894235453201">
                <text:p>634.894235453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623.521170911575">
                <text:p>623.521170911575</text:p>
              </table:table-cell>
              <table:table-cell office:value-type="float" office:value="200">
                <text:p>200</text:p>
              </table:table-cell>
              <table:table-cell office:value-type="float" office:value="617.895668218892">
                <text:p>617.895668218892</text:p>
              </table:table-cell>
              <table:table-cell office:value-type="float" office:value="755">
                <text:p>755</text:p>
              </table:table-cell>
              <table:table-cell office:value-type="float" office:value="736">
                <text:p>736</text:p>
              </table:table-cell>
              <table:table-cell office:value-type="float" office:value="300">
                <text:p>300</text:p>
              </table:table-cell>
              <table:table-cell office:value-type="float" office:value="637.78067185515">
                <text:p>637.78067185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5">
                <text:p>212.5</text:p>
              </table:table-cell>
              <table:table-cell office:value-type="float" office:value="626.01399853167">
                <text:p>626.01399853167</text:p>
              </table:table-cell>
              <table:table-cell office:value-type="float" office:value="212.5">
                <text:p>212.5</text:p>
              </table:table-cell>
              <table:table-cell office:value-type="float" office:value="620.323503772422">
                <text:p>620.323503772422</text:p>
              </table:table-cell>
              <table:table-cell office:value-type="float" office:value="775">
                <text:p>775</text:p>
              </table:table-cell>
              <table:table-cell office:value-type="float" office:value="740">
                <text:p>740</text:p>
              </table:table-cell>
              <table:table-cell office:value-type="float" office:value="312.5">
                <text:p>312.5</text:p>
              </table:table-cell>
              <table:table-cell office:value-type="float" office:value="640.784455151018">
                <text:p>640.784455151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628.506826151765">
                <text:p>628.506826151765</text:p>
              </table:table-cell>
              <table:table-cell office:value-type="float" office:value="225">
                <text:p>225</text:p>
              </table:table-cell>
              <table:table-cell office:value-type="float" office:value="622.817889459071">
                <text:p>622.817889459071</text:p>
              </table:table-cell>
              <table:table-cell office:value-type="float" office:value="800">
                <text:p>800</text:p>
              </table:table-cell>
              <table:table-cell office:value-type="float" office:value="744">
                <text:p>744</text:p>
              </table:table-cell>
              <table:table-cell office:value-type="float" office:value="325">
                <text:p>325</text:p>
              </table:table-cell>
              <table:table-cell office:value-type="float" office:value="643.897519113044">
                <text:p>643.89751911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630.99965377186">
                <text:p>630.99965377186</text:p>
              </table:table-cell>
              <table:table-cell office:value-type="float" office:value="237.5">
                <text:p>237.5</text:p>
              </table:table-cell>
              <table:table-cell office:value-type="float" office:value="625.375218958128">
                <text:p>625.375218958128</text:p>
              </table:table-cell>
              <table:table-cell office:value-type="float" office:value="828">
                <text:p>828</text:p>
              </table:table-cell>
              <table:table-cell office:value-type="float" office:value="749">
                <text:p>749</text:p>
              </table:table-cell>
              <table:table-cell office:value-type="float" office:value="337.5">
                <text:p>337.5</text:p>
              </table:table-cell>
              <table:table-cell office:value-type="float" office:value="647.111797513468">
                <text:p>647.111797513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633.492481391955">
                <text:p>633.492481391955</text:p>
              </table:table-cell>
              <table:table-cell office:value-type="float" office:value="250">
                <text:p>250</text:p>
              </table:table-cell>
              <table:table-cell office:value-type="float" office:value="627.991885948882">
                <text:p>627.991885948882</text:p>
              </table:table-cell>
              <table:table-cell office:value-type="float" office:value="852">
                <text:p>852</text:p>
              </table:table-cell>
              <table:table-cell office:value-type="float" office:value="752">
                <text:p>752</text:p>
              </table:table-cell>
              <table:table-cell office:value-type="float" office:value="350">
                <text:p>350</text:p>
              </table:table-cell>
              <table:table-cell office:value-type="float" office:value="650.419224124531">
                <text:p>650.419224124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635.98530901205">
                <text:p>635.98530901205</text:p>
              </table:table-cell>
              <table:table-cell office:value-type="float" office:value="262.5">
                <text:p>262.5</text:p>
              </table:table-cell>
              <table:table-cell office:value-type="float" office:value="630.664284110625">
                <text:p>630.664284110625</text:p>
              </table:table-cell>
              <table:table-cell office:value-type="float" office:value="875">
                <text:p>875</text:p>
              </table:table-cell>
              <table:table-cell office:value-type="float" office:value="756">
                <text:p>756</text:p>
              </table:table-cell>
              <table:table-cell office:value-type="float" office:value="362.5">
                <text:p>362.5</text:p>
              </table:table-cell>
              <table:table-cell office:value-type="float" office:value="653.811732718473">
                <text:p>653.811732718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638.478136632145">
                <text:p>638.478136632145</text:p>
              </table:table-cell>
              <table:table-cell office:value-type="float" office:value="275">
                <text:p>275</text:p>
              </table:table-cell>
              <table:table-cell office:value-type="float" office:value="633.388807122644">
                <text:p>633.388807122644</text:p>
              </table:table-cell>
              <table:table-cell office:value-type="float" office:value="900">
                <text:p>900</text:p>
              </table:table-cell>
              <table:table-cell office:value-type="float" office:value="758">
                <text:p>758</text:p>
              </table:table-cell>
              <table:table-cell office:value-type="float" office:value="375">
                <text:p>375</text:p>
              </table:table-cell>
              <table:table-cell office:value-type="float" office:value="657.281257067533">
                <text:p>657.281257067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5">
                <text:p>287.5</text:p>
              </table:table-cell>
              <table:table-cell office:value-type="float" office:value="640.97096425224">
                <text:p>640.97096425224</text:p>
              </table:table-cell>
              <table:table-cell office:value-type="float" office:value="287.5">
                <text:p>287.5</text:p>
              </table:table-cell>
              <table:table-cell office:value-type="float" office:value="636.16184866423">
                <text:p>636.16184866423</text:p>
              </table:table-cell>
              <table:table-cell office:value-type="float" office:value="925">
                <text:p>925</text:p>
              </table:table-cell>
              <table:table-cell office:value-type="float" office:value="760">
                <text:p>760</text:p>
              </table:table-cell>
              <table:table-cell office:value-type="float" office:value="387.5">
                <text:p>387.5</text:p>
              </table:table-cell>
              <table:table-cell office:value-type="float" office:value="660.819730943952">
                <text:p>660.819730943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643.463791872335">
                <text:p>643.463791872335</text:p>
              </table:table-cell>
              <table:table-cell office:value-type="float" office:value="300">
                <text:p>300</text:p>
              </table:table-cell>
              <table:table-cell office:value-type="float" office:value="638.979802414672">
                <text:p>638.979802414672</text:p>
              </table:table-cell>
              <table:table-cell office:value-type="float" office:value="950">
                <text:p>950</text:p>
              </table:table-cell>
              <table:table-cell office:value-type="float" office:value="761">
                <text:p>761</text:p>
              </table:table-cell>
              <table:table-cell office:value-type="float" office:value="400">
                <text:p>400</text:p>
              </table:table-cell>
              <table:table-cell office:value-type="float" office:value="664.41908811997">
                <text:p>664.41908811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75">
                <text:p>313.75</text:p>
              </table:table-cell>
              <table:table-cell office:value-type="float" office:value="646.20590225444">
                <text:p>646.20590225444</text:p>
              </table:table-cell>
              <table:table-cell office:value-type="float" office:value="313.75">
                <text:p>313.75</text:p>
              </table:table-cell>
              <table:table-cell office:value-type="float" office:value="642.12712099762">
                <text:p>642.1271209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  <table:table-cell office:value-type="float" office:value="668.071262367827">
                <text:p>668.071262367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5">
                <text:p>327.5</text:p>
              </table:table-cell>
              <table:table-cell office:value-type="float" office:value="648.948012636544">
                <text:p>648.948012636544</text:p>
              </table:table-cell>
              <table:table-cell office:value-type="float" office:value="327.5">
                <text:p>327.5</text:p>
              </table:table-cell>
              <table:table-cell office:value-type="float" office:value="645.319619692358">
                <text:p>645.31961969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671.768187459763">
                <text:p>671.768187459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25">
                <text:p>341.25</text:p>
              </table:table-cell>
              <table:table-cell office:value-type="float" office:value="651.690123018649">
                <text:p>651.690123018649</text:p>
              </table:table-cell>
              <table:table-cell office:value-type="float" office:value="341.25">
                <text:p>341.25</text:p>
              </table:table-cell>
              <table:table-cell office:value-type="float" office:value="648.552498486022">
                <text:p>648.55249848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5">
                <text:p>437.5</text:p>
              </table:table-cell>
              <table:table-cell office:value-type="float" office:value="675.501797168018">
                <text:p>675.501797168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654.432233400754">
                <text:p>654.432233400754</text:p>
              </table:table-cell>
              <table:table-cell office:value-type="float" office:value="355">
                <text:p>355</text:p>
              </table:table-cell>
              <table:table-cell office:value-type="float" office:value="651.820957365745">
                <text:p>651.82095736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679.264025264832">
                <text:p>679.264025264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25">
                <text:p>366.25</text:p>
              </table:table-cell>
              <table:table-cell office:value-type="float" office:value="656.675778258839">
                <text:p>656.675778258839</text:p>
              </table:table-cell>
              <table:table-cell office:value-type="float" office:value="366.25">
                <text:p>366.25</text:p>
              </table:table-cell>
              <table:table-cell office:value-type="float" office:value="654.518261643171">
                <text:p>654.51826164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5">
                <text:p>462.5</text:p>
              </table:table-cell>
              <table:table-cell office:value-type="float" office:value="683.046805522447">
                <text:p>683.046805522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5">
                <text:p>377.5</text:p>
              </table:table-cell>
              <table:table-cell office:value-type="float" office:value="658.919323116924">
                <text:p>658.919323116924</text:p>
              </table:table-cell>
              <table:table-cell office:value-type="float" office:value="377.5">
                <text:p>377.5</text:p>
              </table:table-cell>
              <table:table-cell office:value-type="float" office:value="657.233541755184">
                <text:p>657.23354175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686.8420717131">
                <text:p>686.842071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75">
                <text:p>388.75</text:p>
              </table:table-cell>
              <table:table-cell office:value-type="float" office:value="661.16286797501">
                <text:p>661.16286797501</text:p>
              </table:table-cell>
              <table:table-cell office:value-type="float" office:value="388.75">
                <text:p>388.75</text:p>
              </table:table-cell>
              <table:table-cell office:value-type="float" office:value="659.964168693988">
                <text:p>659.96416869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5">
                <text:p>487.5</text:p>
              </table:table-cell>
              <table:table-cell office:value-type="float" office:value="690.641757609033">
                <text:p>690.641757609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663.406412833096">
                <text:p>663.406412833096</text:p>
              </table:table-cell>
              <table:table-cell office:value-type="float" office:value="400">
                <text:p>400</text:p>
              </table:table-cell>
              <table:table-cell office:value-type="float" office:value="662.707513451785">
                <text:p>662.7075134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694.437796982486">
                <text:p>694.437796982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75">
                <text:p>413.75</text:p>
              </table:table-cell>
              <table:table-cell office:value-type="float" office:value="666.1485232152">
                <text:p>666.1485232152</text:p>
              </table:table-cell>
              <table:table-cell office:value-type="float" office:value="413.75">
                <text:p>413.75</text:p>
              </table:table-cell>
              <table:table-cell office:value-type="float" office:value="666.07392676917">
                <text:p>666.0739267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698.97687357227">
                <text:p>698.97687357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5">
                <text:p>427.5</text:p>
              </table:table-cell>
              <table:table-cell office:value-type="float" office:value="668.890633597305">
                <text:p>668.890633597305</text:p>
              </table:table-cell>
              <table:table-cell office:value-type="float" office:value="427.5">
                <text:p>427.5</text:p>
              </table:table-cell>
              <table:table-cell office:value-type="float" office:value="669.45061101387">
                <text:p>669.4506110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703.485145360138">
                <text:p>703.485145360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25">
                <text:p>441.25</text:p>
              </table:table-cell>
              <table:table-cell office:value-type="float" office:value="671.632743979409">
                <text:p>671.632743979409</text:p>
              </table:table-cell>
              <table:table-cell office:value-type="float" office:value="441.25">
                <text:p>441.25</text:p>
              </table:table-cell>
              <table:table-cell office:value-type="float" office:value="672.832766173019">
                <text:p>672.83276617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707.948673904523">
                <text:p>707.948673904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674.374854361514">
                <text:p>674.374854361514</text:p>
              </table:table-cell>
              <table:table-cell office:value-type="float" office:value="455">
                <text:p>455</text:p>
              </table:table-cell>
              <table:table-cell office:value-type="float" office:value="676.21559223375">
                <text:p>676.2155922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712.353520763854">
                <text:p>712.353520763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25">
                <text:p>466.25</text:p>
              </table:table-cell>
              <table:table-cell office:value-type="float" office:value="676.618399219599">
                <text:p>676.618399219599</text:p>
              </table:table-cell>
              <table:table-cell office:value-type="float" office:value="466.25">
                <text:p>466.25</text:p>
              </table:table-cell>
              <table:table-cell office:value-type="float" office:value="678.980504150158">
                <text:p>678.98050415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715.250601219579">
                <text:p>715.25060121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5">
                <text:p>477.5</text:p>
              </table:table-cell>
              <table:table-cell office:value-type="float" office:value="678.861944077685">
                <text:p>678.861944077685</text:p>
              </table:table-cell>
              <table:table-cell office:value-type="float" office:value="477.5">
                <text:p>477.5</text:p>
              </table:table-cell>
              <table:table-cell office:value-type="float" office:value="681.74002294295">
                <text:p>681.7400229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718.111276154859">
                <text:p>718.11127615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.75">
                <text:p>488.75</text:p>
              </table:table-cell>
              <table:table-cell office:value-type="float" office:value="681.105488935771">
                <text:p>681.105488935771</text:p>
              </table:table-cell>
              <table:table-cell office:value-type="float" office:value="488.75">
                <text:p>488.75</text:p>
              </table:table-cell>
              <table:table-cell office:value-type="float" office:value="684.49151960433">
                <text:p>684.4915196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720.931415661081">
                <text:p>720.931415661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683.349033793856">
                <text:p>683.349033793856</text:p>
              </table:table-cell>
              <table:table-cell office:value-type="float" office:value="500">
                <text:p>500</text:p>
              </table:table-cell>
              <table:table-cell office:value-type="float" office:value="687.232365126498">
                <text:p>687.23236512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23.706889829631">
                <text:p>723.706889829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">
                <text:p>512.5</text:p>
              </table:table-cell>
              <table:table-cell office:value-type="float" office:value="685.841861413951">
                <text:p>685.841861413951</text:p>
              </table:table-cell>
              <table:table-cell office:value-type="float" office:value="512.5">
                <text:p>512.5</text:p>
              </table:table-cell>
              <table:table-cell office:value-type="float" office:value="690.262059358804">
                <text:p>690.26205935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727.107130251566">
                <text:p>727.107130251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688.334689034046">
                <text:p>688.334689034046</text:p>
              </table:table-cell>
              <table:table-cell office:value-type="float" office:value="525">
                <text:p>525</text:p>
              </table:table-cell>
              <table:table-cell office:value-type="float" office:value="693.271752027178">
                <text:p>693.27175202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730.423061873422">
                <text:p>730.423061873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">
                <text:p>537.5</text:p>
              </table:table-cell>
              <table:table-cell office:value-type="float" office:value="690.827516654141">
                <text:p>690.827516654141</text:p>
              </table:table-cell>
              <table:table-cell office:value-type="float" office:value="537.5">
                <text:p>537.5</text:p>
              </table:table-cell>
              <table:table-cell office:value-type="float" office:value="696.25783681091">
                <text:p>696.2578368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733.646618467438">
                <text:p>733.646618467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693.320344274236">
                <text:p>693.320344274236</text:p>
              </table:table-cell>
              <table:table-cell office:value-type="float" office:value="550">
                <text:p>550</text:p>
              </table:table-cell>
              <table:table-cell office:value-type="float" office:value="699.21670738929">
                <text:p>699.2167073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36.769733805856">
                <text:p>736.769733805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695.813171894331">
                <text:p>695.813171894331</text:p>
              </table:table-cell>
              <table:table-cell office:value-type="float" office:value="562.5">
                <text:p>562.5</text:p>
              </table:table-cell>
              <table:table-cell office:value-type="float" office:value="702.144757441608">
                <text:p>702.14475744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739.784341660914">
                <text:p>739.784341660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698.305999514426">
                <text:p>698.305999514426</text:p>
              </table:table-cell>
              <table:table-cell office:value-type="float" office:value="575">
                <text:p>575</text:p>
              </table:table-cell>
              <table:table-cell office:value-type="float" office:value="705.038380647153">
                <text:p>705.03838064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742.682375804854">
                <text:p>742.6823758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700.798827134521">
                <text:p>700.798827134521</text:p>
              </table:table-cell>
              <table:table-cell office:value-type="float" office:value="587.5">
                <text:p>587.5</text:p>
              </table:table-cell>
              <table:table-cell office:value-type="float" office:value="707.893970685215">
                <text:p>707.89397068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5">
                <text:p>687.5</text:p>
              </table:table-cell>
              <table:table-cell office:value-type="float" office:value="745.455770009915">
                <text:p>745.45577000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03.291654754616">
                <text:p>703.291654754616</text:p>
              </table:table-cell>
              <table:table-cell office:value-type="float" office:value="600">
                <text:p>600</text:p>
              </table:table-cell>
              <table:table-cell office:value-type="float" office:value="710.707921235084">
                <text:p>710.70792123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748.096458048337">
                <text:p>748.096458048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705.784482374712">
                <text:p>705.784482374712</text:p>
              </table:table-cell>
              <table:table-cell office:value-type="float" office:value="612.5">
                <text:p>612.5</text:p>
              </table:table-cell>
              <table:table-cell office:value-type="float" office:value="713.476625976048">
                <text:p>713.47662597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5">
                <text:p>712.5</text:p>
              </table:table-cell>
              <table:table-cell office:value-type="float" office:value="750.59637369236">
                <text:p>750.59637369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708.277309994807">
                <text:p>708.277309994807</text:p>
              </table:table-cell>
              <table:table-cell office:value-type="float" office:value="625">
                <text:p>625</text:p>
              </table:table-cell>
              <table:table-cell office:value-type="float" office:value="716.196478587398">
                <text:p>716.19647858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752.947450714226">
                <text:p>752.947450714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710.770137614902">
                <text:p>710.770137614902</text:p>
              </table:table-cell>
              <table:table-cell office:value-type="float" office:value="637.5">
                <text:p>637.5</text:p>
              </table:table-cell>
              <table:table-cell office:value-type="float" office:value="718.863872748423">
                <text:p>718.86387274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5">
                <text:p>737.5</text:p>
              </table:table-cell>
              <table:table-cell office:value-type="float" office:value="755.141622886172">
                <text:p>755.14162288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13.262965234997">
                <text:p>713.262965234997</text:p>
              </table:table-cell>
              <table:table-cell office:value-type="float" office:value="650">
                <text:p>650</text:p>
              </table:table-cell>
              <table:table-cell office:value-type="float" office:value="721.475202138412">
                <text:p>721.475202138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757.170823980441">
                <text:p>757.17082398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715.755792855092">
                <text:p>715.755792855092</text:p>
              </table:table-cell>
              <table:table-cell office:value-type="float" office:value="662.5">
                <text:p>662.5</text:p>
              </table:table-cell>
              <table:table-cell office:value-type="float" office:value="724.026860436656">
                <text:p>724.026860436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5">
                <text:p>762.5</text:p>
              </table:table-cell>
              <table:table-cell office:value-type="float" office:value="759.026987769272">
                <text:p>759.02698776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718.248620475187">
                <text:p>718.248620475187</text:p>
              </table:table-cell>
              <table:table-cell office:value-type="float" office:value="675">
                <text:p>675</text:p>
              </table:table-cell>
              <table:table-cell office:value-type="float" office:value="726.515241322444">
                <text:p>726.51524132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760.702048024904">
                <text:p>760.702048024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5">
                <text:p>687.5</text:p>
              </table:table-cell>
              <table:table-cell office:value-type="float" office:value="720.741448095282">
                <text:p>720.741448095282</text:p>
              </table:table-cell>
              <table:table-cell office:value-type="float" office:value="687.5">
                <text:p>687.5</text:p>
              </table:table-cell>
              <table:table-cell office:value-type="float" office:value="728.936738475066">
                <text:p>728.93673847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5">
                <text:p>787.5</text:p>
              </table:table-cell>
              <table:table-cell office:value-type="float" office:value="762.187938519578">
                <text:p>762.187938519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723.234275715377">
                <text:p>723.234275715377</text:p>
              </table:table-cell>
              <table:table-cell office:value-type="float" office:value="700">
                <text:p>700</text:p>
              </table:table-cell>
              <table:table-cell office:value-type="float" office:value="731.28774557381">
                <text:p>731.2877455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763.476593025535">
                <text:p>763.476593025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724.231406763415">
                <text:p>724.231406763415</text:p>
              </table:table-cell>
              <table:table-cell office:value-type="float" office:value="705">
                <text:p>705</text:p>
              </table:table-cell>
              <table:table-cell office:value-type="float" office:value="732.207603382384">
                <text:p>732.20760338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725.228537811453">
                <text:p>725.228537811453</text:p>
              </table:table-cell>
              <table:table-cell office:value-type="float" office:value="710">
                <text:p>710</text:p>
              </table:table-cell>
              <table:table-cell office:value-type="float" office:value="733.115374966497">
                <text:p>733.11537496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726.225668859491">
                <text:p>726.225668859491</text:p>
              </table:table-cell>
              <table:table-cell office:value-type="float" office:value="715">
                <text:p>715</text:p>
              </table:table-cell>
              <table:table-cell office:value-type="float" office:value="734.010829521626">
                <text:p>734.0108295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727.222799907529">
                <text:p>727.222799907529</text:p>
              </table:table-cell>
              <table:table-cell office:value-type="float" office:value="720">
                <text:p>720</text:p>
              </table:table-cell>
              <table:table-cell office:value-type="float" office:value="734.893736243245">
                <text:p>734.89373624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.75">
                <text:p>728.75</text:p>
              </table:table-cell>
              <table:table-cell office:value-type="float" office:value="728.967779241596">
                <text:p>728.967779241596</text:p>
              </table:table-cell>
              <table:table-cell office:value-type="float" office:value="728.75">
                <text:p>728.75</text:p>
              </table:table-cell>
              <table:table-cell office:value-type="float" office:value="736.407935564956">
                <text:p>736.40793556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5">
                <text:p>737.5</text:p>
              </table:table-cell>
              <table:table-cell office:value-type="float" office:value="730.712758575662">
                <text:p>730.712758575662</text:p>
              </table:table-cell>
              <table:table-cell office:value-type="float" office:value="737.5">
                <text:p>737.5</text:p>
              </table:table-cell>
              <table:table-cell office:value-type="float" office:value="737.881763339679">
                <text:p>737.88176333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.25">
                <text:p>746.25</text:p>
              </table:table-cell>
              <table:table-cell office:value-type="float" office:value="732.457737909729">
                <text:p>732.457737909729</text:p>
              </table:table-cell>
              <table:table-cell office:value-type="float" office:value="746.25">
                <text:p>746.25</text:p>
              </table:table-cell>
              <table:table-cell office:value-type="float" office:value="739.313982599409">
                <text:p>739.31398259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734.202717243795">
                <text:p>734.202717243795</text:p>
              </table:table-cell>
              <table:table-cell office:value-type="float" office:value="755">
                <text:p>755</text:p>
              </table:table-cell>
              <table:table-cell office:value-type="float" office:value="740.703356376144">
                <text:p>740.70335637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735.199848291833">
                <text:p>735.199848291833</text:p>
              </table:table-cell>
              <table:table-cell office:value-type="float" office:value="760">
                <text:p>760</text:p>
              </table:table-cell>
              <table:table-cell office:value-type="float" office:value="741.477571466763">
                <text:p>741.47757146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736.196979339871">
                <text:p>736.196979339871</text:p>
              </table:table-cell>
              <table:table-cell office:value-type="float" office:value="765">
                <text:p>765</text:p>
              </table:table-cell>
              <table:table-cell office:value-type="float" office:value="742.237161483142">
                <text:p>742.23716148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737.194110387909">
                <text:p>737.194110387909</text:p>
              </table:table-cell>
              <table:table-cell office:value-type="float" office:value="770">
                <text:p>770</text:p>
              </table:table-cell>
              <table:table-cell office:value-type="float" office:value="742.981895620756">
                <text:p>742.98189562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738.191241435947">
                <text:p>738.191241435947</text:p>
              </table:table-cell>
              <table:table-cell office:value-type="float" office:value="775">
                <text:p>775</text:p>
              </table:table-cell>
              <table:table-cell office:value-type="float" office:value="743.71154307508">
                <text:p>743.7115430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.25">
                <text:p>781.25</text:p>
              </table:table-cell>
              <table:table-cell office:value-type="float" office:value="739.437655245995">
                <text:p>739.437655245995</text:p>
              </table:table-cell>
              <table:table-cell office:value-type="float" office:value="781.25">
                <text:p>781.25</text:p>
              </table:table-cell>
              <table:table-cell office:value-type="float" office:value="744.602035128338">
                <text:p>744.60203512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5">
                <text:p>787.5</text:p>
              </table:table-cell>
              <table:table-cell office:value-type="float" office:value="740.684069056042">
                <text:p>740.684069056042</text:p>
              </table:table-cell>
              <table:table-cell office:value-type="float" office:value="787.5">
                <text:p>787.5</text:p>
              </table:table-cell>
              <table:table-cell office:value-type="float" office:value="745.468142816794">
                <text:p>745.46814281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75">
                <text:p>793.75</text:p>
              </table:table-cell>
              <table:table-cell office:value-type="float" office:value="741.93048286609">
                <text:p>741.93048286609</text:p>
              </table:table-cell>
              <table:table-cell office:value-type="float" office:value="793.75">
                <text:p>793.75</text:p>
              </table:table-cell>
              <table:table-cell office:value-type="float" office:value="746.309415350361">
                <text:p>746.30941535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743.176896676137">
                <text:p>743.176896676137</text:p>
              </table:table-cell>
              <table:table-cell office:value-type="float" office:value="800">
                <text:p>800</text:p>
              </table:table-cell>
              <table:table-cell office:value-type="float" office:value="747.125401938949">
                <text:p>747.12540193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744.57288014339">
                <text:p>744.57288014339</text:p>
              </table:table-cell>
              <table:table-cell office:value-type="float" office:value="807">
                <text:p>807</text:p>
              </table:table-cell>
              <table:table-cell office:value-type="float" office:value="748.008730859175">
                <text:p>748.00873085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745.968863610644">
                <text:p>745.968863610644</text:p>
              </table:table-cell>
              <table:table-cell office:value-type="float" office:value="814">
                <text:p>814</text:p>
              </table:table-cell>
              <table:table-cell office:value-type="float" office:value="748.859142291315">
                <text:p>748.85914229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747.364847077897">
                <text:p>747.364847077897</text:p>
              </table:table-cell>
              <table:table-cell office:value-type="float" office:value="821">
                <text:p>821</text:p>
              </table:table-cell>
              <table:table-cell office:value-type="float" office:value="749.67600290775">
                <text:p>749.67600290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748.76083054515">
                <text:p>748.76083054515</text:p>
              </table:table-cell>
              <table:table-cell office:value-type="float" office:value="828">
                <text:p>828</text:p>
              </table:table-cell>
              <table:table-cell office:value-type="float" office:value="750.458679380862">
                <text:p>750.45867938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749.957387802796">
                <text:p>749.957387802796</text:p>
              </table:table-cell>
              <table:table-cell office:value-type="float" office:value="834">
                <text:p>834</text:p>
              </table:table-cell>
              <table:table-cell office:value-type="float" office:value="751.101857068289">
                <text:p>751.10185706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751.153945060441">
                <text:p>751.153945060441</text:p>
              </table:table-cell>
              <table:table-cell office:value-type="float" office:value="840">
                <text:p>840</text:p>
              </table:table-cell>
              <table:table-cell office:value-type="float" office:value="751.719055742764">
                <text:p>751.71905574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752.350502318087">
                <text:p>752.350502318087</text:p>
              </table:table-cell>
              <table:table-cell office:value-type="float" office:value="846">
                <text:p>846</text:p>
              </table:table-cell>
              <table:table-cell office:value-type="float" office:value="752.309876574067">
                <text:p>752.30987657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753.547059575733">
                <text:p>753.547059575733</text:p>
              </table:table-cell>
              <table:table-cell office:value-type="float" office:value="852">
                <text:p>852</text:p>
              </table:table-cell>
              <table:table-cell office:value-type="float" office:value="752.873920731979">
                <text:p>752.8739207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75">
                <text:p>857.75</text:p>
              </table:table-cell>
              <table:table-cell office:value-type="float" office:value="754.693760280976">
                <text:p>754.693760280976</text:p>
              </table:table-cell>
              <table:table-cell office:value-type="float" office:value="857.75">
                <text:p>857.75</text:p>
              </table:table-cell>
              <table:table-cell office:value-type="float" office:value="753.388967623405">
                <text:p>753.38896762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.5">
                <text:p>863.5</text:p>
              </table:table-cell>
              <table:table-cell office:value-type="float" office:value="755.84046098622">
                <text:p>755.84046098622</text:p>
              </table:table-cell>
              <table:table-cell office:value-type="float" office:value="863.5">
                <text:p>863.5</text:p>
              </table:table-cell>
              <table:table-cell office:value-type="float" office:value="753.878705431994">
                <text:p>753.87870543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25">
                <text:p>869.25</text:p>
              </table:table-cell>
              <table:table-cell office:value-type="float" office:value="756.987161691464">
                <text:p>756.987161691464</text:p>
              </table:table-cell>
              <table:table-cell office:value-type="float" office:value="869.25">
                <text:p>869.25</text:p>
              </table:table-cell>
              <table:table-cell office:value-type="float" office:value="754.342783132913">
                <text:p>754.34278313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758.133862396708">
                <text:p>758.133862396708</text:p>
              </table:table-cell>
              <table:table-cell office:value-type="float" office:value="875">
                <text:p>875</text:p>
              </table:table-cell>
              <table:table-cell office:value-type="float" office:value="754.780849701329">
                <text:p>754.78084970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.25">
                <text:p>881.25</text:p>
              </table:table-cell>
              <table:table-cell office:value-type="float" office:value="759.380276206755">
                <text:p>759.380276206755</text:p>
              </table:table-cell>
              <table:table-cell office:value-type="float" office:value="881.25">
                <text:p>881.25</text:p>
              </table:table-cell>
              <table:table-cell office:value-type="float" office:value="755.227097107111">
                <text:p>755.22709710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5">
                <text:p>887.5</text:p>
              </table:table-cell>
              <table:table-cell office:value-type="float" office:value="760.626690016803">
                <text:p>760.626690016803</text:p>
              </table:table-cell>
              <table:table-cell office:value-type="float" office:value="887.5">
                <text:p>887.5</text:p>
              </table:table-cell>
              <table:table-cell office:value-type="float" office:value="755.641747506671">
                <text:p>755.64174750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.75">
                <text:p>893.75</text:p>
              </table:table-cell>
              <table:table-cell office:value-type="float" office:value="761.87310382685">
                <text:p>761.87310382685</text:p>
              </table:table-cell>
              <table:table-cell office:value-type="float" office:value="893.75">
                <text:p>893.75</text:p>
              </table:table-cell>
              <table:table-cell office:value-type="float" office:value="756.02435010992">
                <text:p>756.0243501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763.119517636898">
                <text:p>763.119517636898</text:p>
              </table:table-cell>
              <table:table-cell office:value-type="float" office:value="900">
                <text:p>900</text:p>
              </table:table-cell>
              <table:table-cell office:value-type="float" office:value="756.374454126769">
                <text:p>756.37445412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25">
                <text:p>906.25</text:p>
              </table:table-cell>
              <table:table-cell office:value-type="float" office:value="764.365931446945">
                <text:p>764.365931446945</text:p>
              </table:table-cell>
              <table:table-cell office:value-type="float" office:value="906.25">
                <text:p>906.25</text:p>
              </table:table-cell>
              <table:table-cell office:value-type="float" office:value="756.69160876713">
                <text:p>756.6916087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5">
                <text:p>912.5</text:p>
              </table:table-cell>
              <table:table-cell office:value-type="float" office:value="765.612345256993">
                <text:p>765.612345256993</text:p>
              </table:table-cell>
              <table:table-cell office:value-type="float" office:value="912.5">
                <text:p>912.5</text:p>
              </table:table-cell>
              <table:table-cell office:value-type="float" office:value="756.975363240913">
                <text:p>756.97536324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.75">
                <text:p>918.75</text:p>
              </table:table-cell>
              <table:table-cell office:value-type="float" office:value="766.85875906704">
                <text:p>766.85875906704</text:p>
              </table:table-cell>
              <table:table-cell office:value-type="float" office:value="918.75">
                <text:p>918.75</text:p>
              </table:table-cell>
              <table:table-cell office:value-type="float" office:value="757.225266758031">
                <text:p>757.22526675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768.105172877088">
                <text:p>768.105172877088</text:p>
              </table:table-cell>
              <table:table-cell office:value-type="float" office:value="925">
                <text:p>925</text:p>
              </table:table-cell>
              <table:table-cell office:value-type="float" office:value="757.440868528394">
                <text:p>757.44086852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.25">
                <text:p>931.25</text:p>
              </table:table-cell>
              <table:table-cell office:value-type="float" office:value="769.351586687135">
                <text:p>769.351586687135</text:p>
              </table:table-cell>
              <table:table-cell office:value-type="float" office:value="931.25">
                <text:p>931.25</text:p>
              </table:table-cell>
              <table:table-cell office:value-type="float" office:value="757.621717761912">
                <text:p>757.62171776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5">
                <text:p>937.5</text:p>
              </table:table-cell>
              <table:table-cell office:value-type="float" office:value="770.598000497183">
                <text:p>770.598000497183</text:p>
              </table:table-cell>
              <table:table-cell office:value-type="float" office:value="937.5">
                <text:p>937.5</text:p>
              </table:table-cell>
              <table:table-cell office:value-type="float" office:value="757.767363668499">
                <text:p>757.76736366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.75">
                <text:p>943.75</text:p>
              </table:table-cell>
              <table:table-cell office:value-type="float" office:value="771.84441430723">
                <text:p>771.84441430723</text:p>
              </table:table-cell>
              <table:table-cell office:value-type="float" office:value="943.75">
                <text:p>943.75</text:p>
              </table:table-cell>
              <table:table-cell office:value-type="float" office:value="757.877355458064">
                <text:p>757.8773554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773.090828117278">
                <text:p>773.090828117278</text:p>
              </table:table-cell>
              <table:table-cell office:value-type="float" office:value="950">
                <text:p>950</text:p>
              </table:table-cell>
              <table:table-cell office:value-type="float" office:value="757.951242340519">
                <text:p>757.95124234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7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23cm" svg:height="12.611cm" xlink:href=".." xlink:type="simple" chart:class="chart:scatter" chart:column-mapping="1 2" chart:style-name="ch1">
        <chart:legend chart:legend-position="end" svg:x="28.133cm" svg:y="5.259cm" style:legend-expansion="high" chart:style-name="ch2"/>
        <chart:plot-area chart:style-name="ch3" table:cell-range-address="Sheet1.X7:Sheet1.Z37 Sheet1.AR7:Sheet1.AR127 Sheet1.AB7:Sheet1.AB37" svg:x="1.074cm" svg:y="1.143cm" svg:width="25.811cm" svg:height="10.796cm">
          <chartooo:coordinate-region svg:x="1.881cm" svg:y="1.143cm" svg:width="24.632cm" svg:height="10.1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7:Sheet1.Y37" chart:class="chart:scatter">
            <chart:domain table:cell-range-address="Sheet1.X7:Sheet1.X37"/>
            <chart:data-point chart:repeated="31"/>
          </chart:series>
          <chart:series chart:style-name="ch8" chart:values-cell-range-address="Sheet1.AR7:Sheet1.AR127" chart:class="chart:scatter">
            <chart:domain table:cell-range-address="Sheet1.AQ7:Sheet1.AQ127"/>
            <chart:data-point chart:repeated="121"/>
          </chart:series>
          <chart:series chart:style-name="ch9" chart:values-cell-range-address="Sheet1.Z7:Sheet1.Z37" chart:class="chart:scatter">
            <chart:data-point chart:repeated="31"/>
          </chart:series>
          <chart:series chart:style-name="ch10" chart:values-cell-range-address="Sheet1.AB7:Sheet1.AB37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Z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5">
                <text:p>875</text:p>
                <draw:g>
                  <svg:desc>Sheet1.X7:Sheet1.X37</svg:desc>
                </draw:g>
              </table:table-cell>
              <table:table-cell office:value-type="float" office:value="761">
                <text:p>761</text:p>
                <draw:g>
                  <svg:desc>Sheet1.Y7:Sheet1.Y37</svg:desc>
                </draw:g>
              </table:table-cell>
              <table:table-cell office:value-type="float" office:value="875">
                <text:p>875</text:p>
                <draw:g>
                  <svg:desc>Sheet1.AQ7:Sheet1.AQ127</svg:desc>
                </draw:g>
              </table:table-cell>
              <table:table-cell office:value-type="float" office:value="758.688561131714">
                <text:p>758.688561131714</text:p>
                <draw:g>
                  <svg:desc>Sheet1.AR7:Sheet1.AR127</svg:desc>
                </draw:g>
              </table:table-cell>
              <table:table-cell office:value-type="float" office:value="761">
                <text:p>761</text:p>
                <draw:g>
                  <svg:desc>Sheet1.Z7:Sheet1.Z37</svg:desc>
                </draw:g>
              </table:table-cell>
              <table:table-cell office:value-type="float" office:value="761">
                <text:p>761</text:p>
                <draw:g>
                  <svg:desc>Sheet1.AB7:Sheet1.A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759">
                <text:p>759</text:p>
              </table:table-cell>
              <table:table-cell office:value-type="float" office:value="868.75">
                <text:p>868.75</text:p>
              </table:table-cell>
              <table:table-cell office:value-type="float" office:value="758.732285628037">
                <text:p>758.732285628037</text:p>
              </table:table-cell>
              <table:table-cell office:value-type="float" office:value="760">
                <text:p>760</text:p>
              </table:table-cell>
              <table:table-cell office:value-type="float" office:value="759.5">
                <text:p>7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5">
                <text:p>825</text:p>
              </table:table-cell>
              <table:table-cell office:value-type="float" office:value="759">
                <text:p>759</text:p>
              </table:table-cell>
              <table:table-cell office:value-type="float" office:value="862.5">
                <text:p>862.5</text:p>
              </table:table-cell>
              <table:table-cell office:value-type="float" office:value="758.75253611717">
                <text:p>758.75253611717</text:p>
              </table:table-cell>
              <table:table-cell office:value-type="float" office:value="759">
                <text:p>75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757">
                <text:p>757</text:p>
              </table:table-cell>
              <table:table-cell office:value-type="float" office:value="856.25">
                <text:p>856.25</text:p>
              </table:table-cell>
              <table:table-cell office:value-type="float" office:value="758.749352210287">
                <text:p>758.749352210287</text:p>
              </table:table-cell>
              <table:table-cell office:value-type="float" office:value="758">
                <text:p>758</text:p>
              </table:table-cell>
              <table:table-cell office:value-type="float" office:value="757.5">
                <text:p>75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755">
                <text:p>755</text:p>
              </table:table-cell>
              <table:table-cell office:value-type="float" office:value="850">
                <text:p>850</text:p>
              </table:table-cell>
              <table:table-cell office:value-type="float" office:value="758.72277351856">
                <text:p>758.72277351856</text:p>
              </table:table-cell>
              <table:table-cell office:value-type="float" office:value="757">
                <text:p>75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754">
                <text:p>754</text:p>
              </table:table-cell>
              <table:table-cell office:value-type="float" office:value="843.75">
                <text:p>843.75</text:p>
              </table:table-cell>
              <table:table-cell office:value-type="float" office:value="758.672839653161">
                <text:p>758.672839653161</text:p>
              </table:table-cell>
              <table:table-cell office:value-type="float" office:value="754">
                <text:p>75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">
                <text:p>725</text:p>
              </table:table-cell>
              <table:table-cell office:value-type="float" office:value="751">
                <text:p>751</text:p>
              </table:table-cell>
              <table:table-cell office:value-type="float" office:value="837.5">
                <text:p>837.5</text:p>
              </table:table-cell>
              <table:table-cell office:value-type="float" office:value="758.599590225264">
                <text:p>758.599590225264</text:p>
              </table:table-cell>
              <table:table-cell office:value-type="float" office:value="752">
                <text:p>752</text:p>
              </table:table-cell>
              <table:table-cell office:value-type="float" office:value="751.5">
                <text:p>75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748">
                <text:p>748</text:p>
              </table:table-cell>
              <table:table-cell office:value-type="float" office:value="831.25">
                <text:p>831.25</text:p>
              </table:table-cell>
              <table:table-cell office:value-type="float" office:value="758.503064846041">
                <text:p>758.503064846041</text:p>
              </table:table-cell>
              <table:table-cell office:value-type="float" office:value="749">
                <text:p>749</text:p>
              </table:table-cell>
              <table:table-cell office:value-type="float" office:value="748.5">
                <text:p>74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5">
                <text:p>675</text:p>
              </table:table-cell>
              <table:table-cell office:value-type="float" office:value="747">
                <text:p>747</text:p>
              </table:table-cell>
              <table:table-cell office:value-type="float" office:value="825">
                <text:p>825</text:p>
              </table:table-cell>
              <table:table-cell office:value-type="float" office:value="758.383303126663">
                <text:p>758.383303126663</text:p>
              </table:table-cell>
              <table:table-cell office:value-type="float" office:value="746">
                <text:p>746</text:p>
              </table:table-cell>
              <table:table-cell office:value-type="float" office:value="746.5">
                <text:p>74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0">
                <text:p>650</text:p>
              </table:table-cell>
              <table:table-cell office:value-type="float" office:value="745">
                <text:p>745</text:p>
              </table:table-cell>
              <table:table-cell office:value-type="float" office:value="818.75">
                <text:p>818.75</text:p>
              </table:table-cell>
              <table:table-cell office:value-type="float" office:value="758.240344678305">
                <text:p>758.240344678305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">
                <text:p>625</text:p>
              </table:table-cell>
              <table:table-cell office:value-type="float" office:value="743">
                <text:p>743</text:p>
              </table:table-cell>
              <table:table-cell office:value-type="float" office:value="812.5">
                <text:p>812.5</text:p>
              </table:table-cell>
              <table:table-cell office:value-type="float" office:value="758.074229112138">
                <text:p>758.074229112138</text:p>
              </table:table-cell>
              <table:table-cell office:value-type="float" office:value="740">
                <text:p>740</text:p>
              </table:table-cell>
              <table:table-cell office:value-type="float" office:value="741.5">
                <text:p>74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740">
                <text:p>740</text:p>
              </table:table-cell>
              <table:table-cell office:value-type="float" office:value="806.25">
                <text:p>806.25</text:p>
              </table:table-cell>
              <table:table-cell office:value-type="float" office:value="757.884996039334">
                <text:p>757.884996039334</text:p>
              </table:table-cell>
              <table:table-cell office:value-type="float" office:value="737">
                <text:p>737</text:p>
              </table:table-cell>
              <table:table-cell office:value-type="float" office:value="738.5">
                <text:p>73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">
                <text:p>575</text:p>
              </table:table-cell>
              <table:table-cell office:value-type="float" office:value="739">
                <text:p>739</text:p>
              </table:table-cell>
              <table:table-cell office:value-type="float" office:value="800">
                <text:p>800</text:p>
              </table:table-cell>
              <table:table-cell office:value-type="float" office:value="757.672685071067">
                <text:p>757.672685071067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0">
                <text:p>550</text:p>
              </table:table-cell>
              <table:table-cell office:value-type="float" office:value="737">
                <text:p>737</text:p>
              </table:table-cell>
              <table:table-cell office:value-type="float" office:value="793.75">
                <text:p>793.75</text:p>
              </table:table-cell>
              <table:table-cell office:value-type="float" office:value="757.43733581851">
                <text:p>757.43733581851</text:p>
              </table:table-cell>
              <table:table-cell office:value-type="float" office:value="730">
                <text:p>730</text:p>
              </table:table-cell>
              <table:table-cell office:value-type="float" office:value="733.5">
                <text:p>73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733">
                <text:p>733</text:p>
              </table:table-cell>
              <table:table-cell office:value-type="float" office:value="787.5">
                <text:p>787.5</text:p>
              </table:table-cell>
              <table:table-cell office:value-type="float" office:value="757.178987892833">
                <text:p>757.178987892833</text:p>
              </table:table-cell>
              <table:table-cell office:value-type="float" office:value="726">
                <text:p>726</text:p>
              </table:table-cell>
              <table:table-cell office:value-type="float" office:value="729.5">
                <text:p>7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731">
                <text:p>731</text:p>
              </table:table-cell>
              <table:table-cell office:value-type="float" office:value="781.25">
                <text:p>781.25</text:p>
              </table:table-cell>
              <table:table-cell office:value-type="float" office:value="756.897680905211">
                <text:p>756.897680905211</text:p>
              </table:table-cell>
              <table:table-cell office:value-type="float" office:value="723">
                <text:p>72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5">
                <text:p>475</text:p>
              </table:table-cell>
              <table:table-cell office:value-type="float" office:value="729">
                <text:p>729</text:p>
              </table:table-cell>
              <table:table-cell office:value-type="float" office:value="775">
                <text:p>775</text:p>
              </table:table-cell>
              <table:table-cell office:value-type="float" office:value="756.593454466815">
                <text:p>756.593454466815</text:p>
              </table:table-cell>
              <table:table-cell office:value-type="float" office:value="718">
                <text:p>718</text:p>
              </table:table-cell>
              <table:table-cell office:value-type="float" office:value="723.5">
                <text:p>72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  <table:table-cell office:value-type="float" office:value="723">
                <text:p>723</text:p>
              </table:table-cell>
              <table:table-cell office:value-type="float" office:value="768.75">
                <text:p>768.75</text:p>
              </table:table-cell>
              <table:table-cell office:value-type="float" office:value="756.266348188819">
                <text:p>756.266348188819</text:p>
              </table:table-cell>
              <table:table-cell office:value-type="float" office:value="713">
                <text:p>71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720">
                <text:p>720</text:p>
              </table:table-cell>
              <table:table-cell office:value-type="float" office:value="762.5">
                <text:p>762.5</text:p>
              </table:table-cell>
              <table:table-cell office:value-type="float" office:value="755.916401682394">
                <text:p>755.916401682394</text:p>
              </table:table-cell>
              <table:table-cell office:value-type="float" office:value="708">
                <text:p>70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713">
                <text:p>713</text:p>
              </table:table-cell>
              <table:table-cell office:value-type="float" office:value="756.25">
                <text:p>756.25</text:p>
              </table:table-cell>
              <table:table-cell office:value-type="float" office:value="755.543654558714">
                <text:p>755.543654558714</text:p>
              </table:table-cell>
              <table:table-cell office:value-type="float" office:value="703">
                <text:p>70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">
                <text:p>375</text:p>
              </table:table-cell>
              <table:table-cell office:value-type="float" office:value="709">
                <text:p>709</text:p>
              </table:table-cell>
              <table:table-cell office:value-type="float" office:value="750">
                <text:p>750</text:p>
              </table:table-cell>
              <table:table-cell office:value-type="float" office:value="755.148146428951">
                <text:p>755.148146428951</text:p>
              </table:table-cell>
              <table:table-cell office:value-type="float" office:value="698">
                <text:p>698</text:p>
              </table:table-cell>
              <table:table-cell office:value-type="float" office:value="703.5">
                <text:p>70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743.75">
                <text:p>743.75</text:p>
              </table:table-cell>
              <table:table-cell office:value-type="float" office:value="754.729916904277">
                <text:p>754.729916904277</text:p>
              </table:table-cell>
              <table:table-cell office:value-type="float" office:value="691">
                <text:p>691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5">
                <text:p>325</text:p>
              </table:table-cell>
              <table:table-cell office:value-type="float" office:value="696">
                <text:p>696</text:p>
              </table:table-cell>
              <table:table-cell office:value-type="float" office:value="737.5">
                <text:p>737.5</text:p>
              </table:table-cell>
              <table:table-cell office:value-type="float" office:value="754.289005595864">
                <text:p>754.289005595864</text:p>
              </table:table-cell>
              <table:table-cell office:value-type="float" office:value="684">
                <text:p>68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688">
                <text:p>688</text:p>
              </table:table-cell>
              <table:table-cell office:value-type="float" office:value="731.25">
                <text:p>731.25</text:p>
              </table:table-cell>
              <table:table-cell office:value-type="float" office:value="753.825452114887">
                <text:p>753.825452114887</text:p>
              </table:table-cell>
              <table:table-cell office:value-type="float" office:value="674">
                <text:p>67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">
                <text:p>275</text:p>
              </table:table-cell>
              <table:table-cell office:value-type="float" office:value="680">
                <text:p>680</text:p>
              </table:table-cell>
              <table:table-cell office:value-type="float" office:value="725">
                <text:p>725</text:p>
              </table:table-cell>
              <table:table-cell office:value-type="float" office:value="753.339296072516">
                <text:p>753.339296072516</text:p>
              </table:table-cell>
              <table:table-cell office:value-type="float" office:value="655">
                <text:p>655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667">
                <text:p>667</text:p>
              </table:table-cell>
              <table:table-cell office:value-type="float" office:value="718.75">
                <text:p>718.75</text:p>
              </table:table-cell>
              <table:table-cell office:value-type="float" office:value="752.830577079925">
                <text:p>752.830577079925</text:p>
              </table:table-cell>
              <table:table-cell office:value-type="float" office:value="642">
                <text:p>642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">
                <text:p>225</text:p>
              </table:table-cell>
              <table:table-cell office:value-type="float" office:value="654">
                <text:p>654</text:p>
              </table:table-cell>
              <table:table-cell office:value-type="float" office:value="712.5">
                <text:p>712.5</text:p>
              </table:table-cell>
              <table:table-cell office:value-type="float" office:value="752.299334748286">
                <text:p>752.299334748286</text:p>
              </table:table-cell>
              <table:table-cell office:value-type="float" office:value="631">
                <text:p>631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646">
                <text:p>646</text:p>
              </table:table-cell>
              <table:table-cell office:value-type="float" office:value="706.25">
                <text:p>706.25</text:p>
              </table:table-cell>
              <table:table-cell office:value-type="float" office:value="751.745608688772">
                <text:p>751.745608688772</text:p>
              </table:table-cell>
              <table:table-cell office:value-type="float" office:value="625">
                <text:p>625</text:p>
              </table:table-cell>
              <table:table-cell office:value-type="float" office:value="635.5">
                <text:p>63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633">
                <text:p>633</text:p>
              </table:table-cell>
              <table:table-cell office:value-type="float" office:value="700">
                <text:p>700</text:p>
              </table:table-cell>
              <table:table-cell office:value-type="float" office:value="751.169438512555">
                <text:p>751.169438512555</text:p>
              </table:table-cell>
              <table:table-cell office:value-type="float" office:value="617">
                <text:p>61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628">
                <text:p>628</text:p>
              </table:table-cell>
              <table:table-cell office:value-type="float" office:value="693.75">
                <text:p>693.75</text:p>
              </table:table-cell>
              <table:table-cell office:value-type="float" office:value="750.570863830808">
                <text:p>750.570863830808</text:p>
              </table:table-cell>
              <table:table-cell office:value-type="float" office:value="612">
                <text:p>61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623">
                <text:p>623</text:p>
              </table:table-cell>
              <table:table-cell office:value-type="float" office:value="687.5">
                <text:p>687.5</text:p>
              </table:table-cell>
              <table:table-cell office:value-type="float" office:value="749.949924254703">
                <text:p>749.949924254703</text:p>
              </table:table-cell>
              <table:table-cell office:value-type="float" office:value="607">
                <text:p>60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25">
                <text:p>681.25</text:p>
              </table:table-cell>
              <table:table-cell office:value-type="float" office:value="749.306659395413">
                <text:p>749.30665939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748.64110886411">
                <text:p>748.6411088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75">
                <text:p>668.75</text:p>
              </table:table-cell>
              <table:table-cell office:value-type="float" office:value="747.953312271968">
                <text:p>747.95331227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747.243309230158">
                <text:p>747.24330923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.25">
                <text:p>656.25</text:p>
              </table:table-cell>
              <table:table-cell office:value-type="float" office:value="746.511139349853">
                <text:p>746.51113934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45.756842242226">
                <text:p>745.75684224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.75">
                <text:p>643.75</text:p>
              </table:table-cell>
              <table:table-cell office:value-type="float" office:value="744.980457518449">
                <text:p>744.98045751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744.182024789694">
                <text:p>744.18202478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25">
                <text:p>631.25</text:p>
              </table:table-cell>
              <table:table-cell office:value-type="float" office:value="743.361583667135">
                <text:p>743.36158366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742.519173761944">
                <text:p>742.51917376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75">
                <text:p>618.75</text:p>
              </table:table-cell>
              <table:table-cell office:value-type="float" office:value="741.654834685293">
                <text:p>741.65483468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740.768606048355">
                <text:p>740.768606048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.25">
                <text:p>606.25</text:p>
              </table:table-cell>
              <table:table-cell office:value-type="float" office:value="739.860527462303">
                <text:p>739.86052746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38.930638538308">
                <text:p>738.93063853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.75">
                <text:p>593.75</text:p>
              </table:table-cell>
              <table:table-cell office:value-type="float" office:value="737.978978887544">
                <text:p>737.97897888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737.005588121184">
                <text:p>737.00558812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.25">
                <text:p>581.25</text:p>
              </table:table-cell>
              <table:table-cell office:value-type="float" office:value="736.010505850398">
                <text:p>736.01050585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734.993771686361">
                <text:p>734.99377168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75">
                <text:p>568.75</text:p>
              </table:table-cell>
              <table:table-cell office:value-type="float" office:value="733.955425240245">
                <text:p>733.9554252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732.895506123223">
                <text:p>732.89550612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25">
                <text:p>556.25</text:p>
              </table:table-cell>
              <table:table-cell office:value-type="float" office:value="731.814053946466">
                <text:p>731.81405394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730.711108321147">
                <text:p>730.71110832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75">
                <text:p>543.75</text:p>
              </table:table-cell>
              <table:table-cell office:value-type="float" office:value="729.58670885844">
                <text:p>729.586708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">
                <text:p>537.5</text:p>
              </table:table-cell>
              <table:table-cell office:value-type="float" office:value="728.440895169516">
                <text:p>728.44089516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.25">
                <text:p>531.25</text:p>
              </table:table-cell>
              <table:table-cell office:value-type="float" office:value="727.273706865548">
                <text:p>727.27370686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726.085183557709">
                <text:p>726.085183557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75">
                <text:p>518.75</text:p>
              </table:table-cell>
              <table:table-cell office:value-type="float" office:value="724.875364857171">
                <text:p>724.87536485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">
                <text:p>512.5</text:p>
              </table:table-cell>
              <table:table-cell office:value-type="float" office:value="723.644290375106">
                <text:p>723.64429037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.25">
                <text:p>506.25</text:p>
              </table:table-cell>
              <table:table-cell office:value-type="float" office:value="722.391999722688">
                <text:p>722.39199972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721.118532511089">
                <text:p>721.11853251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75">
                <text:p>493.75</text:p>
              </table:table-cell>
              <table:table-cell office:value-type="float" office:value="719.823928351481">
                <text:p>719.82392835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5">
                <text:p>487.5</text:p>
              </table:table-cell>
              <table:table-cell office:value-type="float" office:value="718.508226855037">
                <text:p>718.50822685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25">
                <text:p>481.25</text:p>
              </table:table-cell>
              <table:table-cell office:value-type="float" office:value="717.171467632929">
                <text:p>717.17146763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715.813690296331">
                <text:p>715.81369029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75">
                <text:p>468.75</text:p>
              </table:table-cell>
              <table:table-cell office:value-type="float" office:value="714.434934456414">
                <text:p>714.43493445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5">
                <text:p>462.5</text:p>
              </table:table-cell>
              <table:table-cell office:value-type="float" office:value="713.035239724351">
                <text:p>713.03523972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.25">
                <text:p>456.25</text:p>
              </table:table-cell>
              <table:table-cell office:value-type="float" office:value="711.614645711314">
                <text:p>711.61464571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710.173192028477">
                <text:p>710.17319202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75">
                <text:p>443.75</text:p>
              </table:table-cell>
              <table:table-cell office:value-type="float" office:value="708.710918287012">
                <text:p>708.7109182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5">
                <text:p>437.5</text:p>
              </table:table-cell>
              <table:table-cell office:value-type="float" office:value="707.227864098091">
                <text:p>707.22786409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25">
                <text:p>431.25</text:p>
              </table:table-cell>
              <table:table-cell office:value-type="float" office:value="705.724069072887">
                <text:p>705.72406907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704.199572822572">
                <text:p>704.19957282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75">
                <text:p>418.75</text:p>
              </table:table-cell>
              <table:table-cell office:value-type="float" office:value="702.65441495832">
                <text:p>702.6544149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  <table:table-cell office:value-type="float" office:value="701.088635091302">
                <text:p>701.0886350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25">
                <text:p>406.25</text:p>
              </table:table-cell>
              <table:table-cell office:value-type="float" office:value="699.50227283269">
                <text:p>699.5022728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697.895367793659">
                <text:p>697.89536779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75">
                <text:p>393.75</text:p>
              </table:table-cell>
              <table:table-cell office:value-type="float" office:value="696.267959585379">
                <text:p>696.26795958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5">
                <text:p>387.5</text:p>
              </table:table-cell>
              <table:table-cell office:value-type="float" office:value="694.620087819025">
                <text:p>694.6200878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25">
                <text:p>381.25</text:p>
              </table:table-cell>
              <table:table-cell office:value-type="float" office:value="692.951792105767">
                <text:p>692.95179210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691.26311205678">
                <text:p>691.2631120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75">
                <text:p>368.75</text:p>
              </table:table-cell>
              <table:table-cell office:value-type="float" office:value="689.554087283234">
                <text:p>689.55408728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5">
                <text:p>362.5</text:p>
              </table:table-cell>
              <table:table-cell office:value-type="float" office:value="687.824757396304">
                <text:p>687.82475739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25">
                <text:p>356.25</text:p>
              </table:table-cell>
              <table:table-cell office:value-type="float" office:value="686.075162007161">
                <text:p>686.07516200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684.305340726978">
                <text:p>684.30534072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5">
                <text:p>343.75</text:p>
              </table:table-cell>
              <table:table-cell office:value-type="float" office:value="682.515333166928">
                <text:p>682.51533316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">
                <text:p>337.5</text:p>
              </table:table-cell>
              <table:table-cell office:value-type="float" office:value="680.705178938183">
                <text:p>680.70517893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25">
                <text:p>331.25</text:p>
              </table:table-cell>
              <table:table-cell office:value-type="float" office:value="678.874917651915">
                <text:p>678.87491765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677.024588919297">
                <text:p>677.02458891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75">
                <text:p>318.75</text:p>
              </table:table-cell>
              <table:table-cell office:value-type="float" office:value="675.154232351503">
                <text:p>675.15423235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5">
                <text:p>312.5</text:p>
              </table:table-cell>
              <table:table-cell office:value-type="float" office:value="673.263887559703">
                <text:p>673.2638875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25">
                <text:p>306.25</text:p>
              </table:table-cell>
              <table:table-cell office:value-type="float" office:value="671.353594155072">
                <text:p>671.35359415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669.423391748781">
                <text:p>669.42339174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75">
                <text:p>293.75</text:p>
              </table:table-cell>
              <table:table-cell office:value-type="float" office:value="667.473319952003">
                <text:p>667.47331995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5">
                <text:p>287.5</text:p>
              </table:table-cell>
              <table:table-cell office:value-type="float" office:value="665.50341837591">
                <text:p>665.5034183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25">
                <text:p>281.25</text:p>
              </table:table-cell>
              <table:table-cell office:value-type="float" office:value="663.513726631675">
                <text:p>663.51372663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661.504284330471">
                <text:p>661.5042843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75">
                <text:p>268.75</text:p>
              </table:table-cell>
              <table:table-cell office:value-type="float" office:value="659.47513108347">
                <text:p>659.4751310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657.426306501845">
                <text:p>657.42630650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25">
                <text:p>256.25</text:p>
              </table:table-cell>
              <table:table-cell office:value-type="float" office:value="655.357850196768">
                <text:p>655.35785019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653.269801779412">
                <text:p>653.26980177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75">
                <text:p>243.75</text:p>
              </table:table-cell>
              <table:table-cell office:value-type="float" office:value="651.162200860949">
                <text:p>651.16220086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649.035087052552">
                <text:p>649.03508705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25">
                <text:p>231.25</text:p>
              </table:table-cell>
              <table:table-cell office:value-type="float" office:value="646.888499965393">
                <text:p>646.88849996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644.722479210646">
                <text:p>644.72247921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75">
                <text:p>218.75</text:p>
              </table:table-cell>
              <table:table-cell office:value-type="float" office:value="642.537064399482">
                <text:p>642.53706439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5">
                <text:p>212.5</text:p>
              </table:table-cell>
              <table:table-cell office:value-type="float" office:value="640.332295143074">
                <text:p>640.33229514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25">
                <text:p>206.25</text:p>
              </table:table-cell>
              <table:table-cell office:value-type="float" office:value="638.108211052595">
                <text:p>638.10821105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635.864851739217">
                <text:p>635.86485173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631.320465888454">
                <text:p>631.32046588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626.699454480167">
                <text:p>626.69945448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622.002134403736">
                <text:p>622.00213440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617.22882254854">
                <text:p>617.2288225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75">
                <text:p>143.75</text:p>
              </table:table-cell>
              <table:table-cell office:value-type="float" office:value="614.813768731838">
                <text:p>614.81376873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612.379835803962">
                <text:p>612.37983580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25">
                <text:p>131.25</text:p>
              </table:table-cell>
              <table:table-cell office:value-type="float" office:value="609.927063376085">
                <text:p>609.92706337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607.45549105938">
                <text:p>607.455491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75">
                <text:p>118.75</text:p>
              </table:table-cell>
              <table:table-cell office:value-type="float" office:value="604.965158465019">
                <text:p>604.96515846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">
                <text:p>112.5</text:p>
              </table:table-cell>
              <table:table-cell office:value-type="float" office:value="602.456105204175">
                <text:p>602.45610520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25">
                <text:p>106.25</text:p>
              </table:table-cell>
              <table:table-cell office:value-type="float" office:value="599.928370888021">
                <text:p>599.92837088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97.381995127728">
                <text:p>597.38199512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